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29</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Analysis: After the ban is banned, Beijing's counter -time space is limited</text:span>
</text:h>
      <text:p text:style-name="P4">
Author: None (Language: zh)</text:p>
      <text:p text:style-name="P4">
Publisher: None</text:p>
      <text:p text:style-name="P4">
Time: 2023-05-28T-15:14:00Z</text:p>
      <text:p text:style-name="P4">
Description: Beijing prohibits key information infrastructure to use Meicuang products to counter the United States' further tightening of Chinese chip exports. Analysis believes that this may be a new means used in future geopolitical disputes. But China must also realize the impact of such countermeasures on the country's economy.</text:p>
      <text:p text:style-name="P4">
Videos: []</text:p>
      <text:p text:style-name="P4">
Images: []</text:p>
      <text:p text:style-name="P4">
Subject: 经济纵横</text:p>
      <text:p text:style-name="P4">
Subjects: ['德中关系', '岛屿主权争端', '专题报道：全景观看“习马会”', '中国', '中共十九大', '中美关系']</text:p>
      <text:p text:style-name="P4">
Keywords: ['美光', '芯片', '中国', '中美', '长江存储']</text:p>
      <text:p text:style-name="P4">
Id: 65735679</text:p>
      <!--METADATA-->
      <text:p text:style-name="P4">
<text:a xlink:type="simple" xlink:href="https://www.dw.com/zh/overlay/image/article/65735679/65224835" text:style-name="Internet_20_link" text:visited-style-name="Visited_20_Internet_20_Link">
 </text:a>
(Voice of Germany) <text:a xlink:type="simple" xlink:href="https://www.dw.com/zh/zh/中國封殺美光-美反對無事實根據的限制/a-65693360" text:style-name="Internet_20_link" text:visited-style-name="Visited_20_Internet_20_Link">
China Network Information Office recently announced that operators of key domestic information infrastructure should stop purchasing Micron's products</text:a>
Essence According to the online information office, "<text:a xlink:type="simple" xlink:href="https://www.dw.com/zh/zh/中國突擊美企上海辦公室-掀外商憂慮/a-65447816" text:style-name="Internet_20_link" text:visited-style-name="Visited_20_Internet_20_Link">
Meiguang Company Products</text:a>
There are hidden dangers of serious network security issues, causing major security risks to the supply chain of key information infrastructure in my country and affecting my country's national security. "</text:p>
      <text:p text:style-name="P4">
Washington expressed serious concerns. The announcement of Beijing's announcement was on the occasion of the G7 summit to urge Beijing to end the "economic coercion".</text:p>
      <text:p text:style-name="P4">
Garyng, a senior economist of French Foreign Trade Bank (Natixis) specializing in global chip trade, told AFN that this response from China is of iconic significance. He said that since the United States has tightened the export restrictions on China in 2021, China has conducted network security censorship on a foreign company for the first time, and the scope of review is rare <text:a xlink:type="simple" xlink:href="https://www.dw.com/zh/zh/反制美國北京以國安為由審查美晶片商/a-65224796" text:style-name="Internet_20_link" text:visited-style-name="Visited_20_Internet_20_Link">
expanded to national security concerns</text:a>
Essence He said that when he encountered other geopolitical affairs in the future, "if the regulatory authorities use this as a means of revenge, I will not be surprised."</text:p>
      <text:p text:style-name="P4">
Georgetown University's scholar Emilyweinstein, a scholar who studies US -China technology confrontation, said that the definition of "key information infrastructure" is very extensive, from online government services to national defense and medical and water conservancy. "Technically, it can refer to any areas that meet this condition," she said. "China has always established protectionist barriers for national security", including the mandatory technology transfer agreement, requiring the company to store all data locally, and to require foreign entities to establish a joint venture with local partners in some fields.</text:p>
      <text:h text:style-name="P12" text:outline-level="3">
<text:span text:style-name="T4">
"Political Speaking"</text:span>
</text:h>
      <text:p text:style-name="P4">
In March last year, China began investigating Micron. In the past five months, the United States announced that it took great restrictions to block Beijing's software for high -end chips, chip production equipment, and design semiconductor software.</text:p>
      <text:p text:style-name="P4">
Paultriolo, a Chinese technical expert from Olbati-Shiqiao Consulting, said: "This is obviously Beijing thinks Washington supports Micron and the United States semiconductor industry, and Teru said that Micron became a target of targeting The object is to make a political statement. He said that China ’s cyber security censorship of domestic enterprises such as taxis was concentrated in data, rather than expanding into the category of national security.</text:p>
      <text:p text:style-name="P4">
Washington has previously included Chinese chip manufacturers including Micron's competitors in Yangtze River.</text:p>
      <text:p text:style-name="P4">
The G7 summit statement states that it will "risk risks instead of decoupling." At the same time, Washington put pressure on the allies to unanimously restrict the export of chip equipment for China.</text:p>
      <text:p text:style-name="P4">
Gary NG, a senior economist, said: "The strong statement of the G7 may also add a fire."</text:p>
      <text:h text:style-name="P12" text:outline-level="3">
<text:span text:style-name="T4">
Without Taiwan's semiconductor production, what should I do in the world?</text:span>
</text:h>
      <text:h text:style-name="P12" text:outline-level="3">
<text:span text:style-name="T4">
"Beijing intends to turn to Korean supplier"</text:span>
</text:h>
      <text:p text:style-name="P4">
However, when Beijing implements such countermeasures, it is necessary to pay attention to the impact on the economy of the country.</text:p>
      <text:p text:style-name="P4">
Analysis believes that Micron, one of the largest storage chip manufacturers in the United States, can easily become targets, because its semiconductor can be replaced by South Korea's SK Hynix and Samsung.</text:p>
      <text:p text:style-name="P4">
However, it is much more rare to restrict other American companies such as Intel or Qualcomm, because these technologies are used for consumer products such as smartphones and shipped overseas after manufacturing in China.</text:p>
      <text:p text:style-name="P4">
Zhuang Jiaying, the National University of Singapore, told Bloomberg: "U.S. companies such as Micron are limited, this position may be a signal, that is, in confrontation with the United States, Beijing is willing to bear some pain. The cost. "</text:p>
      <text:p text:style-name="P4">
The Toby ZHU of Censtan Consulting told Agence France -Presse that the ban will particularly impact the companies that provide cloud services or data centers, because the hardware they use requires high -end storage chips. He said <text:a xlink:type="simple" xlink:href="https://www.dw.com/zh/zh/中美半導體大戰封殺美光韓企得利/a-65705950" text:style-name="Internet_20_link" text:visited-style-name="Visited_20_Internet_20_Link">
Micron's consumer products can "be replaced by South Korea or domestic storage chips. </text:a>
Expert Teru also said that the abacus played by Beijing is to turn to South Korean suppliers.</text:p>
      <text:p text:style-name="P4">
However, last month, <text:a xlink:type="simple" xlink:href="https://www.dw.com/zh/zh/北京恐禁美光芯片-媒體美籲韓勿填補缺口/a-65414199" text:style-name="Internet_20_link" text:visited-style-name="Visited_20_Internet_20_Link">
White House required Korean chip manufacturers not to increase exports to China to fill the vacancy caused by the United States</text:a>
Essence</text:p>
      <text:p text:style-name="P4">
At the request of Washington, the Netherlands and Japan have announced restrictions on chip exports.</text:p>
      <text:p text:style-name="P4">
The chief economist Gary Ng said: "China has always been very cautious and does not make excessive revenge ... Because Beijing cannot quickly expand its domestic capacity to make up for any lack."</text:p>
      <text:h text:style-name="P12" text:outline-level="3">
<text:span text:style-name="T4">
Take you into the German "Saxon Silicon Valley"</text:span>
</text:h>
      <text:p text:style-name="P4">
(Agence France -Presse)</text:p>
      <text:p text:style-name="P4">
News Source: <text:a xlink:type="simple" xlink:href="https://www.dw.com/zh/分析：封禁美光后-北京反制空间有限/a-65735679" text:style-name="Internet_20_link" text:visited-style-name="Visited_20_Internet_20_Link">
https://www.dw.com/zh/分析：封禁美光后-北京反制空间有限/a-65735679?maca=chi-rss-chi-all-1127-rdf</text:a>
</text:p>
      <!--NEWS-->
      <text:h text:style-name="P10" text:outline-level="1">
<text:span text:style-name="T4">
Why does Gerhan share military intelligence?</text:span>
</text:h>
      <text:p text:style-name="P4">
Author: None (Language: zh)</text:p>
      <text:p text:style-name="P4">
Publisher: None</text:p>
      <text:p text:style-name="P4">
Time: 2023-05-28T-17:14:00Z</text:p>
      <text:p text:style-name="P4">
Description: Recently, Germany and South Korea signed a military intelligence agreement. Berlin and Seoul aims to improve their defense capabilities in the situation of Ukraine and the tension of Indo -Pacific through this agreement.</text:p>
      <text:p text:style-name="P4">
Videos: []</text:p>
      <text:p text:style-name="P4">
Images: []</text:p>
      <text:p text:style-name="P4">
Subject: 时政风云</text:p>
      <text:p text:style-name="P4">
Subjects: []</text:p>
      <text:p text:style-name="P4">
Keywords: ['韩国', '欧债危机', '欧盟', '岛屿主权争端', '专题报道：全景观看“习马会”', '德国', '中国', '留学德国', '中共十九大', '留学德国']</text:p>
      <text:p text:style-name="P4">
Id: 65730498</text:p>
      <!--METADATA-->
      <text:p text:style-name="P4">
<text:a xlink:type="simple" xlink:href="https://www.dw.com/zh/overlay/image/article/65730498/65691203" text:style-name="Internet_20_link" text:visited-style-name="Visited_20_Internet_20_Link">
 </text:a>
German Chancellor Savz visited South Korea on May 21 and met with South Korean President Yin Xiyue</text:p>
      <text:p text:style-name="P4">
(Voice of Germany Chinese Network) German Chancellor Savz will only stay in South Korea for a few hours on May 21. However, this visit and talks with South Korean President Yin Xiyue have contributed to a series of agreements. The agreement is about <text:a xlink:type="simple" xlink:href="https://www.dw.com/zh/zh/德国与韩国将签署军事机密协议/a-65690800" text:style-name="Internet_20_link" text:visited-style-name="Visited_20_Internet_20_Link">
Germany sharing military intelligence and simplifying the national defense industry supply chain of the two countries</text:a>
Essence</text:p>
      <text:p text:style-name="P4">
Before the bilateral summit, Shulzgang participated in the G7 summit in Hiroshima, Japan. Both summits are particularly concerned about the tensions of Ukraine's security crisis and the tight situation in Northeast Asia. China has once again become the most important topic.</text:p>
      <text:p text:style-name="P4">
Analysts pointed out that the defense cooperation between Shortz and Yin Xiyue is only the latest example of similar cooperation between countries. All these cooperations can be regarded as a counterattack on China's influence.</text:p>
      <text:p text:style-name="P4">
What he does in Beijing-from occupying the controversial islands in the South China Sea unilaterally and militaryization, to confrontation with Japan on the East China Sea Island, and conflict with India on border. A reason for the league and agreement.</text:p>
      <text:p text:style-name="P4">
In recent years, Germany has been strengthening the role of Indo -Pacific. In 2021, a German warship crossed the area and conducted a series of exercises with the navy of other countries. Recently, Germany also sent fighters to participate in joint exercises.</text:p>
      <text:h text:style-name="P12" text:outline-level="3">
<text:span text:style-name="T4">
The relationship between Korea and NATO will be further strengthened</text:span>
</text:h>
      <text:p text:style-name="P4">
Before meeting with Yin Xiyue, Shawrtz visited the Non -Military Region (Banmen Store) of the South Korean border. On the boundary of many defense, Shulz said that Pyongyang continued to develop nuclear weapons and long -range missiles, showing that the situation in the Korean Peninsula was still dangerous, and North Korea was still "threat to peace and security in the region."</text:p>
      <text:p text:style-name="P4">
In the subsequent talks, the two leaders reached an agreement on sharing and protecting military secrets, and established a mechanism to make the military supply chain greater elastic.</text:p>
      <text:p text:style-name="P4">
Dan Pinkston, a professor of international relations at the Seoul Campus of the University of Troy, pointed out that the "Beijing's expansion policy" is one of the reasons for those countries that do not alliance in China to strengthen cooperation with each other.</text:p>
      <text:p text:style-name="P4">
"I predict that there will be more such cooperation," Pingkston told Germany. He said, "the South Korean army can foresee that a military exercise will be held with NATO and other countries with common concern. These exercises are important to ensure that the supply chain is guaranteed to ensure that the supply chain is guaranteed."</text:p>
      <text:p text:style-name="P4">
In a exercise on September 12, 2017, the Korean Air Force F-15K fighter launched the "Taurus"(TAURUS)Remote open air missile</text:p>
      <text:h text:style-name="P12" text:outline-level="3">
<text:span text:style-name="T4">
Ukrainian war deeply shocked South Korea</text:span>
</text:h>
      <text:p text:style-name="P4">
In addition to the German and Air Force and the South Korean army, Seoul is also exporting advanced weapon systems to Europe. Last year, South Korea and NATO member states Poland signed a large -scale national defense agreement with an estimated value of up to 15 billion euros ($ 16.2 billion), including the sale of nearly 1,000 K2 main battle tanks, 648 self -propelled howitzers and 48 FA050 fighters.</text:p>
      <text:p text:style-name="P4">
South Korea hopes that the establishment of closer alliances with European countries like Germany can enhance its deterrence to potential opponents in the Indo -Pacific region.</text:p>
      <text:p text:style-name="P4">
Former South Korean diplomats and senior intelligence officials Rah Jong-YIL said: "Obviously, South Korea is seeking closer and more contact with Western countries, and this is obviously attributed to the outbreak of the Ukraine War. South Korea is a big blow. "He said." In the area, China is of course the biggest concern, but we must also closely pay attention to North Korea and Russia. "</text:p>
      <text:h text:style-name="P12" text:outline-level="3">
<text:span text:style-name="T4">
China is also looking for allies</text:span>
</text:h>
      <text:p text:style-name="P4">
While Seoul was looking for close allies in the West, China seemed to be on its own diplomatic offensive.</text:p>
      <text:p text:style-name="P4">
"In recent months, Beijing has been in contact with some countries in the Middle East and Central Asia, hoping to establish their own alliances. Therefore, both sides are establishing partnership and committed to improving their own interests," Luo Zhongyi said.</text:p>
      <text:p text:style-name="P4">
At the same time as the Hiroshima G7 Summit was held, Beijing held the summit with five Central Asian countries-Kazakhstan, Kyrgyzstan, Tagikistan, Turkmenistan and Uzbekistan in Xi'an. China has recently served as a peaceful mediation person in the Middle East and has been praised for promoting the hostility of Saudi Arabia and Iran for many years.</text:p>
      <text:p text:style-name="P4">
Of course, it will not ignore that China is trying to raise its very strong influence in Asia.</text:p>
      <text:p text:style-name="P4">
*#</text:p>
      <text:h text:style-name="P13" text:outline-level="4">
<text:span text:style-name="T4">
China -Korea Relations: Do business first, then talk about strategic interests?</text:span>
</text:h>
      <text:h text:style-name="P12" text:outline-level="3">
<text:span text:style-name="T4">
"Taiwan problem is also a global problem"</text:span>
</text:h>
      <text:p text:style-name="P4">
South Korean President Yin Xiyue said in an interview with Reuters on April 19 that the Taiwan Strait situation said that South Korea and the international community stood together to oppose the current situation of the Taiwan Strait with force. He also said: "The issue of Taiwan is not only a problem between China and Taiwan, but also the same as the North Korean issue. It is a global issue." The next day the Chinese Ministry of Foreign Affairs summoned the South Korean ambassador to China to propose a serious statement, saying that Yin Xiyue's remarks were "complete Unacceptable. " The Ministry of Foreign Affairs of South Korea also summoned the Chinese ambassador to Korea on the same day to protest against Chinese comments from South Korea ’s speech involving Taiwan. Relations between the two countries have once again covered the shadow. In the past 30 years, what kind of development has experienced China -South Korea relations?</text:p>
      <text:p text:style-name="P4">
*#</text:p>
      <text:h text:style-name="P13" text:outline-level="4">
<text:span text:style-name="T4">
China -Korea Relations: Do business first, then talk about strategic interests?</text:span>
</text:h>
      <text:h text:style-name="P12" text:outline-level="3">
<text:span text:style-name="T4">
</text:span>
</text:h>
      <text:p text:style-name="P4">
On August 24, 1992, the People's Republic of China officially established a ambassador -level diplomatic relations with the Republic of Korea, ending the long -term non -recognition and isolating history of the two countries. The picture shows the South Korean Foreign Minister Li Xiangyu (front left) and Chinese Foreign Minister Qian Qichen signed and exchanged the joint communiqué in Beijing. The day before, South Korea announced that it had broken diplomatic relations with the Republic of China, causing Taiwan to lose its last diplomatic relations in Asia.</text:p>
      <text:p text:style-name="P4">
*#</text:p>
      <text:h text:style-name="P13" text:outline-level="4">
<text:span text:style-name="T4">
China -Korea Relations: Do business first, then talk about strategic interests?</text:span>
</text:h>
      <text:h text:style-name="P12" text:outline-level="3">
<text:span text:style-name="T4">
South Korea President's first visit</text:span>
</text:h>
      <text:p text:style-name="P4">
In September 1992, then South Korean President Lu Taiyu (1995 data picture) visited China for a few weeks of diplomatic relations between the two countries. He met with Jiang Zemin, General Secretary of the CPC Central Committee, Yang Shangkun, President of the State Council, and Li Peng, Prime Minister of the State Council. The two parties signed a series of cooperation agreements such as the China -Korea Trade Agreement and the China -Korea Investment Protection Agreement.</text:p>
      <text:p text:style-name="P4">
*#</text:p>
      <text:h text:style-name="P13" text:outline-level="4">
<text:span text:style-name="T4">
China -Korea Relations: Do business first, then talk about strategic interests?</text:span>
</text:h>
      <text:h text:style-name="P12" text:outline-level="3">
<text:span text:style-name="T4">
From comprehensive cooperation to strategic partners</text:span>
</text:h>
      <ul>
        <li>
</li>
      </ul>
      <text:h text:style-name="P10" text:outline-level="1">
<text:span text:style-name="T4">
</text:span>
</text:h>
      <text:h text:style-name="P13" text:outline-level="4">
<text:span text:style-name="T4">
中韩关系：先做生意，再谈战略利益？</text:span>
</text:h>
      <text:h text:style-name="P12" text:outline-level="3">
<text:span text:style-name="T4">
你来我往</text:span>
</text:h>
      <text:p text:style-name="P4">
上世纪末以来，韩中之间的商贸、文化、人员交往日趋密切。2021年数据显示，韩国在中国的留学生为5万多人，中国在韩国的留学生超过2万，各自在对方国家外国留学生中人数均居第一位。中国成为韩国企业投资的热门选择。韩国流行文化在中国拥有大量爱好者。韩国也一度成为中国人青睐的旅游目的地。图为首尔景福宫前的中国游客(2014年)。</text:p>
      <ul>
        <li>
#</li>
      </ul>
      <text:h text:style-name="P13" text:outline-level="4">
<text:span text:style-name="T4">
China -Korea Relations: Do business first, then talk about strategic interests?</text:span>
</text:h>
      <text:h text:style-name="P12" text:outline-level="3">
<text:span text:style-name="T4">
"Honeymoon" period "</text:span>
</text:h>
      <text:p text:style-name="P4">
Park Geun -hye (Figure: Participating in the G20 Summit in Hangzhou in 2016) also visited Beijing many times during the Presidential President of South Korea. In 2014, Xi Jinping also visited South Korea. The interaction is further close.</text:p>
      <text:p text:style-name="P4">
*#</text:p>
      <text:h text:style-name="P13" text:outline-level="4">
<text:span text:style-name="T4">
China -Korea Relations: Do business first, then talk about strategic interests?</text:span>
</text:h>
      <text:h text:style-name="P12" text:outline-level="3">
<text:span text:style-name="T4">
Sad incident</text:span>
</text:h>
      <text:p text:style-name="P4">
In view of the security threat of North Korea's ability to develop nuclear weapons to South Korea, in 2016, the South Korean government decided to deploy the US Sad anti -missile system (Thaad). Because its radar has the potential ability of China, it is considered by China to affect its land security. After opposing invalidation, Beijing has taken multiple countermeasures against South Korea, including the prohibited Korean media and artist performances, tourism blockade, etc. These measures also caused Sino -South Korean relations to cool down rapidly.</text:p>
      <text:p text:style-name="P4">
*#</text:p>
      <text:h text:style-name="P13" text:outline-level="4">
<text:span text:style-name="T4">
China -Korea Relations: Do business first, then talk about strategic interests?</text:span>
</text:h>
      <text:h text:style-name="P12" text:outline-level="3">
<text:span text:style-name="T4">
</text:span>
</text:h>
      <text:p text:style-name="P4">
Because the land that deployed the Sad system was replaced by the Seoul government to South Korea's Lotte Group, the retail giant became the goal of China's official and civil retaliation. For a while, consumers resist Lotte, demonstration protests, and even suppliers to interrupt the supply. Dozens of Lotian supermarkets were "ordered to suspend business." In addition, sales of Korean brands such as Samsung Mobile, Qia Automobile also plummeted. Chinese travel agencies have removed from South Korea to make the South Korean tourism industry impact.</text:p>
      <text:p text:style-name="P4">
*#</text:p>
      <text:h text:style-name="P13" text:outline-level="4">
<text:span text:style-name="T4">
China -Korea Relations: Do business first, then talk about strategic interests?</text:span>
</text:h>
      <text:h text:style-name="P12" text:outline-level="3">
<text:span text:style-name="T4">
"Three Never One Limited" consensus</text:span>
</text:h>
      <text:p text:style-name="P4">
In November 2017, China and South Korea reached a consensus, and the Korean side stated that it would not consider the addition of the new Sad system; the necessary restrictions on the existing Sad system; Military alliances and unintentional damage to China 'security interests. After the then President Wen Zaiyin's visit to China in 2017, relations between the two countries began to ease.</text:p>
      <text:p text:style-name="P4">
*#</text:p>
      <text:h text:style-name="P13" text:outline-level="4">
<text:span text:style-name="T4">
China -Korea Relations: Do business first, then talk about strategic interests?</text:span>
</text:h>
      <text:h text:style-name="P12" text:outline-level="3">
<text:span text:style-name="T4">
Opportunity or threat</text:span>
</text:h>
      <text:p text:style-name="P4">
China is South Korea's largest trading partner, export market and import source country, and South Korea is China's third largest trading partner country. In South Korea's largest single -income source sources of semiconductor exports, more than 40 % of China exports. A questionnaire survey in South Korea's "Central Daily" in August 2022 showed that 19.3%of the respondents believed that the rise of China was a "opportunity", and 75.4%of the respondents believed that this was a "threat". The picture shows the anti -Chinese people who protest against the Wen Zaiyin government and the North Korean policies of the North Korea (April 2018, Seoul).</text:p>
      <text:p text:style-name="P4">
*#</text:p>
      <text:h text:style-name="P13" text:outline-level="4">
<text:span text:style-name="T4">
China -Korea Relations: Do business first, then talk about strategic interests?</text:span>
</text:h>
      <text:h text:style-name="P12" text:outline-level="3">
<text:span text:style-name="T4">
Where to go</text:span>
</text:h>
      <text:p text:style-name="P4">
The current South Korean President Yin Xiyue (right) showed a more active route to the United States after taking office in May 2022, saying that it will accelerate the deployment and construction of the Sade system. South Korea officially joined the "Indo -Pacific Economic Framework" led by the United States in May 2022(IPEF)And in August, it was announced to join the United States, including Japan, South Korea, and Taiwan's "Chip Quartet Alliance". Its goals also include strengthening the supply chain, including export control of China.</text:p>
      <text:p text:style-name="P4">
*#</text:p>
      <text:h text:style-name="P13" text:outline-level="4">
<text:span text:style-name="T4">
China -Korea Relations: Do business first, then talk about strategic interests?</text:span>
</text:h>
      <text:h text:style-name="P12" text:outline-level="3">
<text:span text:style-name="T4">
"Safety concerns" in Korea</text:span>
</text:h>
      <text:p text:style-name="P4">
Various signs show that South Korea is trying to reduce economic dependence on China. On the occasion of the 30th anniversary of the establishment of diplomatic relations between China and South Korea in 2022, Sun Xingjie, deputy director of the Institute of International Relations of Jilin University, wrote in the Ming Pao that China and South Korea need to expand the field of cooperation and communicate and coordinate with security issues. plate". The picture shows the Sad missile defense system deployed by Xingzhou County, South Korea (Data Map in September 2017).</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North Korea is on the other side of the border of South Korea, the most sharp and direct military threat," Pingxkston said. "But more importantly, the Taiwan Strait, the South China Sea, human rights and global governance issues are all about China, which will be a future challenge."</text:p>
      <text:p text:style-name="P4">
News Source: <text:a xlink:type="simple" xlink:href="https://www.dw.com/zh/德韩为什么要分享军事情报？/a-65730498" text:style-name="Internet_20_link" text:visited-style-name="Visited_20_Internet_20_Link">
https://www.dw.com/zh/德韩为什么要分享军事情报？/a-65730498?maca=chi-rss-chi-all-1127-rdf</text:a>
</text:p>
      <!--NEWS-->
      <text:h text:style-name="P10" text:outline-level="1">
<text:span text:style-name="T4">
The 160th birthday of the Social Democratic Party -Is there a reason to celebrate?</text:span>
</text:h>
      <text:p text:style-name="P4">
Author: None (Language: zh)</text:p>
      <text:p text:style-name="P4">
Publisher: None</text:p>
      <text:p text:style-name="P4">
Time: 2023-05-28T-21:12:00Z</text:p>
      <text:p text:style-name="P4">
Description: The Social Democratic Party leads the German federal government, and the Social Democratic Party Schilde is the Prime Minister. Nevertheless, the atmosphere is not ideal. Police investigations show that the support rate of the Social Democratic Party has declined, and its joint governance with the Green Party and the Liberal Democratic Party is not smooth.</text:p>
      <text:p text:style-name="P4">
Videos: []</text:p>
      <text:p text:style-name="P4">
Images: []</text:p>
      <text:p text:style-name="P4">
Subject: 时政风云</text:p>
      <text:p text:style-name="P4">
Subjects: []</text:p>
      <text:p text:style-name="P4">
Keywords: ['欧债危机', '欧盟', '德国', '留学德国', '留学德国', '德国联邦大选', '德中关系', '默克尔']</text:p>
      <text:p text:style-name="P4">
Id: 65717953</text:p>
      <!--METADATA-->
      <text:p text:style-name="P4">
<text:a xlink:type="simple" xlink:href="https://www.dw.com/zh/overlay/image/article/65717953/60018421" text:style-name="Internet_20_link" text:visited-style-name="Visited_20_Internet_20_Link">
 </text:a>
Social Party (SPD) is the oldest party in Germany</text:p>
      <text:p text:style-name="P4">
(Voice of Germany) at the Social Democratic Party headquarters in Berlin, it is rare to celebrate. As a result, every Jiebao will be valued. "Today is a wonderful night for us. We are very proud of the Social Democratic Party, which Bhili Mei and Bai Mei Port," said the Social Democratic Party ’s General Secretary Kevinkühnert, and said after the Social Democratic Party won the Meizhou Parliament on May 14.</text:p>
      <text:p text:style-name="P4">
Andreas Bovenschulte, Mayor of the Social Democratic Party, even sang "Stand Byme" (standing beside me) at the end of the campaign, and Lars Klingbeil, chairman of the Social Democratic Party, who came from Berlin, used it. The guitar accompanied by the side, and called for voters to "stand beside the Social Democratic Party" by music. In the end, the Social Democratic Party received 29.8%of the votes in Bulangmei, which was the second secondary election results in more than 70 years.</text:p>
      <text:p text:style-name="P4">
Stand by ME: Lars Klingbeil, chairman of the Social Democratic Party, and AndreasBovenschulte, the Mayor of the Social Democratic Party, use music to vote for himself with music.</text:p>
      <text:h text:style-name="P12" text:outline-level="3">
<text:span text:style-name="T4">
<text:span text:style-name="T4">
 The ruling party in the fall </text:span>
</text:span>
</text:h>
      <text:p text:style-name="P4">
The Social Democratic Party, located in Berlin Headquarters, wants to learn some experience from the success of Blackme. The General Secretary of the Social Democratic Party, Konat, said that they will carefully study the gains of the victory. However, the successful cases of Bremei are the result of the Federal Democratic Party's dream.</text:p>
      <text:p text:style-name="P4">
The support rate of the CDU/Cocoons in polls exceeds 30%, while the Social Democratic Party's support rate hovers between 17%and 19%, and competes with the Green Party and the Green Party and the Right -wing Party Options Party (AFD). In the history of the federal government, there is no support for the party's party.</text:p>
      <text:p text:style-name="P4">
<text:a xlink:type="simple" xlink:href="https://www.dw.com/zh/zh/奥拉夫肖尔茨被低估嘲笑的社民党救星/a-59327642" text:style-name="Internet_20_link" text:visited-style-name="Visited_20_Internet_20_Link">
The reason why Scharsez and its party and the Social Democratic Party wins in the federal election in September 2021</text:a>
It is just because the Candidate candidate of the CDU made too many mistakes and weak strength in the election?</text:p>
      <text:h text:style-name="P12" text:outline-level="3">
<text:span text:style-name="T4">
<text:span text:style-name="T4">
 Short high rise </text:span>
</text:span>
</text:h>
      <text:p text:style-name="P4">
Looking at the year of election and subsequent polls, you will find that the Social Democratic Party has made great progress before the Federal House election. From 16%in July 2021 to nearly 26%in September. This rise has continued until the spring of 2022, and then began to fall. A bitter fact: Politicians believe that a political party must get at least 20%of the votes in order to be called "Volkspartei".</text:p>
      <text:p text:style-name="P4">
Arminlaschet, the candidate for the Prime Minister of the CDU, laughed while investigating the disaster when the Ahrtal was destroyed by the flood. At the same time, Federal President Steinmier was delivered. After the photo was exposed, Lasha's polls support rate dropped straight up</text:p>
      <text:p text:style-name="P4">
Has the "return of social democracy" celebrated by the Social Democratic Party has become history? The number of members of the Social Democratic Party has continued to decline earlier before the federal parliament election, and even the large cities that had a lot of support were defeated. Berlin is the latest example -the CIMC has taken over the city again 22 years after the Social Democratic Party was in power.</text:p>
      <text:p text:style-name="P4">
The Social Democratic Party's situation in eastern Germany looks really bad. In Saxony and Saxon-Anhart, the support rate of the Social Democratic Party in public opinion surveys is only a single digit.</text:p>
      <text:h text:style-name="P12" text:outline-level="3">
<text:span text:style-name="T4">
<text:span text:style-name="T4">
 When will you return to social issues? </text:span>
</text:span>
</text:h>
      <text:p text:style-name="P4">
In this sluggish atmosphere, the Social Democratic Party ushered in its 160th birthday. As the oldest political parties in Germany, the Social Democratic Party has celebrated its birthday for three consecutive days through speeches, forums, exhibitions, and awards ceremonies. This is a rare opportunity that can breathe and replenish energy, and it is also an opportunity to reveal the figure in the ruling league again.</text:p>
      <text:p text:style-name="P4">
Celebrate the headquarters of the Social Democratic Party in Berlin's headquarters and Willie Brand Building(Willy Brandt House)The theme is based on the theme of "progress needs to be imposed".</text:p>
      <text:p text:style-name="P4">
Social issues are the core competitiveness of the Social Democratic Party. But the facts are blurred and diluted by the Ukrainian war and its influence. The Prime Minister of the Social Democratic Party is mainly busy with foreign policy. The Minister of the Social Democratic Party is busy with immigration.</text:p>
      <text:p text:style-name="P4">
In view of the tightness of the inflation and the construction market, the main commitment of the Social Democratic Party during the campaign -built 400,000 houses every year -no mention of it.</text:p>
      <text:p text:style-name="P4">
Federal Prime Minister is busy with foreign policy: Shawrtz and Ukrainian President Zeleguski at the welcome ceremony in front of the Prime Minister's Palace</text:p>
      <text:h text:style-name="P12" text:outline-level="3">
<text:span text:style-name="T4">
<text:span text:style-name="T4">
 The Opinions of the Transportation Lighting Alliance are different </text:span>
</text:span>
</text:h>
      <text:p text:style-name="P4">
<text:a xlink:type="simple" xlink:href="https://www.dw.com/zh/zh/执政一年红绿灯政府交出怎样的成绩单/a-64029789" text:style-name="Internet_20_link" text:visited-style-name="Visited_20_Internet_20_Link">
In the governing alliance composed of the Green Party and the Liberal Democratic Party</text:a>
In, the Social Democratic Party appears <text:a xlink:type="simple" xlink:href="https://www.dw.com/zh/zh/评论若交通灯发的是黑绿光/a-61813910" text:style-name="Internet_20_link" text:visited-style-name="Visited_20_Internet_20_Link">
relatively low -existence and lack of distinctive features</text:a>
Essence The controversy of the Liberal Democratic Party and the Green Party usually occupy the headlines of the news. Directed by the Green Party, the elimination of oil and natural gas heating has been panicked since 2024, and many people have pushed many voters to the arms of the opposition party.</text:p>
      <text:p text:style-name="P4">
Due to inflation, the cost of living has risen significantly. For people without financial reserves, it is becoming more difficult to maintain their livelihood. At present, the Society's Democratic Party hopes to step on the brakes for the "Energy Law of Architecture". They said that although climate protection is important, it cannot be too heavy. Minister of Labor Hubertusheil said that the bill must be improved, and the solution must be "feasible at the technical level and acceptable to the social level."</text:p>
      <text:p text:style-name="P4">
The tension atmosphere of the governing alliance: Federal Finance Minister Lindel(Liberal Democratic Party, picture left), Federal Prime Minister Shulz(Social Democratic Party, in the picture), Federal Economic Affairs and Climate Protection Habeck(Green Party, Right)### <text:span text:style-name="T4">
 Internal Relax of the Social Democratic Party </text:span>
At present, the dissatisfaction of the Social Democratic Party has been growing, especially in the party's powerful and good left -wing factions. In 2019, the left -wing faction prevented the politics of Scharsez, who prevented politics that is even more inclined to the right of right -wing society to become a leader. But since Salz has served as the Prime Minister, the left -wing faction has been silent and obeyed the party discipline.</text:p>
      <text:h text:style-name="P12" text:outline-level="3">
<text:span text:style-name="T4">
<text:span text:style-name="T4">
 Personal charm becomes more and more important </text:span>
</text:span>
</text:h>
      <text:p text:style-name="P4">
Shawrtz has never been particularly popular in the Social Democratic Party, but as the Prime Minister, he has received the respect and attention he deserves. However, this is a kind and goodwill linking with achievement. Only when he can give the party's interests, the party will always support him. In this case, carefully studying the success of the Social Democratic Party may help. There, a social Democratic party won the trust of voters with a down -to -earth, approachable and popular image.</text:p>
      <text:h text:style-name="P12" text:outline-level="3">
<text:span text:style-name="T4">
Shawrtz's first year as German Prime Minister: What did he change?</text:span>
</text:h>
      <text:p text:style-name="P4">
In the election, personal charm is becoming more and more important, and the elections in other state parliaments have also confirmed this in the past few years. However, Shelz is relatively lacking in this regard. He often gives people a kind of indifference, no emotion and difficulty. Therefore, from this point, it may be difficult to get successful experience from Bon Mei Mei.</text:p>
      <text:p text:style-name="P4">
News Source: <text:a xlink:type="simple" xlink:href="https://www.dw.com/zh/社民党160岁生日-有没有庆祝的理由？/a-65717953" text:style-name="Internet_20_link" text:visited-style-name="Visited_20_Internet_20_Link">
https://www.dw.com/zh/社民党160岁生日-有没有庆祝的理由？/a-65717953?maca=chi-rss-chi-all-1127-rdf</text:a>
</text:p>
      <!--NEWS-->
      <text:h text:style-name="P10" text:outline-level="1">
<text:span text:style-name="T4">
China ranked first in the world for the first time last year's Nature Index contribution.</text:span>
</text:h>
      <text:p text:style-name="P4">
Author: None (Language: zh)</text:p>
      <text:p text:style-name="P4">
Publisher: None</text:p>
      <text:p text:style-name="P4">
Time: 2023-05-28T07:14:00Z</text:p>
      <text:p text:style-name="P4">
Description: According to the latest natural index data, China has surpassed the United States last year, and the first ranking of the papers in high -quality journals ranked first.</text:p>
      <text:p text:style-name="P4">
Videos: []</text:p>
      <text:p text:style-name="P4">
Images: []</text:p>
      <text:p text:style-name="P4">
Subject: 科技环境</text:p>
      <text:p text:style-name="P4">
Subjects: ['奥巴马', '岛屿主权争端', '专题报道：全景观看“习马会”', '中国', '日本', '中共十九大', '美国', '德中关系']</text:p>
      <text:p text:style-name="P4">
Keywords: ['自然指数', '中国', '美国', '论文', '日本', '科学家', '论文造假']</text:p>
      <text:p text:style-name="P4">
Id: 65733764</text:p>
      <!--METADATA-->
      <text:p text:style-name="P4">
<text:a xlink:type="simple" xlink:href="https://www.dw.com/zh/overlay/image/article/65733764/61735360" text:style-name="Internet_20_link" text:visited-style-name="Visited_20_Internet_20_Link">
 </text:a>
Xi Jinping visited the Fuzhou New World Group in November 2014</text:p>
      <text:p text:style-name="P4">
(Voice of Germany Chinese) According to the natural index data released on May 19, from January 2022 to December, Chinese authors published a "share" of 19,373 papers in 82 high -quality journals, which exceeded the United States for the first time. Number one. The United States is 17610.</text:p>
      <text:p text:style-name="P4">
The natural index is compiled and published by the subordinate agency of the publishing agency "Spelinge-Nature Publishing Group", tracking scientific research papers published in 82 high-quality journals, and analyzing data such as the author's belonging. A country's share is based on the proportion of authors of the country in each paper published in the natural index journal. If an article is fully published by Chinese researchers, China's share is 1.</text:p>
      <text:p text:style-name="P4">
According to the natural index of 2022, in terms of physics, chemistry, earth, and environmental sciences, authors who belong to Chinese institutions are more than those in the United States. The only thing that is still in the United States is life science.</text:p>
      <text:p text:style-name="P4">
A report from the National Institute of Science and Technology Policy in Japan last year said that from 2018 to 2020, Chinese research accounted for the proportion of the first 1%papers with the largest number of references than US research. The report also found that China published an average of 407,181 scientific papers each year, leading 293,434 ahead of the United States.</text:p>
      <text:p text:style-name="P4">
The increase in references for Chinese research should be attributed to a large number of references to the COVID-19 genome sequencing. However, although China's scientific research share ranks more than the United States, the cooperation between Sino -US authors is the most in international cooperation. Many of the most cited papers in China have also been completed with international researchers.</text:p>
      <text:p text:style-name="P4">
At the same time, the natural index also shows that according to the total statistics of all articles from a certain country/region, the total number of American scientific papers in 2022 was nearly 25,200 in 2022, and China was more than 2,3500.</text:p>
      <text:h text:style-name="P12" text:outline-level="3">
<text:span text:style-name="T4">
Sino -US scientist cooperation becomes difficult</text:span>
</text:h>
      <text:p text:style-name="P4">
The Guardian pointed out that with the deterioration of US -China relations, scientists in the two countries have become more difficult. From 2018 to 2022, the <text:a xlink:type="simple" xlink:href="https://www.dw.com/zh/zh/斯坦福大学177名学者联名要求美司法部停止执行中国行动计划/a-59168487" text:style-name="Internet_20_link" text:visited-style-name="Visited_20_Internet_20_Link">
"China Action Plan", which was launched by the US Department of Justice to eradicate Chinese spies and theft of intellectual property and business secrets(China Initiative)导致100多名科学家失去工作</text:a>
Essence Chinese universities also strictly review their cooperation with foreigners.</text:p>
      <text:h text:style-name="P12" text:outline-level="3">
<text:span text:style-name="T4">
Chinese researchers' big papers for fake attention attract attention</text:span>
</text:h>
      <text:p text:style-name="P4">
Chinese President Xi Jinping called on raising scientific research funds and investment. The academic community was pushed to the forefront of science and technology competition. However, Chinese researchers say they are under pressure to give priority to the quantity rather than quality. In order to increase the output, the dissertation was also faked and low -quality research occurred. In 2020, the Ministry of Science and Technology of China banned universities and research institutions to make financial rewards to increase the number of published papers.</text:p>
      <text:p text:style-name="P4">
</text:p>
      <text:p text:style-name="P4">
论文造假困扰中国学术界</text:p>
      <text:p text:style-name="P4">
曾供职于美国斯坦福大学的微生物学家伊丽莎白·毕克(ElisabethBik)多次揭露中国科研人员涉嫌"学术不端和造假"。她曾发现大约650份论文使用同一来源的图片，似乎都是由同一个"工厂"生产的。</text:p>
      <text:p text:style-name="P4">
据科学网微信公众号2022年1月25日的一篇报道，毕克团队自2020年以来已经发现了16个"论文工厂"及其生产的2000多篇论文，绝大多数含有中国作者。毕克团队化名扮虎的成员告诉《中国科学报》，"国内的论文工厂100%是中国客户，国外的论文工厂有一部分也是中国客户，从全世界来看，最大的买家无疑来自中国。"</text:p>
      <text:p text:style-name="P4">
(综合报道)</text:p>
      <text:p text:style-name="P4">
<text:span text:style-name="T5">
© 2023</text:span>
 <text:span text:style-name="T5">
年</text:span>
 <text:span text:style-name="T5">
德国之声版权声明：本文所有内容受到著作权法保护，如无德国之声特别授权，不得擅自使用。任何不当行为都将导致追偿，并受到刑事追究。</text:span>
</text:p>
      <text:p text:style-name="P4">
News Source: <text:a xlink:type="simple" xlink:href="https://www.dw.com/zh/中国去年自然指数贡献份额首次排名全球第一/a-65733764" text:style-name="Internet_20_link" text:visited-style-name="Visited_20_Internet_20_Link">
https://www.dw.com/zh/中国去年自然指数贡献份额首次排名全球第一/a-65733764?maca=chi-rss-chi-all-1127-rdf</text:a>
</text:p>
      <!--NEWS-->
      <text:h text:style-name="P10" text:outline-level="1">
<text:span text:style-name="T4">
Crisis crisis of US debt default: Can Biden reached a preliminary agreement with the Republican Party to pass the level?</text:span>
</text:h>
      <text:p text:style-name="P4">
Author: https://www.facebook.com/bbcworldservice/</text:p>
      <text:p text:style-name="P4">
Publisher: BBC News 中文</text:p>
      <text:p text:style-name="P4">
Published Time: 2023-05-28T08:37:47.000Z</text:p>
      <text:p text:style-name="P4">
Modified Time: 2023-05-28T08:37:47.000Z</text:p>
      <text:p text:style-name="P4">
Description: 经过数周的激烈谈判，白宫和共和党终于原则上同意提高美国的国债上限。但是这项协议仍需国会的批准。</text:p>
      <text:p text:style-name="P4">
Images: ["<text:a xlink:type="simple" xlink:href="https://ichef.bbci.co.uk/news/640/cpsprodpb/0C89/production/_129890230_0ccb4097535e127765b701e471ae75d5ca3ce71e0_65_1536_8641000x563.jpg" text:style-name="Internet_20_link" text:visited-style-name="Visited_20_Internet_20_Link">
_129890230_0c...</text:a>
"]</text:p>
      <text:p text:style-name="P4">
Videos: []</text:p>
      <text:p text:style-name="P4">
Tags: ['通货膨胀', '政治', '美国', '股票市场', '货币市场', '经济']</text:p>
      <text:p text:style-name="P4">
Type: Article</text:p>
      <!--METADATA-->
      <text:h text:style-name="P12" text:outline-level="3">
<text:span text:style-name="T4">
US debt default crisis: Bayon reached a preliminary agreement with the Republican Party to vote for a pass?</text:span>
</text:h>
      <text:p text:style-name="P4">
May 28, 2023<draw:frame draw:style-name="fr1" draw:name="Image24" text:anchor-type="as-char" svg:width="6.9236in" svg:height="3.894525in" draw:z-index="0">
<draw:image xlink:href="../Images/BBC Chinese/2023-05-28T08-37-47.000Z/_129890230_0ccb4097535e127765b701e471ae75d5ca3ce71e0_65_1536_8641000x563.jpg" xlink:type="simple" xlink:show="embed" xlink:actuate="onLoad" draw:mime-type="image/jpeg"/>
</draw:frame>
Image source, reuters</text:p>
      <text:p text:style-name="P4">
Image adding text,</text:p>
      <text:p text:style-name="P4">
Biden and McCarthy</text:p>
      <text:p text:style-name="P4">
<text:span text:style-name="T4">
 After several weeks of fierce negotiations, the White House and Republican Party finally agreed to increase the upper limit of US Treasury bonds. People who are concerned about the US economic crisis worldwide can be relieved. However, this agreement still needs to be approved by Congress. </text:span>
</text:p>
      <text:p text:style-name="P4">
President Joe Biden said the agreement was "compromise", and the Republican House Speaker Kevin McCarthy said that the agreement "historically cut in expenditure."</text:p>
      <text:p text:style-name="P4">
The U.S. Treasury has previously warned that without reaching an agreement, the United States will not be able to pay bills on June 5. If this happens, it will subvert the US economy and severely damage the global market.</text:p>
      <text:p text:style-name="P4">
<text:a xlink:type="simple" xlink:href="https://www.bbc.com/zhongwen/simp/business-65480676" text:style-name="Internet_20_link" text:visited-style-name="Visited_20_Internet_20_Link">
The Federal Reserve ’s tenth consecutive interest rate hikes are expected to be approaching the end of this round of interest rate hikes</text:a>
<text:span text:style-name="T5">
 <text:a xlink:type="simple" xlink:href="https://www.bbc.com/zhongwen/simp/business-61317578" text:style-name="Internet_20_link" text:visited-style-name="Visited_20_Internet_20_Link">
Debt trap or the power of revival? The huge Chinese investment in the eyes of European countries</text:a>
</text:span>
 <text:a xlink:type="simple" xlink:href="https://www.bbc.com/zhongwen/simp/business-64939324" text:style-name="Internet_20_link" text:visited-style-name="Visited_20_Internet_20_Link">
Silicon Valley bank failure crisis: Will it cause global financial turmoil</text:a>
* <text:a xlink:type="simple" xlink:href="https://www.bbc.com/zhongwen/simp/business-48688573" text:style-name="Internet_20_link" text:visited-style-name="Visited_20_Internet_20_Link">
The possibility of selling US bonds for two consecutive months, the possibility of "weapon" US bonds</text:a>
With a $ 24 trillion US debt market, it is the world's largest debt market and the main source of financing for the US government. From mortgage interest rates to the world's most powerful US dollar currency, U.S. debt is indispensable for financial entries. According to US media reports, due to the reputation of the US government, U.S. debt is sometimes equivalent to cash. In the face of the US debt default crisis, the global financial industry has tightened nerves.</text:p>
      <text:p text:style-name="P4">
Image source, getty images</text:p>
      <text:p text:style-name="P4">
Image adding text,</text:p>
      <text:p text:style-name="P4">
With a $ 24 trillion US debt market, it is the world's largest debt market and the main source of financing for the US government. From mortgage interest rates to the world's most powerful US dollar currency, U.S. debt is indispensable for financial entries.</text:p>
      <text:h text:style-name="P12" text:outline-level="3">
<text:span text:style-name="T4">
Preliminary agreement reached</text:span>
</text:h>
      <text:p text:style-name="P4">
The background of this negotiation is that the United States must borrow money to fund the government at the moment because expenditure exceeds taxes. However, Republicans have been seeking expenditures in the fields of education and other social welfare programs in exchange for the upper limit of Treasury bonds increased by 31.4 trillion US dollars. The law limits how much debt can accumulate the US government.</text:p>
      <text:p text:style-name="P4">
Republican senior officials said that unless the government reduces expenses in the next few years, they will not increase the upper limit of government bonds, and the Democratic Party has proposed to raise some taxes to respond.</text:p>
      <text:p text:style-name="P4">
The specific details of the new agreement have not been officially announced. However, according to the BBC understanding, non -national defense expenses will basically remain unchanged within two years. For example, the medical insurance plan "Medicaid" will not have a major budget increase or decrease. However, government plans to provide low -income or non -income citizen food purchase assistance are unclear.</text:p>
      <text:p text:style-name="P4">
Image source, getty images</text:p>
      <text:p text:style-name="P4">
Image adding text,</text:p>
      <text:p text:style-name="P4">
Behind this crisis is a fundamental ideological difference between the two major political parties in the United States.</text:p>
      <text:p text:style-name="P4">
On Saturday (May 27th) local time on Saturday (May 27th), McCarthy said he and Biden had a phone call twice that day. He said: "After several weeks of negotiations, we reached an agreement in principle. We still have a lot of work to do, but I believe this is a principle agreement that is valuable to the American people."</text:p>
      <text:p text:style-name="P4">
The problem of debt limit highlighted a fundamental difference between the two major major parties in the United States. The Republican Party is suspicious of government expenditure, because for them, increasing government bonds are a proof of government out of control.</text:p>
      <text:p text:style-name="P4">
McCarthy also said that it is planned to draft the bill on Sunday (28th) on Sunday (28th), and then vote on parliament on Wednesday. He said he would talk to Biden again later that day. Biden said in a statement: "This agreement represents a compromise, which means that not everyone can get what they want. This is the responsibility of government governance." He also said: "This agreement is right for this agreement. The American people are good news because it prevents the occurrence of catastrophic defaults, avoiding economic recession, severe damage to retirement accounts, and loss of millions of jobs. "</text:p>
      <text:h text:style-name="P12" text:outline-level="3">
<text:span text:style-name="T4">
What is the debt crisis?</text:span>
</text:h>
      <text:p text:style-name="P4">
Facing the crisis, Biden and McCarthy held a budget negotiation last week. If the U.S. Congress cannot reach an agreement on raising the so -called debt upper limit, the United States may breach contracts on debt issues, causing global financial confusion.</text:p>
      <text:p text:style-name="P4">
So how does the United States fall into this situation?</text:p>
      <text:p text:style-name="P4">
The upper limit of debt, also known as debtlimit, is a law that limits the total amount of the US government's borrowing to pay for its expenses. This includes the cost of paying federal employees, military, social security and medical insurance (Medicare), as well as interest and tax refund of taxes and taxes.</text:p>
      <text:p text:style-name="P4">
The U.S. Congress will vote or suspend debt upper limit every time, so as to further borrow.</text:p>
      <text:p text:style-name="P4">
The current upper limit is about $ 31.4 trillion. The limit was broken in January this year, but the U.S. Treasury Department adopted a "very means" to provide more cash to the government when determining countermeasures. Under normal circumstances, Congress is just a routine procedure according to financial needs. However, this time the two major parties of Congress seemed to be unable to agree.</text:p>
      <text:p text:style-name="P4">
US Finance Minister Ye Lun warned that if more money can be borrowed, the United States will not be able to meet all financial obligations before June 1.</text:p>
      <text:h text:style-name="P12" text:outline-level="3">
<text:span text:style-name="T4">
What are the consequences of default debt?</text:span>
</text:h>
      <text:p text:style-name="P4">
There has never been a debt default in American history, so we cannot fully predict what consequences will be. But it is certain that this will cause major damage to the economy. Because the U.S. government will no longer pay the salary of federal and military personnel, and millions of social security checks that US retirees rely on will stop issuing. Companies and charity relying on government funds will also face danger.</text:p>
      <text:p text:style-name="P4">
In addition, if the US government stops paying debt interest, this will also cause the country to be in default.</text:p>
      <text:p text:style-name="P4">
Image source, getty images</text:p>
      <text:p text:style-name="P4">
Image adding text,</text:p>
      <text:p text:style-name="P4">
Some people urged Biden to quote the 14th amendment of the Constitution and bypass Congress.</text:p>
      <text:p text:style-name="P4">
Moody'sanalytics predicts that if the breach of contract occurs, in the case of long -term stalemate, the US stock price will fall by nearly 5 minutes, and the economy will shrink by more than 4%, resulting in loss of more than 7 million jobs. Essence</text:p>
      <text:p text:style-name="P4">
In the long run, if investors start to think that US debt has risks, they will ask the United States to pay higher borrowing interest. Due to the influence of government loan activities at the general level of interest rates, this impact will spread to the national economy, which will increase the cost of lending in houses or cars when buying houses or cars.</text:p>
      <text:p text:style-name="P4">
Indeed, there are still differences between Americans who can pay priority to paying interest to avoid debt defaults. However, in the case of retirees and others failed to get payment, if the government prioritizes the commitment to the US debt holder (including financial institutions, retirement funds, and foreign investors), this is considered to be difficult to politically. Sales for the options that Americans accept.</text:p>
      <text:h text:style-name="P12" text:outline-level="3">
<text:span text:style-name="T4">
President's use of the 14th amendment to the Constitution?</text:span>
</text:h>
      <text:p text:style-name="P4">
In the absence of an agreement, someone had urged Biden to quote the 14th amendment to the Constitution before, bypassing Congress. The amendment stipulates: "The validity of the public debt of the United States of America ... cannot be questioned."</text:p>
      <text:p text:style-name="P4">
This clause was passed after the American civil war, which aims to ensure that at that time, the southern slave state in the United States paid the war debt accumulated in the northern state, and ensured that the government did not need to pay compensation to the slave holders and others in the south.</text:p>
      <text:p text:style-name="P4">
Biden previously said that this clause was considering using this clause. However, many comments say that the use of this clause to challenge the upper limit of debt can almost cause a legal dispute. Moreover, this method is limited in the current crisis.</text:p>
      <text:p text:style-name="P4">
Ye Lun's previous speech faded down the possibility, and she said that any move trying to quote the clause will trigger a constitutional crisis.</text:p>
      <text:h text:style-name="P12" text:outline-level="3">
<text:span text:style-name="T4">
negotiation plan</text:span>
</text:h>
      <text:p text:style-name="P4">
In April this year, the Republican Party proposed an agreement to suspend debt limit with a amount of $ 1.5 trillion. As exchanges, they will maintain the expenditure level of key American institutions in the next fiscal year as in 2022, and will be limited to 1 % per year in the next 10 years, which will save $ 4.8 trillion.</text:p>
      <text:p text:style-name="P4">
However, the Republican Party's proposal will abolish the key priority expenditures in the governance of the Biden government, such as student loans and electric vehicle tax incentives. The White House said that the Republican agreement forced "the burden of tax reduction of the most borne by the middle class and the labor -class family." They believe that the Republican agreement has no chance to be able to legislate.</text:p>
      <text:h text:style-name="P12" text:outline-level="3">
<text:span text:style-name="T4">
How to reach an agreement?</text:span>
</text:h>
      <text:p text:style-name="P4">
Many analysts predict that "short -term extension" allows Congress to have more time to negotiate to reach an agreement. In 2011, the last time the United States was considered to face the risk of serious breach of contract, the negotiations had been dragged until the last moment, and it was not until a few hours before the deadline that the compromise agreement was reached. The agreement at the time included cutting 900 billion US dollars in expenditure in the next 10 years.</text:p>
      <text:p text:style-name="P4">
However, even delay can produce negative consequences. In 2011, a similar ride caused US credit rating to reduce, and the stock market plummeted. It is estimated that the public will pay at least $ 1.3 billion in higher loan costs that year alone.</text:p>
      <text:h text:style-name="P12" text:outline-level="3">
<text:span text:style-name="T4">
The ideological differences behind the crisis</text:span>
</text:h>
      <text:p text:style-name="P4">
In fact, behind this crisis highlighted a fundamental differences between the two major American parties.</text:p>
      <text:p text:style-name="P4">
The Republican Party is skeptical of the Democratic government's expenditure. For them, increasing government bonds are evidence of government out of control.</text:p>
      <text:p text:style-name="P4">
Although, for the Republican Party, it is relatively new to make a strategy of restricting debt limits, but many Republicans believe that this is necessary. Because they believe that the current debt processing methods in the United States will eventually lead to economic and social destruction.</text:p>
      <text:p text:style-name="P4">
The Democratic Party believes that the government's policy of raising debts is a positive means, which is a policy that improves Americans' lives and corrects historical errors. They believe that it is necessary to increase the upper limit of debt when necessary to maintain government operations.</text:p>
      <text:p text:style-name="P4">
From the perspective of Democrats, Treasury bonds only provide funds for the legislative plans that have been discussed and approved.</text:p>
      <text:p text:style-name="P4">
During the presidential period of Trump, the debate on the upper limit of debt has decreased. The US Congress raised the debt limit three times and did not conduct major debate. But after Biden took office, this problem has attracted attention.</text:p>
      <text:p text:style-name="P4">
News Source: <text:a xlink:type="simple" xlink:href="https://www.bbc.com/zhongwen/simp/world-65737428" text:style-name="Internet_20_link" text:visited-style-name="Visited_20_Internet_20_Link">
https://www.bbc.com/zhongwen/simp/world-65737428</text:a>
</text:p>
      <!--NEWS-->
      <text:h text:style-name="P10" text:outline-level="1">
<text:span text:style-name="T4">
Great Wall reports BYD, is it a good or bad for the industry? (Free version)</text:span>
</text:h>
      <text:p text:style-name="P4">
Authors: ['刘远举']</text:p>
      <text:p text:style-name="P4">
Publisher: 英国《金融时报》</text:p>
      <text:p text:style-name="P4">
Time: 2023-05-28T13:57:42+00:00</text:p>
      <text:p text:style-name="P4">
Published Time: 2023-05-27T12:00:99+08:00</text:p>
      <text:p text:style-name="P4">
Modified Time: 2023-05-28T09:56:99+08:00</text:p>
      <text:p text:style-name="P4">
Description: 刘远举：同为行业中人，大家都是专业的，也明白业内的潜规则、各种黑幕。所以，来自行业内部的监督往往更能针对问题要害。</text:p>
      <text:p text:style-name="P4">
Images: ["<text:a xlink:type="simple" xlink:href="https://thumbor.ftacademy.cn/unsafe/picture/8/000168238_piclink.jpg" text:style-name="Internet_20_link" text:visited-style-name="Visited_20_Internet_20_Link">
000168238_pic...</text:a>
"]</text:p>
      <text:p text:style-name="P4">
Themes: ['专栏', '电动汽车']</text:p>
      <text:p text:style-name="P4">
Keywords: ['电动汽车', '比亚迪', '长城汽车', '污染', '环境']</text:p>
      <text:p text:style-name="P4">
Type: Article</text:p>
      <!--METADATA-->
      <text:p text:style-name="P4">
<draw:frame draw:style-name="fr1" draw:name="Image28" text:anchor-type="as-char" svg:width="6.9236in" svg:height="4.617987in" draw:z-index="0">
<draw:image xlink:href="../Images/FT Chinese Free Version/2023-05-28T13-57-42-00-00/000168238_piclink.jpg" xlink:type="simple" xlink:show="embed" xlink:actuate="onLoad" draw:mime-type="image/jpeg"/>
</draw:frame>
On May 25, BYD Song Pro DM-I champion version model was released. On this day at 10:40 am, Great Wall Motors issued a statement on its official WeChat public account, publicly issued a document to report BYD's Qin Plusdm-I and Song Plus DM-I models. The emissions did not meet the standard, and said that it had submitted reporting materials to the Ministry of Ecology and Environment, the State Administration of Market Supervision and Management, and the Ministry of Industry and Information Technology on April 11.</text:p>
      <text:p text:style-name="P4">
Subsequently, BYD responded to this that the vehicles purchased, storage and arranged to the China Automobile Center (Tianjin) inspection did not meet the national standard requirements for inspection. The test report was invalid and could not be based on this.</text:p>
      <text:p text:style-name="P4">
News Source: <text:a xlink:type="simple" xlink:href="http://www.ftchinese.com/story/001099777" text:style-name="Internet_20_link" text:visited-style-name="Visited_20_Internet_20_Link">
http://www.ftchinese.com/story/001099777</text:a>
</text:p>
      <!--NEWS-->
      <text:h text:style-name="P10" text:outline-level="1">
<text:span text:style-name="T4">
The tenth anniversary of the coal reform, how is the clean and heating of China's rural areas progressed? (Free version)</text:span>
</text:h>
      <text:p text:style-name="P4">
Authors: ['牛雨晗']</text:p>
      <text:p text:style-name="P4">
Publisher: 英国《金融时报》</text:p>
      <text:p text:style-name="P4">
Time: 2023-05-28T14:05:12+00:00</text:p>
      <text:p text:style-name="P4">
Published Time: 2023-05-27T12:00:99+08:00</text:p>
      <text:p text:style-name="P4">
Modified Time: 2023-05-28T10:05:99+08:00</text:p>
      <text:p text:style-name="P4">
Description: Niu and Yu: In order to make rural residents afford heating, the government urgently needs refined cleaning and heating subsidy policies, considering the potential of centralized heating, and promoting energy -saving transformation of buildings.</text:p>
      <text:p text:style-name="P4">
Images: ["<text:a xlink:type="simple" xlink:href="https://thumbor.ftacademy.cn/unsafe/picture/5/000182675_piclink.jpg" text:style-name="Internet_20_link" text:visited-style-name="Visited_20_Internet_20_Link">
000182675_pic...</text:a>
"]</text:p>
      <text:p text:style-name="P4">
Themes: ['专栏', '中外对话']</text:p>
      <text:p text:style-name="P4">
Keywords: ['中外对话', '煤炭', '可再生能源', '环境']</text:p>
      <text:p text:style-name="P4">
Type: Article</text:p>
      <!--METADATA-->
      <text:p text:style-name="P4">
<draw:frame draw:style-name="fr1" draw:name="Image29" text:anchor-type="as-char" svg:width="6.9236in" svg:height="3.894525in" draw:z-index="0">
<draw:image xlink:href="../Images/FT Chinese Free Version/2023-05-28T14-05-12-00-00/000182675_piclink.jpg" xlink:type="simple" xlink:show="embed" xlink:actuate="onLoad" draw:mime-type="image/jpeg"/>
</draw:frame>
</text:p>
      <text:p text:style-name="P4">
今年是中国全面推行“煤改”的第十个年头。所谓“煤改”，指的是“煤电节能减排升级与改造行动计划”。</text:p>
      <text:p text:style-name="P4">
2013年，国务院印发了大气污染防治行动计划的通知，拉开了清洁供暖改革的序幕。此前，北方农村地区的居民一般使用煤炭取暖。在冬季来临之前，家家户户就会提前储备好几百斤、上千斤的煤炭。同样1吨煤，散烧煤的大气污染物排放量是燃煤电厂的10倍以上，散烧煤取暖成为中国冬季雾霾的重要原因之一。</text:p>
      <text:p text:style-name="P4">
News Source: <text:a xlink:type="simple" xlink:href="http://www.ftchinese.com/story/001099774" text:style-name="Internet_20_link" text:visited-style-name="Visited_20_Internet_20_Link">
http://www.ftchinese.com/story/001099774</text:a>
</text:p>
      <!--NEWS-->
      <text:h text:style-name="P10" text:outline-level="1">
<text:span text:style-name="T4">
疫情数年 朝鲜加修边界墙与外界隔绝</text:span>
</text:h>
      <text:p text:style-name="P4">
Author: None (Language: zh)</text:p>
      <text:p text:style-name="P4">
Publisher: None</text:p>
      <text:p text:style-name="P4">
Time: 2023-05-28T14:36:00Z</text:p>
      <text:p text:style-name="P4">
Description: In the past few years when the new crown virus has plagued the world, Kim Jong -un has renovated and expanded the boundary lines of the northern and China and Russia borders in the northern and China and Russia of the country. All channels in the country. Reuters and an institute in the United States have concluded this conclusion by analyzing satellite images and interviewers and activists.</text:p>
      <text:p text:style-name="P4">
Videos: []</text:p>
      <text:p text:style-name="P4">
Images: []</text:p>
      <text:p text:style-name="P4">
Subject: 时政风云</text:p>
      <text:p text:style-name="P4">
Subjects: ['德中关系', '韩国', '岛屿主权争端', '专题报道：全景观看“习马会”', '中国', '中共十九大', '朝鲜', '金正恩']</text:p>
      <text:p text:style-name="P4">
Keywords: ['朝鲜', '脱北者', '边界', '卫星图像', '金正恩', '叛逃', '韩国', '中国']</text:p>
      <text:p text:style-name="P4">
Id: 65759302</text:p>
      <!--METADATA-->
      <text:p text:style-name="P4">
<text:a xlink:type="simple" xlink:href="https://www.dw.com/zh/overlay/image/article/65759302/65758967" text:style-name="Internet_20_link" text:visited-style-name="Visited_20_Internet_20_Link">
 </text:a>
Data Photo (December 2022): North Korean soldiers patrol their duty near the boundary line that borders Dandong</text:p>
      <text:p text:style-name="P4">
(Voice of Germany Chinese) For North Koreans, the country's twists and turns northern borders are a rare channel for obtaining external information, and it is also the best choice for seeking escape.</text:p>
      <text:p text:style-name="P4">
However, at the same time that the new crown epidemic in 2020 swept the world, the North Korean regime led by Kim Jong -un has a large -scale project to block the large -scale border between the country and China and Russia, cutting off the smugglers and the [North North].(https://www.dw.com/zh/zh/韩国梦破灭新年越境脱北者在韩离群索居/a-60326482)The channel.</text:p>
      <text:p text:style-name="P4">
According to a survey report released by Reuters, commercial satellite images show that the Pyongyang government has built or renovated the boundary fences, fences and posts with a total length of hundreds of kilometers in the epidemic for several years, so that it can strengthen the information and materials flowing into North Korea for information and supplies. Control to prevent the people from the country from running out.</text:p>
      <text:p text:style-name="P4">
Reuters and Middlebury Institute of International Studies Atmonterey (Middlebury Institute of International Studies Atmos) obtained the above conclusions by the oral analysis of satellite image analysis, as well as seven northern people, activists, and other insiders.</text:p>
      <text:p text:style-name="P4">
A Korean pastor, who once helped the Koreans escape, told Reuters: "The traditional North Korea-China route is basically broken, unless the situation has changed significantly."</text:p>
      <text:p text:style-name="P4">
Connected to Dandong City, Liaoning Province, China and the China -DPRK Friendship Bridge, which is in Dandong City and North Korea</text:p>
      <text:p text:style-name="P4">
According to official statistics from South Korea, only 67 people from North North in 2022 successfully entered South Korea, which was significantly reduced compared with the 1047 people in 2019. As China has strengthened border control, this number has actually declined before the outbreak. For those who are from the North, taking Tao China is their preferred path.</text:p>
      <text:p text:style-name="P4">
For the construction of a reinforcement border, the North Korean government and official media have rarely mentioned it, and the North Korean Embassy in London did not answer the inquiry call from Reuters reporters. However, in the speech of "defeating the new crown virus" last year, Kim Jong -un has instructed officials to "ensure the improvement of the comprehensive multiple blocking walls of the border, front lines and coastal areas and sea airspace.</text:p>
      <text:h text:style-name="P12" text:outline-level="3">
<text:span text:style-name="T4">
Cutting off the "Life Line"</text:span>
</text:h>
      <text:p text:style-name="P4">
The School of Research, Reuters and Monterem University of Monte University, analyzed the northern North Korean border satellite image taken from different stages of Google EarthPro from 2019 to early 2023.</text:p>
      <text:p text:style-name="P4">
Due to restrictions on images, geographical characteristics, and weather conditions, analysts cannot comprehensively review the 1,400 kilometers boundary between North Korea and China and the 18 -kilometer boundary between Russia, including the border status of about 353 kilometers. Get image update. Images from satellite operators Maxar are used to analyze 6 key areas in detail.</text:p>
      <text:p text:style-name="P4">
DaveSchmerler, assistant researcher at the Montere International Research Institute of Monterem University, said that it can be seen on the border line of at least 489 kilometers. Concrete walls and additional guards. Some other areas can also see some changes, but due to the limitations of images cannot make a conclusion judgment.</text:p>
      <text:p text:style-name="P4">
The researchers pointed out that most of these additional border protection facilities are located in the residential area that lacks natural barriers (such as high mountains). In addition, the border fences are also added near the flat farmland along the River River.</text:p>
      <text:p text:style-name="P4">
Look at the Korean village from the side of Dandong</text:p>
      <text:p text:style-name="P4">
Sources who are from the North, human rights activities, and sources involved in cargo smuggling or personnel in China said that these new security facilities cut off the economic lifeline of those vulnerable groups, closed their channels to escape from this autocracy, and further further It is limited to the way North Koreans get external information.</text:p>
      <text:p text:style-name="P4">
A northern person who worked at the border between China and North Korea told Reuters that North Korea installed a camera every other distance on the border line, adding a multi -layer fence, including the stabbing wire mesh and electronic fence. His description and the photos and videos he shot from the side of China are in line with the features identified by analysts from the satellite images.</text:p>
      <text:p text:style-name="P4">
The northern person said that sometimes some smuggers can leave North Korea, but they can hardly go back, causing many people to stay in China. He also added that the North Korean side has deployed additional special border guards to strengthen its alert.</text:p>
      <text:p text:style-name="P4">
The Chinese Ministry of Foreign Affairs did not understand the relevant situation in a statement in Reuters, but emphasized that "China and North Korea have always maintained communication and strive to maintain border security and stability together."</text:p>
      <text:p text:style-name="P4">
According to a warning notice issued by the Chinese government in 2020 to the border residents, North Korea ordered the border guards to shoot at trying to cross the border personnel. South Korean pastors and human rights organizations interviewed by Reuters both said that the order is still valid.</text:p>
      <text:h text:style-name="P12" text:outline-level="3">
<text:span text:style-name="T4">
to strengthen the control of the epidemic machine</text:span>
</text:h>
      <text:p text:style-name="P4">
"The North Korean government uses the new crown epidemic as an excuse to create these fences, posts, and other infrastructure," and Lina Yoon, a senior researcher at the North Korean issue organized by Human Rights Observation (HRW), pointed out.</text:p>
      <text:p text:style-name="P4">
International experts point out that part of the border is closed, <text:a xlink:type="simple" xlink:href="https://www.dw.com/zh/zh/朝鲜粮食严重短缺-开城传每日饿死数十人/a-64621170" text:style-name="Internet_20_link" text:visited-style-name="Visited_20_Internet_20_Link">
the problem of food shortage within North Korea has deteriorated in recent months</text:a>
Essence In February this year, Kim Jong -un called for the transformation of the agricultural economy, emphasizing the need to achieve the goal of grain output.</text:p>
      <text:p text:style-name="P4">
Sokelpark, who aid the North North North Korea, told Reuters that the tightening of border control may make a series of "positive changes" stifle in recent years. information. However, he also pointed out that although there are many blockade, Korean hit dramas like "Squid Games" have been introduced into North Korea in some channels.</text:p>
      <text:p text:style-name="P4">
However, he also pointed out that with the passage of time, the epidemic has gradually disappeared, and the Pyongyang government will find that it is becoming more and more difficult for these restricted policies to explain. "Because of this, the international community should increase its support for human rights in North Korea."</text:p>
      <text:p text:style-name="P4">
(Reuters)</text:p>
      <text:p text:style-name="P4">
News Source: <text:a xlink:type="simple" xlink:href="https://www.dw.com/zh/疫情数年-朝鲜加修边界墙与外界隔绝/a-65759302" text:style-name="Internet_20_link" text:visited-style-name="Visited_20_Internet_20_Link">
https://www.dw.com/zh/疫情数年-朝鲜加修边界墙与外界隔绝/a-65759302?maca=chi-rss-chi-all-1127-rdf</text:a>
</text:p>
      <!--NEWS-->
      <text:h text:style-name="P10" text:outline-level="1">
<text:span text:style-name="T4">
Representative of the US Deputy Trade: Evaluation of tariffs on China will not depend on whether there is a breakthrough in trade relations</text:span>
</text:h>
      <text:p text:style-name="P4">
Author: None (Language: zh)</text:p>
      <text:p text:style-name="P4">
Publisher: None</text:p>
      <text:p text:style-name="P4">
Time: 2023-05-28T15:05:00Z</text:p>
      <text:p text:style-name="P4">
Description: US Deputy Deputy Trade Representative Sarai Bianqi told Reuters that the United States will adopt an analysis method for whether the assessment of tariffs on China will be used. The Bayeon government does not assume that Sino -US trade relations will make breakthroughs. Chinese Minister of Commerce Wang Wentao recently met with US Minister of Commerce Raymond Doro and trade representative Daiqi in Washington.</text:p>
      <text:p text:style-name="P4">
Videos: []</text:p>
      <text:p text:style-name="P4">
Images: []</text:p>
      <text:p text:style-name="P4">
Subject: 经济纵横</text:p>
      <text:p text:style-name="P4">
Subjects: ['德中关系', '奥巴马', '汉诺威工业博览会', '岛屿主权争端', '专题报道：全景观看“习马会”', '中国', '中共十九大', '美国']</text:p>
      <text:p text:style-name="P4">
Keywords: ['比安奇', '美国', '贸易', '贸易代表', '301条款', '关税', '中国', '王文涛']</text:p>
      <text:p text:style-name="P4">
Id: 65759378</text:p>
      <!--METADATA-->
      <text:p text:style-name="P4">
<text:a xlink:type="simple" xlink:href="https://www.dw.com/zh/overlay/image/article/65759378/59244760" text:style-name="Internet_20_link" text:visited-style-name="Visited_20_Internet_20_Link">
 </text:a>
American Deputy Trade Representative Sarai Biaqi: We do not assume that Sino -US trade relations will make breakthroughs</text:p>
      <text:p text:style-name="P4">
(Voice of Germany Chinese website) American Deputy Trade Representative Sarai Biaqi(Plate H Hi -Haku)This Saturday said that the Bayeng government did not think that the US -China trade relations would make breakthroughs, but they would continue to have different levels of dialogue with China. She said: "We are evaluating from the perspective of analysis. We have not taken any breakthroughs in trade relations with China as a part of consideration. We do not assume that it will happen."</text:p>
      <text:p text:style-name="P4">
Bi Anqi, who is responsible for supervising the Office of the US Trade Representative (USTR), said that USTR is continuing to study the opinions of the industry and stakeholders on tariffs and negotiate with the US Department of Commerce, the Ministry of Finance and other institutions to determine which category tariffs Strategic, what is economical and reasonable.</text:p>
      <text:h text:style-name="P12" text:outline-level="3">
<text:span text:style-name="T4">
Evaluation after 4 years of tariffs</text:span>
</text:h>
      <text:p text:style-name="P4">
After investigation in accordance with the 301st Calculation of the 1974 Trade Law, it was found that after China stole the intellectual property rights in the United States and coerced American companies to transfer sensitive technologies to carry out business, former US President Trump in 2018 and 2019 was about the value of about the value at the time at the time was approximately value. Thousands of Chinese goods of $ 370 billion are levied on tariffs.</text:p>
      <text:h text:style-name="P12" text:outline-level="3">
<text:span text:style-name="T4">
Will Bayeng continue to trade in China?</text:span>
</text:h>
      <text:p text:style-name="P4">
At present, the scope of tariffs on China includes 7.5 % tariffs on many consumer goods, and 25 % tariffs on vehicles, industrial components, semiconductors and other electronic products. The main categories of tariff exemption include mobile phones, laptops, and video game consoles.</text:p>
      <text:p text:style-name="P4">
*</text:p>
      <text:h text:style-name="P10" text:outline-level="1">
<text:span text:style-name="T4">
</text:span>
</text:h>
      <text:h text:style-name="P13" text:outline-level="4">
<text:span text:style-name="T4">
贸易战走过三年，该往何处去？</text:span>
</text:h>
      <text:h text:style-name="P12" text:outline-level="3">
<text:span text:style-name="T4">
贸易逆差不减反增</text:span>
</text:h>
      <text:p text:style-name="P4">
特朗普把减少对华贸易赤字作为其优先政策。根据与北京达成阶段性协议，中方承诺从美进口大豆等更多商品。然而统计数字显示，2020年中国对美贸易顺差扩大，达到3169亿美元，上升7.1%。与2017年的2658亿美元相比，更增加了14.9%。去年，遭新冠疫情重创的美国对产自中国的电子、医疗产品需求明显增加。</text:p>
      <ul>
        <li>
</li>
      </ul>
      <text:h text:style-name="P10" text:outline-level="1">
<text:span text:style-name="T4">
</text:span>
</text:h>
      <text:h text:style-name="P13" text:outline-level="4">
<text:span text:style-name="T4">
贸易战走过三年，该往何处去？</text:span>
</text:h>
      <text:h text:style-name="P12" text:outline-level="3">
<text:span text:style-name="T4">
就业岗位在哪里</text:span>
</text:h>
      <text:p text:style-name="P4">
特朗普曾誓言要让制造业的就业岗位回归美国。但美国企业及其雇员也是关税等贸易制裁措施的受害者。经济资讯分析公司“牛津经济”(OxfordEconomics)的一项调查显示，贸易战导致美国丧失的就业岗位可能已达24.5万个。相反，如果逐步消除贸易壁垒，至2025年美国可能重新创造14.5万个就业机会。</text:p>
      <ul>
        <li>
#</li>
      </ul>
      <text:h text:style-name="P13" text:outline-level="4">
<text:span text:style-name="T4">
The trade war has gone through three years, where should I go?</text:span>
</text:h>
      <text:h text:style-name="P12" text:outline-level="3">
<text:span text:style-name="T4">
More and more Chinese companies on the blacklist</text:span>
</text:h>
      <text:p text:style-name="P4">
In January 2021, the United States added nine companies including Xiaomi to the Ministry of Defense as a list of contact with the Chinese military and issued an investment ban. Earlier, the United States has joined 60 Chinese companies including SMIC and DJI to join the blacklist of trade, because these companies have the actions that "violate US national security or foreign policy interests".</text:p>
      <text:p text:style-name="P4">
*</text:p>
      <text:h text:style-name="P10" text:outline-level="1">
<text:span text:style-name="T4">
</text:span>
</text:h>
      <text:h text:style-name="P13" text:outline-level="4">
<text:span text:style-name="T4">
贸易战走过三年，该往何处去？</text:span>
</text:h>
      <text:h text:style-name="P12" text:outline-level="3">
<text:span text:style-name="T4">
社交媒体遭禁</text:span>
</text:h>
      <text:p text:style-name="P4">
2020年9月，美国商务部宣布，将禁止在美国境内下载和使用来自中国企业的手机应用程序微信和TikTok。TikTok在美国拥有大量本土用户，微信则是华人社区普及的通信应用。由于当事公司和用户团体通过法律途径多方申诉，一再阻止和推迟行政令的生效，禁用措施始终未能实施。</text:p>
      <ul>
        <li>
#</li>
      </ul>
      <text:h text:style-name="P13" text:outline-level="4">
<text:span text:style-name="T4">
The trade war has gone through three years, where should I go?</text:span>
</text:h>
      <text:h text:style-name="P12" text:outline-level="3">
<text:span text:style-name="T4">
Huawei dispute</text:span>
</text:h>
      <text:p text:style-name="P4">
In the US -China trade conflict, China Telecom giant Huawei has become one of the focus of controversy. In August 2018, Trump signed a bill to ban any US government departments from using products from Huawei and ZTE, including network equipment. Under the urging of the United States, many countries around the world have decided to exclude Huawei outside the construction of 5G networks. In May 2019, the US Department of Commerce included Huawei and 70 affiliated companies in the "entity list" to prohibit American companies from selling components from Huawei. Subsequently, Google began to restrict the use of Android systems and related applications in Huawei mobile phones. The Meng Wanzhou incident, which has continued to the end of 2018, is also considered a microcosm of the United States punishment to suppress Huawei.</text:p>
      <text:p text:style-name="P4">
*</text:p>
      <text:h text:style-name="P10" text:outline-level="1">
<text:span text:style-name="T4">
</text:span>
</text:h>
      <text:h text:style-name="P13" text:outline-level="4">
<text:span text:style-name="T4">
贸易战走过三年，该往何处去？</text:span>
</text:h>
      <text:h text:style-name="P12" text:outline-level="3">
<text:span text:style-name="T4">
渔翁得利</text:span>
</text:h>
      <text:p text:style-name="P4">
伴随着中国制造被征收高关税，美国一些进口商开始转战其他国家。越南和墨西哥成为其中的赢家。在中美贸易纠纷的两年中，越南对美出口增加了64亿美元。而在2017年至2019年间，墨西哥估计多向美国出口了47亿美元。台湾也进一步扩大了其对美国的出口量。此外中美贸易纠纷迫使很多中国制造商更快从中国迁出，将生产线迁往越南。</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比安奇：2023年底前完成评估是 "合理的"</text:span>
</text:h>
      <text:p text:style-name="P4">
按照"301条款 "，在实施关税4年后将对此进行评估。评估从2022年5月开始。比安奇拒绝透露评估将何时完成，但表示，在2023年底前完成是 "合理的"。</text:p>
      <text:p text:style-name="P4">
2022年12月16日，美国贸易代表办公室宣布对中国输出美国的352项产品的关税豁免将延长9个月。这个期限将于今年9月30日到期。华盛顿的一些贸易专家认为，这个日子可能是关税评估的一个决定性的时间点。</text:p>
      <text:p text:style-name="P4">
US Finance Minister Yellen believes that the cancellation of "non -strategic" tariffs can reduce the cost of specific commodities, but trade representative Dai Qi believes that these tariffs are "important leverage" to China.</text:p>
      <text:p text:style-name="P4">
Bianqi said that because inflation has been relieved, discussions related to tariffs have subsided.</text:p>
      <text:h text:style-name="P12" text:outline-level="3">
<text:span text:style-name="T4">
Meizhong for the first time in the first time in the cabinet -level meeting</text:span>
</text:h>
      <text:p text:style-name="P4">
On May 25, the Minister of Commerce of China Wang Wentao During the Meeting of the Minister of Trade in the Asia -Pacific Economic Cooperation Organization in Detroit, the Ministry of Commerce of China, <text:a xlink:type="simple" xlink:href="https://www.dw.com/zh/zh/中國商務部長王文濤見雷蒙多-中美破冰關鍵/a-65738924" text:style-name="Internet_20_link" text:visited-style-name="Visited_20_Internet_20_Link">
I met with the US Minister of Commerce Gina Raimondo in Washington</text:a>
Essence This is the first cabinet -level meeting held by Chinese -US officials since the ruling of Biden. It is also the first time in Washington and Beijing for the first time in the United States. After the "spy balloon" incident occurred in February this year, Sino -US relations have continued to deteriorate.</text:p>
      <text:p text:style-name="P4">
</text:p>
      <text:p text:style-name="P4">
中国商务部部长王文涛</text:p>
      <text:p text:style-name="P4">
5月26日，中国商务部部长王文涛会见了美国贸易代表戴琪。中国商务部称，中国就美国对华经贸政策、经贸领域涉台问题印太经济框架、301关税等重点问题提出关切。双方同意继续保持交流沟通。</text:p>
      <text:p text:style-name="P4">
比安奇5月27日表示，对全球经济来说，美国和中国保持健康的对话非常重要，即使两国存在分歧。她说："这是世界上最大的两个经济体，我们需要在不同层面上进行对话，即使对话是艰难的。"</text:p>
      <text:p text:style-name="P4">
(路透社等)</text:p>
      <text:p text:style-name="P4">
News Source: <text:a xlink:type="simple" xlink:href="https://www.dw.com/zh/美副贸易代表：评估对华关税不会取决于贸易关系是否有突破/a-65759378" text:style-name="Internet_20_link" text:visited-style-name="Visited_20_Internet_20_Link">
https://www.dw.com/zh/美副贸易代表：评估对华关税不会取决于贸易关系是否有突破/a-65759378?maca=chi-rss-chi-all-1127-rdf</text:a>
</text:p>
      <!--NEWS-->
      <text:h text:style-name="P10" text:outline-level="1">
<text:span text:style-name="T4">
在英港人活动场地突被取消 主办方曾被前特首攻击</text:span>
</text:h>
      <text:p text:style-name="P4">
Author: None</text:p>
      <text:p text:style-name="P4">
Publisher: Radio Free Asia (Organization)</text:p>
      <text:p text:style-name="P4">
Published Time: 2023-05-28T22:57:47-04:00</text:p>
      <text:p text:style-name="P4">
Modified Time: 2023-05-28T22:57:47-04:00</text:p>
      <text:p text:style-name="P4">
Description: None</text:p>
      <text:p text:style-name="P4">
Videos: []</text:p>
      <text:p text:style-name="P4">
Audios: []</text:p>
      <text:p text:style-name="P4">
Images: []</text:p>
      <!--METADATA-->
      <text:p text:style-name="P4">
News Source: <text:a xlink:type="simple" xlink:href="https://www.rfa.org/mandarin/Xinwen/al1-05282023225700.html" text:style-name="Internet_20_link" text:visited-style-name="Visited_20_Internet_20_Link">
https://www.rfa.org/mandarin/Xinwen/al1-05282023225700.html</text:a>
</text:p>
      <!--NEWS-->
      <text:h text:style-name="P10" text:outline-level="1">
<text:span text:style-name="T4">
Biden reached a debt -raising agreement, but also paid the price for this reason (Free Version)</text:span>
</text:h>
      <text:p text:style-name="P4">
Authors: ['詹姆斯•波利提', '艾梅•威廉斯']</text:p>
      <text:p text:style-name="P4">
Publisher: 英国《金融时报》</text:p>
      <text:p text:style-name="P4">
Time: 2023-05-28T23:23:01+00:00</text:p>
      <text:p text:style-name="P4">
Published Time: 2023-05-28T12:00:99+08:00</text:p>
      <text:p text:style-name="P4">
Modified Time: 2023-05-28T19:22:99+08:00</text:p>
      <text:p text:style-name="P4">
Description: The US president acknowledged that "the agreement represents a compromise, which means that not everyone can get what they want." The agreement still needs to be submitted to the State Conference voting.</text:p>
      <text:p text:style-name="P4">
Images: ["<text:a xlink:type="simple" xlink:href="https://thumbor.ftacademy.cn/unsafe/picture/4/000182664_piclink.jpg" text:style-name="Internet_20_link" text:visited-style-name="Visited_20_Internet_20_Link">
000182664_pic...</text:a>
"]</text:p>
      <text:p text:style-name="P4">
Themes: ['美国政治']</text:p>
      <text:p text:style-name="P4">
Keywords: ['美国政治', '拜登', '债务']</text:p>
      <text:p text:style-name="P4">
Type: Article</text:p>
      <!--METADATA-->
      <text:p text:style-name="P4">
<draw:frame draw:style-name="fr1" draw:name="Image41" text:anchor-type="as-char" svg:width="6.9236in" svg:height="3.894525in" draw:z-index="0">
<draw:image xlink:href="../Images/FT Chinese Free Version/2023-05-28T23-23-01-00-00/000182664_piclink.jpg" xlink:type="simple" xlink:show="embed" xlink:actuate="onLoad" draw:mime-type="image/jpeg"/>
</draw:frame>
</text:p>
      <text:p text:style-name="P4">
乔•拜登(Joe bids)Try to try to introduce him from a positive side on Saturday night with the Republican House Speaker Kevin McCarthy(Kevin McCarthy)The financial off -war agreement reached by negotiations. The agreement aims to prevent US government debt from being devastated after a week after a week.</text:p>
      <text:p text:style-name="P4">
"The agreement represents a compromise, which means that not everyone can get what they want," said the President of the United States. "This is the responsibility of governing."</text:p>
      <text:p text:style-name="P4">
News Source: <text:a xlink:type="simple" xlink:href="http://www.ftchinese.com/story/001099779" text:style-name="Internet_20_link" text:visited-style-name="Visited_20_Internet_20_Link">
http://www.ftchinese.com/story/001099779</text:a>
</text:p>
      <!--NEWS-->
      <text:h text:style-name="P10" text:outline-level="1">
<text:span text:style-name="T4">
Zibo barbecue explosion highlights the recovery of China's economic recovery (Free Version)</text:span>
</text:h>
      <text:p text:style-name="P4">
Author: Brian Spegele</text:p>
      <text:p text:style-name="P4">
Publisher: 华尔街日报中文网</text:p>
      <text:p text:style-name="P4">
Published Time: 2023-05-28T23:25:00.000Z</text:p>
      <text:p text:style-name="P4">
Modified Time: 2023-05-28T23:25:00.000Z</text:p>
      <text:p text:style-name="P4">
Created Time: 2023-05-26T07:23:00.000Z</text:p>
      <text:p text:style-name="P4">
Description: The rapid rise of Zibo's popularity highlights that the Chinese are more and more interesting and saving money, not luxury consumption. Turning from the old industrial city to a hot punch place in barbecue, the phenomenon of Zibo reflects the bitter reality in the recovery of China's economic epidemic.</text:p>
      <text:p text:style-name="P4">
Images: []</text:p>
      <text:p text:style-name="P4">
Categories: ['经济', '中国经济']</text:p>
      <text:p text:style-name="P4">
Keywords: SYND,LINK:EN|WP-WSJ-0000917715</text:p>
      <text:p text:style-name="P4">
Type: Article</text:p>
      <!--METADATA-->
      <text:p text:style-name="P4">
In this less wealthy Chinese city, tens of thousands of tourists eat grilled lamb skewers every night, and drink cheap beer with plastic cups. These people who came out and played with friends took themselves. Many people went out for the first time after China canceled the new crown epidemic dynamic dynamic clearance policy.</text:p>
      <text:p text:style-name="P4">
News Source: <text:a xlink:type="simple" xlink:href="https://cn.wsj.com/articles/%E6%B7%84%E5%8D%9A%E7%83%A7%E7%83%A4%E7%88%86%E7%81%AB%E5%87%B8%E6%98%BE%E4%B8%AD%E5%9B%BD%E7%BB%8F%E6%B5%8E%E5%A4%8D%E8%8B%8F%E8%BF%98%E6%AC%A0%E7%81%AB%E5%80%99-97dd20f5" text:style-name="Internet_20_link" text:visited-style-name="Visited_20_Internet_20_Link">
https://cn.wsj.com/articles/%E6%B7%84%E5%8D%9A%E7%83%A7%E7%83%A4%E7%88%86%E7%81%AB%E5%87%B8%E6%98%BE%E4%B8%AD%E5%9B%BD%E7%BB%8F%E6%B5%8E%E5%A4%8D%E8%8B%8F%E8%BF%98%E6%AC%A0%E7%81%AB%E5%80%99-97dd20f5</text:a>
</text:p>
      <!--NEWS-->
      <text:h text:style-name="P10" text:outline-level="1">
<text:span text:style-name="T4">
俄在“基辅日”当天对基辅市发动侵乌以来最大规模无人机夜袭</text:span>
</text:h>
      <text:p text:style-name="P4">
Author: chinese@voanews.com (美国之音)</text:p>
      <text:p text:style-name="P4">
Publisher: 美国之音中文网 (Type: NewsMediaOrganization)</text:p>
      <text:p text:style-name="P4">
Published Time: 2023-05-28T23:26:32+08:00</text:p>
      <text:p text:style-name="P4">
Modified Time: 2023-05-29 14:21:37Z</text:p>
      <text:p text:style-name="P4">
Description: 在乌克兰首都基辅星期天（5月28日）准备举行庆祝建市活动之际，俄罗斯连夜对基辅进行了多波次无人机空袭。有关官员说，这次无人机袭击看来是俄罗斯去年2月入侵乌克兰以来规模最大的一次。</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russia-unleashes-largest-drone-attack-on-kyiv-20230528/7112658.html" text:style-name="Internet_20_link" text:visited-style-name="Visited_20_Internet_20_Link">
https://www.voachinese.com/a/russia-unleashes-largest-drone-attack-on-kyiv-20230528/7112658.html</text:a>
</text:p>
      <!--NEWS-->
      <text:h text:style-name="P10" text:outline-level="1">
<text:span text:style-name="T4">
一周世界舆论聚焦：中俄能源合作新动态；中美试图控制紧张关系 (Free Version)</text:span>
</text:h>
      <text:p text:style-name="P4">
Authors: ['为FT中文网撰稿']</text:p>
      <text:p text:style-name="P4">
Publisher: 英国《金融时报》</text:p>
      <text:p text:style-name="P4">
Time: 2023-05-28T23:28:42+00:00</text:p>
      <text:p text:style-name="P4">
Published Time: 2023-05-28T12:00:99+08:00</text:p>
      <text:p text:style-name="P4">
Modified Time: 2023-05-28T19:28:99+08:00</text:p>
      <text:p text:style-name="P4">
Description: Cao Xin: China's energy strategy and subtle adjustments to Russian diplomacy. At the same time, China intentionally adjusts the tension between China and the United States. Of course, this mainly depends on the United States to a fairly extent.</text:p>
      <text:p text:style-name="P4">
Images: ["<text:a xlink:type="simple" xlink:href="https://thumbor.ftacademy.cn/unsafe/picture/6/000182696_piclink.jpg" text:style-name="Internet_20_link" text:visited-style-name="Visited_20_Internet_20_Link">
000182696_pic...</text:a>
"]</text:p>
      <text:p text:style-name="P4">
Themes: ['中俄关系']</text:p>
      <text:p text:style-name="P4">
Keywords: ['中俄关系', '中美关系', '中国外交', '天然气']</text:p>
      <text:p text:style-name="P4">
Type: Article</text:p>
      <!--METADATA-->
      <text:p text:style-name="P4">
<draw:frame draw:style-name="fr1" draw:name="Image42" text:anchor-type="as-char" svg:width="6.9236in" svg:height="3.894525in" draw:z-index="0">
<draw:image xlink:href="../Images/FT Chinese Free Version/2023-05-28T23-28-42-00-00/000182696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Last week, two things related to Chinese diplomacy received widespread attention from world public opinion.</text:p>
      <text:p text:style-name="P4">
First, there has been a new developments in China and Russia's energy cooperation: During the time of Russia's Prime Minister Michase's Beijing visit to China last week, China temporarily sheltered on the project work of Russia's "Siberian Power 2" pipeline that specializes in natural gas to China, let alone say It is ready to start construction. Secondly, China and the United States are trying to control each other's tensions, but they are only at this level; at the same time, the oppositional actions of the two sides have not stopped.</text:p>
      <text:p text:style-name="P4">
The above two things are the latest changes in China's diplomacy last week. The former marked China's energy strategy and subtle adjustments to Russian diplomacy. The latter means that China intends to adjust and ease the tension between China and the United States. Mainly depending on the United States.</text:p>
      <text:p text:style-name="P4">
<text:span text:style-name="T4">
 Not just to reduce the price </text:span>
</text:p>
      <text:p text:style-name="P4">
International public opinion believes that China puts on the "Siberian Power 2" project in order to "delay for a long time that may allow China to have a lower price through the natural gas obtained by the pipeline." But this understanding may be too simple. You know, it has been communicated for this project for several years for this project. This project, when the Russian Prime Minister's visit to China, is completely considered by comprehensive factors. First of all, the Mongolian factors of the project and the motivation to change the energy pipeline route of Russia; ; Of course, it is also a factor, but obviously does not take the primary position.</text:p>
      <text:p text:style-name="P4">
First of all, unlike other Russia's pipelines that transport energy to China, the "Siberian Power 2" pipeline is not only a project between China and Russia. It starts from Russia's Alfa, and needs to cross Mongolia and enter China in Inner Mongolia south. Mongolia. In fact, the starting point of the pipeline Russia Altai and Xinjiang, China have a narrow border channel of dozens of kilometers. If the pipeline enters China from here, and then connects the "Western Qi East Instead" pipeline in Xinjiang, China Shunye.</text:p>
      <text:p text:style-name="P4">
According to industry sources, the author: This pipeline route also considers Xinjiang to enter China through Xinjiang. However, Putin finally changed his mind and changed to Mongolia from the starting point of Russia's Altai, and then entered the East and South China Inner Mongolia. Of course, Mongolia likes this pipeline. It can charge tolls and other service fees from it, and objectively, it has more tools to restrict other countries. To this end, Mongolia was sent to China 30,000 sheep in 2020. In the final analysis, it was to show China to let China agree to this pipeline through Mongolia. However, some elites in Mongolia were affected by the West, and China -Mongolia relations were very complicated because of historical reasons. On the contrary, Russia -Mongolia relations have always been good, which is not possible to be considered by Putin's consideration. Therefore, for China, the security of this energy pipeline that has shifted to China is uncertain, and diplomatic factors also exist.</text:p>
      <text:p text:style-name="P4">
When I was consulting this energy pipeline that year, I once made it clear that China should refuse the route to Mongolia to China, but insist on entering the country from the Altai to Xinjiang. Price can be accepted. At that time, the actual situation was that Russia's negotiation capabilities were very powerful in China -Russia's energy diplomacy and trade; not only that, even in the energy trade between China and the five Central Asian countries, Russia was also improving China's influence.</text:p>
      <text:p text:style-name="P4">
After the Russian and Ukraine War, all this has completely reversed, and China's adjustment of relevant policies is also natural.</text:p>
      <text:p text:style-name="P4">
Secondly, China, as a world -class energy consumption country, is implementing policies to avoid excessive relying on any supply country to supply energy to China. According to international media: China has only a slightly higher natural gas supply that rely on Russia. However, due to the "Siberian Power 2" agreement, coupled with the Russian natural gas supply planned through the existing pipeline, by the early 2030s, China's natural gas dependence on Russia will increase to about 20%. This proportion obviously means that it is too dependent on Russia's energy.</text:p>
      <text:p text:style-name="P4">
Moreover, China is currently actively developing other land energy pipelines to China. International media said: At the China-Central Asian Summit last week, Chinese leaders initiated to accelerate the construction of China-Central Asian natural gas pipelines. The fourth natural gas pipeline. Another data worthy of attention was: Last year, Turkmenistan exported about 35 billion cubic meters of natural gas to China through three channels, while Russia only transported 16 billion cubic meters of natural gas to China through the "Siberian power" pipeline.</text:p>
      <text:p text:style-name="P4">
In this way, China does not have the motivation to start the "Siberian Power 2".</text:p>
      <text:p text:style-name="P4">
Of course, the so -called "dragging for a long time may allow China to have a lower price" that can allow China to obtain through the pipeline ", but this is the safety of energy and energy pipelines, as well as complex China, Russia, Mongolia, and Mongolia. Compared with factors, it can be ignored. And it is understood that this project was originally planned to start at least one year later, so China is not in a hurry, and it may be possible to set aside.</text:p>
      <text:p text:style-name="P4">
<text:span text:style-name="T4">
 China and the United States try to control the tension relationship </text:span>
</text:p>
      <text:p text:style-name="P4">
Another thing that triggered international attention last week was that China and the United States were trying to control and ease the tension between each other, but it was only limited to this level; at almost the same time period, one party's pressure on the other party's pressure on the other party No stop at all. This phenomenon has become the norm for a period of time, and it shows that Sino -US relations are difficult to stable.</text:p>
      <text:p text:style-name="P4">
Last week, the Minister of Commerce in the United States held a talks in Washington. According to the introduction of the Ministry of Commerce of the two countries, the content of the conversation is similar, and the text is almost the same. The Ministry of Commerce of China said: Wang Wentao met with Raymond during the meeting of the Minister of Trade in the Asia -Pacific Economic Cooperation (APEC) Minister of Trade in the United States to express "key concerns" on the United States' economic and trade policy, semiconductor policy, export control, and foreign investment review. The U.S. Department of Commerce said that Raymondo expressed concerns about Beijing's recent action in American companies. The only difference is that China emphasizes that it is not specifically to talk to you, but to participate in a meeting, by the way.</text:p>
      <text:p text:style-name="P4">
The same is true for both parties to each other. China said: the two sides conducted a "frank, professional and constructive" opinion on bilateral trade relations; the United States also stated: "A frank and substantial discussion" shows that both China and the United States actively evaluated each other's talks.</text:p>
      <text:p text:style-name="P4">
All this can only show that both China and the United States are intending to control and ease the relationship between tensions, and the motivation of the United States is of course related to the possible debt defaults, which is directly and clear; China is also for the United States in the field of economic and trade in China and China. The problem came.</text:p>
      <text:p text:style-name="P4">
However, at the same time, almost in the same week, the two sides of the opponent's suppression of each other was almost simultaneously conducted: the United States exported a thorns to Taiwan, and may be sent to the island; China sanctioned the product of the United States Micron. In the same time period, the phenomenon of two parties at the same time, at the same time, is almost normal.</text:p>
      <text:p text:style-name="P4">
This normal nature illustrates the deep alertness of China and the United States for each other, as well as the unreliable unreliable relationship. The prospects of bilateral relations may be: to meet with trouble, and nothing to meet.</text:p>
      <text:p text:style-name="P4">
_ (Note: The author is a policy researcher. This article only represents the author's personal point of view.</text:p>
      <text:p text:style-name="P4">
News Source: <text:a xlink:type="simple" xlink:href="http://www.ftchinese.com/story/001099778" text:style-name="Internet_20_link" text:visited-style-name="Visited_20_Internet_20_Link">
http://www.ftchinese.com/story/001099778</text:a>
</text:p>
      <!--NEWS-->
      <text:h text:style-name="P10" text:outline-level="1">
<text:span text:style-name="T4">
The North Korean Labor Party's high -level plan held a meeting to review the implementation of economic policy in June</text:span>
</text:h>
      <text:p text:style-name="P4">
Publisher: 法新社</text:p>
      <text:p text:style-name="P4">
Published Time: 2023-05-29T-10:32:08+00:00</text:p>
      <text:p text:style-name="P4">
Modified Time: 2023-05-29T11:20:03+00:00</text:p>
      <text:p text:style-name="P4">
Description: (Agence France -Presse, Seoul, 29th) North Korean official media reported today that the ruling party will hold high -level meetings in June to review economic polic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3" text:anchor-type="as-char" svg:width="6.9236in" svg:height="3.617581in" draw:z-index="0">
<draw:image xlink:href="../Images/rficn/2023-05-29T-10-32-08-00-00/000000.png" xlink:type="simple" xlink:show="embed" xlink:actuate="onLoad" draw:mime-type="image/png"/>
</draw:frame>
Agence France -Presse reported that the North Korean economy with nuclear weapons is quite fragile. The Pyongyang government has taken priority to consider the military and nuclear military programs instead of fully satisfying the people's needs.</text:p>
      <text:p text:style-name="P4">
North Korea Central Communications (KCNA) reported that the upcoming meeting of the Central Committee of the Labor Party will evaluate the implementation of the national economic plan in the first half of 2023.</text:p>
      <text:p text:style-name="P4">
North Korea implemented a strict blockade in early 2020 to curb the spread of COVID-19 (2019 coronary virus disease), and it was not resumed until last year that some trade with China was restored.</text:p>
      <text:p text:style-name="P4">
The Labor Party held a high -level meeting in February this year to solve the shortage of food and agricultural problems.</text:p>
      <text:p text:style-name="P4">
In that meeting, North Korean leader Kim Jong -un asked officials to ensure that the food production goals were "be sure to achieve".</text:p>
      <text:p text:style-name="P4">
North Korea's cycle suffered famine, and a famine in the 1990s killed hundreds of thousands of people; some people even estimated that this famine had taken up millions of life.</text:p>
      <text:p text:style-name="P4">
Despite the difficult economic situation, North Korea has conducted a series of record weapon tests this year, including its first solid fuel ballistic missile, which is a major technological breakthrough.</text:p>
      <text:p text:style-name="P4">
News Source: <text:a xlink:type="simple" xlink:href="https://www.rfi.fr/cn/%E5%9B%BD%E9%99%85%E6%8A%A5%E9%81%93/20230529-%E5%8C%97%E9%9F%A9%E5%8A%B3%E5%8A%A8%E5%85%9A%E9%AB%98%E5%B1%82%E8%AE%A1%E7%94%BB6%E6%9C%88%E5%8F%AC%E5%BC%80%E4%BC%9A%E8%AE%AE-%E5%AE%A1%E6%9F%A5%E7%BB%8F%E6%B5%8E%E6%94%BF%E7%AD%96%E6%89%A7%E8%A1%8C%E7%8A%B6%E5%86%B5" text:style-name="Internet_20_link" text:visited-style-name="Visited_20_Internet_20_Link">
https://www.rfi.fr/cn/%E5%9B%BD%E9%99%85%E6%8A%A5%E9%81%93/20230529-%E5%8C%97%E9%9F%A9%E5%8A%B3%E5%8A%A8%E5%85%9A%E9%AB%98%E5%B1%82%E8%AE%A1%E7%94%BB6%E6%9C%88%E5%8F%AC%E5%BC%80%E4%BC%9A%E8%AE%AE-%E5%AE%A1%E6%9F%A5%E7%BB%8F%E6%B5%8E%E6%94%BF%E7%AD%96%E6%89%A7%E8%A1%8C%E7%8A%B6%E5%86%B5</text:a>
</text:p>
      <!--NEWS-->
      <text:h text:style-name="P10" text:outline-level="1">
<text:span text:style-name="T4">
港股收低</text:span>
</text:h>
      <text:p text:style-name="P4">
Publisher: 法新社</text:p>
      <text:p text:style-name="P4">
Published Time: 2023-05-29T-17:02:10+00:00</text:p>
      <text:p text:style-name="P4">
Modified Time: 2023-05-29T08:35:01+00:00</text:p>
      <text:p text:style-name="P4">
Description: (Agence France -Presse, Hong Kong, 29th) The Hong Kong stock market closed today. Investors are now anxiously staring at whether the US Congress has passed the bill to increase the upper limit of US debt bonds and avoid breach of contrac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4" text:anchor-type="as-char" svg:width="6.9236in" svg:height="3.617581in" draw:z-index="0">
<draw:image xlink:href="../Images/rficn/2023-05-29T-17-02-10-00-00/000000.png" xlink:type="simple" xlink:show="embed" xlink:actuate="onLoad" draw:mime-type="image/png"/>
</draw:frame>
The Hang Seng Index fell 195.81 points, a decrease of 1.04%, closing at 18551.11 points.</text:p>
      <text:p text:style-name="P4">
The Shanghai Comprehensive stock price index rose 8.94 points, or 0.28%, closed at 3221.45 points; the Shenzhen Comprehensive stock price index fell 10.34 points, or 0.51%, closed at 2002.15.</text:p>
      <text:p text:style-name="P4">
News Source: <text:a xlink:type="simple" xlink:href="https://www.rfi.fr/cn/%E8%B4%A2%E7%BB%8F%E5%BF%AB%E8%AE%AF/20230529-%E6%B8%AF%E8%82%A1%E6%94%B6%E4%BD%8E" text:style-name="Internet_20_link" text:visited-style-name="Visited_20_Internet_20_Link">
https://www.rfi.fr/cn/%E8%B4%A2%E7%BB%8F%E5%BF%AB%E8%AE%AF/20230529-%E6%B8%AF%E8%82%A1%E6%94%B6%E4%BD%8E</text:a>
</text:p>
      <!--NEWS-->
      <text:h text:style-name="P10" text:outline-level="1">
<text:span text:style-name="T4">
Ukraine: Kiev was repeatedly attacked by Russia's large -scale air strike on May 15th</text:span>
</text:h>
      <text:p text:style-name="P4">
Publisher: 法新社</text:p>
      <text:p text:style-name="P4">
Published Time: 2023-05-29T-24:32:09+00:00</text:p>
      <text:p text:style-name="P4">
Modified Time: 2023-05-29T07:20:06+00:00</text:p>
      <text:p text:style-name="P4">
Description: (France -France -France -France, Kiev, 29th) Ukraine said that Russia launched a new wave of air strikes on Kiev, the capital of Ukraine. Ukraine said the Ukraine shot down more than 40 targets and once again resisted Russia's bomb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3.617581in" draw:z-index="0">
<draw:image xlink:href="../Images/rficn/2023-05-29T-24-32-09-00-00/000000.png" xlink:type="simple" xlink:show="embed" xlink:actuate="onLoad" draw:mime-type="image/png"/>
</draw:frame>
Ukrainian officials said that this was the 15th air strike of Kiev in Russia in May, and it was also the second night attack. Kiev has no major losses or casualties.</text:p>
      <text:p text:style-name="P4">
Since the beginning of the year, the city of Kiev has basically been exempted from the Russian army. However, this month, residents of Kiev City had to face the air strike warning and explosion almost every night.</text:p>
      <text:p text:style-name="P4">
Late at night on the 27th to the early morning of yesterday, Russia's largest drone bombing since the start of the war in Kiev, and late yesterday to early morning, the residents of Kiev's city once again faced a threat from the sky.</text:p>
      <text:p text:style-name="P4">
Vitali Klitschko, the mayor of Kiev, said on Telegram: "This is another sad night in the capital."</text:p>
      <text:p text:style-name="P4">
But he said that he did not receive major casualties or notifications.</text:p>
      <text:p text:style-name="P4">
The Military Government of Kiev pointed out that Russia today uses the SHAHED attack drone and cruise missiles to launch an air strike.</text:p>
      <text:p text:style-name="P4">
News Source: <text:a xlink:type="simple" xlink:href="https://www.rfi.fr/cn/%E5%9B%BD%E9%99%85%E6%8A%A5%E9%81%93/20230529-%E4%B9%8C%E5%85%8B%E5%85%B0-%E5%9F%BA%E8%BE%85%E5%86%8D%E9%81%AD%E4%BF%84%E5%A4%A7%E8%A7%84%E6%A8%A1%E7%A9%BA%E8%A2%AD-5%E6%9C%88%E7%AC%AC15%E5%BA%A6" text:style-name="Internet_20_link" text:visited-style-name="Visited_20_Internet_20_Link">
https://www.rfi.fr/cn/%E5%9B%BD%E9%99%85%E6%8A%A5%E9%81%93/20230529-%E4%B9%8C%E5%85%8B%E5%85%B0-%E5%9F%BA%E8%BE%85%E5%86%8D%E9%81%AD%E4%BF%84%E5%A4%A7%E8%A7%84%E6%A8%A1%E7%A9%BA%E8%A2%AD-5%E6%9C%88%E7%AC%AC15%E5%BA%A6</text:a>
</text:p>
      <!--NEWS-->
      <text:h text:style-name="P10" text:outline-level="1">
<text:span text:style-name="T4">
The historic decision in El section is victorious to say that people are united in the country</text:span>
</text:h>
      <text:p text:style-name="P4">
Publisher: 法新社</text:p>
      <text:p text:style-name="P4">
Published Time: 2023-05-29T-26:32:09+00:00</text:p>
      <text:p text:style-name="P4">
Modified Time: 2023-05-29T07:20:05+00:00</text:p>
      <text:p text:style-name="P4">
Description: (AFP Istanbul, 29th) Turkish President El section won in a historic selection today, and continued his term until 2028. In the 20 years of politics, he brought many changes to the native country, but also caused the society to fall into a high degree of division. After he won the election, he called on the Chinese to unit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3.617581in" draw:z-index="0">
<draw:image xlink:href="../Images/rficn/2023-05-29T-26-32-09-00-00/000000.png" xlink:type="simple" xlink:show="embed" xlink:actuate="onLoad" draw:mime-type="image/png"/>
</draw:frame>
The 69 -year -old Recep Tayyip Erdogan has overcome the worst economic crisis since the generation of Turkey, as well as the most powerful challenges such as the Islamic grass root party that has always been in the wild league.</text:p>
      <text:p text:style-name="P4">
The activity of Taksim Square, the landmark of Istanbul, fell into a pause, and Ankara Presidential Palace was crowded.</text:p>
      <text:p text:style-name="P4">
17 -year -old Nisa Sivaslioglu said in Ankara: "The people of our country have chosen the right person. I hope that El section can add another pen to his faithful achievements."</text:p>
      <text:p text:style-name="P4">
Al Duan led a large number of supporters outside the Presidential Palace to celebrate, and continuous cars were celebrated by the horn on the street.</text:p>
      <text:p text:style-name="P4">
El section said to the crowd who danked and waved the banner: "We all tell everyone all the way to unite and do not distinguish between you and me."</text:p>
      <text:p text:style-name="P4">
Ael section said to supporters: "Today, Turkey is the only winner. I am very grateful to every people in our country and give us the responsibility of governing the country for 5 years."</text:p>
      <text:p text:style-name="P4">
The supporters of El section also gathered outside the residence of his Istanbul and shouted "Allah to Da".</text:p>
      <text:p text:style-name="P4">
A woman wearing a headscarf with an El section said, "I hope that everything will become better."</text:p>
      <text:p text:style-name="P4">
Another supporter said that Turki would become stronger for 5 years in administration.</text:p>
      <text:p text:style-name="P4">
He said: "Every country in the world has problems, and the same in European countries ... Under strong and powerful leadership, we will overcome the problems encountered by Turkey."</text:p>
      <text:p text:style-name="P4">
The almost completed invoicing results showed that El section defeated the left -wing opposition leader Kemal Kilicdaroglu with 4 percentage, and the congratulations of all countries came.</text:p>
      <text:p text:style-name="P4">
U.S. President Biden said in the tweet: "As an allies of the North Atlantic Treaty (NATO), I look forward to continuing to cooperate with bilateral issues and common global challenges."</text:p>
      <text:p text:style-name="P4">
Russian President VladimirPutin also congratulated the El section for success. He said that the victory of El section in the election was a logical result under the work of the head of state of the Republic of Turkey. It is also the support of the Turkish people. Seeking clear evidence of independent foreign policy.</text:p>
      <text:p text:style-name="P4">
The Ukrainian President Volodymyr ZELENSKYY said "for Europe's security and stability", he hopes to continue to cooperate with El segments.</text:p>
      <text:p text:style-name="P4">
French President Emmanuel Macron congratulated El Duan that France and Turkey would "face huge challenges together."</text:p>
      <text:p text:style-name="P4">
In addition, former US President Trump, Iranian President Ebrahim Raisi, Israel President Isaac Herzog, Saudi Arabian Kingsalman, and European countries and the Arab world leaders have also brought Ai Ai Send a congratulations. (Translator: Liu Wenyu/Calculating Draft: Chen Yuting)</text:p>
      <text:p text:style-name="P4">
News Source: <text:a xlink:type="simple" xlink:href="https://www.rfi.fr/cn/%E5%9B%BD%E9%99%85%E6%8A%A5%E9%81%93/20230529-%E8%89%BE%E5%B0%94%E6%AE%B5%E5%8E%86%E5%8F%B2%E6%80%A7%E5%86%B3%E9%80%89%E8%83%9C%E5%87%BA-%E5%90%81%E5%9B%BD%E4%BA%BA%E5%9B%A2%E7%BB%93%E4%B8%80%E5%BF%83" text:style-name="Internet_20_link" text:visited-style-name="Visited_20_Internet_20_Link">
https://www.rfi.fr/cn/%E5%9B%BD%E9%99%85%E6%8A%A5%E9%81%93/20230529-%E8%89%BE%E5%B0%94%E6%AE%B5%E5%8E%86%E5%8F%B2%E6%80%A7%E5%86%B3%E9%80%89%E8%83%9C%E5%87%BA-%E5%90%81%E5%9B%BD%E4%BA%BA%E5%9B%A2%E7%BB%93%E4%B8%80%E5%BF%83</text:a>
</text:p>
      <!--NEWS-->
      <text:h text:style-name="P10" text:outline-level="1">
<text:span text:style-name="T4">
The United Nations issued an emergency action for Haiti and Sudan Famine Alert</text:span>
</text:h>
      <text:p text:style-name="P4">
Publisher: 法新社</text:p>
      <text:p text:style-name="P4">
Published Time: 2023-05-29T-5:32:09+00:00</text:p>
      <text:p text:style-name="P4">
Modified Time: 2023-05-29T11:05:04+00:00</text:p>
      <text:p text:style-name="P4">
Description: (Agence France -Presse, Rome, 29th) The United Nations Food and Agriculture Organization and the World Grain Program warning today, Haiti, Bugner, Mali, and Sudan are included in the United Nations ’s highest alert list of grain safety, and called on the international community to take“ emergency ”operatio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3.617581in" draw:z-index="0">
<draw:image xlink:href="../Images/rficn/2023-05-29T-5-32-09-00-00/000000.png" xlink:type="simple" xlink:show="embed" xlink:actuate="onLoad" draw:mime-type="image/png"/>
</draw:frame>
The Food and Agriculture Organization and World FoodProgramme said that Afghanistan, Nigeria, Somalia, South Sudan, and Yemen are still at the highest alert level.</text:p>
      <text:p text:style-name="P4">
The United Nations Food and Agriculture Organization and the World Food Program pointed out in the joint report that Haiti, Sudan, and the Berpana Faso and Mali in the Sahel area across the East and West Africa are now included in the highest alert list.</text:p>
      <text:p text:style-name="P4">
The report pointed out that the Pochina Faso and Malima, which were stabbed by the jihad, and the sea of people and the people of the Sudan, which have recently broke out, and the flow of people and cargo in the recent conflict.</text:p>
      <text:p text:style-name="P4">
The report emphasized that all the hot spots on the highest alert list are "the community is facing or estimated to face the risk of famine or caught in a catastrophic situation."</text:p>
      <text:p text:style-name="P4">
In the report, the risk of the Sudan crisis spread, and stated that the world may usher in the El Nino phenomenon (El Nino), which has increased the fear of the global fragile country for extreme climate.</text:p>
      <text:p text:style-name="P4">
The phenomenon of holy babies refers to the natural phenomenon of superficial seawater near the Pacific and East Pacific equator.</text:p>
      <text:p text:style-name="P4">
In the report, "the unexpected climate mode changes will bring a significant impact on several hotspots." This includes the rainfall of Dry Corridor of Centralamerica, which is lower than the average rainfall, and the corner of the Shahr and Africa may be impacted by continuous extreme climate events.</text:p>
      <text:p text:style-name="P4">
News Source: <text:a xlink:type="simple" xlink:href="https://www.rfi.fr/cn/%E5%9B%BD%E9%99%85%E6%8A%A5%E9%81%93/20230529-%E8%81%94%E5%90%88%E5%9B%BD%E5%8F%91%E5%B8%83%E6%B5%B7%E5%9C%B0%E5%92%8C%E8%8B%8F%E4%B8%B9%E9%A5%A5%E8%8D%92%E8%AD%A6%E6%88%92-%E5%90%81%E9%87%87%E5%8F%96%E7%B4%A7%E6%80%A5%E8%A1%8C%E5%8A%A8" text:style-name="Internet_20_link" text:visited-style-name="Visited_20_Internet_20_Link">
https://www.rfi.fr/cn/%E5%9B%BD%E9%99%85%E6%8A%A5%E9%81%93/20230529-%E8%81%94%E5%90%88%E5%9B%BD%E5%8F%91%E5%B8%83%E6%B5%B7%E5%9C%B0%E5%92%8C%E8%8B%8F%E4%B8%B9%E9%A5%A5%E8%8D%92%E8%AD%A6%E6%88%92-%E5%90%81%E9%87%87%E5%8F%96%E7%B4%A7%E6%80%A5%E8%A1%8C%E5%8A%A8</text:a>
</text:p>
      <!--NEWS-->
      <text:h text:style-name="P10" text:outline-level="1">
<text:span text:style-name="T4">
This investment book 32 years ago is now sold to thousands of dollars (Free Version)</text:span>
</text:h>
      <text:p text:style-name="P4">
Author: Spencer Jakab</text:p>
      <text:p text:style-name="P4">
Publisher: 华尔街日报中文网</text:p>
      <text:p text:style-name="P4">
Published Time: 2023-05-29T-6:40:00.000Z</text:p>
      <text:p text:style-name="P4">
Modified Time: 2023-05-29T05:40:00.000Z</text:p>
      <text:p text:style-name="P4">
Created Time: 2023-05-28T23:15:00.000Z</text:p>
      <text:p text:style-name="P4">
Description: 基金经理赛思·卡拉曼的一本绝版书价格被抬到数千元，藏有这本书的图书馆甚至要采取特别的安保措施。究其原因，据称自上世纪80年代以来，卡拉曼年均回报率达到惊人的20%。“你恐怕很难找到一个这么厉害的投资者。”</text:p>
      <text:p text:style-name="P4">
Images: []</text:p>
      <text:p text:style-name="P4">
Categories: ['派', '非常之道']</text:p>
      <text:p text:style-name="P4">
Keywords: SYND,LINK:EN|WP-WSJ-0000872992</text:p>
      <text:p text:style-name="P4">
Type: Article</text:p>
      <!--METADATA-->
      <text:p text:style-name="P4">
Passing through the New York Public Library(New York Public Library)The famous lion in front of the main hall is picked up. In addition to using a large number of books that can be borrowed by a book card, there are some rare books, such as Shakespeare, which has been four hundred years ago,(Shakespeare)"First Payment"(Firstfol), Even the "Gutengbao Bible", which has a longer history(Gutenberg Bible)Essence (Translation: The former is the name taken by modern scholars for the first Shakespeare script collection; the latter is the earliest print book of the Latin Bible.)</text:p>
      <text:p text:style-name="P4">
News Source: <text:a xlink:type="simple" xlink:href="https://cn.wsj.com/articles/32%E5%B9%B4%E5%89%8D%E7%9A%84%E8%BF%99%E6%9C%AC%E6%8A%95%E8%B5%84%E7%B1%BB%E4%B9%A6%E7%B1%8D%E7%8E%B0%E5%9C%A8%E5%8D%96%E5%88%B0%E5%87%A0%E5%8D%83%E7%BE%8E%E5%85%83-d679bc28" text:style-name="Internet_20_link" text:visited-style-name="Visited_20_Internet_20_Link">
https://cn.wsj.com/articles/32%E5%B9%B4%E5%89%8D%E7%9A%84%E8%BF%99%E6%9C%AC%E6%8A%95%E8%B5%84%E7%B1%BB%E4%B9%A6%E7%B1%8D%E7%8E%B0%E5%9C%A8%E5%8D%96%E5%88%B0%E5%87%A0%E5%8D%83%E7%BE%8E%E5%85%83-d679bc28</text:a>
</text:p>
      <!--NEWS-->
      <text:h text:style-name="P10" text:outline-level="1">
<text:span text:style-name="T4">
Kiev heard the explosion again during the day after the night attack</text:span>
</text:h>
      <text:p text:style-name="P4">
Publisher: 法新社</text:p>
      <text:p text:style-name="P4">
Published Time: 2023-05-29T-8:32:08+00:00</text:p>
      <text:p text:style-name="P4">
Modified Time: 2023-05-29T11:05:05+00:00</text:p>
      <text:p text:style-name="P4">
Description: (AFP, Kiev, 29th) After the Ukrainian air defense system once again repelled the air strikes launched by Russia last night, starting at around 11:10 am today, Agence France -Presse reporters heard at least 10 explosions in the capital Kiev.</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3.617581in" draw:z-index="0">
<draw:image xlink:href="../Images/rficn/2023-05-29T-8-32-08-00-00/000000.png" xlink:type="simple" xlink:show="embed" xlink:actuate="onLoad" draw:mime-type="image/png"/>
</draw:frame>
Kyiv Mayor Vitali Klitschko pointed out that the "city center area" rarely exploded during the day, and he asked residents to stay in a shelter.</text:p>
      <text:p text:style-name="P4">
A few minutes later he said: "The attack on Kiev continued."</text:p>
      <text:p text:style-name="P4">
Crechto said that the rocket wreckage was burning on the road in the northern part of Kiev, and the rescue unit was extinguishing the fire.</text:p>
      <text:p text:style-name="P4">
After the air strike alert, the Kiev Municipal Government said that the air defense system operated over the capital.</text:p>
      <text:p text:style-name="P4">
Kiev has been relatively calm since the beginning of this year, but this month has been hit almost every night, but the air strikes in May generally occur in the evening.</text:p>
      <text:p text:style-name="P4">
News Source: <text:a xlink:type="simple" xlink:href="https://www.rfi.fr/cn/%E5%9B%BD%E9%99%85%E6%8A%A5%E9%81%93/20230529-%E5%9F%BA%E8%BE%85%E9%81%AD%E5%A4%9C%E8%A2%AD%E5%90%8E-%E7%99%BD%E5%A4%A9%E5%86%8D%E9%97%BB%E7%88%86%E7%82%B8%E5%A3%B0" text:style-name="Internet_20_link" text:visited-style-name="Visited_20_Internet_20_Link">
https://www.rfi.fr/cn/%E5%9B%BD%E9%99%85%E6%8A%A5%E9%81%93/20230529-%E5%9F%BA%E8%BE%85%E9%81%AD%E5%A4%9C%E8%A2%AD%E5%90%8E-%E7%99%BD%E5%A4%A9%E5%86%8D%E9%97%BB%E7%88%86%E7%82%B8%E5%A3%B0</text:a>
</text:p>
      <!--NEWS-->
      <text:h text:style-name="P10" text:outline-level="1">
<text:span text:style-name="T4">
中国商飞C919完成首次商业飞行 (Free Version)</text:span>
</text:h>
      <text:p text:style-name="P4">
Authors: ['白艾德']</text:p>
      <text:p text:style-name="P4">
Publisher: 英国《金融时报》</text:p>
      <text:p text:style-name="P4">
Time: 2023-05-29T00:21:37+00:00</text:p>
      <text:p text:style-name="P4">
Published Time: 2023-05-28T12:00:99+08:00</text:p>
      <text:p text:style-name="P4">
Modified Time: 2023-05-28T20:20:99+08:00</text:p>
      <text:p text:style-name="P4">
Description: The first passenger aircraft independently developed by China completed its first commercial flight, marking that China's technology independence ushered in a symbolic moment.</text:p>
      <text:p text:style-name="P4">
Images: ["<text:a xlink:type="simple" xlink:href="https://thumbor.ftacademy.cn/unsafe/picture/1/000182661_piclink.jpg" text:style-name="Internet_20_link" text:visited-style-name="Visited_20_Internet_20_Link">
000182661_pic...</text:a>
"]</text:p>
      <text:p text:style-name="P4">
Themes: ['中国商飞']</text:p>
      <text:p text:style-name="P4">
Keywords: ['中国商飞', '飞机制造', 'C919', '航空', '工业']</text:p>
      <text:p text:style-name="P4">
Type: Article</text:p>
      <!--METADATA-->
      <text:p text:style-name="P4">
<draw:frame draw:style-name="fr1" draw:name="Image49" text:anchor-type="as-char" svg:width="6.9236in" svg:height="3.901286in" draw:z-index="0">
<draw:image xlink:href="../Images/FT Chinese Free Version/2023-05-29T00-21-37-00-00/000182661_piclink.jpg" xlink:type="simple" xlink:show="embed" xlink:actuate="onLoad" draw:mime-type="image/jpeg"/>
</draw:frame>
The first passenger aircraft independently developed by China has completed the first commercial flight, which marks that China's technology independence ushered in a symbolic moment, and the project has experienced many years of delay.</text:p>
      <text:p text:style-name="P4">
The single -channel C919 passenger plane flew from Shanghai to Beijing on Sunday. Previously, the aircraft had developed for more than ten years and received an estimated $ 72 billion in support from Beijing.</text:p>
      <text:p text:style-name="P4">
News Source: <text:a xlink:type="simple" xlink:href="http://www.ftchinese.com/story/001099780" text:style-name="Internet_20_link" text:visited-style-name="Visited_20_Internet_20_Link">
http://www.ftchinese.com/story/001099780</text:a>
</text:p>
      <!--NEWS-->
      <text:h text:style-name="P10" text:outline-level="1">
<text:span text:style-name="T4">
Hong Kong's second largest democratic party was forced to dissolve analysis: Mild routes came to the end</text:span>
</text:h>
      <text:p text:style-name="P4">
Author: chinese@voanews.com (高锋)</text:p>
      <text:p text:style-name="P4">
Publisher: 美国之音中文网 (Type: NewsMediaOrganization)</text:p>
      <text:p text:style-name="P4">
Published Time: 2023-05-29T00:23:43+08:00</text:p>
      <text:p text:style-name="P4">
Modified Time: 2023-05-29 10:17:57Z</text:p>
      <text:p text:style-name="P4">
Description: The Hong Kong Democratic Party, which has been established for more than 17 years, attracted the support of the middle class with a professional image. After the dissolution was announced on May 27, it was then bombarded by the Hong Kong pro -Beijing media. Through liquidation, the party intends to cover up illegal funding from overseas. Some observers condemned the pro -Beijing camp in order to discredit the Hong Kong democratic faction, and they used everything.</text:p>
      <text:p text:style-name="P4">
Videos: []</text:p>
      <text:p text:style-name="P4">
Images: []</text:p>
      <text:p text:style-name="P4">
Categories: ['港澳', '人权', '中国', '法律', '新闻自由']</text:p>
      <text:p text:style-name="P4">
Type: None</text:p>
      <!--METADATA-->
      <text:p text:style-name="P4">
Nonenone</text:p>
      <text:p text:style-name="P4">
News Source: <text:a xlink:type="simple" xlink:href="https://www.voachinese.com/a/hong-kong-s-pro-democracy-civic-party-dissolved-under-pressure-20230528/7112687.html" text:style-name="Internet_20_link" text:visited-style-name="Visited_20_Internet_20_Link">
https://www.voachinese.com/a/hong-kong-s-pro-democracy-civic-party-dissolved-under-pressure-20230528/7112687.html</text:a>
</text:p>
      <!--NEWS-->
      <text:h text:style-name="P10" text:outline-level="1">
<text:span text:style-name="T4">
Dutch Minister of Foreign Trade: European green transformation must not be without China</text:span>
</text:h>
      <text:p text:style-name="P4">
Authors: ['艾丽斯•汉考克', '安迪•邦兹']</text:p>
      <text:p text:style-name="P4">
Publisher: 英国《金融时报》</text:p>
      <text:p text:style-name="P4">
Time: 2023-05-29T01:08:36+00:00</text:p>
      <text:p text:style-name="P4">
Published Time: 2023-05-28T12:00:99+08:00</text:p>
      <text:p text:style-name="P4">
Modified Time: 2023-05-28T21:02:99+08:00</text:p>
      <text:p text:style-name="P4">
Description: Schuronalhr said that the Dutch "has a solid trade relationship" and "we need to be more sustainable and green transformation in our economy, we need to be with each other."</text:p>
      <text:p text:style-name="P4">
Images: ["<text:a xlink:type="simple" xlink:href="https://thumbor.ftacademy.cn/unsafe/picture/2/000182662_piclink.jpg" text:style-name="Internet_20_link" text:visited-style-name="Visited_20_Internet_20_Link">
000182662_pic...</text:a>
"]</text:p>
      <text:p text:style-name="P4">
Themes: ['中欧关系']</text:p>
      <text:p text:style-name="P4">
Keywords: ['中欧关系', '中荷关系', '欧盟', '绿色经济', '可再生能源', '脱钩', '贸易', '阿斯麦', '荷兰']</text:p>
      <text:p text:style-name="P4">
Type: Article</text:p>
      <!--METADATA-->
      <text:p text:style-name="P4">
<draw:frame draw:style-name="fr1" draw:name="Image50" text:anchor-type="as-char" svg:width="6.9236in" svg:height="3.894525in" draw:z-index="0">
<draw:image xlink:href="../Images/FT Chinese Free Version/2023-05-29T01-08-36-00-00/000182662_piclink.jpg" xlink:type="simple" xlink:show="embed" xlink:actuate="onLoad" draw:mime-type="image/jpeg"/>
</draw:frame>
The Dutch Minister of Foreign Trade warns that European green transformation will be impossible without China. The European Union is currently trying to get rid of part of the economic dependence of China's Asian power.</text:p>
      <text:p text:style-name="P4">
The western economy is facing a dilemma: it is necessary to reduce the dependence on the supply chain of China, but also see the domestic cleaning technologies such as solar energy and automobile batteries -the industry is dominated by Chinese enterprises -increased demand. Although the United States is "decoupling" with China, Europe has become more cautious in this regard, because its economy is more dependent on Asia, and it has been due to Vladimir Putin(Vladimir Putin)入侵乌克兰后欧盟停止从俄罗斯进口能源和原材料而受到打击。</text:p>
      <text:p text:style-name="P4">
News Source: <text:a xlink:type="simple" xlink:href="http://www.ftchinese.com/story/001099782" text:style-name="Internet_20_link" text:visited-style-name="Visited_20_Internet_20_Link">
http://www.ftchinese.com/story/001099782</text:a>
</text:p>
      <!--NEWS-->
      <text:h text:style-name="P10" text:outline-level="1">
<text:span text:style-name="T4">
Lex专栏：热浪给空调制造商带来重振的机会 (Free Version)</text:span>
</text:h>
      <text:p text:style-name="P4">
Authors: ['Lex专栏']</text:p>
      <text:p text:style-name="P4">
Publisher: 英国《金融时报》</text:p>
      <text:p text:style-name="P4">
Time: 2023-05-29T01:12:48+00:00</text:p>
      <text:p text:style-name="P4">
Published Time: 2023-05-28T12:00:99+08:00</text:p>
      <text:p text:style-name="P4">
Modified Time: 2023-05-28T21:11:99+08:00</text:p>
      <text:p text:style-name="P4">
Description: With the increase in income, more people have the conditions to reduce the pain of hot weather, and in recent years, air -conditioning manufacturers who have performed well can expect sales to increase.</text:p>
      <text:p text:style-name="P4">
Images: ["<text:a xlink:type="simple" xlink:href="https://thumbor.ftacademy.cn/unsafe/picture/0/000182670_piclink.jpg" text:style-name="Internet_20_link" text:visited-style-name="Visited_20_Internet_20_Link">
000182670_pic...</text:a>
"]</text:p>
      <text:p text:style-name="P4">
Themes: ['家电']</text:p>
      <text:p text:style-name="P4">
Keywords: ['家电', '空调', '消费', '格力', '美的', '大金', 'LG', '海尔', '天气']</text:p>
      <text:p text:style-name="P4">
Type: Article</text:p>
      <!--METADATA-->
      <text:p text:style-name="P4">
<draw:frame draw:style-name="fr1" draw:name="Image51" text:anchor-type="as-char" svg:width="6.9236in" svg:height="3.901286in" draw:z-index="0">
<draw:image xlink:href="../Images/FT Chinese Free Version/2023-05-29T01-12-48-00-00/000182670_piclink.jpg" xlink:type="simple" xlink:show="embed" xlink:actuate="onLoad" draw:mime-type="image/jpeg"/>
</draw:frame>
</text:p>
      <text:p text:style-name="P4">
冷气很热门。夏季还没正式到来前，亚洲就已经经历了高达49摄氏度的创纪录高温。随着收入增加让更多人有条件减轻炎热天气的痛苦，空调制造商可以期待销量激增。</text:p>
      <text:p text:style-name="P4">
日本官员上周五对近年死于中暑的人数表示担忧。据政府透露，在东京，去年夏天中暑死亡的人中，约有90%生前未能用上空调。政府希望建立冷气庇护所，并鼓励老年人使用空调。</text:p>
      <text:p text:style-name="P4">
News Source: <text:a xlink:type="simple" xlink:href="http://www.ftchinese.com/story/001099783" text:style-name="Internet_20_link" text:visited-style-name="Visited_20_Internet_20_Link">
http://www.ftchinese.com/story/001099783</text:a>
</text:p>
      <!--NEWS-->
      <text:h text:style-name="P10" text:outline-level="1">
<text:span text:style-name="T4">
Newborn improvement efficiency is expected to achieve continuous profit (Free Version)</text:span>
</text:h>
      <text:p text:style-name="P4">
Authors: ['咏竹坊']</text:p>
      <text:p text:style-name="P4">
Publisher: 英国《金融时报》</text:p>
      <text:p text:style-name="P4">
Time: 2023-05-29T01:14:52+00:00</text:p>
      <text:p text:style-name="P4">
Published Time: 2023-03-21T12:00:99+08:00</text:p>
      <text:p text:style-name="P4">
Modified Time: 2023-03-22T07:13:99+08:00</text:p>
      <text:p text:style-name="P4">
Description: 该回收专家去年四季度录得经调整后的连续第二个季度盈利，并可能在2023年实现全年经调整后盈利。</text:p>
      <text:p text:style-name="P4">
Images: ["<text:a xlink:type="simple" xlink:href="https://thumbor.ftacademy.cn/unsafe/picture/9/000175159_piclink.jpg" text:style-name="Internet_20_link" text:visited-style-name="Visited_20_Internet_20_Link">
000175159_pic...</text:a>
"]</text:p>
      <text:p text:style-name="P4">
Themes: ['专栏', '咏竹坊']</text:p>
      <text:p text:style-name="P4">
Keywords: ['咏竹坊', '万物新生', '回收']</text:p>
      <text:p text:style-name="P4">
Type: Article</text:p>
      <!--METADATA-->
      <text:p text:style-name="P4">
<draw:frame draw:style-name="fr1" draw:name="Image52" text:anchor-type="as-char" svg:width="6.9236in" svg:height="3.894525in" draw:z-index="0">
<draw:image xlink:href="../Images/FT Chinese Free Version/2023-05-29T01-14-52-00-00/000175159_piclink.jpg" xlink:type="simple" xlink:show="embed" xlink:actuate="onLoad" draw:mime-type="image/jpeg"/>
</draw:frame>
</text:p>
      <text:p text:style-name="P4">
<text:span text:style-name="T4">
作者阳歌，本文只代表作者本人观点。</text:span>
</text:p>
      <text:p text:style-name="P4">
回收利用的核心在于加长商品的使用年限，从而能产生更多的回报。但中国回收行业的领导者万物新生集团(RERE.US)In the latest financial report, it gives new meaning to this concept, because its second -hand product recovery catalog is becoming increasingly rich, such as renovating smartphones to luxury goods, and even more returns from famous wine.</text:p>
      <text:p text:style-name="P4">
News Source: <text:a xlink:type="simple" xlink:href="http://www.ftchinese.com/story/001099110" text:style-name="Internet_20_link" text:visited-style-name="Visited_20_Internet_20_Link">
http://www.ftchinese.com/story/001099110</text:a>
</text:p>
      <!--NEWS-->
      <text:h text:style-name="P10" text:outline-level="1">
<text:span text:style-name="T4">
Consumption recovery to promote mobile phones for new boosts of all things (free version)</text:span>
</text:h>
      <text:p text:style-name="P4">
Authors: ['咏竹坊']</text:p>
      <text:p text:style-name="P4">
Publisher: 英国《金融时报》</text:p>
      <text:p text:style-name="P4">
Time: 2023-05-29T01:15:41+00:00</text:p>
      <text:p text:style-name="P4">
Published Time: 2023-05-28T12:00:99+08:00</text:p>
      <text:p text:style-name="P4">
Modified Time: 2023-05-28T20:47:99+08:00</text:p>
      <text:p text:style-name="P4">
Description: 今年第一季度，随着线下消费反弹，这家回收专家的营收增长加速至30%。</text:p>
      <text:p text:style-name="P4">
Images: ["<text:a xlink:type="simple" xlink:href="https://thumbor.ftacademy.cn/unsafe/picture/2/000182702_piclink.jpg" text:style-name="Internet_20_link" text:visited-style-name="Visited_20_Internet_20_Link">
000182702_pic...</text:a>
"]</text:p>
      <text:p text:style-name="P4">
Themes: ['专栏', '咏竹坊']</text:p>
      <text:p text:style-name="P4">
Keywords: ['咏竹坊', '万物新生', '回收', '手机']</text:p>
      <text:p text:style-name="P4">
Type: Article</text:p>
      <!--METADATA-->
      <text:p text:style-name="P4">
<draw:frame draw:style-name="fr1" draw:name="Image53" text:anchor-type="as-char" svg:width="6.9236in" svg:height="3.894525in" draw:z-index="0">
<draw:image xlink:href="../Images/FT Chinese Free Version/2023-05-29T01-15-41-00-00/000182702_piclink.jpg" xlink:type="simple" xlink:show="embed" xlink:actuate="onLoad" draw:mime-type="image/jpeg"/>
</draw:frame>
</text:p>
      <text:p text:style-name="P4">
<text:span text:style-name="T4">
作者阳歌，本文只代表作者本人观点。</text:span>
</text:p>
      <text:p text:style-name="P4">
也许这是一个“智能手机厌倦”的例子，因为在去年频繁的疫情防控期间，很多中国人由于被迫居家而在移动设备上花了太多时间。</text:p>
      <text:p text:style-name="P4">
News Source: <text:a xlink:type="simple" xlink:href="http://www.ftchinese.com/story/001099781" text:style-name="Internet_20_link" text:visited-style-name="Visited_20_Internet_20_Link">
http://www.ftchinese.com/story/001099781</text:a>
</text:p>
      <!--NEWS-->
      <text:h text:style-name="P10" text:outline-level="1">
<text:span text:style-name="T4">
India's population is super China, can it become a comprehensive superpower?</text:span>
</text:h>
      <text:p text:style-name="P4">
Author: https://www.facebook.com/bbcworldservice/</text:p>
      <text:p text:style-name="P4">
Publisher: BBC News 中文</text:p>
      <text:p text:style-name="P4">
Published Time: 2023-05-29T01:41:16.000Z</text:p>
      <text:p text:style-name="P4">
Modified Time: 2023-05-29T01:41:16.000Z</text:p>
      <text:p text:style-name="P4">
Description: India's population has surpassed China, so what is the economic scale, military firepower and global influence?</text:p>
      <text:p text:style-name="P4">
Images: ["<text:a xlink:type="simple" xlink:href="https://ichef.bbci.co.uk/news/640/cpsprodpb/11127/production/_129872996_4ab0c664-8c66-477b-be67-196896e0703b.jpg" text:style-name="Internet_20_link" text:visited-style-name="Visited_20_Internet_20_Link">
_129872996_4a...</text:a>
"]</text:p>
      <text:p text:style-name="P4">
Videos: []</text:p>
      <text:p text:style-name="P4">
Tags: ['印度', '中國', '经济', '军事']</text:p>
      <text:p text:style-name="P4">
Type: Article</text:p>
      <!--METADATA-->
      <text:h text:style-name="P12" text:outline-level="3">
<text:span text:style-name="T4">
印度人口超中国，它能成为一个全方位的超级大国吗</text:span>
</text:h>
      <ul>
        <li>
利卡多·森拉(Ricardo Senra)   * BBC记者</li>
      </ul>
      <text:p text:style-name="P4">
2023年5月29日凌晨1点41分<draw:frame draw:style-name="fr1" draw:name="Image54" text:anchor-type="as-char" svg:width="6.9236in" svg:height="3.894525in" draw:z-index="0">
<draw:image xlink:href="../Images/BBC Chinese/2023-05-29T01-41-16.000Z/_129872996_4ab0c664-8c66-477b-be67-196896e0703b.jpg" xlink:type="simple" xlink:show="embed" xlink:actuate="onLoad" draw:mime-type="image/jpeg"/>
</draw:frame>
Image source, getty images</text:p>
      <text:p text:style-name="P4">
Image adding text,</text:p>
      <text:p text:style-name="P4">
"The more people, the stronger the country. This is the idea of the 19th century."</text:p>
      <text:p text:style-name="P4">
<text:span text:style-name="T4">
 According to the United Nations data, India has just surpassed China and has become the country with the largest population in the world. Can it match this powerful neighbor -or even surpass it -becomes the world's superpower? </text:span>
</text:p>
      <text:p text:style-name="P4">
In terms of economic scale, geopolitical influence and military strength, Beijing is still at ease, but experts believe that this pattern is changing.</text:p>
      <text:p text:style-name="P4">
Michael Spence, the Nobel Prize winner of Economics in 2001, believes that India's high light is coming.</text:p>
      <text:p text:style-name="P4">
The dean and professor of the Stanford University of Stanford said to BBC: "India will eventually match China. The Chinese economy will slow down, but India will not."</text:p>
      <text:p text:style-name="P4">
But India also faces challenges.</text:p>
      <text:p text:style-name="P4">
<text:a xlink:type="simple" xlink:href="https://www.bbc.com/zhongwen/simp/world-65455645" text:style-name="Internet_20_link" text:visited-style-name="Visited_20_Internet_20_Link">
India, which became the world's largest population, should be fortunate or anxious</text:a>
<text:span text:style-name="T5">
 <text:a xlink:type="simple" xlink:href="https://www.bbc.com/zhongwen/simp/world-65332635" text:style-name="Internet_20_link" text:visited-style-name="Visited_20_Internet_20_Link">
How many people are there in India? You may really don't know</text:a>
</text:span>
 <text:a xlink:type="simple" xlink:href="https://www.bbc.com/zhongwen/simp/world-63982176" text:style-name="Internet_20_link" text:visited-style-name="Visited_20_Internet_20_Link">
India -China border conflict: a 60 -year war shadow</text:a>
China is the second largest economy in the world. It is almost five times larger than India, and India is only fifth.</text:p>
      <text:p text:style-name="P4">
India's middle class is relatively small in scale. It is necessary to heavy investment education, enhance living standards, achieve gender equality and economic reforms to achieve the growth of the "Chinese -style" outbreak.</text:p>
      <text:p text:style-name="P4">
To be the world's superpower, it is not enough to rely on the population and economy alone, but it depends on geopolitics and military forces -India is still unable to reach these aspects.</text:p>
      <text:p text:style-name="P4">
Soft power will also play a key role. India's Bollywood's film industry has made efficiency in the world, and has broken a lot of records on Netflix (Nafei).</text:p>
      <text:p text:style-name="P4">
But on the other side, there is also the so -called Chinawood -the Chinese film industry is booming. In 2020, it replaced Hollywood for the first time in the world and appeared on the world's largest box office throne. In 2021, the defending of China was successful.</text:p>
      <text:h text:style-name="P12" text:outline-level="3">
<text:span text:style-name="T4">
'S economic momentum</text:span>
</text:h>
      <text:p text:style-name="P4">
At present, India is born 86,000 babies every day, and China is 49,400.</text:p>
      <text:p text:style-name="P4">
<text:a xlink:type="simple" xlink:href="https://www.bbc.com/zhongwen/simp/chinese-news-64301818" text:style-name="Internet_20_link" text:visited-style-name="Visited_20_Internet_20_Link">
Low birth rate</text:a>
<text:a xlink:type="simple" xlink:href="https://www.bbc.com/zhongwen/simp/chinese-news-64389487" text:style-name="Internet_20_link" text:visited-style-name="Visited_20_Internet_20_Link">
China's population has begun to shrink</text:a>
It is expected to fall below 1 billion at the end of this century.</text:p>
      <text:p text:style-name="P4">
The United Nations pointed out that India's population will continue to increase to 2064, from current 1.4 billion to 1.7 billion in 2064.</text:p>
      <text:p text:style-name="P4">
This will allow India to enjoy the "demographic dividend" -the economy has increased rapidly with the increase of labor age.</text:p>
      <text:p text:style-name="P4">
Professor Prof Markfrazier, director of the India China Institute (The New School) Director of India China Institute (The New School), said: How high the education is, how healthy, how strong the technical ability is, and how much their ability to contribute to the economy. "</text:p>
      <text:p text:style-name="P4">
[India has attracted major multinational companies such as Apple and Foxconn in recent months.(https://www.bbc.com/zhongwen/simp/business-63155797)However, the instability caused by its internal bureaucracy and policy towards the evening reform scared some international investors.</text:p>
      <text:p text:style-name="P4">
Professor Fraser added, "the more people, the stronger the country, the idea of the 19th century." Because there are other factors to consider it.</text:p>
      <text:p text:style-name="P4">
According to the World Bank data, only half of India's labor population (14 to 64 years old) is currently working or job hunting.</text:p>
      <text:p text:style-name="P4">
If you only look at women, the ratio has fallen to 25% -60%in China, and the EU is 52%.</text:p>
      <text:p text:style-name="P4">
After a series of reforms in the 1980s and 1990s, China's economic scale increased beyond all countries. However, the epidemic, population aging, and increasingly intense relationship with Western relations in the 2019 new coronal virus disease (COVID-19) are overwhelming, which is affecting the economic growth of this country.</text:p>
      <text:p text:style-name="P4">
The growth rate of GDP in India (GDP) has surpassed China. According to the International Monetary Fund (IMF) forecast, this momentum will continue.</text:p>
      <text:p text:style-name="P4">
<text:a xlink:type="simple" xlink:href="https://www.bbc.com/zhongwen/simp/world-62834711" text:style-name="Internet_20_link" text:visited-style-name="Visited_20_Internet_20_Link">
How many Russian oil did China and India buy? </text:a>
<text:span text:style-name="T5">
 <text:a xlink:type="simple" xlink:href="https://www.bbc.com/zhongwen/simp/world-56168906" text:style-name="Internet_20_link" text:visited-style-name="Visited_20_Internet_20_Link">
Border conflict is not hindered by the hot trade, China has once again become India's largest trading partner</text:a>
</text:span>
 <text:a xlink:type="simple" xlink:href="https://www.bbc.com/zhongwen/simp/world-61154116" text:style-name="Internet_20_link" text:visited-style-name="Visited_20_Internet_20_Link">
Can India be a "world granary" for global food? </text:a>
* <text:a xlink:type="simple" xlink:href="https://www.bbc.com/zhongwen/simp/world-56154263" text:style-name="Internet_20_link" text:visited-style-name="Visited_20_Internet_20_Link">
"Vaccine Diplomacy" becomes the Western camp of the China -India New Power Field Considering</text:a>
So, does the slowing economic growth mean that China will move towards marginalization?"China is more like the United States now, we have never had a growth rate of 8%, 9%, and 10%. They will rely on the improvement of productivity. I think they can do it because they have made huge investment in education, science and technology, ","</text:p>
      <text:h text:style-name="P12" text:outline-level="3">
<text:span text:style-name="T4">
China's military expansion</text:span>
</text:h>
      <text:p text:style-name="P4">
China and India are both nuclear powers, which allows them to occupy strategic opportunities in international games.</text:p>
      <text:p text:style-name="P4">
According to Federation of American Scientists, Beijing's nuclear weapon library is 2.5 times that of New Delhi.</text:p>
      <text:p text:style-name="P4">
<text:a xlink:type="simple" xlink:href="https://www.bbc.com/zhongwen/simp/world-62010317" text:style-name="Internet_20_link" text:visited-style-name="Visited_20_Internet_20_Link">
Internal and external consideration of the Indian military reform and the impact on China</text:a>
<text:span text:style-name="T5">
 <text:a xlink:type="simple" xlink:href="https://www.bbc.com/zhongwen/simp/chinese-news-59743026" text:style-name="Internet_20_link" text:visited-style-name="Visited_20_Internet_20_Link">
Can China be the winner in the new global arms competition</text:a>
</text:span>
 <text:a xlink:type="simple" xlink:href="https://www.bbc.com/zhongwen/simp/world-62756062" text:style-name="Internet_20_link" text:visited-style-name="Visited_20_Internet_20_Link">
India's first domestic aircraft carrier officially served: ascended to the "Victor" to find out</text:a>
China is nearly 600,000 more troops than India, and it focuses on the construction of the defense industry.</text:p>
      <text:p text:style-name="P4">
Professor Fraser said: "<text:a xlink:type="simple" xlink:href="https://www.bbc.com/zhongwen/simp/world-59545990" text:style-name="Internet_20_link" text:visited-style-name="Visited_20_Internet_20_Link">
India relies heavily on Russia</text:a>
The introduction of their technology and expertise, China has no doubt many scientific research and independently develop military infrastructure. "</text:p>
      <text:p text:style-name="P4">
China has obvious advantages in the field of defense army, and India tends to maintain good relationships with Europe and the United States, where there are most of the world's military forces.</text:p>
      <text:p text:style-name="P4">
Professor Fraser added: "India can become an important strategic partner in the Indo -Pacific region. The U.S. government is establishing a safe zone around China, including not only East Asia but also South Asia; not only the Western Pacific, but also the Indian Ocean."</text:p>
      <text:p text:style-name="P4">
</text:p>
      <text:h text:style-name="P12" text:outline-level="3">
<text:span text:style-name="T4">
choice of geopolitics</text:span>
</text:h>
      <text:p text:style-name="P4">
India is the host of the G20 summit this year. When the leader of a country with 85%of the world's wealth is sitting on the negotiating table, India seems to have the opportunity to sell themselves.</text:p>
      <text:p text:style-name="P4">
Since Donaldtrump has been the President of the United States, the relationship between Beijing and the world's power has become increasingly deteriorating, but China is still a major economic partner of more than 120 countries from Russia to South Africa, from Saudi Arabia to the European Union.</text:p>
      <text:p text:style-name="P4">
Along with the "Belt and Road" project with a trillions of dollars in investment, China is even more popular in the political influence of overseas.</text:p>
      <text:p text:style-name="P4">
Although India is regarded as a key geopolitical partner by the West, Beijing holds one of the five permanent members of the United Nations Security Council, which means that in this organization, almost all major decisions include veto, including veto Discretion.</text:p>
      <text:p text:style-name="P4">
Image source, getty images</text:p>
      <text:p text:style-name="P4">
Image adding text,</text:p>
      <text:p text:style-name="P4">
Indian Prime Minister Modi (left) and Chinese President Xi Jinping (right) each face very different challenges.</text:p>
      <text:p text:style-name="P4">
In the past few decades, India and other emerging economies have been trying to change this situation, but no one has succeeded.</text:p>
      <text:p text:style-name="P4">
Professor Fraser said: "I will not seek the new permanent member of the Security Council. Even though we are very clear, it is unreasonable to continue to operate a global security order in a victory in a conflict ended in 1945. "</text:p>
      <text:p text:style-name="P4">
Professor Sip Pees also agreed.</text:p>
      <text:p text:style-name="P4">
"The right to vote no longer reflects the economic and influence, and it is far from reflecting. One day, or one day it is to reform these systems in the world, or these mechanisms are disconnected from the times, because there will be other replacements."</text:p>
      <text:p text:style-name="P4">
At present, the most important substitutes are the BRICS -a group composed of Brazil, Russia, China and South Africa, which aims to compete with the Global North Economic and geopolitical influence.</text:p>
      <text:h text:style-name="P12" text:outline-level="3">
<text:span text:style-name="T4">
soft power</text:span>
</text:h>
      <text:p text:style-name="P4">
Image source, China News Service</text:p>
      <text:p text:style-name="P4">
Image adding text,</text:p>
      <text:p text:style-name="P4">
"Chinawood" -The box office income of Chinese cinema has surpassed the US market for two consecutive years since 2020.</text:p>
      <text:p text:style-name="P4">
<text:a xlink:type="simple" xlink:href="https://www.bbc.com/zhongwen/simp/chinese-news-60672980" text:style-name="Internet_20_link" text:visited-style-name="Visited_20_Internet_20_Link">
Kevin Lee: "The most popular" Western villain in the Chinese main theme movie</text:a>
<text:span text:style-name="T5">
 <text:a xlink:type="simple" xlink:href="https://www.bbc.com/zhongwen/simp/chinese-news-58968702" text:style-name="Internet_20_link" text:visited-style-name="Visited_20_Internet_20_Link">
Wu Jing phenomenon: China's "main theme" movie prevails, the "speculative" hidden concerns behind it</text:a>
</text:span>
 <text:a xlink:type="simple" xlink:href="https://www.bbc.com/zhongwen/simp/world-47457508" text:style-name="Internet_20_link" text:visited-style-name="Visited_20_Internet_20_Link">
Indian Air Patriotic Education and the trouble caused by the ground</text:a>
A century ago, Hollywood transformed the cinema into a strong tool to output American value and influence out.</text:p>
      <text:p text:style-name="P4">
China and India successfully draw gourds according to the same way.</text:p>
      <text:p text:style-name="P4">
Since 2007, the number of Chinese cinemas has turned 20 to 80,000. In contrast, there are 41,000 in the United States and 9,300 India.</text:p>
      <text:p text:style-name="P4">
Dr Wendysu, an associate professor of the Department of Media and Culture Research, said: "Before the epidemic, Walwood maintained a growth momentum, saying that Walwood maintained a momentum of growth and mergers in Hollywood filmmakers. Global influence. "</text:p>
      <text:p text:style-name="P4">
However, after two consecutive years in 2020 and 2021, it surpassed the American film market for two consecutive years, affected by the cinema related to the new crown epidemic, Chinese film box office revenue fell 36%year -on -year in 2022.</text:p>
      <text:p text:style-name="P4">
Although Bollywood is widely considered to be the Asian version of Hollywood, Wallwood is still unfamiliar to most people.</text:p>
      <text:p text:style-name="P4">
图像来源，  AFP</text:p>
      <text:p text:style-name="P4">
图像加注文字，</text:p>
      <text:p text:style-name="P4">
宝莱坞(Bollywood)让印度电影走向国际。</text:p>
      <text:p text:style-name="P4">
苏为群博士说：“宝莱坞在世界上的影响力更大、更强。”</text:p>
      <text:p text:style-name="P4">
“即使在中国，宝莱坞电影对中国观众影响甚深。 <text:a xlink:type="simple" xlink:href="https://www.bbc.com/zhongwen/simp/indepth-39953178" text:style-name="Internet_20_link" text:visited-style-name="Visited_20_Internet_20_Link">
 《摔跤吧!爸爸》</text:a>
(Dangal, a film about the former wrestling player Mahavir Singhogat in 2016; Taiwan translation "My and My Champions Daughter", Hong Kong translation "Do not leave 3 father and daughter") The box office revenue defeated all Hollywood films that were shown in China, occupying the first place in Chinese film box office for 16 consecutive days. It has been released for 60 days, which is also one of the best longevity movies in the history of global films. "</text:p>
      <text:p text:style-name="P4">
News Source: <text:a xlink:type="simple" xlink:href="https://www.bbc.com/zhongwen/simp/world-65718211" text:style-name="Internet_20_link" text:visited-style-name="Visited_20_Internet_20_Link">
https://www.bbc.com/zhongwen/simp/world-65718211</text:a>
</text:p>
      <!--NEWS-->
      <text:h text:style-name="P10" text:outline-level="1">
<text:span text:style-name="T4">
为什么移民英国的人越来越多</text:span>
</text:h>
      <text:p text:style-name="P4">
Creator: MEGAN SPECIA</text:p>
      <text:p text:style-name="P4">
Publisher: https://www.facebook.com/nytimeschinese</text:p>
      <text:p text:style-name="P4">
Published Time: 2023-05-29T01:50:03+08:00</text:p>
      <text:p text:style-name="P4">
Description: 执政的保守党一直承诺限制移民，这也是脱欧运动的核心内容。但英国去年的净移民人数达到创纪录的60.6万人，约是脱欧公投时期的两倍。这一数字为何激增？发生了什么？ Mary Turner for The New York Times 5月，英国利物浦一家酒吧外悬挂着乌克兰和英国国旗。来自乌克兰的大量难民涌入是推动移民增加的一个因素。</text:p>
      <text:p text:style-name="P4">
Images: ["<text:a xlink:type="simple" xlink:href="https://static01.nyt.com/images/2023/05/25/multimedia/25uk-migration-takeaways-01-thjk/25uk-migration-takeaways-01-thjk-master1050.jpg" text:style-name="Internet_20_link" text:visited-style-name="Visited_20_Internet_20_Link">
25uk-migratio...</text:a>
"]</text:p>
      <text:p text:style-name="P4">
Category: 国际</text:p>
      <text:p text:style-name="P4">
Type: Article</text:p>
      <!--METADATA-->
      <text:p text:style-name="P4">
<draw:frame draw:style-name="fr1" draw:name="Image61" text:anchor-type="as-char" svg:width="6.9236in" svg:height="4.609139in" draw:z-index="0">
<draw:image xlink:href="../Images/cnnytimes/2023-05-29T01-50-03-08-00/25uk-migration-takeaways-01-thjk-master1050.jpg" xlink:type="simple" xlink:show="embed" xlink:actuate="onLoad" draw:mime-type="image/jpeg"/>
</draw:frame>
</text:p>
      <text:p text:style-name="P4">
多年来，英国的执政党保守党一直承诺限制移民，而“重新掌控”边境和移民这一誓言则是脱欧运动的核心内容。</text:p>
      <text:p text:style-name="P4">
然而  根据周四公布的国家统计数据，移民人数在2022年飙升——这一消息 <text:a xlink:type="simple" xlink:href="https://www.nytimes.com/2023/05/25/world/europe/uk-migration.html" text:style-name="Internet_20_link" text:visited-style-name="Visited_20_Internet_20_Link">
 让保守党领导层有些尴尬</text:a>
, Most of their voters -most support the Brexit -hope to see the decline in the number of immigrants.</text:p>
      <text:p text:style-name="P4">
New data shows that last year, the number of net immigrants in the UK -the population moved into the population to move out of the population -a record of 606,000 people. This increases by 24%over 2021, about twice the net immigrants in the Brexit referendum in the UK in 2016.</text:p>
      <text:p text:style-name="P4">
Immigration is driven by complex domestic and global factors such as war, employment opportunities and politics. So, these numbers show what is going on in the UK?</text:p>
      <text:p text:style-name="P4">
advertise</text:p>
      <text:p text:style-name="P4">
<text:span text:style-name="T4">
 Violence and oppression encouraged immigrants. </text:span>
</text:p>
      <text:p text:style-name="P4">
From 2004 to 2017, about 600,000 people moved to the UK each year. By 2022, this number jumped to 1.163 million, a record high, and it is unlikely to be surpassed in a short time.</text:p>
      <text:p text:style-name="P4">
Last year, the number of people in Ukraine, who had been invaded by Russia (since the beginning of the February 2022, has moved to the UK by more than 120,000 Ukrainians), Afghanistan, and the increasingly oppressed citizen rights of citizens' rights in Taliban. Britain has humanitarian visa projects specifically targeted at these groups.</text:p>
      <text:p text:style-name="P4">
But these flows have shown signs of weakening. Some reasons for the surge in immigrants last year may be that these people have already immigrated to have long been immigrated, but delayed due to the new crown epidemic. During the epidemic, the number of immigrants decreased.</text:p>
      <text:p text:style-name="P4">
A few years ago, most British immigrants were still from EU countries. However, after the Brexit of the Brexit deprived of the right to settle in the EU citizens in the UK, this number decreased sharply. Last year, immigrants from the European Union accounted for less than 8%.</text:p>
      <text:p text:style-name="P4">
In recent years, the United Kingdom has increased, most of which have returned to China by EU citizens.</text:p>
      <text:p text:style-name="P4">
<text:span text:style-name="T4">
 Education and economy also played an important role. </text:span>
</text:p>
      <text:p text:style-name="P4">
Although the current Conservative Government has long expressed opposition to a large number of immigrants, the British existence <text:a xlink:type="simple" xlink:href="https://www.thetimes.co.uk/article/braverman-ignores-the-main-cause-of-labour-migration-the-care-worker-crisis-kh6wrs9xc" text:style-name="Internet_20_link" text:visited-style-name="Visited_20_Internet_20_Link">
serious labor shortage</text:a>
，特别是在医疗保健、社会服务和农业领域，部分原因是英国脱欧。</text:p>
      <text:p text:style-name="P4">
广告</text:p>
      <text:p text:style-name="P4">
失业率低于4%，远低于疫情前的水平，许多职位空缺，所以无论政府立场如何，英国对寻找工作的移民仍然有吸引力。许多雇主希望政府发放更多的工作签证。</text:p>
      <text:p text:style-name="P4">
政府还指出，教育是推动移民的一个因素。越来越多居住在英国的外国研究生开始利用一项政策，为他们的受抚养家庭成员获得签证。</text:p>
      <text:p text:style-name="P4">
内政大臣苏拉·布雷弗曼 <text:a xlink:type="simple" xlink:href="https://www.nytimes.com/2023/05/23/world/europe/uk-immigration-student-dependent-visas.html" text:style-name="Internet_20_link" text:visited-style-name="Visited_20_Internet_20_Link">
 最近表示 </text:a>
Since 2019, the number of such visas has increased by 750%, reaching 136,000 copies last year. Most of them are from Nigeria and India.</text:p>
      <text:p text:style-name="P4">
The government said that it will increase the difficulty of obtaining a visa for family members, but immigration experts said that the impact of this change is limited, and universities oppose reducing the acceptance of foreign students. They say foreign students are beneficial to the economy.</text:p>
      <text:p text:style-name="P4">
In 2021, the arrested immigration in the British border forces was brought ashore by British border forces. Andrew testa for the new york times</text:p>
      <text:p text:style-name="P4">
<text:span text:style-name="T4">
 The entryrs who arrived in the Geothy Strait only account for a small part of the total number of immigrants. </text:span>
</text:p>
      <text:p text:style-name="P4">
In recent years, Britain's political remarks on immigrants are mainly concentrated on those who cross the British Geely Strait by boat. Most of these people are refugees seeking asylum and have received high attention.</text:p>
      <text:p text:style-name="P4">
advertise</text:p>
      <text:p text:style-name="P4">
However, the new immigration data reminds people in time that illegal immigrants involving the British Geely Strait only account for a small part of the new immigrants. Most people are legally entry.</text:p>
      <text:p text:style-name="P4">
According to <text:a xlink:type="simple" xlink:href="https://www.gov.uk/government/statistics/irregular-migration-to-the-uk-year-ending-december-2022/irregular-migration-to-the-uk-year-ending-december-2022" text:style-name="Internet_20_link" text:visited-style-name="Visited_20_Internet_20_Link">
government statistics released this year</text:a>
In 2022, only 45,755 people were found to cross the British Strait by boat. This is equivalent to 3.8%of the total number of Britain.</text:p>
      <text:p text:style-name="P4">
However, even when responding to the new immigrant statistics released on Thursday, in addition to expressed that it is necessary to slow down the overall immigration speed, the Ministry of the Interior still focuses on how to reduce the number of people entering the ship.</text:p>
      <text:p text:style-name="P4">
In the statement, the Ministry of the Interior stated: "We are still committed to reducing overall net immigration, at the same time, to prevent ships from controlling our boundaries, priority handling improper behavior, and preventing danger and illegal cross -border."</text:p>
      <text:p text:style-name="P4">
News Source: <text:a xlink:type="simple" xlink:href="https://cn.nytimes.com/world/20230529/uk-record-immigration/" text:style-name="Internet_20_link" text:visited-style-name="Visited_20_Internet_20_Link">
https://cn.nytimes.com/world/20230529/uk-record-immigration/</text:a>
</text:p>
      <!--NEWS-->
      <text:h text:style-name="P10" text:outline-level="1">
<text:span text:style-name="T4">
Biden and McCarthy reached an agreement on the US debt crisis temporarily relieved</text:span>
</text:h>
      <text:p text:style-name="P4">
Author: None (Language: zh)</text:p>
      <text:p text:style-name="P4">
Publisher: None</text:p>
      <text:p text:style-name="P4">
Time: 2023-05-29T01:54:00Z</text:p>
      <text:p text:style-name="P4">
Description: U.S. President Biden and the Speaker of the House of Representatives McCarthy finally reached a temporary agreement on the weekend to raise the US debt limit on weekends, which is expected to avoid the federal government from causing a catastrophic debt reverse crisis in early June. The agreement is expected to be sent to the US Congress this week, but can it be successful?</text:p>
      <text:p text:style-name="P4">
Videos: []</text:p>
      <text:p text:style-name="P4">
Images: []</text:p>
      <text:p text:style-name="P4">
Subject: 经济纵横</text:p>
      <text:p text:style-name="P4">
Subjects: ['德中关系', '奥巴马', '美国']</text:p>
      <text:p text:style-name="P4">
Keywords: ['美国', '拜登', '麦卡锡', '美债', '经济']</text:p>
      <text:p text:style-name="P4">
Id: 65760918</text:p>
      <!--METADATA-->
      <text:p text:style-name="P4">
<text:a xlink:type="simple" xlink:href="https://www.dw.com/zh/overlay/image/article/65760918/65755934" text:style-name="Internet_20_link" text:visited-style-name="Visited_20_Internet_20_Link">
 </text:a>
After several weeks of difficult consultations and negotiations, Biden and McCarthy finally reached an agreement (information photo).</text:p>
      <text:p text:style-name="P4">
(Voice of Germany Chinese website) After several weeks of difficult consultations and negotiations, US President Biden Biden and US House Speaker McCarthy reached an agreement on US debt limits last weekend. Bayeng told the media at the White House on Sunday (May 28), "This is a very important step forward." "It will no longer exist in the threat of catastrophic breach, which protects the historicity that we get difficult to get. "Economic recovery" and urged the two hospitals to pass the agreement.</text:p>
      <text:p text:style-name="P4">
Biden and McCarthy made a call on the 27th and finally reached an agreement. The content included: principle agreed to increase the limit of US debt for 2 years, but during this period of time, restrictions and reduced government's non -national defense expenditure, recovered new crown epidemic expenses wait.</text:p>
      <text:p text:style-name="P4">
After a 90 -minute call, McCarthy wrote in Twitter: "I just had a phone call with the president not long ago. After he wasted time and refused to negotiate for several months, we had reached a worthy of Principles. "In an interview with the media, McCarthy described that the bill" historically reduced expenses and major reforms, which would allow people to get rid of poverty, enter the labor market, and control the government's excessive expansion. "</text:p>
      <text:p text:style-name="P4">
Biden said in Twitter that the agreement represents some kind of compromise, "not everyone can get what they want," but he still keeps the key priority of the Democratic parties.</text:p>
      <text:p text:style-name="P4">
The temporary agreement reached by Biden and McCarthy is expected to be submitted to the House of Representatives as soon as the 31st.(https://www.dw.com/zh/zh/美国债务违约期限延长至6月5日/a-65752174)Before the successful breakthrough, it is expected to avoid <text:a xlink:type="simple" xlink:href="https://www.dw.com/zh/zh/美国债务上限如何影响全球经济/a-65661380" text:style-name="Internet_20_link" text:visited-style-name="Visited_20_Internet_20_Link">
US credit rating is downgraded, possible economic recession, and the employment loss of millions of people</text:a>
Essence</text:p>
      <text:p text:style-name="P4">
In this regard, Biden and McCarthy are both optimistic and believe that they can obtain the full support of the gentle faction between the two parties. However, the agreement still triggers the attack on the hardliners Republican and the progressive Democrats.</text:p>
      <text:p text:style-name="P4">
The Republican Party has always strived to maintain the budget expenditure in 2024. At the same time, it is required to apply restrictions in 2025 to exchange for a 2 -year debt limit to avoid unstable political issues affect the 2024 presidential election. On the other hand, the Democrats insist on It should increase the upper limit of the US debt without any additional conditions.</text:p>
      <text:h text:style-name="P12" text:outline-level="3">
<text:span text:style-name="T4">
What is the upper limit of the US debt?</text:span>
</text:h>
      <text:p text:style-name="P4">
The U.S. Congress introduced the debt limit system for the first time in 1917 to regulate the national debt amount that the US Finance could bear. This measure means that the government no longer needs Congress to approve the issuance of each debt.</text:p>
      <text:p text:style-name="P4">
The public debt bill was passed in 1939 and 1941. Over the past 70 years, the upper limit of debt has been increased by 78 times, including 2011, when the United States failed to reach an agreement on the new upper limit at that time, the S &amp; P lowered US sovereign credit rating and triggered an increase in loan costs.</text:p>
      <text:p text:style-name="P4">
<text:a xlink:type="simple" xlink:href="https://www.dw.com/zh/zh/中国去年持美债呈12年来最低/a-64745260" text:style-name="Internet_20_link" text:visited-style-name="Visited_20_Internet_20_Link">
In January of this year, US debt has reached a debt upper limit of 31.4 trillion dollars</text:a>
However, the US Treasury Department has taken very measure to allow it to continue to provide funds for government activities.</text:p>
      <text:p text:style-name="P4">
Although the US federal government has not yet defaulted to the U.S. federal government, if it does not increase the upper limit of the debt, it will exceed June 5th, the last period of the default. The salary, social security payment, and medical subsidies such as veterans such as veterans and disadvantaged Americans will also be put on hold.</text:p>
      <text:p text:style-name="P4">
U.S. President Biden and the Speaker of the House of Representatives McCarthy at the White House on the 22nd.</text:p>
      <text:h text:style-name="P12" text:outline-level="3">
<text:span text:style-name="T4">
The response of the two parties to the compromise scheme</text:span>
</text:h>
      <text:p text:style-name="P4">
Even if a tentative agreement is reached, the work of raising the debt limit is far from complete. Whether there are sufficient mild members to support the details of the bill, and suppress the opposition's right -wing right -wing Republicans and progressive Democrats have attracted much attention.</text:p>
      <text:p text:style-name="P4">
"I heard that the" Agreement "increased the debt limit of 4 trillion dollars." The Republican House member Bobgood said, "If this is true, you don't need to say more. Anyone who claims to be conservatives. Nothing cannot be defended by voting votes. "</text:p>
      <text:p text:style-name="P4">
Democratic members of the Democratic Party, Ji Meichu, said that she will pay attention to the details of the proposal and will increase the work requirements for the poor: "I think this is the worst part of their (Republican) proposal because this one is because this one is because this one is because this is the worst part of their (Republican Party), because this is because of this because of this It will cause pain to the poor. "</text:p>
      <text:p text:style-name="P4">
At the same time, the controversial Republican councilor Marjorie Taylorgreen claims that the agreement may recover $ 400 million from the "Global Health Fund" of the Center for Disease Control and Prevention (CDC). Green said that China, Afghanistan, Armenia, Bangladesh, Ethiopia, India, Kenya, Nigeria, Pakistan, and Ukraine may be affected.</text:p>
      <text:p text:style-name="P4">
(Comprehensive report)</text:p>
      <text:p text:style-name="P4">
News Source: <text:a xlink:type="simple" xlink:href="https://www.dw.com/zh/拜登、麥卡錫達成協議-美債危機暫時鬆口氣/a-65760918" text:style-name="Internet_20_link" text:visited-style-name="Visited_20_Internet_20_Link">
https://www.dw.com/zh/拜登、麥卡錫達成協議-美債危機暫時鬆口氣/a-65760918?maca=chi-rss-chi-all-1127-rdf</text:a>
</text:p>
      <!--NEWS-->
      <text:h text:style-name="P10" text:outline-level="1">
<text:span text:style-name="T4">
The Uighur students went to Hong Kong to be detained Hong Kong Government: No Entry Records</text:span>
</text:h>
      <text:p text:style-name="P4">
Author: None (Language: zh)</text:p>
      <text:p text:style-name="P4">
Publisher: None</text:p>
      <text:p text:style-name="P4">
Time: 2023-05-29T01:59:00Z</text:p>
      <text:p text:style-name="P4">
Description: The International Terminal Corner said recently that a Uyghur student has lost contact after arriving at the Hong Kong airport on the 10th of this month. A spokesman for the Hong Kong Government denied that the student had entered or refused to enter Hong Kong.</text:p>
      <text:p text:style-name="P4">
Videos: []</text:p>
      <text:p text:style-name="P4">
Images: []</text:p>
      <text:p text:style-name="P4">
Subject: 时政风云</text:p>
      <text:p text:style-name="P4">
Subjects: ['维吾尔', '谷歌', '香港', '雨伞革命', '香港政改', '专题报道：香港“反送中”抗议', '新疆']</text:p>
      <text:p text:style-name="P4">
Keywords: ['新疆', '新疆人权', '维吾尔', '反修例', '香港', '国泰航空']</text:p>
      <text:p text:style-name="P4">
Id: 65760933</text:p>
      <!--METADATA-->
      <text:p text:style-name="P4">
<text:a xlink:type="simple" xlink:href="https://www.dw.com/zh/overlay/image/article/65760933/64069222" text:style-name="Internet_20_link" text:visited-style-name="Visited_20_Internet_20_Link">
 </text:a>
International Type Organization pointed out that one AV student lost contact after arriving at Cathay Pacific Airport (information photo)</text:p>
      <text:p text:style-name="P4">
(Voice of Germany Chinese) International amnesty (AMNESTYINTERNAL) said on Friday (May 26) that on the 10th of this month, a Uyghur student had lost contact since South Korea's to Hong Kong, and he was afraid that he was in China at Hong Kong Airport. The police took away and extradited them to mainland China.</text:p>
      <text:p text:style-name="P4">
Hong Kong's "Ming Pao" reported that the Hong Kong Government spokesman responded on the 27th. The government records show that the student has never entered or refused to enter Hong Kong. The International Amnesty Organization has arbitrarily attacked the Hong Kong government and slandered Hong Kong's human rights situation without investigation. There is no basis for no basis, "the heart of poison is easy to see." A spokesman for the Hong Kong Government condemned and asked the organization to apologize to it and false speech.</text:p>
      <text:p text:style-name="P4">
According to a statement issued by the International Terminal Organization on the 26th, the Uyghur student named Abuduwailiabudureheman was born in Karamay, Xinjiang, and studied for a doctorate in Seoul, Seoul, South Korea in the past 7 years. "Observation list".</text:p>
      <text:p text:style-name="P4">
The organization said that the student has taken a flight from Cathay Pacific to Hong Kong at 11 pm on the 10th at 11 pm on the 10th. Cathay Pacific did not respond to whether he had boarded the plane.</text:p>
      <text:p text:style-name="P4">
Abu Dudu Reheiman's colleagues told AFP on the 27th that the student lost contact at the Hong Kong Airport on the 10th, and his whereabouts are unknown to this day. In his final newsletter, he claimed to be investigated and questioned by the Chinese police. It might take some time, asking friends not to wait for him to leave together.</text:p>
      <text:p text:style-name="P4">
Agence France -Presse reported that the friend said that because Abu Du Leichman had a record of being "detained and questioning", he did not think much at the time, but the next day, the friend contacted Hong Kong in Hong Kong the next day. Entry -exit management departments still cannot get more information. Based on concerns about the safety of the life, friends choose a public incident.</text:p>
      <text:p text:style-name="P4">
The friend said that he had a doubt about Abu Du Leihman's trip, but Abu Du Lehman still insisted on visiting Hong Kong: "He missed the calculation, he didn't know how serious the consequences would be."</text:p>
      <text:p text:style-name="P4">
The Chinese government has been charged with human rights for a long time. The picture shows the Chinese flag rose in a mosque in Urumqi, Xinjiang in 2021 (data photo)</text:p>
      <text:p text:style-name="P4">
ALKAN Akad, a Chinese researcher, said that the student seemed to be detained and interrogated when he arrived in Hong Kong.</text:p>
      <text:p text:style-name="P4">
Nyrola Elima, an independent Uyghur researcher in Sweden, told the Associated Press that if the student flew from South Korea to Hong Kong, there would be a boarding record. Riking Uighurs](https://www.dw.com/zh/zh/報告中國文化清洗維族文化遺產/a-64662117), But the fact that Dr. Uighur disappeared at the Hong Kong airport still exists. "</text:p>
      <text:p text:style-name="P4">
Tahirimin, a Uyghur scholar in Washington Special Administrative Region and the founder of the Uyghur Times, told the Associated Press that if the student did not enter Hong Kong, his friends should let his friends know his whereabouts in the past two weeks. He said: "The statement of the Hong Kong authorities is a blatant lie, trying to avoid international criticism, and cover up its possibility of pursuing the Communist Party of China in <text:a xlink:type="simple" xlink:href="https://www.dw.com/zh/zh/追蹤外國記者出入新疆-報告上海設監控系統/a-65510441" text:style-name="Internet_20_link" text:visited-style-name="Visited_20_Internet_20_Link">
Global Test the Uyghur Global</text:a>
Conspiracy. "</text:p>
      <text:h text:style-name="P12" text:outline-level="3">
<text:span text:style-name="T4">
Volkswagen President said that the Xinjiang plant has no forced labor and Victoria scholars: there is a problem with the statement</text:span>
</text:h>
      <text:p text:style-name="P4">
(International Anesthesia Organization, Agence France -Presse, Associated Press)</text:p>
      <text:p text:style-name="P4">
News Source: <text:a xlink:type="simple" xlink:href="https://www.dw.com/zh/維族學生赴港疑遭拘留-港府：無入境紀錄/a-65760933" text:style-name="Internet_20_link" text:visited-style-name="Visited_20_Internet_20_Link">
https://www.dw.com/zh/維族學生赴港疑遭拘留-港府：無入境紀錄/a-65760933?maca=chi-rss-chi-all-1127-rdf</text:a>
</text:p>
      <!--NEWS-->
      <text:h text:style-name="P10" text:outline-level="1">
<text:span text:style-name="T4">
20 years in power Erdogan re -elected as the president of Türkiye again</text:span>
</text:h>
      <text:p text:style-name="P4">
Author: None (Language: zh)</text:p>
      <text:p text:style-name="P4">
Publisher: None</text:p>
      <text:p text:style-name="P4">
Time: 2023-05-29T02:35:00Z</text:p>
      <text:p text:style-name="P4">
Description: Turkish President Erdogan won the election again in this fierce competitive election, and will start his 21st year's term. What does this mean for Turkey and other countries?</text:p>
      <text:p text:style-name="P4">
Videos: []</text:p>
      <text:p text:style-name="P4">
Images: []</text:p>
      <text:p text:style-name="P4">
Subject: 时政风云</text:p>
      <text:p text:style-name="P4">
Subjects: ['俄罗斯', '乌克兰', '选举', '埃尔多安', '土耳其', '北大西洋公约组织', '普京', '俄罗斯入侵乌克兰']</text:p>
      <text:p text:style-name="P4">
Keywords: ['土耳其', '选举', '埃尔多安', '通膨', '俄罗斯', '北约']</text:p>
      <text:p text:style-name="P4">
Id: 65760919</text:p>
      <!--METADATA-->
      <text:p text:style-name="P4">
<text:a xlink:type="simple" xlink:href="https://www.dw.com/zh/overlay/image/article/65760919/65760594" text:style-name="Internet_20_link" text:visited-style-name="Visited_20_Internet_20_Link">
 </text:a>
Turkish President Erdogan wins again, and will usher in his next term. The picture shows that he speaks to the Turkish people</text:p>
      <text:p text:style-name="P4">
(Voice of Germany Chinese) Turkish President Tayyip Erdogan entered the historic election <text:a xlink:type="simple" xlink:href="https://www.dw.com/zh/zh/土耳其总统大选第二轮投票将于两周后举行/a-65620135" text:style-name="Internet_20_link" text:visited-style-name="Visited_20_Internet_20_Link">
the second round of voting phase</text:a>
Later, he won the new 5 -year term. The leader who has been in power for 20 years in Turkey has defeated the opposition candidate Kemal KılıçdaroğLu in this election.</text:p>
      <text:p text:style-name="P4">
Ahmet Yine, head of the Turkish Election Commission (YSK), said on Sunday (May 28) that Erdogan received 52.14%of the votes and defeated his competitors Kiriqidalu.</text:p>
      <text:p text:style-name="P4">
Erdogan gave a speech shortly after his announcement, saying that voters had given him governance responsibility for the next five years. "The only winner today is Türkiye," Erdogan said.</text:p>
      <text:p text:style-name="P4">
At the same time, the opposition leader Kiriqidalu condemned this as "the most unfair election for many years", but promised to continue to "lead the struggle against the Erdogan regime". He did not clearly acknowledge the failure of the election Essence</text:p>
      <text:p text:style-name="P4">
Erdogan's supporters celebrate his victory on the streets of Türkiye</text:p>
      <text:h text:style-name="P12" text:outline-level="3">
<text:span text:style-name="T4">
Call for unity</text:span>
</text:h>
      <text:p text:style-name="P4">
In a speech on Sunday night, Erdogan called on the people to unite and vowed to leave all the disputes behind their heads, allowing the country to unite because of "national values and dreams".</text:p>
      <text:p text:style-name="P4">
Erdogan said that he won with a weak advantage in the campaign to "Democracy in Turkey" and the country's 85 million citizens. "Today, 85 million people in the entire country have no one lost," he said.</text:p>
      <text:p text:style-name="P4">
"We have no resentment, anger or frustration of anyone," AFP quoted him. However, Erdogan also announced that the "terrorist organization" was the loser of this voting.</text:p>
      <text:p text:style-name="P4">
He acknowledged that the country's serious high inflation is the most urgent problem at present, but it means that it is not difficult to solve. It promises that inflation will decline and vowed to establish a strong economy on the basis of stability and confidence.</text:p>
      <text:p text:style-name="P4">
Erdogan also promised to ensure that another 1 million Syrian returned to home, and they sought refuge in Turkey during the civil war.</text:p>
      <text:p text:style-name="P4">
As a result of the second round of voting of a TV station in Turkey, a public watched on the streets of Istanbul</text:p>
      <text:h text:style-name="P12" text:outline-level="3">
<text:span text:style-name="T4">
What do you mean by Turkey?</text:span>
</text:h>
      <text:p text:style-name="P4">
Erdogan's recent victory has made him the longest rulers in Turkey, the first time for Turkey, the first President Mustafa Kemalaturk. This will revitalize his promotion of unconventional economy, domestic and foreign policies.</text:p>
      <text:p text:style-name="P4">
The leader of the Turkish conservative justice and Development Party (AKP) touted Islamic values and populist views. During his 20 years of rule, he encouraged Turkey's conservative citizens that they were marginalized under the rule of continuous secular rulers for a long time. For example, Erdogan vowed to write the right to wear Islamic headscarves into the constitution, and after the court's decision, he announced that the St. Sophia Cathedral of Istanbul was a mosque.</text:p>
      <text:p text:style-name="P4">
<text:a xlink:type="simple" xlink:href="https://www.dw.com/zh/zh/土耳其點頭-芬蘭將加入北約/a-65189877" text:style-name="Internet_20_link" text:visited-style-name="Visited_20_Internet_20_Link">
He has also challenged Western partners and NATO allies many times</text:a>
The last one was to postpone Norway to join NATO and prevent Sweden from joining.</text:p>
      <text:p text:style-name="P4">
NATO allies such as the United States, Germany, the United Kingdom, and France, and VladimirPutin, President of Russia, congratulate Erdogan's victory. After the outbreak of the Russian and Ukraine War, the Turkish leader continued to maintain a relationship with Putin.</text:p>
      <text:p text:style-name="P4">
Erdogan's largest domestic challenge may be his non -orthodox economic policy. Despite the warning of analysts, the Turkish leader had vowed to persist in the end.</text:p>
      <text:p text:style-name="P4">
In 2021, Erdogan insisted on cutting interest rates at all costs, causing Turkish currency to plummet, while Turkey's inflation rate last year was as high as 85%.</text:p>
      <text:p text:style-name="P4">
In addition, earlier this year, a devastating earthquake occurred in the border areas of Turkey and Syria, and the rescue work was slow, which also caused strong criticism of the Erdogan government.</text:p>
      <text:h text:style-name="P12" text:outline-level="3">
<text:span text:style-name="T4">
Inflation, Türkiye is ushered in a general election</text:span>
</text:h>
      <text:p text:style-name="P4">
(Comprehensive report)</text:p>
      <text:p text:style-name="P4">
News Source: <text:a xlink:type="simple" xlink:href="https://www.dw.com/zh/掌權20年-埃爾多安再度連任土耳其總統/a-65760919" text:style-name="Internet_20_link" text:visited-style-name="Visited_20_Internet_20_Link">
https://www.dw.com/zh/掌權20年-埃爾多安再度連任土耳其總統/a-65760919?maca=chi-rss-chi-all-1127-rdf</text:a>
</text:p>
      <!--NEWS-->
      <text:h text:style-name="P10" text:outline-level="1">
<text:span text:style-name="T4">
Congratulations to Turkish President Erdogan to win the election</text:span>
</text:h>
      <text:p text:style-name="P4">
Author: 半岛电视台＋通讯社</text:p>
      <text:p text:style-name="P4">
Publisher: Al Jazeera</text:p>
      <text:p text:style-name="P4">
Published Time: 2023-05-29T02:49:27</text:p>
      <text:p text:style-name="P4">
Modified Time: 2023-05-29T04:46:25</text:p>
      <text:p text:style-name="P4">
Description: Before the key public opinion survey, everyone's attention was concentrated on Turkey, a member of NATO, because Erdogan was dealing with the greatest challenge to its rule.</text:p>
      <text:p text:style-name="P4">
Images: ["<text:a xlink:type="simple" xlink:href="https://chinese.aljazeera.net/wp-content/uploads/2023/05/1-1685328219.jpg" text:style-name="Internet_20_link" text:visited-style-name="Visited_20_Internet_20_Link">
1-1685328219.jpg</text:a>
", "<text:a xlink:type="simple" xlink:href="https://chinese.aljazeera.net/wp-content/uploads/2023/05/2-1685328229.jpg" text:style-name="Internet_20_link" text:visited-style-name="Visited_20_Internet_20_Link">
2-1685328229.jpg</text:a>
", "<text:a xlink:type="simple" xlink:href="https://chinese.aljazeera.net/wp-content/uploads/2023/05/3-1685328235.jpg" text:style-name="Internet_20_link" text:visited-style-name="Visited_20_Internet_20_Link">
3-1685328235.jpg</text:a>
"]</text:p>
      <text:p text:style-name="P4">
Topics: ['政治', '新闻']</text:p>
      <text:p text:style-name="P4">
Keywords: ['政治', '新闻', '世界', '土耳其']</text:p>
      <text:p text:style-name="P4">
Type: Article</text:p>
      <!--METADATA-->
      <text:p text:style-name="P4">
<draw:frame draw:style-name="fr1" draw:name="Image70" text:anchor-type="as-char" svg:width="6.9236in" svg:height="4.612736in" draw:z-index="0">
<draw:image xlink:href="../Images/Aljazeera Chinese/2023-05-29T02-49-27/1-1685328219.jpg" xlink:type="simple" xlink:show="embed" xlink:actuate="onLoad" draw:mime-type="image/jpeg"/>
</draw:frame>
On Sunday, May 28, 2023, supporters of Turkish President Rejuep Tetip Erdogan celebrated in Istanbul, Turkey(Associated Press)Turkish President Rejap Tidpei Erdogan won re -election in the historic decisive election of his 20 -year governing career, and then leaders of the world's countries congratulated him.</text:p>
      <text:p text:style-name="P4">
On Sunday, May 28th, the Chairman of the Supreme Election Commission Ahamad Jena said that Erdogan was elected as the president of Turkey with a 52.14%vote and officially announced the election results.</text:p>
      <text:p text:style-name="P4">
Jeona said that with the opening of 99.43%of the voting box, Erdogan's rival Katr Kuilida Ouru received 47.86%of the votes. He added that due to the gap between the number of votes between candidates exceeding 2 million, the remaining unprepared votes will not change the results.</text:p>
      <text:p text:style-name="P4">
More than 64 million Turks at home and abroad have the right to vote. In the context of the crisis of living costs, the inflation rate reached 85%in October, and the Earthquake in February killed more than 50,000 people in February.</text:p>
      <text:p text:style-name="P4">
69 -year -old Erdogan came to power in 2003 and first served as Prime Minister. He put forward the vision of further development and promised to expand his justice and the development of the party government.</text:p>
      <text:p text:style-name="P4">
The longest -term leader of NATO member states has been widely tested in the most important election in the 100 -year history of the Osman Republic as the country as the country as the country.</text:p>
      <text:p text:style-name="P4">
Quilida Ouru did not formally admit defeat. He said, "My real sadness is that it is waiting for this country."</text:p>
      <text:p text:style-name="P4">
The following are some reactions from other countries and organizations:</text:p>
      <text:h text:style-name="P13" text:outline-level="4">
<text:span text:style-name="T4">
United Nations</text:span>
</text:h>
      <text:p text:style-name="P4">
UN Secretary -General Antonio Gutres congratulated Erdogan for re -elected president.</text:p>
      <text:p text:style-name="P4">
A spokesman Stephen Durikk said in a statement, "He looks forward to further strengthening the cooperation between Turkey and the United Nations."</text:p>
      <text:h text:style-name="P13" text:outline-level="4">
<text:span text:style-name="T4">
U.S</text:span>
</text:h>
      <text:p text:style-name="P4">
U.S. President Joe Biden and senior diplomat Anthony Brinken congratulated Erdogan for victory.</text:p>
      <text:p text:style-name="P4">
Biden said in a tweet, "I look forward to working together as NATO allies as NATO allies in bilateral issues and common global challenges."</text:p>
      <text:p text:style-name="P4">
The Secretary of State Anthony Brinkee said that Turkey called "important NATO allies and partners."</text:p>
      <text:p text:style-name="P4">
He said, "I look forward to we continue to cooperate with the government chosen by the Turkish people."</text:p>
      <text:p text:style-name="P4">
Blint also praised the high voting rate on Sunday and the country's "long democratic tradition".</text:p>
      <text:h text:style-name="P13" text:outline-level="4">
<text:span text:style-name="T4">
Russia</text:span>
</text:h>
      <text:p text:style-name="P4">
Russian President Putin said Erdogan's victory proves that the Turkish people appreciate his "selfless work" and independent foreign policy.</text:p>
      <text:p text:style-name="P4">
According to the Kremlin, Putin said in the information to Erdogan that "the victory of the election is the natural result of your selfless work as the head of state of the Republic of Turkey, which clearly shows that the Turkish people support you to strengthen your sovereignty and implement independent foreign policy. "</text:p>
      <text:p text:style-name="P4">
Putin said, "We highly appreciate your personal contributions to strengthening the friendship between Russia and mutually beneficial cooperation in various fields."</text:p>
      <text:h text:style-name="P13" text:outline-level="4">
<text:span text:style-name="T4">
NATO</text:span>
</text:h>
      <text:p text:style-name="P4">
NATO Secretary -General, Yanz Stoltenberg, also congratulated Erdogan on Twitter.</text:p>
      <text:p text:style-name="P4">
He wrote on Twitter, "Congratulations to the President (Erdogan) again. I look forward to continuing our cooperation and preparing for the NATO summit in July."</text:p>
      <text:h text:style-name="P13" text:outline-level="4">
<text:span text:style-name="T4">
Qatar</text:span>
</text:h>
      <text:p text:style-name="P4">
Catal Emier, Tamim Ben Hamad Alsani, wishes Erdogan a success in the new term.</text:p>
      <text:p text:style-name="P4">
He wrote on Twitter, "My dear brother Rejuep Tetip Erdo, congratulates you to win. I wish you success in the new term and hope that you can achieve the Turkish people through it What I desire in progress and prosperity, and our solid progress and development of bilateral relations. "</text:p>
      <text:h text:style-name="P13" text:outline-level="4">
<text:span text:style-name="T4">
Ukraine</text:span>
</text:h>
      <text:p text:style-name="P4">
President Vladimir Zellezki congratulated Erdogan to win and said he hoped that "to strengthen strategic partnerships for the interests of our two countries and strengthen cooperation in Europe's security and stability."</text:p>
      <text:p text:style-name="P4">
The Erdogan government purchased the Russian missile defense system, which prompted the United States to expel Turkish from the United States -led fighter projects. However, Ankara also helped promote an important agreement, so that Ukraine's food was transported and avoided the global grain crisis.</text:p>
      <text:h text:style-name="P13" text:outline-level="4">
<text:span text:style-name="T4">
Germany</text:span>
</text:h>
      <text:p text:style-name="P4">
The Prime Minister Olaf Santhaz pointed out when he congratulated Erdogan that the "deep interweaving" of the people of the two countries and the economy stated that "we want to promote our common agenda together with new impetus!"</text:p>
      <text:h text:style-name="P13" text:outline-level="4">
<text:span text:style-name="T4">
Saudi Arabia</text:span>
</text:h>
      <text:p text:style-name="P4">
According to national news agencies, King Salman Congratulations congratulated Erdogan for winning the presidential election.</text:p>
      <text:h text:style-name="P13" text:outline-level="4">
<text:span text:style-name="T4">
France</text:span>
</text:h>
      <text:p text:style-name="P4">
French President Macron said France and Turkey "will continue to move forward."</text:p>
      <text:p text:style-name="P4">
Macron wrote on Twitter, "France and Turkey face huge challenges together. The return of peace in Europe, the future of our European, Atlantic and the Mediterranean Alliance. Enter. "</text:p>
      <text:h text:style-name="P13" text:outline-level="4">
<text:span text:style-name="T4">
European Union</text:span>
</text:h>
      <text:p text:style-name="P4">
EU Council Chairman Charles Michelle and the Chairman of the European Commission Ulsula Von Delin Congratulations to Erdogan's second round of Element on Sunday.</text:p>
      <text:p text:style-name="P4">
Michelle stated in the tweet, "Congratulations to Erdogan again elected the President of Turkey. I look forward to cooperating with you again in the future to deepen the EU-Turkish relations."</text:p>
      <text:p text:style-name="P4">
Feng Delin also congratulated Twitter.</text:p>
      <text:p text:style-name="P4">
She said in a tweet, "I look forward to continuing the relationship between the European Union and Turkey. For the interests of our people, trying to promote this relationship is of strategic significance for the European Union and Turkey,"</text:p>
      <text:h text:style-name="P13" text:outline-level="4">
<text:span text:style-name="T4">
U.K</text:span>
</text:h>
      <text:p text:style-name="P4">
British Prime Minister Rich Sunak said he expected that Britain and Turkey continued to "solid cooperative relationships", including "responding to security threats as NATO".</text:p>
      <text:h text:style-name="P13" text:outline-level="4">
<text:span text:style-name="T4">
Armenia</text:span>
</text:h>
      <text:p text:style-name="P4">
Prime Minister Nicor Pashinyan said he was looking forward to working together for the "comprehensive normalization" between the two countries.</text:p>
      <text:h text:style-name="P13" text:outline-level="4">
<text:span text:style-name="T4">
Sweden</text:span>
</text:h>
      <text:p text:style-name="P4">
Prime Minister Urff Christeson congratulated through Twitter, emphasizing that the security of the two countries "is a priority in the future."</text:p>
      <text:p text:style-name="P4">
After the Erdogan government accused Stolmum with a shelter for Sweden's applications for Sweden after accusing Sturgolm of the Kurdish Workers and Democratic Alliance Party members of Syria. Ankara regarded these two organizations as "terrorist" organizations.</text:p>
      <text:h text:style-name="P13" text:outline-level="4">
<text:span text:style-name="T4">
Israel</text:span>
</text:h>
      <text:p text:style-name="P4">
Israeli President Aisak Helzg said he "firmly believes that" him and Erdogan will continue to work together to strengthen and expand the good relationship between the two countries. "</text:p>
      <text:h text:style-name="P13" text:outline-level="4">
<text:span text:style-name="T4">
Libya</text:span>
</text:h>
      <text:p text:style-name="P4">
Libya Prime Minister Abdul Hamid Debeba believes that Erdogan's "election victory" is the Turkish people's confidence in the President's successful projects and policies.</text:p>
      <text:p text:style-name="P4">
Dabba's Tripori's national unity government has received support from Turkey to fight against the hostile government headquarters in the east.</text:p>
      <text:p text:style-name="P4">
<draw:frame draw:style-name="fr1" draw:name="Image71" text:anchor-type="as-char" svg:width="6.9236in" svg:height="3.894525in" draw:z-index="0">
<draw:image xlink:href="../Images/Aljazeera Chinese/2023-05-29T02-49-27/2-1685328229.jpg" xlink:type="simple" xlink:show="embed" xlink:actuate="onLoad" draw:mime-type="image/jpeg"/>
</draw:frame>
When Erdogan announced that he was winning in the Turkish election, people were celebrating(Peninsula TV Station)</text:p>
      <text:h text:style-name="P13" text:outline-level="4">
<text:span text:style-name="T4">
Hungary</text:span>
</text:h>
      <text:p text:style-name="P4">
Hungarian Prime Minister Olban Victor praised Erdogan "there is no doubt the victory of the election!"</text:p>
      <text:h text:style-name="P13" text:outline-level="4">
<text:span text:style-name="T4">
Palestine</text:span>
</text:h>
      <text:p text:style-name="P4">
Palestinian Prime Minister Mohammed Ashtier praised Erdogan and the Turkish people's "election victory".</text:p>
      <text:p text:style-name="P4">
<draw:frame draw:style-name="fr1" draw:name="Image72" text:anchor-type="as-char" svg:width="6.9236in" svg:height="4.504836in" draw:z-index="0">
<draw:image xlink:href="../Images/Aljazeera Chinese/2023-05-29T02-49-27/3-1685328235.jpg" xlink:type="simple" xlink:show="embed" xlink:actuate="onLoad" draw:mime-type="image/jpeg"/>
</draw:frame>
On May 28, 2023, Turkish President Rejuep Tetip Erdorian's Palestine supporters celebrated his election success in Khanis in the south of the Gaza Strip(Reuters)</text:p>
      <text:h text:style-name="P13" text:outline-level="4">
<text:span text:style-name="T4">
Azerbaijan</text:span>
</text:h>
      <text:p text:style-name="P4">
Azerbaijan President Illiham Aliyev called to congratulate Erdogan and invited him to visit Baku.</text:p>
      <text:h text:style-name="P13" text:outline-level="4">
<text:span text:style-name="T4">
Iran</text:span>
</text:h>
      <text:p text:style-name="P4">
Iranian President Ibrahim Lais said that Erdogan's re -election "is a sign of continuing the valuable trust of the Turkish people."</text:p>
      <text:p text:style-name="P4">
He added that "our relationship with Turkey in the next stage will continue to develop on the basis of good -neighborly friendship and common interests."</text:p>
      <text:h text:style-name="P13" text:outline-level="4">
<text:span text:style-name="T4">
Sudan</text:span>
</text:h>
      <text:p text:style-name="P4">
Leading the Sudan military against the military commander's military commander, the military commander of the military organization, General Abdul Fathah Barhan, congratulated Erdogan to win a new term.</text:p>
      <text:h text:style-name="P13" text:outline-level="4">
<text:span text:style-name="T4">
Serbian</text:span>
</text:h>
      <text:p text:style-name="P4">
Serbian President Alexander Wuccic congratulated Erdogan and the Turkish people for their "victory in election."</text:p>
      <text:h text:style-name="P13" text:outline-level="4">
<text:span text:style-name="T4">
Pakistan</text:span>
</text:h>
      <text:p text:style-name="P4">
Pakistana Prime Minister Charpz Sheriff said in a tweet that Erdogan's re -election was a "historic" re -election.</text:p>
      <text:p text:style-name="P4">
He said, "He has always been the pillar of oppressive Muslims, and it is also the eager spokesperson for their indifferent rights."</text:p>
      <text:h text:style-name="P13" text:outline-level="4">
<text:span text:style-name="T4">
Venezuela</text:span>
</text:h>
      <text:p text:style-name="P4">
Venezuela President Nicholas Madro said he celebrated the "victory" of Erdogan, "his brother and friend".</text:p>
      <text:h text:style-name="P13" text:outline-level="4">
<text:span text:style-name="T4">
Arab United Chien</text:span>
</text:h>
      <text:p text:style-name="P4">
Emirates President Shech Mohammed Bin Zyad Alene Haman was one of the leaders of Erdogan in the Middle East. He established the influence of Turkey there, and sometimes he has military power.</text:p>
      <text:h text:style-name="P13" text:outline-level="4">
<text:span text:style-name="T4">
Brazil</text:span>
</text:h>
      <text:p text:style-name="P4">
Brazilian President Louis Inasi Lulla Dalva wishes Erdogan to "do a lot of work" for the Turkish people.</text:p>
      <text:p text:style-name="P4">
Lula wrote on Twitter that Erdogan can "rely on Brazil's partnership in global peaceful cooperation, eliminate poverty and world development."</text:p>
      <text:h text:style-name="P13" text:outline-level="4">
<text:span text:style-name="T4">
Afghanistan</text:span>
</text:h>
      <text:p text:style-name="P4">
Detention Prime Minister Maravi Abdul Cabil said, "I congratulate President Erdogan for winning the Turkish election and elected the Turkish President."</text:p>
      <text:h text:style-name="P13" text:outline-level="4">
<text:span text:style-name="T4">
Malta Hi</text:span>
</text:h>
      <text:p text:style-name="P4">
Malta Foreign Minister Ian Poke said, "We sincerely congratulate President Erdogan to achieve this important victory."</text:p>
      <text:h text:style-name="P13" text:outline-level="4">
<text:span text:style-name="T4">
Algeria</text:span>
</text:h>
      <text:p text:style-name="P4">
Algerian President Abdul Magids congratulated Erdogan for winning a new term.</text:p>
      <text:p text:style-name="P4">
News Source: <text:a xlink:type="simple" xlink:href="https://chinese.aljazeera.net/news/2023/5/29/%e4%b8%96%e7%95%8c%e5%90%84%e5%9b%bd%e9%a2%86%e5%af%bc%e4%ba%ba%e7%a5%9d%e8%b4%ba%e5%9c%9f%e8%80%b3%e5%85%b6%e6%80%bb%e7%bb%9f%e5%9f%83%e5%b0%94%e5%a4%9a%e5%ae%89%e8%b5%a2%e5%be%97%e5%a4%a7%e9%80%89" text:style-name="Internet_20_link" text:visited-style-name="Visited_20_Internet_20_Link">
https://chinese.aljazeera.net/news/2023/5/29/%e4%b8%96%e7%95%8c%e5%90%84%e5%9b%bd%e9%a2%86%e5%af%bc%e4%ba%ba%e7%a5%9d%e8%b4%ba%e5%9c%9f%e8%80%b3%e5%85%b6%e6%80%bb%e7%bb%9f%e5%9f%83%e5%b0%94%e5%a4%9a%e5%ae%89%e8%b5%a2%e5%be%97%e5%a4%a7%e9%80%89</text:a>
</text:p>
      <!--NEWS-->
      <text:h text:style-name="P10" text:outline-level="1">
<text:span text:style-name="T4">
Yunnan dismantled the Arab -style mosque military police and Muslims fiercely conflicted with many people arrested</text:span>
</text:h>
      <text:p text:style-name="P4">
Author: None</text:p>
      <text:p text:style-name="P4">
Publisher: Radio Free Asia (Organization)</text:p>
      <text:p text:style-name="P4">
Published Time: 2023-05-29T02:53:00-04:00</text:p>
      <text:p text:style-name="P4">
Modified Time: 2023-05-29T10:42:31-04:00</text:p>
      <text:p text:style-name="P4">
Description: None</text:p>
      <text:p text:style-name="P4">
Videos: []</text:p>
      <text:p text:style-name="P4">
Audios: ["<text:a xlink:type="simple" xlink:href="https://www.rfa.org/mandarin/yataibaodao/shaoshuminzu/gt1-0529202302475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4.533841in" draw:z-index="0">
<draw:image xlink:href="../Images/rfamandarin/2023-05-29T02-53-00-04-00/000000.png" xlink:type="simple" xlink:show="embed" xlink:actuate="onLoad" draw:mime-type="image/png"/>
</draw:frame>
The dome of the Mosque of the Mosque of the Najiaying Mosque, Tonghai County, Yunnan Province was demolished by the authorities, and Muslims refused to demolish the police. <text:a xlink:type="simple" xlink:href="https://www.rfa.org/mandarin/yataibaodao/shaoshuminzu/gt1-05292023024753.html/@@images/image" text:style-name="Internet_20_link" text:visited-style-name="Visited_20_Internet_20_Link">
</text:a>
Video screenshot/ancient pavilion provides <text:a xlink:type="simple" xlink:href="https://www.rfa.org/mandarin/yataibaodao/shaoshuminzu/gt1-05292023024753.html/@@stream" text:style-name="Internet_20_link" text:visited-style-name="Visited_20_Internet_20_Link">
AUDIO-Link: https://www.rfa.org/mandarin/yataibaodao/shaoshinzu/GT1-052920234753.html/@stream</text:a>
A mosque in Yuxi, Yunnan was forced to demolish the dome by the authorities by the authorities. The angry Muslims prevented it from conflicting with thousands of military police during the demolition. Some people threw stones and debris to the police. notice. Local government officials told this station that the case is still under investigation, and everything is subject to government notifications.</text:p>
      <text:p text:style-name="P4">
<text:a xlink:type="simple" xlink:href="https://www.rfa.org/mandarin/Xinwen/3-05282023114751.html" text:style-name="Internet_20_link" text:visited-style-name="Visited_20_Internet_20_Link">
<text:span text:style-name="T4">
 The largest mosque in Yunnan or the video of the conflict of the police and the people was exposed </text:span>
</text:a>
<text:span text:style-name="T4">
* <text:a xlink:type="simple" xlink:href="https://www.rfa.org/mandarin/yataibaodao/shehui/mlq-03052021112100.html" text:style-name="Internet_20_link" text:visited-style-name="Visited_20_Internet_20_Link">
China Disassembly Mosque Movement Expansion and Yunnan Scholars: Muslims were forced to descendant</text:a>
</text:span>
</text:p>
      <text:p text:style-name="P4">
The Mosque Mosque of Tonghai County, Yuxi City, Yunnan Province was officially removed by the Arab -style appearance on the morning of Saturday (27th). The main iconic is the dome (also known as the dome). Treating a strong resistance to local Muslims. In more than a dozen videos circulating on the Internet, explosion -proof police stationed at the door of the mosque, holding shields to prevent protesters from entering, and some people throwing debris such as stones at the police. A video photographer at the scene said that thousands of special police and armed police came to the appearance of the mosque: "The Communist Party specifically deal with the people, come to the mosque to dismantle the dome, and thousands of people to suppress the people ..."</text:p>
      <text:p text:style-name="P4">
In another video, hundreds of armed police wearing camouflage clothes arrived, and they kept shouting slogans, attracting many passers -by to watch. At noon, after the police evacuated, the protesters pushed the scaffolds built by the engineers to demolish the appearance of the mosque.</text:p>
      <text:p text:style-name="P4">
The authorities dispatched armed police on the side of the mosque to prepare to prevent Muslims from protesting. (Network screenshot/ancient pavilion provided) <text:a xlink:type="simple" xlink:href="https://www.rfa.org/mandarin/yataibaodao/shaoshuminzu/gt1-05292023024753.html/m0529-gt1p4.png" text:style-name="Internet_20_link" text:visited-style-name="Visited_20_Internet_20_Link">
</text:a>
<text:span text:style-name="T4">
 More than 30 people in the conflict between the police and the Hui people were arrested </text:span>
</text:p>
      <text:p text:style-name="P4">
At the periphery of the mosque, dozens of special police vehicles and first -aid vehicles are on standby. Locals said that more special police and armed police have followed and obstructed the people to approach the mosque. During this period, the police enabled wireless signals to interfere with the vehicle to block the mobile phone signal.</text:p>
      <text:p text:style-name="P4">
The reporter of this station demolished the mosque and captured more than thirty people. On Monday, the Tonghai County Public Security Bureau and the Nagu police station were called, but no one answered the phone. The reporter turned to the Government of Nagu Town to inquire, and the officials who answered the phone said that the official official reported:</text:p>
      <text:p text:style-name="P4">
Reporter: "Ask, because the day before yesterday, he conflicted with the police and the police. I heard that more than thirty people had been caught?"</text:p>
      <text:p text:style-name="P4">
Answer: "You news, I don't know here. You wait for the official notification."</text:p>
      <text:p text:style-name="P4">
Reporter: "How many people did you catch?"</text:p>
      <text:p text:style-name="P4">
Answer: "I don't know, you can wait for the official notification. Everything is based on the official."</text:p>
      <text:p text:style-name="P4">
Reporter: "Is the situation stable?"</text:p>
      <text:p text:style-name="P4">
Answer: "This is based on the official, okay."</text:p>
      <text:p text:style-name="P4">
Engineers are removing the dome of the mosque with a boom (provided by the ancient pavilion of the network screenshot)</text:p>
      <text:p text:style-name="P4">
<text:span text:style-name="T4">
 Tonghai County Public Prosecution Law to promote protesters on the limited time </text:span>
</text:p>
      <text:p text:style-name="P4">
This Sunday, the Tonghai County Court, the Procuratorate, and the Public Security Bureau issued a joint announcement, saying that "On May 27, 2023, a case of seriously obstructing social management order occurred in Nagu Town, Tonghai County, causing a bad social impact. At present, the public security organs have already. Focusing on investigation according to law. "</text:p>
      <text:p text:style-name="P4">
The notice stated that before June 6, if the participants of relevant organizations actively surrendered to surrender and truthfully confess the facts of illegal crimes, they may be light and reduce the punishment in accordance with the law.</text:p>
      <text:p text:style-name="P4">
The notice also stated that if the reports such as reporting and exposing others' illegal crimes and providing important clues can be performed from light or reduced the punishment according to law. If there is a significant performance, it may be alleviated or exempted from punishment according to law.</text:p>
      <text:p text:style-name="P4">
Regarding the demolition of the Qing Mosque, Mr. Yang, a Dali Hui man in Yunnan, said in an interview with Radio Free Asia on Monday that in recent years, the dome of the Qing Mosque has been demolished in various places. "" ". He said, "It's too evil, there is no religious belief freedom,</text:p>
      <text:p text:style-name="P4">
The Jews had a famous saying that who God wanted to die, first called him crazy, he was too crazy!"</text:p>
      <text:p text:style-name="P4">
The Nama Ying Mosque has a history of more than 600 years. The current mosque building has been completed in 2004. The building in the temple is 4 floors. There are dome and 4 gift towers, which can accommodate about 3,000 people inside.</text:p>
      <text:p text:style-name="P4">
Police use shields to protect engineering vehicles (network screenshots/ancient pavilion) <text:a xlink:type="simple" xlink:href="https://www.rfa.org/mandarin/yataibaodao/shaoshuminzu/gt1-05292023024753.html/m0529-gt1p2.jpg" text:style-name="Internet_20_link" text:visited-style-name="Visited_20_Internet_20_Link">
</text:a>
<text:span text:style-name="T4">
 The Communist Party of China from the Cross of the Church in Zhejiang to the Northwest Drinking Mosque </text:span>
"The Christian church cross is almost disassembled. The next step is to other religions. The mosque was dismantled like a Christian church disassembling the cross. Because the roof is the symbol of the mosque. Now it is necessary to further rectify the religion other than Christianity."</text:p>
      <text:p text:style-name="P4">
In recent years, governments from all over China have demanded religion "Sinicization". For Islam, the authorities have proposed the implementation of the so -called "ISIS Sinicization" five -year planning several years ago. Since 2017, tens of thousands of mosques with dome and spires across the country have been forced demolition and modification.</text:p>
      <text:p text:style-name="P4">
Reporter: Ancient Pavilion Editor: Xu Shuting, Chen Meihua, Jiayuan.com Editor: Hong Wei</text:p>
      <text:p text:style-name="P4">
News Source: <text:a xlink:type="simple" xlink:href="https://www.rfa.org/mandarin/yataibaodao/shaoshuminzu/gt1-05292023024753.html" text:style-name="Internet_20_link" text:visited-style-name="Visited_20_Internet_20_Link">
https://www.rfa.org/mandarin/yataibaodao/shaoshuminzu/gt1-05292023024753.html</text:a>
</text:p>
      <!--NEWS-->
      <text:h text:style-name="P10" text:outline-level="1">
<text:span text:style-name="T4">
Biden and McCarthy finalized the final content of the debt limit agreement (Free Version)</text:span>
</text:h>
      <text:p text:style-name="P4">
Author: Sabrina Siddiqui / David Harrison / Siobhan Hughes</text:p>
      <text:p text:style-name="P4">
Publisher: 华尔街日报中文网</text:p>
      <text:p text:style-name="P4">
Published Time: 2023-05-29T03:10:00.000Z</text:p>
      <text:p text:style-name="P4">
Modified Time: 2023-05-29T03:10:00.000Z</text:p>
      <text:p text:style-name="P4">
Created Time: 2023-05-28T22:45:00.000Z</text:p>
      <text:p text:style-name="P4">
Description: U.S. President Biden and the Speaker of the House of Representatives McCarthy said on Sunday evening that the final content of raising the US debt upper limit has been finalized. Congress will vote on the agreement on Wednesday in the House of Representatives.</text:p>
      <text:p text:style-name="P4">
Images: []</text:p>
      <text:p text:style-name="P4">
Categories: ['国际']</text:p>
      <text:p text:style-name="P4">
Keywords: SYND</text:p>
      <text:p text:style-name="P4">
Type: Article</text:p>
      <!--METADATA-->
      <text:p text:style-name="P4">
US President Joe Biden(Joe bids)Kevin McCarthy, Speaker of the House of Representatives(Kevin McCarthy)Sunday evening said that it has been finalized to increase <text:a xlink:type="simple" xlink:href="https://cn.wsj.com/articles/CN-BGH-20230510132029" text:style-name="Internet_20_link" text:visited-style-name="Visited_20_Internet_20_Link">
US debt upper limit</text:a>
The final content of the agreement. Congress may vote on the agreement on the House of Representatives on Wednesday.</text:p>
      <text:p text:style-name="P4">
News Source: <text:a xlink:type="simple" xlink:href="https://cn.wsj.com/articles/%E6%8B%9C%E7%99%BB%E7%A7%B0%E5%B7%B2%E4%B8%8E%E9%BA%A6%E5%8D%A1%E9%94%A1%E6%95%B2%E5%AE%9A%E5%80%BA%E5%8A%A1%E4%B8%8A%E9%99%90%E5%8D%8F%E8%AE%AE%E6%9C%80%E7%BB%88%E5%86%85%E5%AE%B9-98bb123b" text:style-name="Internet_20_link" text:visited-style-name="Visited_20_Internet_20_Link">
https://cn.wsj.com/articles/%E6%8B%9C%E7%99%BB%E7%A7%B0%E5%B7%B2%E4%B8%8E%E9%BA%A6%E5%8D%A1%E9%94%A1%E6%95%B2%E5%AE%9A%E5%80%BA%E5%8A%A1%E4%B8%8A%E9%99%90%E5%8D%8F%E8%AE%AE%E6%9C%80%E7%BB%88%E5%86%85%E5%AE%B9-98bb123b</text:a>
</text:p>
      <!--NEWS-->
      <text:h text:style-name="P10" text:outline-level="1">
<text:span text:style-name="T4">
"Battle of Inheritance" End: Why is the finale of the TV series so important</text:span>
</text:h>
      <text:p text:style-name="P4">
Creator: THERESA REBECK</text:p>
      <text:p text:style-name="P4">
Publisher: https://www.facebook.com/nytimeschinese</text:p>
      <text:p text:style-name="P4">
Published Time: 2023-05-29T03:34:27+08:00</text:p>
      <text:p text:style-name="P4">
Description: A good ending must be unspeakable and very natural, but the bad ending can almost destroy the original brilliant art works; a beautiful ending will raise everything to the state of eternal wisdom. Photo Illustration by the New York Times</text:p>
      <text:p text:style-name="P4">
Images: ["<text:a xlink:type="simple" xlink:href="https://static01.nyt.com/images/2023/05/27/opinion/27rebeck/27rebeck-master1050.jpg" text:style-name="Internet_20_link" text:visited-style-name="Visited_20_Internet_20_Link">
27rebeck-mast...</text:a>
"]</text:p>
      <text:p text:style-name="P4">
Category: 观点与评论</text:p>
      <text:p text:style-name="P4">
Type: Article</text:p>
      <!--METADATA-->
      <text:p text:style-name="P4">
<draw:frame draw:style-name="fr1" draw:name="Image80" text:anchor-type="as-char" svg:width="6.9236in" svg:height="6.9236in" draw:z-index="0">
<draw:image xlink:href="../Images/cnnytimes/2023-05-29T03-34-27-08-00/27rebeck-master1050.jpg" xlink:type="simple" xlink:show="embed" xlink:actuate="onLoad" draw:mime-type="image/jpeg"/>
</draw:frame>
"Battle of inheritance"(Succession)The ending is coming. So how will this painful masterpiece end?</text:p>
      <text:p text:style-name="P4">
Will they take the time fast, from "Six feet"(Six Feet Under)Stole inspiration in the legendary ending? Maybe let's take a look at the future of the handsome and anti -society who pushed up, and the future of the person who may become the president? Or cut the screen directly before someone assassinated KFC? (I belong to the "underworld family" really like the underworld(Thesopran)The kind of person. .</text:p>
      <text:p text:style-name="P4">
Maybe, but it's unlikely. These options don't feel right.</text:p>
      <text:p text:style-name="P4">
This is a predicament of a good ending: it must be unspeakable and very natural. And unfortunately, a bad ending can almost destroy an original brilliant artwork. "game of Thrones"(Game of Thrones)It is amazing, but there are too many mistakes in the last few episodes, which seriously weaken its glory. James returned to Cersei, and then the house collapsed. The admiration and loved Danilis fired crazy and burned the Junlin City? Bran gets the throne? We want a "Desperate Poison Division"(Breaking Bad)In that ending, a solemn "Amen". But "Game of Thrones" is more like a "ah?"</text:p>
      <text:p text:style-name="P4">
I often think about the ending because I have to have a ending. When I started writing the script, although I usually had a vague idea about the ending, I didn't want everything to be on the board. If you leave room for the development route of the story, then in writing, the ending will be presented by yourself -and usually, your mind keeps a secret issue that is unexpected and inevitable, and it will eventually appear. Some kind of perfect thing is like an angel that breaks through the ceiling. Or "I have always rely on the kindness of strangers." Or there is indeed a group of devil admirers living in Dako apartment in West West District, Manhattan. These are great endings.</text:p>
      <text:p text:style-name="P4">
The ending should be produced from everything before, but it is different from everything before. A great ending may be about changing. In the process, our core figures have escaped, or found true love, or discovered a deep truth and obtained the inner wisdom (just like in "Advertising Madman"(MadMen)Among them, this profound truth is about Coca -Cola). Or it may be about justice, the coming of justice is on those who deserve it, and destroy those who do not match. (See all superhero movies). On the contrary, justice has abandoned everyone. (See "Godfather".) A good ending may contain a soft and sad hope. (See Chekhov.) It can celebrate the combination of marriage that can restore the chaotic world and regain order. (See Shakespeare.) Or it can achieve a settlement with the concept of not being able to solve any problems. (Still Shakespeare.)</text:p>
      <text:p text:style-name="P4">
In the best case, a beautiful ending will raise everything that happened before to the realm of eternal wisdom: "So we continue to work hard, walk against the water, be pushed backwards, and be pushed into it," just like "great. Gatsby "(The Great Gatsby)Summary of the narration.</text:p>
      <text:p text:style-name="P4">
TV constitutes different challenges -not only because the audience will sit down and cook for a week (or longer) drama to think about how this might end. The production method of TV is different from other types of drama, so the ending is naturally different.</text:p>
      <text:p text:style-name="P4">
You start from the trial episode of a episode -it may have been on TV or never on -and then watch the first season little by little. At this point, the ending is still far away, and it is difficult to think about the ending. After all, if there is no audience, this play will be canceled anyway. So you are not trying to imagine the ending -you are trying to avoid the ending.</text:p>
      <text:p text:style-name="P4">
This is why the truly great ending is particularly rare on TV. The TV series does not exist for the ending; it is for the middle process. What they care about how long you can make this show broadcast. When you are successful, no one will rush to make an ending, which is why like "Jumpthe Shark" (meaning a good work began to gradually decrease quality. Essence The success of the TV comes from the middle process.</text:p>
      <text:p text:style-name="P4">
At the end of the second season of "Battle of Inheritance", KFC betrayed his father Logan in front of the world and threatened to overthrow the entire precarious system and let everyone suffer. Shins. When Logan witnessed the disaster, his faint smile was mysterious and glory and humanity. Did he secretly want KFC to take over power? Maybe that's it. It is undeniable that this is a great season. Loman then defeated KFC again in the third season. The show returned to the starting line. The form of a TV series has a natural cyclicity. This is why so many programs end the way that can only be called "collective hug". "Mary Taylor Moore"(Mary Tyler Moore)That's it; "Office"(The Office)That's it; "Song Fei Biography"(Seinfeld)This is the end of the prison.</text:p>
      <text:p text:style-name="P4">
I suspect that we will not get collective hugs from "Battle of Inheritance".</text:p>
      <text:p text:style-name="P4">
As far as the ending, "Battle of inheritance" is a special case, not only because the creator Jesest Amsterram not only chose how to end the drama, but also when he chose to end. (He said](https://www.newyorker.com/culture/the-new-yorker-interview/the-end-of-succession-is-near)From the beginning, it "always existed" in his mind. ) For the Battle of inheritance, the ending has always been directly included in the title.</text:p>
      <text:p text:style-name="P4">
Do I have any bold predictions? I can tell you what kind of ending will not happen: Logan will not be resurrected. Children will not sell the company to the Chinese who have suddenly appeared and provide better offer. There will be no savings from the sky, and it will not be because no one knows how to land on the damn plane and add something inexplicably and end.</text:p>
      <text:p text:style-name="P4">
As for what will happen, I have confidence promises: The ending of "Battle of Inheritance" will complete this story without betraying the spirit of the former sentiment. Its creators have proved that they have this strength in these four seasons.</text:p>
      <text:p text:style-name="P4">
This is why I want to watch. I can't wait to know its ending.</text:p>
      <text:p text:style-name="P4">
News Source: <text:a xlink:type="simple" xlink:href="https://cn.nytimes.com/opinion/20230529/succession-finale-ending/" text:style-name="Internet_20_link" text:visited-style-name="Visited_20_Internet_20_Link">
https://cn.nytimes.com/opinion/20230529/succession-finale-ending/</text:a>
</text:p>
      <!--NEWS-->
      <text:h text:style-name="P10" text:outline-level="1">
<text:span text:style-name="T4">
Chinese data provider quietly restricts the data of overseas bookkeepers (Free Version)</text:span>
</text:h>
      <text:p text:style-name="P4">
Author: Rebecca Feng</text:p>
      <text:p text:style-name="P4">
Publisher: 华尔街日报中文网</text:p>
      <text:p text:style-name="P4">
Published Time: 2023-05-29T03:50:00.000Z</text:p>
      <text:p text:style-name="P4">
Modified Time: 2023-05-29T03:50:00.000Z</text:p>
      <text:p text:style-name="P4">
Created Time: 2023-05-29T02:40:00.000Z</text:p>
      <text:p text:style-name="P4">
Description: As the Chinese government takes a series of measures to combat information collection of foreign companies, investors and analysts overseas Chinese say they can no longer obtain some services, including long -term data that they are considered public.</text:p>
      <text:p text:style-name="P4">
Images: []</text:p>
      <text:p text:style-name="P4">
Categories: ['商业']</text:p>
      <text:p text:style-name="P4">
Keywords: SYND,LINK:EN|WP-WSJ-0000922955</text:p>
      <text:p text:style-name="P4">
Type: Article</text:p>
      <!--METADATA-->
      <text:p text:style-name="P4">
For many years, a Chinese data provider has been an important source of data from banks, securities companies and fund managers. And this provider has begun <text:a xlink:type="simple" xlink:href="https://cn.wsj.com/articles/CN-BCH-20230501112500" text:style-name="Internet_20_link" text:visited-style-name="Visited_20_Internet_20_Link">
restricting international users to access some information</text:a>
It makes it difficult to analyze China, the second largest economy in the world(https://cn.wsj.com/articles/CN-HRD-20230419103001)Performance.</text:p>
      <text:p text:style-name="P4">
News Source: <text:a xlink:type="simple" xlink:href="https://cn.wsj.com/articles/%E4%B8%AD%E5%9B%BD%E6%95%B0%E6%8D%AE%E6%8F%90%E4%BE%9B%E5%95%86%E4%B8%87%E5%BE%97%E6%82%84%E7%84%B6%E9%99%90%E5%88%B6%E6%B5%B7%E5%A4%96%E8%AE%A2%E6%88%B7%E8%AE%BF%E9%97%AE%E6%95%B0%E6%8D%AE-1d7738b9" text:style-name="Internet_20_link" text:visited-style-name="Visited_20_Internet_20_Link">
https://cn.wsj.com/articles/%E4%B8%AD%E5%9B%BD%E6%95%B0%E6%8D%AE%E6%8F%90%E4%BE%9B%E5%95%86%E4%B8%87%E5%BE%97%E6%82%84%E7%84%B6%E9%99%90%E5%88%B6%E6%B5%B7%E5%A4%96%E8%AE%A2%E6%88%B7%E8%AE%BF%E9%97%AE%E6%95%B0%E6%8D%AE-1d7738b9</text:a>
</text:p>
      <!--NEWS-->
      <text:h text:style-name="P10" text:outline-level="1">
<text:span text:style-name="T4">
Byte beating, PetroChina replaced foreign companies to enter the Central Written Building in Hong Kong (Free Version)</text:span>
</text:h>
      <text:p text:style-name="P4">
Authors: ['Ho-him']</text:p>
      <text:p text:style-name="P4">
Publisher: 英国《金融时报》</text:p>
      <text:p text:style-name="P4">
Time: 2023-05-29T03:56:12+00:00</text:p>
      <text:p text:style-name="P4">
Published Time: 2023-05-28T12:00:99+08:00</text:p>
      <text:p text:style-name="P4">
Modified Time: 2023-05-28T23:52:99+08:00</text:p>
      <text:p text:style-name="P4">
Description: Mainland Chinese companies successively settled in the high -end office area of the Central Business District of Hong Kong, and occupied the golden area that foreign groups evacuated after the epidemic.</text:p>
      <text:p text:style-name="P4">
Images: ["<text:a xlink:type="simple" xlink:href="https://thumbor.ftacademy.cn/unsafe/picture/5/000182705_piclink.jpg" text:style-name="Internet_20_link" text:visited-style-name="Visited_20_Internet_20_Link">
000182705_pic...</text:a>
"]</text:p>
      <text:p text:style-name="P4">
Themes: ['商业地产']</text:p>
      <text:p text:style-name="P4">
Keywords: ['商业地产', '香港', '字节跳动', '金融中心', '中国石油']</text:p>
      <text:p text:style-name="P4">
Type: Article</text:p>
      <!--METADATA-->
      <text:p text:style-name="P4">
<draw:frame draw:style-name="fr1" draw:name="Image81" text:anchor-type="as-char" svg:width="6.9236in" svg:height="3.894525in" draw:z-index="0">
<draw:image xlink:href="../Images/FT Chinese Free Version/2023-05-29T03-56-12-00-00/000182705_piclink.jpg" xlink:type="simple" xlink:show="embed" xlink:actuate="onLoad" draw:mime-type="image/jpeg"/>
</draw:frame>
Mainland Chinese companies have successively settled in the high -end office area of the Central Business District of Hong Kong, occupying a golden area where foreign groups have made their epidemic.</text:p>
      <text:p text:style-name="P4">
According to three people familiar with the matter, the parent company of the social media platform TIKTOK, one of the most valuable technology startups in China(ByteDance)This year will take over the Swiss Baosheng Bank(Julius Baer)About 16,000 square feet of office space in Hong Kong's second highest office building. Baosheng Bank will move to a less center.</text:p>
      <text:p text:style-name="P4">
News Source: <text:a xlink:type="simple" xlink:href="http://www.ftchinese.com/story/001099787" text:style-name="Internet_20_link" text:visited-style-name="Visited_20_Internet_20_Link">
http://www.ftchinese.com/story/001099787</text:a>
</text:p>
      <!--NEWS-->
      <text:h text:style-name="P10" text:outline-level="1">
<text:span text:style-name="T4">
Recruitment of public officers reviewing new recruitment and sending WeChat Douyin login password to check online speech</text:span>
</text:h>
      <text:p text:style-name="P4">
Author: None</text:p>
      <text:p text:style-name="P4">
Publisher: Radio Free Asia (Organization)</text:p>
      <text:p text:style-name="P4">
Published Time: 2023-05-29T04:07:00-04:00</text:p>
      <text:p text:style-name="P4">
Modified Time: 2023-05-29T10:36:42-04:00</text:p>
      <text:p text:style-name="P4">
Description: None</text:p>
      <text:p text:style-name="P4">
Videos: []</text:p>
      <text:p text:style-name="P4">
Audios: ["<text:a xlink:type="simple" xlink:href="https://www.rfa.org/mandarin/yataibaodao/zhengzhi/gt2-052920230405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2" text:anchor-type="as-char" svg:width="6.9236in" svg:height="3.752145in" draw:z-index="0">
<draw:image xlink:href="../Images/rfamandarin/2023-05-29T04-07-00-04-00/000000.png" xlink:type="simple" xlink:show="embed" xlink:actuate="onLoad" draw:mime-type="image/png"/>
</draw:frame>
Netizens disclosed that Guangdong recruited civil servants to introduce new political review content. Candidates must provide social account passwords. <text:a xlink:type="simple" xlink:href="https://www.rfa.org/mandarin/yataibaodao/zhengzhi/gt2-05292023040534.html/@@images/image" text:style-name="Internet_20_link" text:visited-style-name="Visited_20_Internet_20_Link">
</text:a>
Network screenshot/ancient pavilion provides <text:a xlink:type="simple" xlink:href="https://www.rfa.org/mandarin/yataibaodao/zhengzhi/gt2-05292023040534.html/@@stream" text:style-name="Internet_20_link" text:visited-style-name="Visited_20_Internet_20_Link">
Audio-Link: https: //www.rfa.org/mandarin/yatabaODao/Zhengzhi/GT2-05292023040534.html/@stream</text:a>
The Guangdong Provincial Government departments have proposed new political audit standards to the civil servants. In addition to taking various examinations, the application for civil servants has recently been required to hand over the password of personal vibrato, WeChat, Weibo and other social media. Speech content. In addition, the Internet Information Office announced that it has punished 930,000 self -media accounts in the past two months.</text:p>
      <text:p text:style-name="P4">
<text:a xlink:type="simple" xlink:href="https://www.rfa.org/mandarin/yataibaodao/renquanfazhi/gt2-05092023034525.html" text:style-name="Internet_20_link" text:visited-style-name="Visited_20_Internet_20_Link">
<text:span text:style-name="T4">
 Guangdong to strengthen the circle of friends of the WeChat group of civil servants, the circle of friends is prohibited from negative remarks </text:span>
</text:a>
<text:span text:style-name="T4">
* <text:a xlink:type="simple" xlink:href="https://www.rfa.org/mandarin/yataibaodao/jingmao/gt-05252023024141.html" text:style-name="Internet_20_link" text:visited-style-name="Visited_20_Internet_20_Link">
Digital RMB can be seen from the beginning of civil servants to be observed</text:a>
</text:span>
</text:p>
      <text:p text:style-name="P4">
The Guangdong Provincial Government departments have recently introduced a new political review standard after requiring civil servants to record their personal WeChat group accounts, including the employment of government civil servants to conduct stricter political review. According to netizens quoted the recent news of public education institutions, "New changes in political review in Guangdong civil servants" showed that one of the review links increased by the authorities to apply for civil servants was: mobile phones to check the objects of political review. The specific content is to install all social software, such as Douyin, WeChat, Weibo, Xiaohongshu and other social software. What did you publish on social software and browse; there are two types of inspection methods: one is to be the Open on the spot to check on the spot; the second is to leave the account password of all social platforms. Ensure that the candidates are "green online and healthy and socially, must be a firm political position and pure thinking."</text:p>
      <text:p text:style-name="P4">
<text:span text:style-name="T4">
 Application for civil servants' political trial process is beyond imagination </text:span>
</text:p>
      <text:p text:style-name="P4">
Mr. Li, who worked in the education system, said in an interview on Monday (29th) that the standards of employees were extremely strict. First, the qualification review was conducted and then written, qualified review, interview and physical examination. The strictest is political review. He said: "Political review should investigate whether you have a criminal record, the performance in the community, what comments have been published in the WeChat group, QQ group or the Internet on the Internet, and analyze whether your comments and views are consistent with the government. The last step is to publicize it. I have a friend who is said to be a civil servant because he reposted a picture on the WeChat group. "</text:p>
      <text:p text:style-name="P4">
Mr. Li said that because the selection of civil servants is extremely strict, the political trial process far exceeds the imagination of many people. Therefore, before receiving the admission notice, I dare not guarantee that I can pass the political trial.</text:p>
      <text:p text:style-name="P4">
This station reported in early May that the Guangdong Provincial Disciplinary Inspection Commission and the Guangdong Provincial Supervision Committee printed in April of the "Personal WeChat Group Record Report Form". One of the attachments requires civil servants to check whether there is content in WeChat groups that need to be reported in the WeChat group. , Including distorting, negating, and attacking the history of the party history; the leaders and hero models of ugliness and discreditation of the party; advocating seven items including Western "constitutional democracy", "universal value" and human rights issues.</text:p>
      <text:p text:style-name="P4">
Mr. Ge, a netizen in Wuhan, strictly reviews the authorities for civil servants, and believes that the authorities are worried that those who are dissatisfied with the current status of society enter the civil servant system. He told this station that the root cause of most social issues is the government: "I chat with friends and colleagues around me, basically know what the regime is, the basic face of this society, the unfairness and unfairness of Chinese society, Where is the problem? In fact, everyone understands. "</text:p>
      <text:p text:style-name="P4">
The Guangdong Provincial Discipline Inspection Commission and the Guangdong Provincial Supervision Commission's "Personal WeChat Group Report Report Form" printed in April this year (online screenshot/ancient pavilion provided) <text:a xlink:type="simple" xlink:href="https://www.rfa.org/mandarin/yataibaodao/zhengzhi/gt2-05292023040534.html/m0529-gt2p2.png" text:style-name="Internet_20_link" text:visited-style-name="Visited_20_Internet_20_Link">
</text:a>
<text:span text:style-name="T4">
 The Internet Information Office investigated 930,000 self -media for two months </text:span>
</text:p>
      <text:p text:style-name="P4">
In addition, the Internet Information Office across China continues to increase its investigation of online speech. According to Xinhua News Agency on Saturday, since March 10, online information departments at all levels have seriously investigated and punished various types of violations of "self -media" accounts; key platforms such as Weibo, Tencent, Douyin, and Kuaishou have actively fulfilled the main responsibility of information content management. In contradictions, "self -media" rumors and rumors, counterfeit imitation, illegal profit and other prominent issues are dealt with. As of May 22, the key platforms have accumulated more than 1.4109 million illegal information and disposed of more than 927,600 illegal accounts, of which more than 66,600 permanent closed accounts were closed.</text:p>
      <text:p text:style-name="P4">
Reporter: Editor -in -chief: Chen Meihua, Xu Shuting, Jiayuan</text:p>
      <text:p text:style-name="P4">
News Source: <text:a xlink:type="simple" xlink:href="https://www.rfa.org/mandarin/yataibaodao/zhengzhi/gt2-05292023040534.html" text:style-name="Internet_20_link" text:visited-style-name="Visited_20_Internet_20_Link">
https://www.rfa.org/mandarin/yataibaodao/zhengzhi/gt2-05292023040534.html</text:a>
</text:p>
      <!--NEWS-->
      <text:h text:style-name="P10" text:outline-level="1">
<text:span text:style-name="T4">
FREE Version (Free Version)</text:span>
</text:h>
      <text:p text:style-name="P4">
Author: Dan Strumpf</text:p>
      <text:p text:style-name="P4">
Publisher: 华尔街日报中文网</text:p>
      <text:p text:style-name="P4">
Published Time: 2023-05-29T05:30:00.000Z</text:p>
      <text:p text:style-name="P4">
Modified Time: 2023-05-29T05:30:00.000Z</text:p>
      <text:p text:style-name="P4">
Created Time: 2023-05-29T03:14:00.000Z</text:p>
      <text:p text:style-name="P4">
Description: China is open to business, but for executives planned to go to China, the rules have changed.</text:p>
      <text:p text:style-name="P4">
Images: []</text:p>
      <text:p text:style-name="P4">
Categories: ['国际', '中国']</text:p>
      <text:p text:style-name="P4">
Keywords: SYND,LINK:EN|WP-WSJ-0000922821</text:p>
      <text:p text:style-name="P4">
Type: Article</text:p>
      <!--METADATA-->
      <text:p text:style-name="P4">
China is open to business, but for executives planned to go to China, the rules have changed.</text:p>
      <text:p text:style-name="P4">
News Source: <text:a xlink:type="simple" xlink:href="https://cn.wsj.com/articles/%E8%B5%B4%E5%8D%8E%E5%95%86%E5%8A%A1%E6%97%85%E8%A1%8C%E6%96%B0%E5%87%86%E5%88%99-1ed7872" text:style-name="Internet_20_link" text:visited-style-name="Visited_20_Internet_20_Link">
https://cn.wsj.com/articles/%E8%B5%B4%E5%8D%8E%E5%95%86%E5%8A%A1%E6%97%85%E8%A1%8C%E6%96%B0%E5%87%86%E5%88%99-1ed7872</text:a>
</text:p>
      <!--NEWS-->
      <text:h text:style-name="P10" text:outline-level="1">
<text:span text:style-name="T4">
Behind the air passenger discrimination, Cathay Pacific's turmoil and dilemma</text:span>
</text:h>
      <text:p text:style-name="P4">
Creator: TIFFANY MAY</text:p>
      <text:p text:style-name="P4">
Publisher: https://www.facebook.com/nytimeschinese</text:p>
      <text:p text:style-name="P4">
Published Time: 2023-05-29T05:32:07+08:00</text:p>
      <text:p text:style-name="P4">
Description: Cathay Pacific has previously been turbulent due to Hong Kong protests, and the new crown epidemic has brought a serious blow to the company. Recently, his flight attendant laughed at the passenger's English level incident again, which once again caught him into a vortex of public opinion, and was shadowed by the efforts of seeking rebuilding. Anthony Kwan for the New York Times Cathay Pacific Airlines Cathay Pacific's Hong Kong Headquarters Cathay Pacific City.</text:p>
      <text:p text:style-name="P4">
Images: ["<text:a xlink:type="simple" xlink:href="https://static01.nyt.com/images/2023/05/26/multimedia/00cathay-survival-01-ghkl/00cathay-survival-01-ghkl-master1050.jpg" text:style-name="Internet_20_link" text:visited-style-name="Visited_20_Internet_20_Link">
00cathay-surv...</text:a>
"]</text:p>
      <text:p text:style-name="P4">
Category: 中国</text:p>
      <text:p text:style-name="P4">
Type: Article</text:p>
      <!--METADATA-->
      <text:p text:style-name="P4">
<draw:frame draw:style-name="fr1" draw:name="Image86" text:anchor-type="as-char" svg:width="6.9236in" svg:height="5.53888in" draw:z-index="0">
<draw:image xlink:href="../Images/cnnytimes/2023-05-29T05-32-07-08-00/00cathay-survival-01-ghkl-master1050.jpg" xlink:type="simple" xlink:show="embed" xlink:actuate="onLoad" draw:mime-type="image/jpeg"/>
</draw:frame>
There are few large airlines in the world, like Hong Kong's flag -carriers, Cathay Cathay Pacific, which have been severely hit by the epidemic, and fewer aircraft companies have made such great efforts like Cathay Pacific to restore. The company's business has been severely damaged due to the industry's most widespread flight ban and isolation requirements. The popularity of new crowns is not the beginning of Cathay Pacific trouble.</text:p>
      <text:p text:style-name="P4">
In 2019, Hong Kong is strenuous due to democracy.(https://www.nytimes.com/interactive/2019/world/asia/hong-kong-protests-arc.html)At that time, Cathay Pacific was involved in the dispute with Beijing. As thousands of demonstrators sit in the airport to protest at the airport, the flight cancellation or delay, the demonstrators also include Cathay Pacific employees. Chinese officials threatened the crew members who participated in the protests, and even those who only expressed support for protests flew to China.</text:p>
      <text:p text:style-name="P4">
Cathay Pacific's internal turbulence has increased. The airline's chief executive and chairman of the board of directors resigned, and the new leaders began to combat employees to express any remarks or posts that might anger China on social media.</text:p>
      <text:p text:style-name="P4">
In 2020, Cathay Pacific closed the subsidiary Cathay Port Dragon Airlines due to the end of the epidemic. Cathay Pacific stored 70 aircraft in the desert of Alice Spring in Australia and fired 5,300 employees in Hong Kong. As Hong Kong extended the forced isolation time, some crew members had to enter the three to four weeks "<text:a xlink:type="simple" xlink:href="https://www.cathaypacific.com/cx/en_HK/offers/cathay-stories/closed-loop.html" text:style-name="Internet_20_link" text:visited-style-name="Visited_20_Internet_20_Link">
closed loop</text:a>
"The shift, to endure a weeks that cannot go home for a few weeks, this is a great blow to the morale of the employees.</text:p>
      <text:p text:style-name="P4">
Today, Cathay Pacific is still trying to recruit enough pilots, crew and other employees to compete with other airlines. The company's chief executive officer Lin Shaobo said in a video information sent to employees in January this year that its competitors "become more streamlined and healthier, and eager to snatch customers from us". He tried to let everyone "survive The plan to be united. It was not until March that Cathay Pacific's passenger capacity returned to 50%before the epidemic.</text:p>
      <text:p text:style-name="P4">
In 2020, aircraft of Cathay Pacific and Cathay Port Dragon were stored in the Asia -Pacific aircraft storage facilities in Alice Spring, Australia's northern leader. David Gray/Blowberg</text:p>
      <text:p text:style-name="P4">
But the problem still exists. Last week, Lin Shaobo told Cathay Pacific's employees in an internal memorandum that a crew of the crew laughed at a record of a passenger's English level on the Internet, and three employees were fired. Lin Shaobo said that these employees have "seriously damaged the image of Hong Kong and Cathay Pacific.</text:p>
      <text:p text:style-name="P4">
This incident reminds people that Cathay Pacific faces tricky tasks when dealing with China. China is an important market for the airline company, but after nearly three years of closure to Hong Kong and other parts of the world, the Chinese economy is still recovering. Before the outbreak, Cathay Pacific flew from Hong Kong to <text:a xlink:type="simple" xlink:href="https://www.cathaypacific.com/content/dam/cx/about-us/investor-relations/interim-annual-reports/en/2022_cx_interim_report_en.pdf" text:style-name="Internet_20_link" text:visited-style-name="Visited_20_Internet_20_Link">
119 places in 35 countries</text:a>
And including 26 destinations in China. The flight time from various cities in China facilitates passengers to turn in Hong Kong at night, and arrives in the United States or Europe in the morning or early afternoon.</text:p>
      <text:p text:style-name="P4">
advertise</text:p>
      <text:p text:style-name="P4">
When the Omecko epidemic in January 2022, the Hong Kong government banned flights from flights from the United States, Australia, and the United Kingdom, when Cathay Pacific only played a 2%passenger capacity.</text:p>
      <text:p text:style-name="P4">
The airline stated in a statement that its goal was to restore 70%of passenger flight transportation capacity and 80 destinations by the end of 2023. There were 160 flights to 16 airports in mainland China every week.</text:p>
      <text:p text:style-name="P4">
Even after Hong Kong canceled the regulations related to the new crown and isolation, Beijing's firm impact on the previous British colony still threatened Hong Kong for decades as an attractive free business destination.</text:p>
      <text:p text:style-name="P4">
Cathay Pacific's crew after a flight in January. 28 Darryl Dyck/The Canadian Press, VIA Association Press</text:p>
      <text:p text:style-name="P4">
Just as Hong Kong is the portal of the world to China, Cathay Pacific is a pioneer connecting emerging Asian economies and New York, London and Paris. Founded in 1946, it is one of the most important brands in Hong Kong and is famous for time and quality services. <text:a xlink:type="simple" xlink:href="https://www.hongkongairport.com/en/media-centre/press-release/2022/pr_1619" text:style-name="Internet_20_link" text:visited-style-name="Visited_20_Internet_20_Link">
Article 3 runway opened last year</text:a>
In order to adapt to Beijing's nine cities in Hong Kong, Macau and Guangdong into a science and technology center called the Greater Bay Area.</text:p>
      <text:p text:style-name="P4">
Cathay Pacific said that it is expected to fully recover next year. The company's most urgent challenge is to restore the number of pilots and crew and increase flight capacity.</text:p>
      <text:p text:style-name="P4">
Passengers in front of Cathay Pacific counter at Hong Kong International Airport. Anthony Kwan for the New York Times</text:p>
      <text:p text:style-name="P4">
In order to reduce costs, Cathay Pacific reduced the basic wages of pilots by about 40%, which angered many crew members. In January of this year, Cathay Pacific reduced the number of air passengers on each flight and shortened the recovery time between long -distance flights. To this end, Cathay Pacific Airlines Workers' Association launched a "work according to the chapters" activity: persuading air passengers to perform execution Tasks exceeding the scope of the company's standards. Officials of the Hong Kong Airport Administration said in May this year that they noticed that there was a tendency to reduce gliding among Pacific Airlines' pilots. This is because the company's new salary structure actually injured their enthusiasm for completing the flight in advance.</text:p>
      <text:p text:style-name="P4">
"They said that we have to have a tight life, but if you don't even have a company, it doesn't make much sense to save money," said Paul Weisrit, Chairman of the Hong Kong Airlines Association of the Flying Employee Association, said that he has been nearly 30 at Cathay Pacific. New Year pilot. "This is their current situation. The company is only half left."</text:p>
      <text:p text:style-name="P4">
advertiseBefore 2019, the airline had 3840 pilots. According to the Association of Airlines, 1,900 people have resigned since then. Captain, the highest number of pilots, has been reduced by half. Although Cathay Pacific re -hired dozens of pilots from the Cathay Port Dragon Department in 2021 and 2022, many people had to reduce their salary and surrender when they were hired. The lack of flight during the epidemic, dragging down the training process required by the first co -pilot and the second co -pilot to become the captain. Many senior pilots instructor and flight simulator instructor resigned.</text:p>
      <text:p text:style-name="P4">
Despite the difficult situation, some industry analysts will be optimistic about Cathay Pacific's recovery. The company reported the first annual profit since 2019. The company's flight rate is about 90%, which is better than the situation before the epidemic, and high fares help increase income. During the epidemic, the business of freight flights maintains the operation of the airline.</text:p>
      <text:p text:style-name="P4">
Paul Weisrite, chairman of the Hong Kong Airlines Association, was at Hong Kong International Airport last week. Anthony Kwan for the New York Times</text:p>
      <text:p text:style-name="P4">
But for Cathay Pacific, no market is more important than China, and at the same time may bring so much trouble.</text:p>
      <text:p text:style-name="P4">
Recent troubles originated from a complaint from a passenger flying from Chengdu, Southwest City, China on May 21st. The passenger uploaded a paragraph <text:a xlink:type="simple" xlink:href="https://www.xiaohongshu.com/user/profile/6274c7cc000000002102aee6/646b3f1500000000130129a7" text:style-name="Internet_20_link" text:visited-style-name="Visited_20_Internet_20_Link">
Recording</text:a>
Among them, you can hear the flight attendant laughed at a passenger in the kitchen, which seems to be "carpet" when the latter wants to blast. "If you don't say‘ blankets ’in English, you do n’t have a blanket," a flight attendant said in the recording.</text:p>
      <text:p text:style-name="P4">
This recording has caused heated discussions on Chinese social media. People have posted one after another, talking about the past that they think that Cathay Pacific's flight attendants have left the mainland passengers. The official media Xinhua News Agency criticized the airline's "arrogance" and "poor service" and lack of sincerity. The title of a social editorial reads "Old faults, old problems, and Cathay Pacific not far."</text:p>
      <text:p text:style-name="P4">
Hong Kong Chief Executive Li Jiachao also joined the ranks of condemnation. "The words and deeds of the air waiters involved hurt the feelings of Hong Kong and the mainland compatriots, and destroyed Hong Kong's consistent respect, polite culture and values," he wrote on Facebook.</text:p>
      <text:p text:style-name="P4">
advertise</text:p>
      <text:p text:style-name="P4">
Cathay Pacific apologized on Weibo on Tuesday and stated that he would conduct an investigation. As of Wednesday, three flight attendants were fired.</text:p>
      <text:p text:style-name="P4">
"We must respond quickly and take action, which is necessary to protect the interests of companies and even all employees," Lin Shaobo wrote in the internal memo of employees issued to employees on Thursday.</text:p>
      <text:p text:style-name="P4">
Last year in Hong Kong, the first recruitment day after the new crowns, a Cathay Pacific flight attendant talked to the applicant. Tyrone siu/reuters</text:p>
      <text:p text:style-name="P4">
He also said that the reputation of the airline was a blow. "Although this incident brought setbacks to our rebuilding journey, let us take it as a valuable lesson," he wrote.</text:p>
      <text:p text:style-name="P4">
News Source: <text:a xlink:type="simple" xlink:href="https://cn.nytimes.com/china/20230529/cathay-pacific-hong-kong/" text:style-name="Internet_20_link" text:visited-style-name="Visited_20_Internet_20_Link">
https://cn.nytimes.com/china/20230529/cathay-pacific-hong-kong/</text:a>
</text:p>
      <!--NEWS-->
      <text:h text:style-name="P10" text:outline-level="1">
<text:span text:style-name="T4">
The US -led "Indo -Pacific Economic Framework" has made a preliminary victory, but the difference</text:span>
</text:h>
      <text:p text:style-name="P4">
Author: Yuka Hayashi</text:p>
      <text:p text:style-name="P4">
Publisher: 华尔街日报中文网</text:p>
      <text:p text:style-name="P4">
Published Time: 2023-05-29T05:40:00.000Z</text:p>
      <text:p text:style-name="P4">
Modified Time: 2023-05-29T05:40:00.000Z</text:p>
      <text:p text:style-name="P4">
Created Time: 2023-05-29T03:37:00.000Z</text:p>
      <text:p text:style-name="P4">
Description: The United States and other 13 Asia -Pacific countries agreed to expand the supply chain cooperation, which marked that the new initiative led by the United States has achieved a preliminary victory in the case of increasingly intense relations with China. However, some countries have questioned the US "workers -centered" trade policy.</text:p>
      <text:p text:style-name="P4">
Images: []</text:p>
      <text:p text:style-name="P4">
Categories: ['国际']</text:p>
      <text:p text:style-name="P4">
Keywords: SYND,LINK:EN|WP-WSJ-0000925926</text:p>
      <text:p text:style-name="P4">
Type: Article</text:p>
      <!--METADATA-->
      <text:p text:style-name="P4">
The United States and other 13 Asia -Pacific countries agreed to expand the supply chain cooperation on Saturday, which marked that in the case of increasingly intense relations with China, the United States led <text:a xlink:type="simple" xlink:href="https://cn.wsj.com/articles/CN-BGH-20220602122635" text:style-name="Internet_20_link" text:visited-style-name="Visited_20_Internet_20_Link">
Strengthening a new initiative with the economic connection with the country in the region</text:a>
A preliminary victory.</text:p>
      <text:p text:style-name="P4">
News Source: <text:a xlink:type="simple" xlink:href="https://cn.wsj.com/articles/%E7%BE%8E%E5%9B%BD%E4%B8%BB%E5%AF%BC%E7%9A%84-%E5%8D%B0%E5%A4%AA%E7%BB%8F%E6%B5%8E%E6%A1%86%E6%9E%B6-%E5%8F%96%E5%BE%97%E5%88%9D%E6%AD%A5%E8%83%9C%E5%88%A9-%E4%BD%86%E5%88%86%E6%AD%A7%E6%98%BE%E7%8E%B0-fbf7be7f" text:style-name="Internet_20_link" text:visited-style-name="Visited_20_Internet_20_Link">
https://cn.wsj.com/articles/%E7%BE%8E%E5%9B%BD%E4%B8%BB%E5%AF%BC%E7%9A%84-%E5%8D%B0%E5%A4%AA%E7%BB%8F%E6%B5%8E%E6%A1%86%E6%9E%B6-%E5%8F%96%E5%BE%97%E5%88%9D%E6%AD%A5%E8%83%9C%E5%88%A9-%E4%BD%86%E5%88%86%E6%AD%A7%E6%98%BE%E7%8E%B0-fbf7be7f</text:a>
</text:p>
      <!--NEWS-->
      <text:h text:style-name="P10" text:outline-level="1">
<text:span text:style-name="T4">
On the eve of the 64th anniversary, Peng Lifa, Li Zhiying and others were commended by the American and private groups</text:span>
</text:h>
      <text:p text:style-name="P4">
Author: None</text:p>
      <text:p text:style-name="P4">
Publisher: Radio Free Asia (Organization)</text:p>
      <text:p text:style-name="P4">
Published Time: 2023-05-29T05:41:00-04:00</text:p>
      <text:p text:style-name="P4">
Modified Time: 2023-05-29T09:53: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2" text:anchor-type="as-char" svg:width="6.9236in" svg:height="4.265831in" draw:z-index="0">
<draw:image xlink:href="../Images/rfamandarin/2023-05-29T05-41-00-04-00/000000.png" xlink:type="simple" xlink:show="embed" xlink:actuate="onLoad" draw:mime-type="image/png"/>
</draw:frame>
Poster of this event. (Provided by the Visual Artists Association) <text:a xlink:type="simple" xlink:href="https://www.rfa.org/mandarin/yataibaodao/renquanfazhi/sc-05292023054105.html/@@images/image" text:style-name="Internet_20_link" text:visited-style-name="Visited_20_Internet_20_Link">
</text:a>
Photo: RFA</text:p>
      <text:p text:style-name="P4">
On the occasion of the 34th anniversary of the June 4th incident, Peng Lifa, a protesters of Beijing Sitong Bridge, and Li Zhiying, founder of Hong Kong One Media Li Zhiying, were commended by the Visual Artistic Artists Association. For many years, the group has continued to carry out such awards on the occasion of the June 4th anniversary.</text:p>
      <text:p text:style-name="P4">
<text:a xlink:type="simple" xlink:href="https://www.rfa.org/mandarin/Xinwen/1-04152023114713.html" text:style-name="Internet_20_link" text:visited-style-name="Visited_20_Internet_20_Link">
<text:span text:style-name="T4">
 Beijing Sitong Bridge protesters, Peng Lifa selected into the "most influential figure" in the "era of Beauty </text:span>
</text:a>
<text:span text:style-name="T4">
* <text:a xlink:type="simple" xlink:href="https://www.rfa.org/mandarin/yataibaodao/gangtai/jw2-05192023103652.html" text:style-name="Internet_20_link" text:visited-style-name="Visited_20_Internet_20_Link">
Li Zhiying's "Promoting Liberty Award" judicial review was rejected by the court</text:a>
</text:span>
</text:p>
      <text:p text:style-name="P4">
<text:span text:style-name="T4">
 Defend Freedom Award: The winner said that all the winners stood together </text:span>
</text:p>
      <text:p text:style-name="P4">
Liu Yaya, head of the Visual Artists Association headquartered in Los Angeles, delivered a speech at the beginning of the event: "Some people often ask us why I have always insisted on the memory of what happened so long ago? After all, it has passed 34 years. China is now the second world in the world. Large economies. However, have China changed since then? As we can see from this year, the desire for human rights and democracy has not decreased, even if it is more and more serious in China. "</text:p>
      <text:p text:style-name="P4">
In this awards, a total of nine people received awards issued by the Visual Artists Association. The protesters of Beijing Sitong Bridge, named Peng Lifa, Jimmylai, founder of Hong Kong One Media, who are being held by the Hong Kong authorities, and Tibetan monk Ban Dan, who has been detained by the Chinese authorities for thirty -three years and the existing died, Paldyngyatso and Wang Han, a student of the University of Southern California, won the "Champion of Freedom of Speech Award".</text:p>
      <text:p text:style-name="P4">
Li Zhiying's son Sebastienlai participated in the event on behalf of Li Zhiying. In his speech, he said: "Tiananmen Square is a critical moment in my father's life. It was carried out by the democratic movement. So I believe that he will be very grateful to this award. I ask you to continue the things that happen to my father and what happened in Hong Kong. "</text:p>
      <text:p text:style-name="P4">
Wang Han, the only winner who has participated in the award -winning "Freedom Award of Speech", told reporters that he was honored to receive this award. The winners in this event are standing together whether they are dissidents from China, Western, Hong Kong, and Tibetans. In this event, he also received awards on behalf of Sitongqiao protesters and white paper sports participants. He said: "I am a member of the White Paper Movement. This award is not only awarded to me, but also to everyone in the white paper movement. I am just part of the white paper sports."</text:p>
      <text:p text:style-name="P4">
<text:span text:style-name="T4">
 Tiananmen Mental Award: The winner includes the shooter of the June 4th massacre </text:span>
</text:p>
      <text:p text:style-name="P4">
In addition, the former executive director of Human Rights In China, the International Non -Government Human Rights, won the "SPIRIT of Tianannemenaward". In the event, she introduced the work carried out since its establishment in March 1989: "We support hundreds of brave individuals and groups, such as 'Tiananmen Mother', to reveal the violations of rights that are ongoing and expanding. And require official responsibility and respect for people's dignity, which is the core and purpose of human rights. "</text:p>
      <text:p text:style-name="P4">
Those who have won the same award also include Canadian human rights journalist Davidmatas, a Canadian human rights journalist who investigated the organs of the Chinese authorities, and Catherinebauknight, a US photographer who recorded the Chilical authorities of the Chinese authorities in June 4th, And Dr. Frank de Balogh, a California Ethnic LeadershipCouncil (California ETHNIC LeadershipCouncil), and Davidkilgour, a former Canadian parliament. During his lifetime, Frank de Parologg had long paid attention to the oppression of communism for communism. David John had cooperated with David Matsas to expose the organs of the Chinese authorities.</text:p>
      <text:p text:style-name="P4">
In the award -winning speech, David Matsus made his appeal, saying that people who endured smaller risks during their voice should speak for those who cannot speak. He talked about him and David Qiao Gao's protest against the organs of the Chinese authorities, saying: "We are talking about what Chinese victims want to say. By doing this, we are not only opposing the abuse of organ transplantation in China, but also We are also supporting expression of freedom. "</text:p>
      <text:p text:style-name="P4">
In her speech, Catherine Bowknett described her experience on the evening of June 3, 1989. She recalled the situation at the time: "Forty -five minutes after I arrived at Tiananmen Square, the soldiers began to shoot innocent people who came to a group of peaceful protests. They reportedly reported that there were about tens of thousands of people. They took me through one. The channel in the crowd helps me shoot it when this incident occurs. "</text:p>
      <text:p text:style-name="P4">
Reporter: Sun Cheng</text:p>
      <text:p text:style-name="P4">
News Source: <text:a xlink:type="simple" xlink:href="https://www.rfa.org/mandarin/yataibaodao/renquanfazhi/sc-05292023054105.html" text:style-name="Internet_20_link" text:visited-style-name="Visited_20_Internet_20_Link">
https://www.rfa.org/mandarin/yataibaodao/renquanfazhi/sc-05292023054105.html</text:a>
</text:p>
      <!--NEWS-->
      <text:h text:style-name="P10" text:outline-level="1">
<text:span text:style-name="T4">
If the admiration consumer reduces the expenditure, luxury stocks are anti -decline or weakened (Free Version)</text:span>
</text:h>
      <text:p text:style-name="P4">
Author: Carol Ryan</text:p>
      <text:p text:style-name="P4">
Publisher: 华尔街日报中文网</text:p>
      <text:p text:style-name="P4">
Published Time: 2023-05-29T06:05:00.000Z</text:p>
      <text:p text:style-name="P4">
Modified Time: 2023-05-29T06:05:00.000Z</text:p>
      <text:p text:style-name="P4">
Created Time: 2023-05-29T04:53:00.000Z</text:p>
      <text:p text:style-name="P4">
Description: According to the forecast of Boston Consulting, by 2025, the richest shoppers will contribute 60%of the luxury sales. However, the industry still needs to admire consumers to contribute a large amount of transactions. If these consumers are tightening their trousers, luxury stocks may not resist as they want.</text:p>
      <text:p text:style-name="P4">
Images: []</text:p>
      <text:p text:style-name="P4">
Categories: ['金融市场', '股闻天下']</text:p>
      <text:p text:style-name="P4">
Keywords: SYND,LINK:EN|WP-WSJ-0000922958</text:p>
      <text:p text:style-name="P4">
Type: Article</text:p>
      <!--METADATA-->
      <text:p text:style-name="P4">
Hermes(Hermes)Sales a set of hard paper plates with a $ 50 set of hand creams of $ 105. Each year, luxury brands provide millions of gadgets to consumers who can't afford $ 10,000 in handbags every year.</text:p>
      <text:p text:style-name="P4">
News Source: <text:a xlink:type="simple" xlink:href="https://cn.wsj.com/articles/%E4%BB%B0%E6%85%95%E5%9E%8B%E6%B6%88%E8%B4%B9%E8%80%85%E8%8B%A5%E7%BC%A9%E5%87%8F%E6%94%AF%E5%87%BA-%E5%A5%A2%E4%BE%88%E5%93%81%E7%B1%BB%E8%82%A1%E6%8A%97%E8%B7%8C%E6%80%A7%E6%88%96%E8%A2%AB%E5%89%8A%E5%BC%B1-f947d95f" text:style-name="Internet_20_link" text:visited-style-name="Visited_20_Internet_20_Link">
https://cn.wsj.com/articles/%E4%BB%B0%E6%85%95%E5%9E%8B%E6%B6%88%E8%B4%B9%E8%80%85%E8%8B%A5%E7%BC%A9%E5%87%8F%E6%94%AF%E5%87%BA-%E5%A5%A2%E4%BE%88%E5%93%81%E7%B1%BB%E8%82%A1%E6%8A%97%E8%B7%8C%E6%80%A7%E6%88%96%E8%A2%AB%E5%89%8A%E5%BC%B1-f947d95f</text:a>
</text:p>
      <!--NEWS-->
      <text:h text:style-name="P10" text:outline-level="1">
<text:span text:style-name="T4">
North Korea previews "satellite" Japan: threatening territory will shoot down</text:span>
</text:h>
      <text:p text:style-name="P4">
Author: None (Language: zh)</text:p>
      <text:p text:style-name="P4">
Publisher: None</text:p>
      <text:p text:style-name="P4">
Time: 2023-05-29T06:20:00Z</text:p>
      <text:p text:style-name="P4">
Description: Japan believes that the so -called "satellite" launch in North Korea will contain a ballistic missile launch. To this day, Tian Wenxiong said that the move will violate the United Nations resolutions.</text:p>
      <text:p text:style-name="P4">
Videos: []</text:p>
      <text:p text:style-name="P4">
Images: []</text:p>
      <text:p text:style-name="P4">
Subject: 时政风云</text:p>
      <text:p text:style-name="P4">
Subjects: ['韩国', '岛屿主权争端', '日本', '朝鲜', '金正恩']</text:p>
      <text:p text:style-name="P4">
Keywords: ['朝鲜', '韩国', '日本', '间谍卫星', '弹道导弹', '朝鲜半岛']</text:p>
      <text:p text:style-name="P4">
Id: 65761319</text:p>
      <!--METADATA-->
      <text:p text:style-name="P4">
<text:a xlink:type="simple" xlink:href="https://www.dw.com/zh/overlay/image/article/65761319/65647908" text:style-name="Internet_20_link" text:visited-style-name="Visited_20_Internet_20_Link">
 </text:a>
North Korean official media released a video on May 16, showing that North Korean leader Kim Jong -un's father and daughter were watching the "Mars 18" solid -state fuel ballistic missile test firing.</text:p>
      <text:p text:style-name="P4">
(Voice of Germany Chinese) The Japanese Defense Provincial province set its ballistic missile defense system on Monday (May 29) and warned that if any flying object threatens Japanese territory, it will shoot down. South Korea held a national security conference urgently and warned that if North Korea insisted on launch, it would pay the corresponding price.</text:p>
      <text:p text:style-name="P4">
Reuters pointed out that this is the first time that the Japanese Ministry of Defense has responded to North Korea's space launching operations since 2016. A spokesman for a defensive province said that Japan expects that this time, like 2016, the Rockets carrying satellites in North Korea will fly over the Southwest Island chain in Japan.</text:p>
      <text:p text:style-name="P4">
Earlier, the Japanese Broadcasting Association (NHK) and other Japanese media first pointed out that North Korea informed the Japan Maritime Security Agency that he would launch satellites between May 31 and June 11. The Reuters and Associated Press subsequently reported that Japan had confirmed the matter and said that the scope of influence included the waters in the waters of the Yellow Sea, the East China Sea, and the eastern part of Luzon Island, Philippines; the Japanese government had warned nearby ships.</text:p>
      <text:p text:style-name="P4">
Matsuno Kazaki Matsuna Kazakhstan, the official room of the Japanese cabinet, said at a press conference: "The government realized that the satellite may cross our territory."</text:p>
      <text:p text:style-name="P4">
According to the Japanese Prime Minister's Office, although North Korea is called "satellite", it is likely to include ballistic missiles during the launch. The Associated Press pointed out that launching satellites to space will use long -range missile technology banned by the United Nations Security Council. Matsno Kodi said that North Korea's move will violate UN resolutions and pose a threat to peace and security in Japan and regions.</text:p>
      <text:p text:style-name="P4">
The Japanese Prime Minister Kishida has ordered relevant units to collect and analyze information, and at the same time cooperate with the United States and South Korea, and strongly urge North Korea to keep restraint and not fire missiles.</text:p>
      <text:p text:style-name="P4">
The picture shows the Japanese Prime Minister Kishida Wenxiong attended the Seventh Kingdom Group (G7) summit on May 20.</text:p>
      <text:h text:style-name="P12" text:outline-level="3">
<text:span text:style-name="T4">
What are the plans to do?</text:span>
</text:h>
      <text:p text:style-name="P4">
In April, North Korean official media said that <text:a xlink:type="simple" xlink:href="https://www.dw.com/zh/zh/金正恩朝鲜即将发射首枚间谍卫星/a-65373347" text:style-name="Internet_20_link" text:visited-style-name="Visited_20_Internet_20_Link">
the country's first reconnaissance satellite is ready</text:a>
, Leader Kim Jong -un went to inspection in mid -May and approved the next launch plan. Analysts say that this satellite is a part of the North Korean monitoring plan, which also contains drone technology, which is to improve its ability to strike the target when the war starts one day.</text:p>
      <text:p text:style-name="P4">
In response to North Korea's satellite launch, Japan has already begun to prepare. In April of this year, Japan sent a destroyer to the East China Sea with a standard 3-air defense missile (Standard Missile-3, SM-3), and the missile has the ability to hit the target of space; The deployment of the Patriot 3 air defense missile (PAC-3) in Okinawa can strike the goal closer to the ground.</text:p>
      <text:p text:style-name="P4">
Last week, South Korea launched the first commercial satellite to space, which may help South Korea to launch its first military satellite on track and create more powerful missiles. The Associated Press said that some experts believe that Kim Jong -un will hope to make the reconnaissance satellite go to space earlier than South Korea.</text:p>
      <text:p text:style-name="P4">
North Korea launched the satellite orbit on the Earth in 2012 and 2016; although the country showed the ability to launch satellites, the actual function of its satellites caused the outside world to question because the previous satellites failed to transmit images to come back; from the recent official media, the recent media media recently; recently, official media have recently been returned; Judging from the published images, its equipment also looks too small and rough, and may not support high -resolution satellite images.</text:p>
      <text:p text:style-name="P4">
In recent months, North Korea has frequently <text:a xlink:type="simple" xlink:href="https://www.dw.com/zh/zh/不滿美韓軍演-朝鮮證實核空爆試驗/a-65130515" text:style-name="Internet_20_link" text:visited-style-name="Visited_20_Internet_20_Link">
Test weapons</text:a>
And test missile, which contains <text:a xlink:type="simple" xlink:href="https://www.dw.com/zh/zh/朝鮮證實試射新型導彈-專家未來或繼續試射/a-65298758" text:style-name="Internet_20_link" text:visited-style-name="Visited_20_Internet_20_Link">
new -type solid -state fuel intercontinental ballistic missile</text:a>
Essence Last week, after South Korea and the United States held a joint real -active military exercise near the North Korean border, the Korean official media warned the Central Society (KCNA) warned on Monday that the "concept of the war of aggression" in South Korea and the United States will face the consequences: "They are in (North Korea) troops Making such a reckless behavior and dangerous war game under the eyelids, we want to ask them if they can cope with the consequences of this. "</text:p>
      <text:p text:style-name="P4">
North Korean official media released a video on May 17, showing that North Korean leader Kim Jong -un inspected the country's first reconnaissance satellite.</text:p>
      <text:p text:style-name="P4">
(Comprehensive report)</text:p>
      <text:p text:style-name="P4">
News Source: <text:a xlink:type="simple" xlink:href="https://www.dw.com/zh/朝鮮預告發射「衛星」-日本：威脅領土就擊落/a-65761319" text:style-name="Internet_20_link" text:visited-style-name="Visited_20_Internet_20_Link">
https://www.dw.com/zh/朝鮮預告發射「衛星」-日本：威脅領土就擊落/a-65761319?maca=chi-rss-chi-all-1127-rdf</text:a>
</text:p>
      <!--NEWS-->
      <text:h text:style-name="P10" text:outline-level="1">
<text:span text:style-name="T4">
How do Chinese products involving forced labor enter the United States? A trade vulnerability (free version)</text:span>
</text:h>
      <text:p text:style-name="P4">
Author: Josh Zumbrun</text:p>
      <text:p text:style-name="P4">
Publisher: 华尔街日报中文网</text:p>
      <text:p text:style-name="P4">
Published Time: 2023-05-29T06:40:00.000Z</text:p>
      <text:p text:style-name="P4">
Modified Time: 2023-05-29T06:40:00.000Z</text:p>
      <text:p text:style-name="P4">
Created Time: 2023-05-29T05:09:00.000Z</text:p>
      <text:p text:style-name="P4">
Description: The United States has worked hard to prevent products that are forced to manufacture from China, but there is a big problem. Hundreds of millions of parcels from China entered the United States in the name of "trace" category, and they will basically not be checked.</text:p>
      <text:p text:style-name="P4">
Images: []</text:p>
      <text:p text:style-name="P4">
Categories: ['国际']</text:p>
      <text:p text:style-name="P4">
Keywords: SYND,LINK:EN|WP-WSJ-0000920401</text:p>
      <text:p text:style-name="P4">
Type: Article</text:p>
      <!--METADATA-->
      <text:p text:style-name="P4">
The United States has worked hard to prevent products that are forced to manufacture from China, but there is a big problem. In other words, there are 446 million small problems.</text:p>
      <text:p text:style-name="P4">
News Source: <text:a xlink:type="simple" xlink:href="https://cn.wsj.com/articles/%E6%B6%89%E5%8F%8A%E5%BC%BA%E8%BF%AB%E5%8A%B3%E5%8A%A8%E7%9A%84%E4%B8%AD%E5%9B%BD%E5%95%86%E5%93%81%E5%A6%82%E4%BD%95%E8%BF%9B%E5%85%A5%E7%BE%8E%E5%9B%BD-%E4%B8%80%E4%B8%AA%E8%B4%B8%E6%98%93%E6%BC%8F%E6%B4%9E%E5%B0%B1%E5%8F%AF%E4%BB%A5%E4%BA%86-3900e645" text:style-name="Internet_20_link" text:visited-style-name="Visited_20_Internet_20_Link">
https://cn.wsj.com/articles/%E6%B6%89%E5%8F%8A%E5%BC%BA%E8%BF%AB%E5%8A%B3%E5%8A%A8%E7%9A%84%E4%B8%AD%E5%9B%BD%E5%95%86%E5%93%81%E5%A6%82%E4%BD%95%E8%BF%9B%E5%85%A5%E7%BE%8E%E5%9B%BD-%E4%B8%80%E4%B8%AA%E8%B4%B8%E6%98%93%E6%BC%8F%E6%B4%9E%E5%B0%B1%E5%8F%AF%E4%BB%A5%E4%BA%86-3900e645</text:a>
</text:p>
      <!--NEWS-->
      <text:h text:style-name="P10" text:outline-level="1">
<text:span text:style-name="T4">
It is required to repay 259 companies to repay Wuhan officially report to debt</text:span>
</text:h>
      <text:p text:style-name="P4">
Author: None (Language: zh)</text:p>
      <text:p text:style-name="P4">
Publisher: None</text:p>
      <text:p text:style-name="P4">
Time: 2023-05-29T06:44:00Z</text:p>
      <text:p text:style-name="P4">
Description: The Treasury Bureau of China has rarely posted debts to 259 companies or units, causing great attention from all walks of life. This also allowed the Chinese government to debt after the new crown epidemic.</text:p>
      <text:p text:style-name="P4">
Videos: []</text:p>
      <text:p text:style-name="P4">
Images: []</text:p>
      <text:p text:style-name="P4">
Subject: 经济纵横</text:p>
      <text:p text:style-name="P4">
Subjects: ['德中关系', '岛屿主权争端', '专题报道：全景观看“习马会”', '中国', '专题报道：新型冠状病毒', '专题报道：中国经济何处去？', '中共十九大']</text:p>
      <text:p text:style-name="P4">
Keywords: ['武汉', '中国', '中国经济', '地方债务', '财政', '清零政策']</text:p>
      <text:p text:style-name="P4">
Id: 65761424</text:p>
      <!--METADATA-->
      <text:p text:style-name="P4">
<text:a xlink:type="simple" xlink:href="https://www.dw.com/zh/overlay/image/article/65761424/64272420" text:style-name="Internet_20_link" text:visited-style-name="Visited_20_Internet_20_Link">
 </text:a>
Wuhan officially publishes bonds in the official media, which has aroused the attention of the outside world. The picture shows the Wuhan Railway Station in January this year (data photo)</text:p>
      <text:p text:style-name="P4">
(Voice of Germany Chinese website) China Wuhan Municipal Government Finance Bureau and state -owned Wuhan Yangtze River Assets Management Co., Ltd., last Friday (May 26), rarely published a "debt collection" in the local official media "Changjiang Daily". Joint Announcement, requiring the 259 companies in the table to immediately repay the accumulated money, causing attention from all walks of life.</text:p>
      <text:p text:style-name="P4">
According to the list released by the Yangtze River Daily, the total debt of the 259 companies or units is about 300 million yuan, and the owed amount of each family ranges from more than RMB 10,000 to more than 23 million yuan. But this is just unburrelated debt as of December 2018.</text:p>
      <text:p text:style-name="P4">
"The Yangtze River Daily" is the official media of the Wuhan Municipal Party Committee of the Communist Party of China. This debt collection list is published in the 10th edition of the newspaper in the 10th edition of the newspaper.(https://www.dw.com/zh/zh/德语媒体中国地方政府陷入债务危机/a-63331534)Essence</text:p>
      <text:p text:style-name="P4">
It is worth mentioning that the nature of these 259 companies and units is different, including state -owned enterprises, foreign companies and private enterprises, and even other government units. For example, the Wuhan Finance Bureau also included the financial bureau of 5 districts under Wuhan City into the uncomfortable units of this loan.</text:p>
      <text:p text:style-name="P4">
In this list, Dongfeng Wuhan Light Automobile Company owed the most, and the principal of the arrears was RMB 23.54 million; the Unified Group was also announced that the arrears were 10 million yuan.</text:p>
      <text:h text:style-name="P12" text:outline-level="3">
<text:span text:style-name="T4">
Famous enterprise clarify</text:span>
</text:h>
      <text:p text:style-name="P4">
Wuhan officially stated in the announcement of the Yangtze River Daily that it has notified the debtor's arrears and collected the money through various ways, but "the mention of the debtors and guarantors has not repaid the debt."</text:p>
      <text:p text:style-name="P4">
The Voice of Germany inquired on Monday, and found that the "Yangtze River Daily" online electronic version has been removed from the "Joint Announcement of Debt Collection", which was originally published on May 26th on May 26.</text:p>
      <text:p text:style-name="P4">
The Chinese media "First Financial Daily" reported on the 29th that Dongfeng Automobile Group, a well -known Chinese auto manufacturer, responded that Dongfeng Wuhan Light Motors mentioned in the announcement had no equity relationship and business exchanges with Dongfeng Automobile Group. Dongfeng Automobile Group and Wuhan The Municipal Finance Bureau and Wuhan Changjiang Assets Management Company also have no right to claim and debt.</text:p>
      <text:p text:style-name="P4">
Taiwan's "China Times" reported that Taiwan's unified enterprise also clarified to the media on the 28th that the Wuhan Finance Bureau's announcement mentioned that the unified group of 10 million yuan in arrears of RMB 10 million was not an organization owned by Taiwan unified enterprise, and the subsidiary of the unified enterprise also subsidiaries also. No loan with the local government of Wuhan.</text:p>
      <text:p text:style-name="P4">
The arrears unit contains Dongfeng Wuhan light vehicles and unified groups, but it is denied by the company that is related to it. The picture shows the T5 electric vehicle launched by Dongfeng Automobile Group (data photo)</text:p>
      <text:h text:style-name="P12" text:outline-level="3">
<text:span text:style-name="T4">
Local finance tight?</text:span>
</text:h>
      <text:p text:style-name="P4">
Hong Kong's "South China Morning Post" reported that on the occasion of the Wuhan Municipal Government's unusual actions, the Chinese local government is striving to deal with the increasingly serious financial difficulties, and in part of the reason is the high cost caused by the new crown virus epidemic prevention policy in the past three years.</text:p>
      <text:p text:style-name="P4">
Since abandoning the zero -zero policy of the new crown epidemic at the end of last year, China has been trying to make the economy back on track, but the economic recovery performance is not satisfactory, especially the performance of the manufacturing and private sector is not as good as expected. China's economic indicators in April this year also showed that China's economic growth is losing motivation.</text:p>
      <text:p text:style-name="P4">
According to the data released by the National Bureau of Statistics on May 27, although the profit of Chinese industrial enterprises in April this year increased by 3.7%year -on -year, the total profit of Chinese industrial enterprises in the first four months decreased by 20.6%.</text:p>
      <text:p text:style-name="P4">
The National Bureau of Statistics of China said: "We face complicated international environment and insufficient domestic demand. There are many difficulties in continuous rebound industrial profits."</text:p>
      <text:p text:style-name="P4">
Reuters reports that, like most parts of China, the income of the Wuhan government has been affected by the new crown epidemic in recent years, the faltering economy, and <text:a xlink:type="simple" xlink:href="https://www.dw.com/zh/zh/毫无希望-中国购房者对开发商失去了耐心/a-62792711" text:style-name="Internet_20_link" text:visited-style-name="Visited_20_Internet_20_Link">
Long -term real estate crash</text:a>
Essence According to the official release of Wuhan, the Wuhan Municipal Government's fiscal revenue in the first quarter of 2023 decreased by 8.5%.</text:p>
      <text:p text:style-name="P4">
Wuhan's official fiscal revenue has declined this year, which may trigger a local debt crisis. The picture shows the retirement group protest in Wuhan in February this year (data photo)</text:p>
      <text:p text:style-name="P4">
(Comprehensive report)</text:p>
      <text:p text:style-name="P4">
News Source: <text:a xlink:type="simple" xlink:href="https://www.dw.com/zh/要求259家企業還款-武漢官方罕見登報催債/a-65761424" text:style-name="Internet_20_link" text:visited-style-name="Visited_20_Internet_20_Link">
https://www.dw.com/zh/要求259家企業還款-武漢官方罕見登報催債/a-65761424?maca=chi-rss-chi-all-1127-rdf</text:a>
</text:p>
      <!--NEWS-->
      <text:h text:style-name="P10" text:outline-level="1">
<text:span text:style-name="T4">
The recovery after the Chinese economic epidemic looks weak (free version)</text:span>
</text:h>
      <text:p text:style-name="P4">
Authors: ['Ho-him']</text:p>
      <text:p text:style-name="P4">
Publisher: 英国《金融时报》</text:p>
      <text:p text:style-name="P4">
Time: 2023-05-29T06:55:15+00:00</text:p>
      <text:p text:style-name="P4">
Published Time: 2023-05-28T12:00:99+08:00</text:p>
      <text:p text:style-name="P4">
Modified Time: 2023-05-29T02:53:99+08:00</text:p>
      <text:p text:style-name="P4">
Description: Real estate sales, industrial output and consumption data have all showed weakness, weakening people's confidence in the rapid rebound of China's economic growth.</text:p>
      <text:p text:style-name="P4">
Images: ["<text:a xlink:type="simple" xlink:href="https://thumbor.ftacademy.cn/unsafe/picture/5/000178335_piclink.jpeg" text:style-name="Internet_20_link" text:visited-style-name="Visited_20_Internet_20_Link">
000178335_pic...</text:a>
"]</text:p>
      <text:p text:style-name="P4">
Themes: ['中国经济']</text:p>
      <text:p text:style-name="P4">
Keywords: ['中国经济', '就业']</text:p>
      <text:p text:style-name="P4">
Type: Article</text:p>
      <!--METADATA-->
      <text:p text:style-name="P4">
<draw:frame draw:style-name="fr1" draw:name="Image100" text:anchor-type="as-char" svg:width="6.9236in" svg:height="4.868156in" draw:z-index="0">
<draw:image xlink:href="../Images/FT Chinese Free Version/2023-05-29T06-55-15-00-00/000178335_piclink.jpeg" xlink:type="simple" xlink:show="embed" xlink:actuate="onLoad" draw:mime-type="image/jpeg"/>
</draw:frame>
For Anna Li, this year is the most difficult year for her memory to find a job in China -it is even more difficult than the epidemic period.</text:p>
      <text:p text:style-name="P4">
"I have already voted for half a year's resume. I'm really tired of death, but I have not received a notice of employment." Said the 25 -year -old graduate from Shandong, a wealthy province in Eastern China. Even if she can find a job, the salary of the office is usually difficult to maintain her livelihood, she added.</text:p>
      <text:p text:style-name="P4">
News Source: <text:a xlink:type="simple" xlink:href="http://www.ftchinese.com/story/001099788" text:style-name="Internet_20_link" text:visited-style-name="Visited_20_Internet_20_Link">
http://www.ftchinese.com/story/001099788</text:a>
</text:p>
      <!--NEWS-->
      <text:h text:style-name="P10" text:outline-level="1">
<text:span text:style-name="T4">
Ukraine proposes to impose large -scale sanctions on Iran</text:span>
</text:h>
      <text:p text:style-name="P4">
Author: VOA</text:p>
      <text:p text:style-name="P4">
Publisher: 美国之音中文网 (Type: NewsMediaOrganization)</text:p>
      <text:p text:style-name="P4">
Published Time: 2023-05-29T06:56:58+08:00</text:p>
      <text:p text:style-name="P4">
Modified Time: 2023-05-29 14:22:49Z</text:p>
      <text:p text:style-name="P4">
Description: Ukrainian President Zelezzki proposed a bill on Sunday to propose an additional 50 -year sanctions on Iran. The draft was released after Russia's large -scale attack Kiev, which was made of UAVs made of Iran overnight. This was the largest attack since Russia's invasion of Ukraine.</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ukraine-proposes-massive-sanctions-against-iran/7112937.html" text:style-name="Internet_20_link" text:visited-style-name="Visited_20_Internet_20_Link">
https://www.voachinese.com/a/ukraine-proposes-massive-sanctions-against-iran/7112937.html</text:a>
</text:p>
      <!--NEWS-->
      <text:h text:style-name="P10" text:outline-level="1">
<text:span text:style-name="T4">
AI concept stocks have risen, but this boom is not a bubble (free version)</text:span>
</text:h>
      <text:p text:style-name="P4">
Author: Charley Grant</text:p>
      <text:p text:style-name="P4">
Publisher: 华尔街日报中文网</text:p>
      <text:p text:style-name="P4">
Published Time: 2023-05-29T07:05:00.000Z</text:p>
      <text:p text:style-name="P4">
Modified Time: 2023-05-29T07:05:00.000Z</text:p>
      <text:p text:style-name="P4">
Created Time: 2023-05-29T05:51:00.000Z</text:p>
      <text:p text:style-name="P4">
Description: The rapid rise of the generation AI set off a wave on Wall Street, but investors and strategists said that the wave of profit from this new technology may not be a bubble.</text:p>
      <text:p text:style-name="P4">
Images: []</text:p>
      <text:p text:style-name="P4">
Categories: ['金融市场']</text:p>
      <text:p text:style-name="P4">
Keywords: SYND,LINK:EN|WP-WSJ-0000920055</text:p>
      <text:p text:style-name="P4">
Type: Article</text:p>
      <!--METADATA-->
      <text:p text:style-name="P4">
The rapid rise of the generation AI set off a wave on Wall Street, but investors and strategists said that the wave of profit from this new technology may not be a bubble.</text:p>
      <text:p text:style-name="P4">
News Source: <text:a xlink:type="simple" xlink:href="https://cn.wsj.com/articles/ai%E6%A6%82%E5%BF%B5%E8%82%A1%E5%A4%A7%E6%B6%A8-%E4%BD%86%E8%BF%99%E8%82%A1%E7%83%AD%E6%BD%AE%E5%B9%B6%E9%9D%9E%E6%B3%A1%E6%B2%AB-cb30fa" text:style-name="Internet_20_link" text:visited-style-name="Visited_20_Internet_20_Link">
https://cn.wsj.com/articles/ai%E6%A6%82%E5%BF%B5%E8%82%A1%E5%A4%A7%E6%B6%A8-%E4%BD%86%E8%BF%99%E8%82%A1%E7%83%AD%E6%BD%AE%E5%B9%B6%E9%9D%9E%E6%B3%A1%E6%B2%AB-cb30fa</text:a>
</text:p>
      <!--NEWS-->
      <text:h text:style-name="P10" text:outline-level="1">
<text:span text:style-name="T4">
Erdogan was re -elected Turkish President NATO Russia Congratulations</text:span>
</text:h>
      <text:p text:style-name="P4">
Author: 联合早报 (Person)</text:p>
      <text:p text:style-name="P4">
Publisher: 联合早报 (Organization)</text:p>
      <text:p text:style-name="P4">
Published Time: 2023-05-29T07:06</text:p>
      <text:p text:style-name="P4">
Modified Time: 2023-05-29T07:22</text:p>
      <text:p text:style-name="P4">
Description: Turkish President Erdogan, who has been in power for 20 years, defeated the opponent Klesardolo Lu in the second round of the second round of decision on Sunday (May 28) to defeat the opponent Kellechidalolu, which is an increasingly autocratic Egyptian Egyptian Terdo has won a five -year term, and further consolidates Turkey as a land ...</text:p>
      <text:p text:style-name="P4">
Videos: []</text:p>
      <text:p text:style-name="P4">
Audios: []</text:p>
      <text:p text:style-name="P4">
Images: []</text:p>
      <text:p text:style-name="P4">
Type: NewsArticle</text:p>
      <text:p text:style-name="P4">
Breadcrumbs: ['即时', '国际']</text:p>
      <text:p text:style-name="P4">
Keywords: ['土耳其', '埃尔多安', '总统选举']</text:p>
      <!--METADATA-->
      <text:p text:style-name="P4">
Turkish President Erdogan, who has been in power for 20 years, defeated the opponent Klesardolo Lu in the second round of the second round of decision on Sunday (May 28) to defeat the opponent Kellechidalolu, which is an increasingly autocratic Egyptian Egyptian Teldor has won five years of term and further consolidating Turkey's position as a regional military power.</text:p>
      <text:p text:style-name="P4">
Reuters reported that the Turkish Supreme Election Commission Chairman Yernell announced in the capital Ankara on Sunday night that according to the preliminary counting results, Erdogan defeated his opponent in the second round of voting and was elected president again.</text:p>
      <text:p text:style-name="P4">
According to the results of the 99.43%ticket, Erdogan won 52.14%of the votes, and the opposition party camp "National Alliance" candidate Kleshdarolu received 47.86%of the votes.</text:p>
      <text:p text:style-name="P4">
Kellechidalolu called this as "the most unfair election for many years", but did not raise any objections to the results. He expressed disappointment with the results of the voting and promised to continue to lead the opposition's struggle.</text:p>
      <text:p text:style-name="P4">
Turkey across Eurasia, controlling the key to the Black Sea, is becoming more polarized under Erdogan's increasingly autocratic rule. This election is regarded as the most important election of Türkiye so far.</text:p>
      <text:p text:style-name="P4">
The opposition believes that when Turkey has faced the worst living cost crisis in the past decades and the plunge of the lira, this is the best opportunity for them to overthrow Erdogan and turn his authoritarian policies. But the result was contrary to his wishes. On Sunday's voting results, the image of Erdogan was not defeated.</text:p>
      <text:h text:style-name="P13" text:outline-level="4">
<text:span text:style-name="T4">
Congratulations to Erdogan as President</text:span>
</text:h>
      <text:p text:style-name="P4">
Many countries in the world include Turkey's NATO allies and Russia congratulate Eldo's winning elections. Erdogan's relationship with Russian President Putin's relationship has made it deeply disturbing its NATO ally.</text:p>
      <text:p text:style-name="P4">
US President Biden said on Twitter that this is one of the most important presidential elections in Turkey's modern history. He is looking forward to continuing to work as NATO allies to work with Turkey with bilateral issues and common global challenges.</text:p>
      <text:p text:style-name="P4">
British Prime Minister Sunak sent a tweet that he looked forward to continuing to continue to promote strong cooperation between Britain and Turkey, including increasing security threats to trade and response to NATO allies.</text:p>
      <text:p text:style-name="P4">
The President of the European Council Michelle and the Chairman of the European Commission Feng Delin also congratulated Erdogan to win the election and look forward to continuing to deepen the relationship between the European Union and Turkey in the next few years.</text:p>
      <text:p text:style-name="P4">
Putin called Erdogan as his "dear friend", saying that the victory proved that the Turkish people appreciated Erdogan's independent foreign policy, "We highly appreciate what you did to strengthen the friendship between Russian and Turkey and mutually beneficial cooperation in various fields Personal contribution. "</text:p>
      <text:p text:style-name="P4">
Putin also said that he attaches great importance to the joint projects of the two countries, such as the Akkuyu of the Turkey Akkuyu Station (Akkuyu) built by the Russian National Atomic Energy Company (Rosatom), and the natural gas hub plan he proposed to Turkey.</text:p>
      <text:p text:style-name="P4">
Putin's firm ally and President of Bailuelos, Lukashenko, also congratulated Erdogan to win the election again.</text:p>
      <text:p text:style-name="P4">
News Source: <text:a xlink:type="simple" xlink:href="https://www.zaobao.com.sg/realtime/world/story20230529-1399145" text:style-name="Internet_20_link" text:visited-style-name="Visited_20_Internet_20_Link">
https://www.zaobao.com.sg/realtime/world/story20230529-1399145</text:a>
</text:p>
      <!--NEWS-->
      <text:h text:style-name="P10" text:outline-level="1">
<text:span text:style-name="T4">
LEX column: sodium battery is worthy of investor attention (Free Version)</text:span>
</text:h>
      <text:p text:style-name="P4">
Authors: ['Lex专栏']</text:p>
      <text:p text:style-name="P4">
Publisher: 英国《金融时报》</text:p>
      <text:p text:style-name="P4">
Time: 2023-05-29T07:15:08+00:00</text:p>
      <text:p text:style-name="P4">
Published Time: 2023-05-28T12:00:99+08:00</text:p>
      <text:p text:style-name="P4">
Modified Time: 2023-05-28T21:59:99+08:00</text:p>
      <text:p text:style-name="P4">
Description: The energy density of sodium batteries is not as good as lithium batteries, but it can still play a role in the low -end of the electric vehicle market. Investors should "take" a small amount of sodium raw materials as a response to the long -term shortage of lithium.</text:p>
      <text:p text:style-name="P4">
Images: ["<text:a xlink:type="simple" xlink:href="https://thumbor.ftacademy.cn/unsafe/picture/7/000182667_piclink.jpg" text:style-name="Internet_20_link" text:visited-style-name="Visited_20_Internet_20_Link">
000182667_pic...</text:a>
"]</text:p>
      <text:p text:style-name="P4">
Themes: ['电池']</text:p>
      <text:p text:style-name="P4">
Keywords: ['电池', '钠电池', '金属', '锂', '钠', '电动汽车', '宁德时代']</text:p>
      <text:p text:style-name="P4">
Type: Article</text:p>
      <!--METADATA-->
      <text:p text:style-name="P4">
<draw:frame draw:style-name="fr1" draw:name="Image101" text:anchor-type="as-char" svg:width="6.9236in" svg:height="3.901286in" draw:z-index="0">
<draw:image xlink:href="../Images/FT Chinese Free Version/2023-05-29T07-15-08-00-00/000182667_piclink.jpg" xlink:type="simple" xlink:show="embed" xlink:actuate="onLoad" draw:mime-type="image/jpeg"/>
</draw:frame>
The cost of battery accounted for the big head of electric vehicles. Lithium is the element. However, the supply problem has pushed up the price of unstable raw materials.</text:p>
      <text:p text:style-name="P4">
This prompted manufacturers and investors to find cheaper substitutes, and they now see it. This element has a chemical properties similar to lithium, so it can be used for battery. In terms of geology, Na's reserves are more abundant, so the mining cost is lower.</text:p>
      <text:p text:style-name="P4">
News Source: <text:a xlink:type="simple" xlink:href="http://www.ftchinese.com/story/001099784" text:style-name="Internet_20_link" text:visited-style-name="Visited_20_Internet_20_Link">
http://www.ftchinese.com/story/001099784</text:a>
</text:p>
      <!--NEWS-->
      <text:h text:style-name="P10" text:outline-level="1">
<text:span text:style-name="T4">
Why is U.S. office real estate in crisis? (Free version)</text:span>
</text:h>
      <text:p text:style-name="P4">
Authors: ['周子衡']</text:p>
      <text:p text:style-name="P4">
Publisher: 英国《金融时报》</text:p>
      <text:p text:style-name="P4">
Time: 2023-05-29T07:21:45+00:00</text:p>
      <text:p text:style-name="P4">
Published Time: 2023-05-27T12:00:99+08:00</text:p>
      <text:p text:style-name="P4">
Modified Time: 2023-05-28T10:20:99+08:00</text:p>
      <text:p text:style-name="P4">
Description: Zhou Ziheng: In recent years, the United States has tried its best to promote the return of manufacturing. Its service industry that is proud of global and continuous expansion may be overwhelmed by inadvertently and fall into a contracted situation. Crisis or righteousness.</text:p>
      <text:p text:style-name="P4">
Images: ["<text:a xlink:type="simple" xlink:href="https://thumbor.ftacademy.cn/unsafe/picture/4/000182674_piclink.jpg" text:style-name="Internet_20_link" text:visited-style-name="Visited_20_Internet_20_Link">
000182674_pic...</text:a>
"]</text:p>
      <text:p text:style-name="P4">
Themes: ['商业地产']</text:p>
      <text:p text:style-name="P4">
Keywords: ['商业地产', '美国银行业', '房地产', '美国经济']</text:p>
      <text:p text:style-name="P4">
Type: Article</text:p>
      <!--METADATA-->
      <text:p text:style-name="P4">
<draw:frame draw:style-name="fr1" draw:name="Image102" text:anchor-type="as-char" svg:width="6.9236in" svg:height="3.894525in" draw:z-index="0">
<draw:image xlink:href="../Images/FT Chinese Free Version/2023-05-29T07-21-45-00-00/000182674_piclink.jpg" xlink:type="simple" xlink:show="embed" xlink:actuate="onLoad" draw:mime-type="image/jpeg"/>
</draw:frame>
The 16 -year -long record of low mortgage loan interest rates and high demand pushed house prices to a historical high. However, in 2023, the US real estate market is experiencing a critical period -inflation is soaring. The concerns of collapse began to surface ... The market has different views on the future. Most industry players do not think that the US real estate market has a threat of foam or faltering the US economy. , It may even help the country's recovery.</text:p>
      <text:p text:style-name="P4">
Is this really the case? Aside from the housing market, the crisis of commercial real estate in the United States is indeed approaching. According to Moody's analysis company data, the US commercial real estate prices fell for the first time in the first quarter, and the decline may be greater. The company's chief economist Mark Zandi told Bloomberg that "we are on the verge of danger." In fact, for several months, experts have been warning the construction of US commercial real estate facing market pressure. Among them, a quarter of the office real estate of the US Commercial Real Estate is the top priority, and its current situation is even more worrying.</text:p>
      <text:p text:style-name="P4">
News Source: <text:a xlink:type="simple" xlink:href="http://www.ftchinese.com/story/001099776" text:style-name="Internet_20_link" text:visited-style-name="Visited_20_Internet_20_Link">
http://www.ftchinese.com/story/001099776</text:a>
</text:p>
      <!--NEWS-->
      <text:h text:style-name="P10" text:outline-level="1">
<text:span text:style-name="T4">
Italian Prime Minister: Without the Belt and Road Initiative, you can still be friendly with China</text:span>
</text:h>
      <text:p text:style-name="P4">
Author: None (Language: zh)</text:p>
      <text:p text:style-name="P4">
Publisher: None</text:p>
      <text:p text:style-name="P4">
Time: 2023-05-29T07:29:00Z</text:p>
      <text:p text:style-name="P4">
Description: The Italian Prime Minister Giorgia Meloni said recently that even if Italy withdrew from the "Belt and Road" agreement, it may still establish a good relationship with China. At the same time, the Italian government is reviewing the update case of Chinese investors' shareholders in Italian enterprises, showing that the country began to jeopardize China's influence.</text:p>
      <text:p text:style-name="P4">
Videos: []</text:p>
      <text:p text:style-name="P4">
Images: []</text:p>
      <text:p text:style-name="P4">
Subject: 时政风云</text:p>
      <text:p text:style-name="P4">
Subjects: ['专题报道：习近平访美', '欧洲难民危机', '意大利', '南希·佩洛西']</text:p>
      <text:p text:style-name="P4">
Keywords: ['一带一路', 'G7', '广岛', '中美关系', '意大利', 'G7峰会']</text:p>
      <text:p text:style-name="P4">
Id: 65761538</text:p>
      <!--METADATA-->
      <text:p text:style-name="P4">
<text:a xlink:type="simple" xlink:href="https://www.dw.com/zh/overlay/image/article/65761538/65284100" text:style-name="Internet_20_link" text:visited-style-name="Visited_20_Internet_20_Link">
 </text:a>
The Italian Prime Minister Melonini said that even if Italy withdrew from the "Belt and Road" agreement, it may still maintain a good relationship with China (data photo)</text:p>
      <text:p text:style-name="P4">
(Voice of Germany Chinese) on Italy <text:a xlink:type="simple" xlink:href="https://www.dw.com/zh/zh/義大利傳將與中國談判退出一帶一路/a-65598090" text:style-name="Internet_20_link" text:visited-style-name="Visited_20_Internet_20_Link">
Considering the abandonment of participating in the "Belt and Road" initiative in China</text:a>
, Italian Prime Minister Giorgiameloni said in an interview on Sunday (May 27) that Italian may still establish a good relationship with China even if he withdrew from the agreement.</text:p>
      <text:p text:style-name="P4">
In 2019, Italy signed the "Belt and Road" agreement with China, which caused a rebound from the United States and the European Union at that time. The agreement will expire in March 2024. If the signing parties have not raised objections 3 months in advance, they will be automatically renewed for 5 years.</text:p>
      <text:p text:style-name="P4">
Meloni was interviewed by the Italian media "IlMessaggero" on the 27th that the government's government was conducting an evaluation of "very detailed and involving many interests", so it is predictable whether the renewal will be too early.</text:p>
      <text:p text:style-name="P4">
Meloni pointed out that although Italy is the only rich and democratic country in the "Belt and Road" memorandum of the "Belt and Road" memo, it is not the only Western country with China's economic and trade. She said that this shows that Italy is likely to establish a good relationship with Beijing in important areas, but it may not be included in the overall strategic plan.</text:p>
      <text:p text:style-name="P4">
Politico, a US political online media, said that this was the strongest speech on the project so far.</text:p>
      <text:p text:style-name="P4">
Before winning the election in September last year and the prime minister, Melonini made it clear to Reuters that she did not agree with Italy's signing in 2019 and said she had no intention of supporting China to expand to Italy or Europe. Bloomberg also reported in April that Melonini plans to announce its position on the "Belt and Road" at the Hiroshima Summit of the G7, but there are still differences in opinions within the United government.</text:p>
      <text:p text:style-name="P4">
Earlier this month, <text:a xlink:type="simple" xlink:href="https://www.dw.com/zh/zh/美中關係低谷逢春拜登很快解凍/a-65693328" text:style-name="Internet_20_link" text:visited-style-name="Visited_20_Internet_20_Link">
Seven Kingdoms Group (G7) leaders Hiroshima emphasized that "risk" to China must be "de -risk"</text:a>
A week later, Melonney made this remark, which caused the outside world to pay attention to the future trends of Italy.</text:p>
      <text:p text:style-name="P4">
The Italian Prime Minister Meloni (second from left) attended the Hiroshima Summit with the G7 leader</text:p>
      <text:h text:style-name="P12" text:outline-level="3">
<text:span text:style-name="T4">
The "Chinese Dream" in Italy is shattered?</text:span>
</text:h>
      <text:p text:style-name="P4">
In 2019, then Italian Chancellor Giuseppe Conte signed the "Belt and Road" agreement, hoping that China would boost the downturn's economy to Italy.</text:p>
      <text:p text:style-name="P4">
But to this day, several traffic infrastructure projects proposed by Italy in this agreement are not progressing. A number of statistics from various countries also show that China has noticed various investment in Italy. It has dropped sharply within one year after signing the agreement. In the European countries that failed to obtain any economic feedback, they did not want to sign a contract with China, but they received better benefits.</text:p>
      <text:p text:style-name="P4">
Faced with the questioning of Italy, the Chinese Ministry of Foreign Affairs responded on the 10th that since the signing of the initiative, the two countries have achieved "rich fruit results" in the fields of economic and trade, industrial manufacturing, and clean energy. The potential of cooperation along the way, and strengthen mutually beneficial cooperation in various fields.</text:p>
      <text:p text:style-name="P4">
However, the Financial Times reported on the 11th that ENRICOBORGHI, a member of the Italia Viva and a member of the Congress, said that in the past 5 years, the Italian awareness of the risk of this agreement has increased significantly, almost all of them Political parties "abandon China that can solve the Italian (economic) problem."</text:p>
      <text:p text:style-name="P4">
Reuters report earlier this month that a Italian high -level government official said that the country was extremely unlikely to renew the agreement; the former Italian Ambassador to NATO Ambassador Stefano Stefanini also stated that in <text:a xlink:type="simple" xlink:href="" text:style-name="Internet_20_link" text:visited-style-name="Visited_20_Internet_20_Link">
US -China relations nervous</text:a>
In the occasion, Italy cannot continue to participate in the "Belt and Road" cooperation as an American allies, and must try to negotiate with China that is not destructive.</text:p>
      <text:p text:style-name="P4">
Bloomberg also quoted anonymous insider in April, saying that Italy intends to abandon China's "Belt and Road" initiative and change cooperation with Taiwan to strengthen semiconductor production and exports.</text:p>
      <text:h text:style-name="P12" text:outline-level="3">
<text:span text:style-name="T4">
Italian considers low -key exit from the Belt and Road Initiative</text:span>
</text:h>
      <text:h text:style-name="P12" text:outline-level="3">
<text:span text:style-name="T4">
China's influence penetrates into Italian companies?</text:span>
</text:h>
      <text:p text:style-name="P4">
Reuters reported on the 25th that Italy was reviewing the shareholders update case of the country's tire manufacturer "Pirelli", considering whether to allow China's "Sinochem" as the largest investor in "Pirelli", to this. The company assigned more shareholders. The report pointed out that the direction of the matter may become the vane of the Italian right -wing government's attitude towards China.</text:p>
      <text:p text:style-name="P4">
Reuters pointed out that the new shareholder agreement that Pirelli took effect earlier this month will allow 9 of Sinochem Group, which owns 37%of the company's shares of the company. ) Camfin, its Italian Holdings Company, will leave three members -before, Camfin can decide the places of the board of directors, which is 4 members. This new agreement will last for 3 years.</text:p>
      <text:p text:style-name="P4">
People familiar with the matter told Reuters that if the agreement between Sinochem and Camfin has not changed within 3 years, Sinochem will be able to add more members of the Chinese background in the Pirelli board, which may affect the company's appointment of the future CEO.</text:p>
      <text:p text:style-name="P4">
The voting rights of Sinochem Group in Pirelli Board have been frozen, waiting for the Italian government to evaluate. Sources said Rome is expected to make a decision by the end of June.</text:p>
      <text:p text:style-name="P4">
It is reported that the government of Western countries such as Italy is increasingly worried about China's growing influence.</text:p>
      <text:p text:style-name="P4">
China "Sinochem Group" is the largest shareholder of the Italian tire manufacturer "Pirelli" (data photo)</text:p>
      <text:p text:style-name="P4">
(Comprehensive report)</text:p>
      <text:p text:style-name="P4">
News Source: <text:a xlink:type="simple" xlink:href="https://www.dw.com/zh/義大利總理：退出一帶一路仍能與中國友好/a-65761538" text:style-name="Internet_20_link" text:visited-style-name="Visited_20_Internet_20_Link">
https://www.dw.com/zh/義大利總理：退出一帶一路仍能與中國友好/a-65761538?maca=chi-rss-chi-all-1127-rdf</text:a>
</text:p>
      <!--NEWS-->
      <text:h text:style-name="P10" text:outline-level="1">
<text:span text:style-name="T4">
North Korea notice Japan's plan to launch satellite date</text:span>
</text:h>
      <text:p text:style-name="P4">
Author: 联合早报 (Person)</text:p>
      <text:p text:style-name="P4">
Publisher: 联合早报 (Organization)</text:p>
      <text:p text:style-name="P4">
Published Time: 2023-05-29T07:30</text:p>
      <text:p text:style-name="P4">
Modified Time: 2023-05-29T07:30</text:p>
      <text:p text:style-name="P4">
Description: The Japanese Coast Guard said on Monday (May 29) that Japan received a notice from North Korea, saying that North Korea plans to launch a satellite from May 31st to June 11. Reuters reports that analysts believe that the military satellite planned by North Korea is a North Korean promotion supervision ...</text:p>
      <text:p text:style-name="P4">
Videos: []</text:p>
      <text:p text:style-name="P4">
Audios: []</text:p>
      <text:p text:style-name="P4">
Images: []</text:p>
      <text:p text:style-name="P4">
Type: NewsArticle</text:p>
      <text:p text:style-name="P4">
Breadcrumbs: ['即时', '国际']</text:p>
      <text:p text:style-name="P4">
Keywords: ['日本', '朝鲜', '卫星', '无人机']</text:p>
      <!--METADATA-->
      <text:p text:style-name="P4">
The Japanese Coast Guard said on Monday (May 29) that Japan received a notice from North Korea, saying that North Korea plans to launch a satellite from May 31st to June 11.</text:p>
      <text:p text:style-name="P4">
Reuters reports that analysts believe that the military satellite launched by North Korea is part of North Korea's promotion of surveillance technology including drone plans, which aims to improve North Korea's ability to crack down on targets when conflicting.</text:p>
      <text:p text:style-name="P4">
News Source: <text:a xlink:type="simple" xlink:href="https://www.zaobao.com.sg/realtime/world/story20230529-1399148" text:style-name="Internet_20_link" text:visited-style-name="Visited_20_Internet_20_Link">
https://www.zaobao.com.sg/realtime/world/story20230529-1399148</text:a>
</text:p>
      <!--NEWS-->
      <text:h text:style-name="P10" text:outline-level="1">
<text:span text:style-name="T4">
The Italian tourist ship overturned 4 to death</text:span>
</text:h>
      <text:p text:style-name="P4">
Publisher: 法新社</text:p>
      <text:p text:style-name="P4">
Published Time: 2023-05-29T07:32:08+00:00</text:p>
      <text:p text:style-name="P4">
Modified Time: 2023-05-29T07:20:07+00:00</text:p>
      <text:p text:style-name="P4">
Description: (Agence France -Presse Rome, 29th) A ship carrying tourists was overwhelmed yesterday in the strong wind in Lake Maggiore, northern Italy. The fire unit said today that he has found 4 remai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3.617581in" draw:z-index="0">
<draw:image xlink:href="../Images/rficn/2023-05-29T07-32-08-00-00/000000.png" xlink:type="simple" xlink:show="embed" xlink:actuate="onLoad" draw:mime-type="image/png"/>
</draw:frame>
During the death of the killed vessels, the weather changed suddenly, and then flipped around near the southern end of Maga Lei.</text:p>
      <text:p text:style-name="P4">
Fire team spokesman Luca Cari told AFP: "The remains of 4 people have been found now."</text:p>
      <text:p text:style-name="P4">
Attilio Fontana, the head of Lombardy, said yesterday that it was a "whirlwind" that caused the 16 -meter -long ship to overwhelm.</text:p>
      <text:p text:style-name="P4">
The Italian media reported that about 20 people were rescued by the boat, or traveled to the shore by themselves to survive.</text:p>
      <text:p text:style-name="P4">
News Source: <text:a xlink:type="simple" xlink:href="https://www.rfi.fr/cn/%E5%9B%BD%E9%99%85%E6%8A%A5%E9%81%93/20230529-%E4%B9%89%E5%A4%A7%E5%88%A9%E8%A7%82%E5%85%89%E8%88%B9%E7%BF%BB%E8%A6%86-4%E6%AD%BB" text:style-name="Internet_20_link" text:visited-style-name="Visited_20_Internet_20_Link">
https://www.rfi.fr/cn/%E5%9B%BD%E9%99%85%E6%8A%A5%E9%81%93/20230529-%E4%B9%89%E5%A4%A7%E5%88%A9%E8%A7%82%E5%85%89%E8%88%B9%E7%BF%BB%E8%A6%86-4%E6%AD%BB</text:a>
</text:p>
      <!--NEWS-->
      <text:h text:style-name="P10" text:outline-level="1">
<text:span text:style-name="T4">
Rental birthdays in the bad weather in Italy, two dead tragedies in Italy</text:span>
</text:h>
      <text:p text:style-name="P4">
Publisher: 法新社</text:p>
      <text:p text:style-name="P4">
Published Time: 2023-05-29T07:32:09+00:00</text:p>
      <text:p text:style-name="P4">
Modified Time: 2023-05-29T07:05:03+00:00</text:p>
      <text:p text:style-name="P4">
Description: (Agence France -Presse Rome, 28th) Lake Maggiore, northern Italy, has a shipwreck today. A ship carrying more than 20 people sinks after the strong wind turns over. At least the two are killed. It is currently disappear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3.617581in" draw:z-index="0">
<draw:image xlink:href="../Images/rficn/2023-05-29T07-32-09-00-00/000000.png" xlink:type="simple" xlink:show="embed" xlink:actuate="onLoad" draw:mime-type="image/png"/>
</draw:frame>
The Italian media pointed out that the ship was flipped between the water surface between Seasto Calende and Arona.</text:p>
      <text:p text:style-name="P4">
The Righteous State Fire Department said that 19 people had been safely out of danger, but they would continue to search and rescue missing people.</text:p>
      <text:p text:style-name="P4">
Attilio Fontana, the head of Lombardy, said that the "very serious accident" was caused by bad weather conditions.</text:p>
      <text:p text:style-name="P4">
He said on Facebook that the 16 -meter -long ship was rented by tourists.</text:p>
      <text:p text:style-name="P4">
According to the news website La Repubblica, the ship carried 25 people on the boat on board on the ship, and shortly after the ship turned.</text:p>
      <text:p text:style-name="P4">
Other Italian media reported that everyone on board was falling into the water, and many of them swim ashore or were rescued by other ships.</text:p>
      <text:p text:style-name="P4">
Rescue divers and a helicopter were dispatched urgently. He assisted in search and rescue in the south of the lake. Several ambulances and a ambulance helicopter were also participating in the rescue mission at the scene.</text:p>
      <text:p text:style-name="P4">
A film shared by a firefighter shows that the chair and other debris are floating on the turbulent water.</text:p>
      <text:p text:style-name="P4">
Lake Macao Lake is located on the south side of the Alps, half of which belongs to Italy, and the other half is in Switzerland. It is a popular tourist attraction that is loved by tourists.</text:p>
      <text:p text:style-name="P4">
Yesterday's local weather was bad, and the Italian meteorological department warned that ThundersStorss would occur.</text:p>
      <text:p text:style-name="P4">
News Source: <text:a xlink:type="simple" xlink:href="https://www.rfi.fr/cn/%E5%9B%BD%E9%99%85%E6%8A%A5%E9%81%93/20230529-%E7%A7%9F%E8%88%B9%E5%BA%86%E7%94%9F%E9%81%87%E6%81%B6%E5%8A%A3%E5%A4%A9%E6%B0%94-%E4%B9%89%E5%A4%A7%E5%88%A9%E4%BC%A0%E4%B8%A4%E6%AD%BB%E4%B8%A4%E5%A4%B1%E8%B8%AA%E6%82%B2%E5%89%A7" text:style-name="Internet_20_link" text:visited-style-name="Visited_20_Internet_20_Link">
https://www.rfi.fr/cn/%E5%9B%BD%E9%99%85%E6%8A%A5%E9%81%93/20230529-%E7%A7%9F%E8%88%B9%E5%BA%86%E7%94%9F%E9%81%87%E6%81%B6%E5%8A%A3%E5%A4%A9%E6%B0%94-%E4%B9%89%E5%A4%A7%E5%88%A9%E4%BC%A0%E4%B8%A4%E6%AD%BB%E4%B8%A4%E5%A4%B1%E8%B8%AA%E6%82%B2%E5%89%A7</text:a>
</text:p>
      <!--NEWS-->
      <text:h text:style-name="P10" text:outline-level="1">
<text:span text:style-name="T4">
Japan is ready for North Korea to launch a "satellite" in the next two weeks</text:span>
</text:h>
      <text:p text:style-name="P4">
Author: 半岛电视台＋通讯社</text:p>
      <text:p text:style-name="P4">
Publisher: Al Jazeera</text:p>
      <text:p text:style-name="P4">
Published Time: 2023-05-29T07:51:14</text:p>
      <text:p text:style-name="P4">
Modified Time: 2023-05-29T07:51:14</text:p>
      <text:p text:style-name="P4">
Description: North Korea notified Japan on Monday that it plans to launch a satellite in the next few days, which may be to send Pyongyang's first military spy satellite into the track.</text:p>
      <text:p text:style-name="P4">
Images: ["<text:a xlink:type="simple" xlink:href="https://chinese.aljazeera.net/wp-content/uploads/2023/05/1-1685346335.png" text:style-name="Internet_20_link" text:visited-style-name="Visited_20_Internet_20_Link">
1-1685346335.png</text:a>
", "<text:a xlink:type="simple" xlink:href="https://chinese.aljazeera.net/wp-content/uploads/2023/05/1-1685346470.png" text:style-name="Internet_20_link" text:visited-style-name="Visited_20_Internet_20_Link">
1-1685346470.png</text:a>
"]</text:p>
      <text:p text:style-name="P4">
Topics: ['军事', '政治', '新闻']</text:p>
      <text:p text:style-name="P4">
Keywords: ['军事', '政治', '新闻', '亚洲', '日本', '朝鲜']</text:p>
      <text:p text:style-name="P4">
Type: Article</text:p>
      <!--METADATA-->
      <text:p text:style-name="P4">
<draw:frame draw:style-name="fr1" draw:name="Image108" text:anchor-type="as-char" svg:width="6.9236in" svg:height="4.612736in" draw:z-index="0">
<draw:image xlink:href="../Images/Aljazeera Chinese/2023-05-29T07-51-14/1-1685346335.png" xlink:type="simple" xlink:show="embed" xlink:actuate="onLoad" draw:mime-type="image/png"/>
</draw:frame>
The Japanese Self -Defense Force has received an order to shoot down any satellite or fragments that enter the Japanese territory (Reuters)</text:p>
      <text:p text:style-name="P4">
North Korea notified Japan on Monday that it plans to launch a satellite in the next few days, which may be to send Pyongyang's first military spy satellite into the track.</text:p>
      <text:p text:style-name="P4">
The Japanese Coast Guard stated that the notice stated that the launch window was May 31 and June 11, which may affect the waters east of the Yellow Sea, Donghai and the Philippines.</text:p>
      <text:p text:style-name="P4">
In recent months, North Korea has also conducted a series of missiles and weapons tests, including new solid fuel -fuel intercontinental ballistic missiles(ICBM)Essence</text:p>
      <text:p text:style-name="P4">
The Japanese Prime Minister's Office urged North Korea not to launch (satellite) and said it would work closely with the allies.</text:p>
      <text:p text:style-name="P4">
The Japanese Prime Minister's Office posted on Twitter that "we strongly urge North Korea not to launch," and added that it will "cooperate with related countries such as the United States and South Korea".</text:p>
      <text:p text:style-name="P4">
To launch satellites to space, North Korea will have to use the UN Security Council to decide the long -range missile technology, and the global observation satellites launched by North Korea have been regarded as a disguised missile test.</text:p>
      <text:p text:style-name="P4">
Matsuna Kazaki Matsuna, the official house of Japanese cabinet, said that the launch will violate the UN resolutions and "threatens peace and security in Japan, the region and the international community."</text:p>
      <text:p text:style-name="P4">
<draw:frame draw:style-name="fr1" draw:name="Image109" text:anchor-type="as-char" svg:width="6.9236in" svg:height="4.612736in" draw:z-index="0">
<draw:image xlink:href="../Images/Aljazeera Chinese/2023-05-29T07-51-14/1-1685346470.png" xlink:type="simple" xlink:show="embed" xlink:actuate="onLoad" draw:mime-type="image/png"/>
</draw:frame>
North Korean leader Kim Jong -un launched a photo of the Western Sea satellite. Pyongyang announced last month that it had completed the development of its first military spy satellite (Reuters)</text:p>
      <text:p text:style-name="P4">
Japanese Defense Minister Hamada Kangichi ordered the Japanese Self -Defense Force to shoot down satellites or fragments and shot down any satellite or fragments that enter the territory of Japanese territory.</text:p>
      <text:p text:style-name="P4">
The government said that it will do their best to collect and analyze the launch information.</text:p>
      <text:p text:style-name="P4">
Laf Eric Esley, a professor at the Seoul Pear Women's University, told the Peninsula TV in an email comment that "Pyongyang may have notified Tokyo that the upcoming news, because the Rockets may fly over the Japanese territory, and the Golden regime wants to claim to claim It is conducting a legal space plan, "he added," but the notice does not seem to meet international standards. According to the resolution of the North Korean ballistic missile test, any satellites in North Korea are illegal. "</text:p>
      <text:p text:style-name="P4">
North Korea announced in April that it had completed the development of its first spy satellite. Earlier this month, North Korean leader Kim Jong -un inspected a military satellite facility and approved a "Future Action Plan". This launch will use the United Nations. The Security Council decides remote missile technology.</text:p>
      <text:p text:style-name="P4">
Analysts said that this spy satellite is part of North Korea with nuclear weapons promoting surveillance technology (including drones) and raising its efforts to crack down on the target.</text:p>
      <text:p text:style-name="P4">
The Korean media had previously criticized the plans to launch real -time data in South Korea, the United States and Japan to share the launch of Pyongyang missiles, saying that the three sides are discussing "sinister measures" for strengthening military cooperation.</text:p>
      <text:p text:style-name="P4">
News Source: <text:a xlink:type="simple" xlink:href="https://chinese.aljazeera.net/news/military/2023/5/29/%e6%97%a5%e6%9c%ac%e4%b8%ba%e6%9c%9d%e9%b2%9c%e5%9c%a8%e6%9c%aa%e6%9d%a5%e4%b8%a4%e5%91%a8%e5%86%85%e5%8f%91%e5%b0%84%e5%8d%ab%e6%98%9f%e5%81%9a%e5%a5%bd%e5%87%86%e5%a4%87" text:style-name="Internet_20_link" text:visited-style-name="Visited_20_Internet_20_Link">
https://chinese.aljazeera.net/news/military/2023/5/29/%e6%97%a5%e6%9c%ac%e4%b8%ba%e6%9c%9d%e9%b2%9c%e5%9c%a8%e6%9c%aa%e6%9d%a5%e4%b8%a4%e5%91%a8%e5%86%85%e5%8f%91%e5%b0%84%e5%8d%ab%e6%98%9f%e5%81%9a%e5%a5%bd%e5%87%86%e5%a4%87</text:a>
</text:p>
      <!--NEWS-->
      <text:h text:style-name="P10" text:outline-level="1">
<text:span text:style-name="T4">
Russia ’s largest drone attack since the start of the war (Free Version)</text:span>
</text:h>
      <text:p text:style-name="P4">
Author: Matthew Luxmoore</text:p>
      <text:p text:style-name="P4">
Publisher: 华尔街日报中文网</text:p>
      <text:p text:style-name="P4">
Published Time: 2023-05-29T08:05:00.000Z</text:p>
      <text:p text:style-name="P4">
Modified Time: 2023-05-29T08:05:00.000Z</text:p>
      <text:p text:style-name="P4">
Created Time: 2023-05-28T23:09:00.000Z</text:p>
      <text:p text:style-name="P4">
Description: Russia launched a wave of large -scale suicide drones on Sunday's goals, including Kiev, on Sunday. The relevant departments said that this was the scale of drone provided by Iran since the outbreak of the war in February 2022, The biggest attack.</text:p>
      <text:p text:style-name="P4">
Images: []</text:p>
      <text:p text:style-name="P4">
Categories: ['国际']</text:p>
      <text:p text:style-name="P4">
Keywords: SYND</text:p>
      <text:p text:style-name="P4">
Type: Article</text:p>
      <!--METADATA-->
      <text:p text:style-name="P4">
Russia launched a wave of large -scale suicide drones on Sunday's goals, including Kiev, on Sunday. The relevant departments said that this was the scale of drone provided by Iran since the outbreak of the war in February 2022, The biggest attack.</text:p>
      <text:p text:style-name="P4">
News Source: <text:a xlink:type="simple" xlink:href="https://cn.wsj.com/articles/%E4%BF%84%E7%BD%97%E6%96%AF%E5%AF%B9%E5%9F%BA%E8%BE%85%E5%8F%91%E5%8A%A8%E5%BC%80%E6%88%98%E4%BB%A5%E6%9D%A5%E6%9C%80%E5%A4%A7%E8%A7%84%E6%A8%A1%E7%9A%84%E6%97%A0%E4%BA%BA%E6%9C%BA%E6%94%BB%E5%87%BB-cda48846" text:style-name="Internet_20_link" text:visited-style-name="Visited_20_Internet_20_Link">
https://cn.wsj.com/articles/%E4%BF%84%E7%BD%97%E6%96%AF%E5%AF%B9%E5%9F%BA%E8%BE%85%E5%8F%91%E5%8A%A8%E5%BC%80%E6%88%98%E4%BB%A5%E6%9D%A5%E6%9C%80%E5%A4%A7%E8%A7%84%E6%A8%A1%E7%9A%84%E6%97%A0%E4%BA%BA%E6%9C%BA%E6%94%BB%E5%87%BB-cda48846</text:a>
</text:p>
      <!--NEWS-->
      <text:h text:style-name="P10" text:outline-level="1">
<text:span text:style-name="T4">
Biden: The final agreement of the federal debt has been reached.</text:span>
</text:h>
      <text:p text:style-name="P4">
Author: 联合早报 (Person)</text:p>
      <text:p text:style-name="P4">
Publisher: 联合早报 (Organization)</text:p>
      <text:p text:style-name="P4">
Published Time: 2023-05-29T08:24</text:p>
      <text:p text:style-name="P4">
Modified Time: 2023-05-29T12:00</text:p>
      <text:p text:style-name="P4">
Description: U.S. President Biden Sunday (May 28) said that he had reached the final agreement of the US federal debt with McCarthy, the Speaker of the House, to suspend the debt limit of US $ 31.4 trillion (approximately S $ 42.4 trillion). The final agreement has been prepared to submit the vote. Bloomberg News ...</text:p>
      <text:p text:style-name="P4">
Videos: []</text:p>
      <text:p text:style-name="P4">
Audios: []</text:p>
      <text:p text:style-name="P4">
Images: []</text:p>
      <text:p text:style-name="P4">
Type: NewsArticle</text:p>
      <text:p text:style-name="P4">
Breadcrumbs: ['即时', '国际']</text:p>
      <text:p text:style-name="P4">
Keywords: ['美国', '拜登', '债务违约', '麦卡锡']</text:p>
      <!--METADATA-->
      <text:p text:style-name="P4">
U.S. President Biden Sunday (May 28) said that he had reached the final agreement of the US federal debt with McCarthy, the Speaker of the House of Representatives, and suspended US $ 31.4 trillion (about S $ 42.4 trillion) <text:a xlink:type="simple" xlink:href="https://www.zaobao.com/keywords/zhai-wu-wei-yue" text:style-name="Internet_20_link" text:visited-style-name="Visited_20_Internet_20_Link">
debt upper limit</text:a>
Essence This final agreement <text:a xlink:type="simple" xlink:href="https://www.zaobao.com/news/world/story20230528-1399106" text:style-name="Internet_20_link" text:visited-style-name="Visited_20_Internet_20_Link">
It has been prepared to submit the national voting</text:a>
Essence</text:p>
      <text:p text:style-name="P4">
Bloomberg reported that Bayeng told the media in the White House that after talking with McCarthy again that afternoon, he reached a bipolar discount agreement to avoid US debt defaults.</text:p>
      <text:p text:style-name="P4">
"I think this is a very important step forward. This agreement eliminates the threat of catastrophic breach of contract and protects the historic economic recovery that is hard to come."</text:p>
      <text:p text:style-name="P4">
Biden urged the two houses of Congress to pass the legislation. Both Biden and McCarthy have to persuade their party colleagues to support their finalized agreements.</text:p>
      <text:p text:style-name="P4">
McCarthy expressed optimism about the prospects of the agreement by the agreement, but he also acknowledged that the agreement "cannot satisfy everyone."</text:p>
      <text:p text:style-name="P4">
Although Biden and McCarthy have reached an agreement, time is still waiting. Minister of Finance Yellen warned last Friday that the government's borrowing limit must be extended before June 5 to avoid debt defaults.</text:p>
      <text:p text:style-name="P4">
Bayon praised McCarthy to keep his promise in the negotiations, but he didn't know if McCarthy had enough votes to pass this agreement in the House of Representatives.</text:p>
      <text:p text:style-name="P4">
But Biden said: "I expect McCarthy (enough votes), otherwise he will not reach this agreement with me."</text:p>
      <text:p text:style-name="P4">
Bayeng canceled Papua New Guinea and Australia earlier this month. After attending the Seventh Kingdom Group (G7) summit in Hiroshima, Japan, he returned to Washington to resolve the US debt default crisis.</text:p>
      <text:p text:style-name="P4">
News Source: <text:a xlink:type="simple" xlink:href="https://www.zaobao.com.sg/realtime/world/story20230529-1399152" text:style-name="Internet_20_link" text:visited-style-name="Visited_20_Internet_20_Link">
https://www.zaobao.com.sg/realtime/world/story20230529-1399152</text:a>
</text:p>
      <!--NEWS-->
      <text:h text:style-name="P10" text:outline-level="1">
<text:span text:style-name="T4">
Averon took the finals of the Premier League Liecheng Lizen Lieutenant Disapture</text:span>
</text:h>
      <text:p text:style-name="P4">
Publisher: 法新社</text:p>
      <text:p text:style-name="P4">
Published Time: 2023-05-29T08:32:08+00:00</text:p>
      <text:p text:style-name="P4">
Modified Time: 2023-05-29T08:20:02+00:00</text:p>
      <text:p text:style-name="P4">
Description: (Agence France -Presse Liverpool, 28th) The Premier League ended this quarter. Liest City, who staged the legendary king 7 years ago, determined the relegation of the English crown next season; Averon defeated Bommes by 1-0 to bring them The time to stay in the Premier League has not been downgraded until 69 yea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3.617581in" draw:z-index="0">
<draw:image xlink:href="../Images/rficn/2023-05-29T08-32-08-00-00/000000.png" xlink:type="simple" xlink:show="embed" xlink:actuate="onLoad" draw:mime-type="image/png"/>
</draw:frame>
After returning to the 3rd season of the Premier League, the Leeds United was killed by Tottenham 1-4, and the next season will be downgraded.</text:p>
      <text:p text:style-name="P4">
The 57th minute of the French midfielder ABDOULAYE DOUCOURARARARERONINING has made him a great hero of Avaton at the home of GOODISONPark. Avaton's winning the last hopes of Lost City was shattered, and even if he defeated West Ham United 2-1 today, it was still difficult to escape the fate.</text:p>
      <text:p text:style-name="P4">
News Source: <text:a xlink:type="simple" xlink:href="https://www.rfi.fr/cn/%E8%BF%90%E5%8A%A8%E5%A4%A9%E5%9C%B0/20230529-%E8%89%BE%E4%BD%9B%E9%A1%BF%E6%90%AD%E4%B8%8A%E8%8B%B1%E8%B6%85%E6%9C%AB%E7%8F%AD%E8%BD%A6-%E5%88%97%E5%9F%8E%E5%88%A9%E5%85%B9%E8%81%94%E5%8F%8C%E5%8F%8C%E9%99%8D%E7%BA%A7" text:style-name="Internet_20_link" text:visited-style-name="Visited_20_Internet_20_Link">
https://www.rfi.fr/cn/%E8%BF%90%E5%8A%A8%E5%A4%A9%E5%9C%B0/20230529-%E8%89%BE%E4%BD%9B%E9%A1%BF%E6%90%AD%E4%B8%8A%E8%8B%B1%E8%B6%85%E6%9C%AB%E7%8F%AD%E8%BD%A6-%E5%88%97%E5%9F%8E%E5%88%A9%E5%85%B9%E8%81%94%E5%8F%8C%E5%8F%8C%E9%99%8D%E7%BA%A7</text:a>
</text:p>
      <!--NEWS-->
      <text:h text:style-name="P10" text:outline-level="1">
<text:span text:style-name="T4">
Once again the same year, Feng Wang Bayern's men's and women's football celebrations</text:span>
</text:h>
      <text:p text:style-name="P4">
Publisher: 法新社</text:p>
      <text:p text:style-name="P4">
Published Time: 2023-05-29T08:32:09+00:00</text:p>
      <text:p text:style-name="P4">
Modified Time: 2023-05-29T08:05:02+00:00</text:p>
      <text:p text:style-name="P4">
Description: (Munich, France New Society, 28th) Bayern Munich men and women's teams in the Bundesliga Football League today celebrated this season with fans to win the championship with fans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3.617581in" draw:z-index="0">
<draw:image xlink:href="../Images/rficn/2023-05-29T08-32-09-00-00/000000.png" xlink:type="simple" xlink:show="embed" xlink:actuate="onLoad" draw:mime-type="image/png"/>
</draw:frame>
Bayern men's football team defeated Cologne in the 89th minute of Jamalmusiala to defeat Cologne in the 89th minute. The TurbinePotsdam was won at 11-1 today.</text:p>
      <text:p text:style-name="P4">
The fans were crowded with the central government of Marn Plaza today to see their own stars, and men and women players appeared on the balcony of the city hall wearing the traditional Bavarian clothing.</text:p>
      <text:p text:style-name="P4">
This is the fourth time Bayern Munich won the championship in the same season, and the previous time was 2015, 2016 and 2021, respectively.</text:p>
      <text:p text:style-name="P4">
Bayern men's football team completed 11 consecutive hegers. The team history won 33 Bundesliga championships, and Nuremberg, who won 9 championships in the second championship far behind.</text:p>
      <text:p text:style-name="P4">
Dortmund, who has been one step away from the championship this season, was able to win the championship again for 10 years as long as he won at home yesterday. Unexpectedly, he turned over at home at home. Essence</text:p>
      <text:p text:style-name="P4">
News Source: <text:a xlink:type="simple" xlink:href="https://www.rfi.fr/cn/%E8%BF%90%E5%8A%A8%E5%A4%A9%E5%9C%B0/20230529-%E5%86%8D%E6%AC%A1%E5%90%8C%E5%B9%B4%E5%B0%81%E7%8E%8B-%E6%8B%9C%E4%BB%81%E7%94%B7%E5%A5%B3%E8%B6%B3%E7%9B%9B%E5%A4%A7%E5%BA%86%E5%8A%9F" text:style-name="Internet_20_link" text:visited-style-name="Visited_20_Internet_20_Link">
https://www.rfi.fr/cn/%E8%BF%90%E5%8A%A8%E5%A4%A9%E5%9C%B0/20230529-%E5%86%8D%E6%AC%A1%E5%90%8C%E5%B9%B4%E5%B0%81%E7%8E%8B-%E6%8B%9C%E4%BB%81%E7%94%B7%E5%A5%B3%E8%B6%B3%E7%9B%9B%E5%A4%A7%E5%BA%86%E5%8A%9F</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5-29T08:45:05</text:p>
      <text:p text:style-name="P4">
Modified Time: 2023-05-29T12:50:31</text:p>
      <text:p text:style-name="P4">
Description: The local government rarely acknowledged its military targets on Monday and stated that Russia attacked a military facility in the Hermenzki region in western Ukraine at night.</text:p>
      <text:p text:style-name="P4">
Images: ["<text:a xlink:type="simple" xlink:href="https://chinese.aljazeera.net/wp-content/uploads/2023/05/1-1685360044.png" text:style-name="Internet_20_link" text:visited-style-name="Visited_20_Internet_20_Link">
1-1685360044.png</text:a>
"]</text:p>
      <text:p text:style-name="P4">
Topics: ['乌克兰战争', '军事', '政治', '新闻']</text:p>
      <text:p text:style-name="P4">
Keywords: ['乌克兰战争', '军事', '政治', '新闻', '世界', '乌克兰', '俄罗斯']</text:p>
      <text:p text:style-name="P4">
Type: Article</text:p>
      <!--METADATA-->
      <text:p text:style-name="P4">
<draw:frame draw:style-name="fr1" draw:name="Image112" text:anchor-type="as-char" svg:width="6.9236in" svg:height="4.612736in" draw:z-index="0">
<draw:image xlink:href="../Images/Aljazeera Chinese/2023-05-29T08-45-05/1-1685360044.png" xlink:type="simple" xlink:show="embed" xlink:actuate="onLoad" draw:mime-type="image/png"/>
</draw:frame>
During the launch of Russia ’s air strike against Kiev, the police stood next to the missile fragments on the street (Reuters)</text:p>
      <ul>
        <li>
The local government rarely acknowledged its military targets on Monday and stated that Russia attacked a military facility in the Hermenzki region in western Ukraine at night. * According to officials, Russia launched an air strike on the city's 15th time this month. This was the second consecutive night attack, and many explosions occurred in Kiev in Ukraine.</li>
      </ul>
      <text:p text:style-name="P4">
read more</text:p>
      <text:p text:style-name="P4">
News Source: <text:a xlink:type="simple" xlink:href="https://chinese.aljazeera.net/news/war-in-ukraine/liveblog/2023/5/29/%e4%bf%84%e7%bd%97%e6%96%af%e5%af%b9%e4%b9%8c%e5%85%8b%e5%85%b0%e6%88%98%e4%ba%89%e7%9a%84%e4%bb%8a%e6%97%a5%e5%8f%91%e5%b1%95-344" text:style-name="Internet_20_link" text:visited-style-name="Visited_20_Internet_20_Link">
https://chinese.aljazeera.net/news/war-in-ukraine/liveblog/2023/5/29/%e4%bf%84%e7%bd%97%e6%96%af%e5%af%b9%e4%b9%8c%e5%85%8b%e5%85%b0%e6%88%98%e4%ba%89%e7%9a%84%e4%bb%8a%e6%97%a5%e5%8f%91%e5%b1%95-344</text:a>
</text:p>
      <!--NEWS-->
      <text:h text:style-name="P10" text:outline-level="1">
<text:span text:style-name="T4">
Erdogan refers to inflation is the most urgent problem to vowed to unite the country</text:span>
</text:h>
      <text:p text:style-name="P4">
Author: 联合早报 (Person)</text:p>
      <text:p text:style-name="P4">
Publisher: 联合早报 (Organization)</text:p>
      <text:p text:style-name="P4">
Published Time: 2023-05-29T08:53</text:p>
      <text:p text:style-name="P4">
Modified Time: 2023-05-29T08:53</text:p>
      <text:p text:style-name="P4">
Description: Returning Turkish President Erdogan promised to unite all disputes and unite the nation with national values and dreams. But he immediately criticized the opposition party, accusing the opponent of Kellechidalolu and terrorists without providing evidence. Based on ...</text:p>
      <text:p text:style-name="P4">
Videos: []</text:p>
      <text:p text:style-name="P4">
Audios: []</text:p>
      <text:p text:style-name="P4">
Images: []</text:p>
      <text:p text:style-name="P4">
Type: NewsArticle</text:p>
      <text:p text:style-name="P4">
Breadcrumbs: ['即时', '国际']</text:p>
      <text:p text:style-name="P4">
Keywords: ['土耳其', '埃尔多安']</text:p>
      <!--METADATA-->
      <text:p text:style-name="P4">
Returning Turkish President Erdogan promised to unite all disputes and unite the nation with national values and dreams. But he immediately criticized the opposition party, accusing the opponent of Kellechidalolu and terrorists without providing evidence.</text:p>
      <text:p text:style-name="P4">
According to the voting results of 99.43%of the ticket, Erdogan's presidential election on Sunday (May 28) <text:a xlink:type="simple" xlink:href="https://www.zaobao.com/realtime/world/story20230529-1399145" text:style-name="Internet_20_link" text:visited-style-name="Visited_20_Internet_20_Link">
52.14%of the votes in the second round of voting</text:a>
, Kellechidalolo Luku, a candidate for the "National Alliance" of the opposition camp, received 47.86%of the votes.</text:p>
      <text:p text:style-name="P4">
Reuters reports that 69 -year -old Erdogan said to the upper level of a bus at a bus at Istanbul, "The only winner today is Turkey. I thank every people and give us the responsibility of governing the country for five years."</text:p>
      <text:p text:style-name="P4">
Erdogan said that inflation is the most urgent problem in Turkey, but as the policy rate drops from 19%to 8.5%two years ago, inflation will decrease. "We plan to build Turkey as an economy focusing on investment and employment, and have a financial management team with an international reputation."</text:p>
      <text:p text:style-name="P4">
Erdogan also said that under his governance, the co -chairman of the Kurdish People's Democratic Party, Selahattindemirtas, could not be released. Demil Tash was listed by Erdogan as a "terrorist".</text:p>
      <text:p text:style-name="P4">
He also said that the opposition party is a minority group (LGBT).</text:p>
      <text:p text:style-name="P4">
The lira exchange rate against the US dollar fell after winning Erdogan's election, hovering above the threshold of $ 1 and 20.00 lira, which was not far from the historical low of 20.06 miles away from last Friday (26th).</text:p>
      <text:p text:style-name="P4">
News Source: <text:a xlink:type="simple" xlink:href="https://www.zaobao.com.sg/realtime/world/story20230529-1399156" text:style-name="Internet_20_link" text:visited-style-name="Visited_20_Internet_20_Link">
https://www.zaobao.com.sg/realtime/world/story20230529-1399156</text:a>
</text:p>
      <!--NEWS-->
      <text:h text:style-name="P10" text:outline-level="1">
<text:span text:style-name="T4">
How to stimulate India's dowry needs</text:span>
</text:h>
      <text:p text:style-name="P4">
Author: https://www.facebook.com/bbcworldservice/</text:p>
      <text:p text:style-name="P4">
Publisher: BBC News 中文</text:p>
      <text:p text:style-name="P4">
Published Time: 2023-05-29T08:59:26.000Z</text:p>
      <text:p text:style-name="P4">
Modified Time: 2023-05-29T08:59:26.000Z</text:p>
      <text:p text:style-name="P4">
Description: A new study found that with the improvement of the educational level and work opportunities in India in the past few decades, the popularity of dowry has increased.</text:p>
      <text:p text:style-name="P4">
Images: ["<text:a xlink:type="simple" xlink:href="https://ichef.bbci.co.uk/news/640/cpsprodpb/17F1B/production/_119157089_gettyimages-494070628-594x594-1.jpg" text:style-name="Internet_20_link" text:visited-style-name="Visited_20_Internet_20_Link">
_119157089_ge...</text:a>
", "<text:a xlink:type="simple" xlink:href="https://ichef.bbci.co.uk/news/640/cpsprodpb/13E83/production/_103693518_086b2036-0a30-4a6f-a4a0-94c46832b58f.jpg" text:style-name="Internet_20_link" text:visited-style-name="Visited_20_Internet_20_Link">
_103693518_08...</text:a>
", "<text:a xlink:type="simple" xlink:href="https://ichef.bbci.co.uk/news/640/cpsprodpb/FF9C/production/_129863456_gettyimages-638026548-170667a.jpg" text:style-name="Internet_20_link" text:visited-style-name="Visited_20_Internet_20_Link">
_129863456_ge...</text:a>
", "<text:a xlink:type="simple" xlink:href="https://ichef.bbci.co.uk/news/640/cpsprodpb/17D9D/production/_129839679_gettyimages-1241895165-594x594.jpg" text:style-name="Internet_20_link" text:visited-style-name="Visited_20_Internet_20_Link">
_129839679_ge...</text:a>
", "<text:a xlink:type="simple" xlink:href="https://ichef.bbci.co.uk/news/640/cpsprodpb/E2DB/production/_119157085_gettyimages-1199898742-170667a.jpg" text:style-name="Internet_20_link" text:visited-style-name="Visited_20_Internet_20_Link">
_119157085_ge...</text:a>
"]</text:p>
      <text:p text:style-name="P4">
Videos: []</text:p>
      <text:p text:style-name="P4">
Tags: ['性别', '家庭', '印度', '女人', '年轻人', '婚姻']</text:p>
      <text:p text:style-name="P4">
Type: Article</text:p>
      <!--METADATA-->
      <text:h text:style-name="P12" text:outline-level="3">
<text:span text:style-name="T4">
How to stimulate India's dowry needs</text:span>
</text:h>
      <ul>
        <li>
Soutik Biswas * BBC Reporter in Delhi</li>
      </ul>
      <text:p text:style-name="P4">
8:59 am on May 29, 2023![] <text:a xlink:type="simple" xlink:href="Images/BBC Chinese/2023-05-29T08-59-26.000Z/_119157089_gettyimages-494070628-594x594-1.jpg" text:style-name="Internet_20_link" text:visited-style-name="Visited_20_Internet_20_Link">
</text:a>
Image source, hindustan times</text:p>
      <text:p text:style-name="P4">
Image adding text,</text:p>
      <text:p text:style-name="P4">
Although paying and accepting dowry have been illegal in India since 1961, it is still prevalent.</text:p>
      <text:p text:style-name="P4">
<text:span text:style-name="T4">
 A new study found that with the improvement of the educational level and work opportunities in India in the past few decades, the popularity of dowry has increased. </text:span>
</text:p>
      <text:p text:style-name="P4">
In South Asia, paying and accepting dowry is a tradition with hundreds of years of history. The bride's parents will give cash, clothes and jewelry to the groom's house. Although this approach has been illegal in India since 1961, it is still prevalent and makes women vulnerable to domestic violence or even death.</text:p>
      <text:p text:style-name="P4">
Jeffrey Weaver of the University of Southern California and Gauravchiplunkar, the University of Virginia, studied more than 74,000 marriages in India from 1930 to 1999 to study the evolution of dowry.</text:p>
      <text:p text:style-name="P4">
They calculate the "net dowry", that is, the value and gift value of cash and gifts given to the groom or their families with the value of cash and gifts given to the bride's house to the groom's house. This is an expert group investigation conducted by families with the largest 17 people in India. Researchers are based on data from the "Indian Rural Economic and Population Survey".</text:p>
      <text:p text:style-name="P4">
The marriage of most Indians is still arranged, and almost all women are married when they are almost 30 years old. Before 1999, about 90%of marriage involved dowry. The total dowry payment between 1950 and 1999 was nearly $ 250 billion.</text:p>
      <text:p text:style-name="P4">
In an interview with the BBC, Waver said that the study found that, especially from the 1940s to the 1980s, economic growth continued and promoted the practice of paying dowry. He said: "During this time, more and more men received education and found better quality work, which led to an increase in dowry."</text:p>
      <text:p text:style-name="P4">
<draw:frame draw:style-name="fr1" draw:name="Image113" text:anchor-type="as-char" svg:width="6.9236in" svg:height="0.021636in" draw:z-index="0">
<draw:image xlink:href="../Images/BBC Chinese/2023-05-29T08-59-26.000Z/_103693518_086b2036-0a30-4a6f-a4a0-94c46832b58f.jpg" xlink:type="simple" xlink:show="embed" xlink:actuate="onLoad" draw:mime-type="image/jpeg"/>
</draw:frame>
<draw:frame draw:style-name="fr1" draw:name="Image114" text:anchor-type="as-char" svg:width="6.9236in" svg:height="3.894525in" draw:z-index="0">
<draw:image xlink:href="../Images/BBC Chinese/2023-05-29T08-59-26.000Z/_129863456_gettyimages-638026548-170667a.jpg" xlink:type="simple" xlink:show="embed" xlink:actuate="onLoad" draw:mime-type="image/jpeg"/>
</draw:frame>
Image source, getty images</text:p>
      <text:h text:style-name="P12" text:outline-level="3">
<text:span text:style-name="T4">
Indian marriage</text:span>
</text:h>
      <ul>
        <li>
          <text:p text:style-name="P4">
In India, almost all marriage is a monogamy</text:p>
        </li>
        <li>
          <text:p text:style-name="P4">
Only less than 1%of people divorce</text:p>
        </li>
        <li>
          <text:p text:style-name="P4">
Parents play an important role in choosing the bride/groom. From 1960 to 2005, more than 90%of the marriage was chosen by their parents</text:p>
        </li>
        <li>
          <text:p text:style-name="P4">
More than 90%of the couple live with the husband's house after marriage</text:p>
        </li>
        <li>
          <text:p text:style-name="P4">
More than 85%of women marry people outside their village</text:p>
        </li>
        <li>
          <text:p text:style-name="P4">
78.3%of the marriage is in the same area</text:p>
        </li>
      </ul>
      <text:p text:style-name="P4">
Source: Indian Human Development Survey, 2005; 2006 National Family Health Survey.</text:p>
      <text:p text:style-name="P4">
<draw:frame draw:style-name="fr1" draw:name="Image115" text:anchor-type="as-char" svg:width="6.9236in" svg:height="0.021636in" draw:z-index="0">
<draw:image xlink:href="../Images/BBC Chinese/2023-05-29T08-59-26.000Z/_103693518_086b2036-0a30-4a6f-a4a0-94c46832b58f.jpg" xlink:type="simple" xlink:show="embed" xlink:actuate="onLoad" draw:mime-type="image/jpeg"/>
</draw:frame>
Based on this study, considering the distribution of the quality of the groom, you can most effectively understand the generation and evolution of dowry. The changes in the quality of the groom are related to their education and income improvement. (The low participation of women in Indian labor means that men have more and better jobs.)</text:p>
      <text:p text:style-name="P4">
In other words, "high -quality grooms" -This has been educated and has a better job -requires higher dowry. Studies have found that with the increase in the number of grooms that have been educated in the marriage market, the "dowry premium" obtained by the groom, which has been educated, will decrease.</text:p>
      <text:p text:style-name="P4">
"Powerful economic factors make the dowry permanently. In terms of bride, families who refuse to pay dowry for their daughters can only choose the groom with a lower quality. The groom has a strong economic motivation to accept the dowry, especially if their family must be for their families, their families must be for their families. His daughter paid the dowry, or wanted to recover the investment in the education of the groom, "Waver and Qipuraka wrote.</text:p>
      <text:p text:style-name="P4">
<draw:frame draw:style-name="fr1" draw:name="Image116" text:anchor-type="as-char" svg:width="6.9236in" svg:height="3.894525in" draw:z-index="0">
<draw:image xlink:href="../Images/BBC Chinese/2023-05-29T08-59-26.000Z/_129839679_gettyimages-1241895165-594x594.jpg" xlink:type="simple" xlink:show="embed" xlink:actuate="onLoad" draw:mime-type="image/jpeg"/>
</draw:frame>
Image source, getty images</text:p>
      <text:p text:style-name="P4">
Image adding text,</text:p>
      <text:p text:style-name="P4">
A mural of Angera, India, wrote that dowry is an insult to women.</text:p>
      <text:p text:style-name="P4">
Is the dowry unique to India? Another paper published by the University of British Columbia's Siwananderson believes that unlike India, in many society including Europe, dowry payment has declined as wealth grows. Anderson said that in Society, based on surnames in India, the increase in wealth has also led to an increase in dowry.</text:p>
      <text:p text:style-name="P4">
Waver and Qipuraka said their research found that there was almost no evidence about the tradition of the rise of dowry customs.</text:p>
      <text:p text:style-name="P4">
One theory believes that the dowry is implemented in the family of high surnames. As the low surnames follow these practices to improve these practices to improve their social liquidity, the dowry has also spread. This new study shows that this is unclear, because the custom of dowry has almost begun at the same time in the high surnames and low surnames.</text:p>
      <text:p text:style-name="P4">
In addition, some experts believe that the desire of low -surnamed women to marry a high -surnamed man has promoted the change of dowry. Waver said that this view is "incorrect" because "too little marriage on the surname of surnames" —ly 94%of Indians married in their large -scale groups in their research marriage.</text:p>
      <text:p text:style-name="P4">
As more and more women receive education, what will happen to the dowry?</text:p>
      <text:p text:style-name="P4">
<draw:frame draw:style-name="fr1" draw:name="Image117" text:anchor-type="as-char" svg:width="6.9236in" svg:height="3.894525in" draw:z-index="0">
<draw:image xlink:href="../Images/BBC Chinese/2023-05-29T08-59-26.000Z/_119157085_gettyimages-1199898742-170667a.jpg" xlink:type="simple" xlink:show="embed" xlink:actuate="onLoad" draw:mime-type="image/jpeg"/>
</draw:frame>
Image source, getty images</text:p>
      <text:p text:style-name="P4">
Image adding text,</text:p>
      <text:p text:style-name="P4">
Indian dowry gifts include cash and physical objects.</text:p>
      <text:p text:style-name="P4">
Over the past two or three decades, Indian women have been significantly improved, surpassing men. Waver said that this may lead to a reduction in the practice of dowry, but there is no data that supports this phenomenon.</text:p>
      <text:p text:style-name="P4">
However, the study did find evidence that the more women who were educated in a region, "the amount of dowry would decrease."Obviously, promoting women's education and increasing their labor force can help solve the scourge of dowry.</text:p>
      <text:p text:style-name="P4">
News Source: <text:a xlink:type="simple" xlink:href="https://www.bbc.com/zhongwen/simp/world-65745045" text:style-name="Internet_20_link" text:visited-style-name="Visited_20_Internet_20_Link">
https://www.bbc.com/zhongwen/simp/world-65745045</text:a>
</text:p>
      <!--NEWS-->
      <text:h text:style-name="P10" text:outline-level="1">
<text:span text:style-name="T4">
Use AI to create political illustrations in the United States in 2024, hidden concerns</text:span>
</text:h>
      <text:p text:style-name="P4">
Publisher: 法新社</text:p>
      <text:p text:style-name="P4">
Published Time: 2023-05-29T09:02:10+00:00</text:p>
      <text:p text:style-name="P4">
Modified Time: 2023-05-29T08:50:03+00:00</text:p>
      <text:p text:style-name="P4">
Description: (Agence France -Presse, Washington, 28th) A fake photo arrested by Zhang Trump; a description of Biden Ruojie in the future will be a dark anti -utopian film; a deep pseudo -recording of the two scolding each other. Observer said that the rapid development of AI technology may accelerate the dissemination of unrealistic information in the US political elec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3.617581in" draw:z-index="0">
<draw:image xlink:href="../Images/rficn/2023-05-29T09-02-10-00-00/000000.png" xlink:type="simple" xlink:show="embed" xlink:actuate="onLoad" draw:mime-type="image/png"/>
</draw:frame>
Advanced tools driven by artificial intelligence (AI) lead to increasingly difficult to distinguish between true and false, and the 2024 presidential election is expected to be the first election in the United States to see large -scale use of this technology.</text:p>
      <text:p text:style-name="P4">
This science and technology price is low, easy to achieve, and the rapid development speed is far over regulatory response. Both parties in the United States may control this technology to expand contact with voters. Essence</text:p>
      <text:p text:style-name="P4">
However, technical experts warned that many truths that have been investigated in the U.S. political climate and the defeat of Trump's 2020 election are still questioned by voters, and those who are interested may use AI to spread the chaotic seeds.</text:p>
      <text:p text:style-name="P4">
What makes people think is that existing examples show that the 2024 election will encounter the dilemma of rumors before the election: March, the fake photos of Trump were forcibly taken away by the New York police on the Internet.</text:p>
      <text:p text:style-name="P4">
Last month, after Biden announced the re -election, the Republican National Committee (RNC) almost released a film made by AI, describing Bayeng if he was elected, the United States would have a future of anti -utopia. This film shows a realistic image of photos, showing that there are panic in Wall Street, Chinese criminals, border officials who are completely unable to keep immigration, and soldiers who take over the crime of crimes.</text:p>
      <text:p text:style-name="P4">
Earlier this year, Tiktok, a short film, was rumored to be a wonderful and beautiful but completely forged Bayeon and Trump AI recording file. Among them, the two people who were expected to be re -confronted in the 2024 election were opposite and humiliated with each other.</text:p>
      <text:p text:style-name="P4">
Joerospars, the founder of the left -leaning political consulting company "Blue State", told AFP: "The influence of AI will reflect the values of AI users, and those who have poor hearts will have new tools to push up Hate and suspicion, or use counterfeit pictures, sounds or videos to deceive the media and the public. "</text:p>
      <text:p text:style-name="P4">
He added: "Blind these actions requires media, technology companies, and voters to maintain their own vigilance."</text:p>
      <text:p text:style-name="P4">
● Make good use of AI experts: can become a weapon for voters</text:p>
      <text:p text:style-name="P4">
However, Junction AI CEO Vance Reavie believes that AI's progress will become a revolutionary weapon for voters.</text:p>
      <text:p text:style-name="P4">
He told AFP: "A large part of the population does not vote at all, or vote for one without one by one." He believes, "With AI, we will be able to understand which issues that these potential voters care about. The reason, then master the way to let them participate and find a policy that inspires them. "</text:p>
      <text:p text:style-name="P4">
● Replacement of manpower AI cost low speed and fast speed</text:p>
      <text:p text:style-name="P4">
In the past, the staff of the campaign team had to take a few hours to write a speech, prepare the main points of conversation, push a post, and prepare questionnaires, but AI can complete the same work as long as it takes a short time.</text:p>
      <text:p text:style-name="P4">
Liwei said: "The creative content is time -consuming and money consumes money. Imagine that it can do 10 times the work without increasing the manpower."</text:p>
      <text:p text:style-name="P4">
He said, "But many of the content created will be fake ... Make the channel content overflowing, it is easy and easy, but it is difficult to make the general public distinguish between true and false."</text:p>
      <text:p text:style-name="P4">
Under the premise of a large number of American people who have no trust in the media, the ability of Americans will also be challenged on the ability to achieve consistency on objective truths.</text:p>
      <text:p text:style-name="P4">
The University of California, Hanyfarid, Professor of the School of Information of the University of California, told AFAT that "what is concerned about is that when manipulating the media becomes easy, negating the facts, there is not that. Difficulty. "</text:p>
      <text:p text:style-name="P4">
"For example, if a presidential candidate has made a statement that is not decent or in the law, he/she can claim that the record is fake. This situation is particularly dangerous."</text:p>
      <text:p text:style-name="P4">
News Source: <text:a xlink:type="simple" xlink:href="https://www.rfi.fr/cn/%E5%9B%BD%E9%99%85%E6%8A%A5%E9%81%93/20230529-%E5%88%A9%E7%94%A8ai%E5%88%B6%E9%80%A0%E6%94%BF%E6%B2%BB%E5%81%87%E8%B1%A1-%E7%BE%8E2024%E5%B9%B4%E9%80%89%E6%88%98%E6%8E%80%E9%9A%90%E5%BF%A7" text:style-name="Internet_20_link" text:visited-style-name="Visited_20_Internet_20_Link">
https://www.rfi.fr/cn/%E5%9B%BD%E9%99%85%E6%8A%A5%E9%81%93/20230529-%E5%88%A9%E7%94%A8ai%E5%88%B6%E9%80%A0%E6%94%BF%E6%B2%BB%E5%81%87%E8%B1%A1-%E7%BE%8E2024%E5%B9%B4%E9%80%89%E6%88%98%E6%8E%80%E9%9A%90%E5%BF%A7</text:a>
</text:p>
      <!--NEWS-->
      <text:h text:style-name="P10" text:outline-level="1">
<text:span text:style-name="T4">
Shenzhou 16 launching task China has civilian remuneration experts entering space for the first time</text:span>
</text:h>
      <text:p text:style-name="P4">
Publisher: 法新社</text:p>
      <text:p text:style-name="P4">
Published Time: 2023-05-29T09:02:11+00:00</text:p>
      <text:p text:style-name="P4">
Modified Time: 2023-05-29T08:50:02+00:00</text:p>
      <text:p text:style-name="P4">
Description: (Agence France -Presse Jiuquan, 29th) China plans to achieve the first time the Chinese log in to the moon by 2030, and the Shenzhou 16 manned space launch task will be launched tomorrow. stan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617581in" draw:z-index="0">
<draw:image xlink:href="../Images/rficn/2023-05-29T09-02-11-00-00/000000.png" xlink:type="simple" xlink:show="embed" xlink:actuate="onLoad" draw:mime-type="image/png"/>
</draw:frame>
The world's second largest economy's Chinese betting billions of US dollars in the military programs led by the military want to become the forest of the country's milestone in the Moon Milestone after the United States and Russia.</text:p>
      <text:p text:style-name="P4">
Previously, all Chinese astronauts who entered space were from the Chinese People's Liberation Army.</text:p>
      <text:p text:style-name="P4">
The release of Shenzhou 16 manned flight mission was announced today. Among them, Gui Haichao will be the first civilian load expert to enter space in China.</text:p>
      <text:p text:style-name="P4">
Gui Haichao is a professor of Beijing University of Aeronautics and Astronautics, and will be responsible for the tracking operation of the carbage load of space science.</text:p>
      <text:p text:style-name="P4">
Lin Xiqiang, deputy director of the China Manned Aerospace Engineering Office, said that Gui Haichao will implement the "large -orbit experiment .. Study new quantum phenomenon, high -precision space time frequency system, general relativity verification, origin of life, etc.".</text:p>
      <text:p text:style-name="P4">
Gui Haichao said at a press conference: "I have always dreamed of this moment, and finally come true."</text:p>
      <text:p text:style-name="P4">
The "Shenzhou 16" multiplication group is the first type of flight ride composed of three types of astronauts, including aerospace drivers, aerospace flight engineers, and carrier -loading experts. It is mainly responsible for directly manipulating, managing spacecraft, and conducting related technical experiments. Jing Haipeng will also be the commander of the instruction.</text:p>
      <text:p text:style-name="P4">
Shenzhou 16 will be launched at 9:31 on the 30th.</text:p>
      <text:p text:style-name="P4">
News Source: <text:a xlink:type="simple" xlink:href="https://www.rfi.fr/cn/%E5%9B%BD%E9%99%85%E6%8A%A5%E9%81%93/20230529-%E7%A5%9E%E8%88%9F16%E5%8F%91%E5%B0%84%E4%BB%BB%E5%8A%A1-%E4%B8%AD%E5%9B%BD%E9%A6%96%E6%AC%A1%E6%9C%89%E5%B9%B3%E6%B0%91%E9%85%AC%E8%BD%BD%E4%B8%93%E5%AE%B6%E8%BF%9B%E5%A4%AA%E7%A9%BA" text:style-name="Internet_20_link" text:visited-style-name="Visited_20_Internet_20_Link">
https://www.rfi.fr/cn/%E5%9B%BD%E9%99%85%E6%8A%A5%E9%81%93/20230529-%E7%A5%9E%E8%88%9F16%E5%8F%91%E5%B0%84%E4%BB%BB%E5%8A%A1-%E4%B8%AD%E5%9B%BD%E9%A6%96%E6%AC%A1%E6%9C%89%E5%B9%B3%E6%B0%91%E9%85%AC%E8%BD%BD%E4%B8%93%E5%AE%B6%E8%BF%9B%E5%A4%AA%E7%A9%BA</text:a>
</text:p>
      <!--NEWS-->
      <text:h text:style-name="P10" text:outline-level="1">
<text:span text:style-name="T4">
Call for strengthening air defense, Ukraine announced the attack on Russia's use of murder -type drones and cruise missiles</text:span>
</text:h>
      <text:p text:style-name="P4">
Author: 半岛电视台＋通讯社</text:p>
      <text:p text:style-name="P4">
Publisher: Al Jazeera</text:p>
      <text:p text:style-name="P4">
Published Time: 2023-05-29T09:04:11</text:p>
      <text:p text:style-name="P4">
Modified Time: 2023-05-29T09:19:11</text:p>
      <text:p text:style-name="P4">
Description: The Ukrainian military confirmed that it repelled Russia's attack on many regions of the country, and used remote cruise missiles and dozens of drones during the attack, and said that the goal of Russia's attack was military facilities and important infrastructure.</text:p>
      <text:p text:style-name="P4">
Images: ["<text:a xlink:type="simple" xlink:href="https://chinese.aljazeera.net/wp-content/uploads/2023/05/image-449-1685351829.webp" text:style-name="Internet_20_link" text:visited-style-name="Visited_20_Internet_20_Link">
image-449-168...</text:a>
", "<text:a xlink:type="simple" xlink:href="https://chinese.aljazeera.net/wp-content/uploads/2023/05/2-1685350503.jpg" text:style-name="Internet_20_link" text:visited-style-name="Visited_20_Internet_20_Link">
2-1685350503.jpg</text:a>
", "<text:a xlink:type="simple" xlink:href="https://chinese.aljazeera.net/wp-content/uploads/2023/05/3-1685350509.jpg" text:style-name="Internet_20_link" text:visited-style-name="Visited_20_Internet_20_Link">
3-1685350509.jpg</text:a>
", "<text:a xlink:type="simple" xlink:href="https://chinese.aljazeera.net/wp-content/uploads/2023/05/4-1685350515.jpg" text:style-name="Internet_20_link" text:visited-style-name="Visited_20_Internet_20_Link">
4-1685350515.jpg</text:a>
"]</text:p>
      <text:p text:style-name="P4">
Topics: ['乌克兰战争', '军事', '政治', '新闻']</text:p>
      <text:p text:style-name="P4">
Keywords: ['乌克兰战争', '军事', '政治', '新闻', '世界', '乌克兰', '俄罗斯']</text:p>
      <text:p text:style-name="P4">
Type: Article</text:p>
      <!--METADATA-->
      <text:p text:style-name="P4">
<draw:frame draw:style-name="fr1" draw:name="Image120" text:anchor-type="as-char" svg:width="6.9236in" svg:height="4.615733in" draw:z-index="0">
<draw:image xlink:href="../ConvertedIMGs/Aljazeera Chinese/2023-05-29T09-04-11/image-449-1685351829.png" xlink:type="simple" xlink:show="embed" xlink:actuate="onLoad" draw:mime-type="image/png"/>
</draw:frame>
The Ukrainian army confirmed to repel Russia's attack on many regions of the country</text:p>
      <text:p text:style-name="P4">
The Ukrainian military confirmed that it repelled Russia's attack on many regions of the country, and used remote cruise missiles and dozens of drones during the attack, and said that the goal of Russia's attack was military facilities and important infrastructure.</text:p>
      <text:p text:style-name="P4">
On Monday, May 29, the Ukrainian Air Force stated that the 29 of the 35 and 40 cruise missiles launched by Russia at night and 37 of the 35 drones.</text:p>
      <text:p text:style-name="P4">
The Kiev Military Authority reported that the Russian army used a group of teams of "Shahd" drones and a cruise missile launched over the sea.</text:p>
      <text:p text:style-name="P4">
The government added in a statement that "the attack on the capital comes from different directions. Ukrainian air defense forces shot down more than 40 air targets."</text:p>
      <text:p text:style-name="P4">
After midnight on Monday, the alarm sounded after the air strike in Ukraine, and continued until five in the morning.</text:p>
      <text:p text:style-name="P4">
Ukrainian Foreign Minister Dmitry Curleba said that it must prevent Russia from attack on cities by strengthening the Ukrainian air defense forces including F-16.</text:p>
      <text:p text:style-name="P4">
<draw:frame draw:style-name="fr1" draw:name="Image121" text:anchor-type="as-char" svg:width="6.9236in" svg:height="3.894525in" draw:z-index="0">
<draw:image xlink:href="../Images/Aljazeera Chinese/2023-05-29T09-04-11/2-1685350503.jpg" xlink:type="simple" xlink:show="embed" xlink:actuate="onLoad" draw:mime-type="image/jpeg"/>
</draw:frame>
Russia's war against Ukraine(Peninsula TV Station)</text:p>
      <text:h text:style-name="P13" text:outline-level="4">
<text:span text:style-name="T4">
No loss</text:span>
</text:h>
      <text:p text:style-name="P4">
Officials said that Kiev did not have major losses or casualties, and this was the 15th time Russia launched an air strike on the city since the beginning of May. It was also the second time in a row to launch an air strike at night, and the intensity was the same.</text:p>
      <text:p text:style-name="P4">
Kiev Mayor Vetali Kirinko said in Telegram, "It is another difficult night for the capital."</text:p>
      <text:p text:style-name="P4">
On the other hand, the Russian authorities have not yet commented on these attacks.</text:p>
      <text:p text:style-name="P4">
On the 28th, the Ukrainian authorities announced that they had responded to the largest -scale drone attack of Kiev since the beginning of the war. Most of these drones fell in the air of the capital. Jiancheng Memorial Day.</text:p>
      <text:p text:style-name="P4">
Ukraine revealed the reason for the upgrading of the Russian "Drone War", and a spokesman for the combat commander of the southern Ukraine, Natalia Hummens, said that due to the supply of the missile library, the Russians have strengthened the drone in the attack. usage of.</text:p>
      <text:p text:style-name="P4">
<draw:frame draw:style-name="fr1" draw:name="Image122" text:anchor-type="as-char" svg:width="6.9236in" svg:height="3.894525in" draw:z-index="0">
<draw:image xlink:href="../Images/Aljazeera Chinese/2023-05-29T09-04-11/3-1685350509.jpg" xlink:type="simple" xlink:show="embed" xlink:actuate="onLoad" draw:mime-type="image/jpeg"/>
</draw:frame>
Russia's war against Ukraine(Peninsula TV Station)</text:p>
      <text:h text:style-name="P13" text:outline-level="4">
<text:span text:style-name="T4">
attacking each other</text:span>
</text:h>
      <text:p text:style-name="P4">
In other parts of Ukraine, there are mutual attacks between the Russian and the Ukrainian army.</text:p>
      <text:p text:style-name="P4">
The commander of the Ukrainian Tavria Act Alexander Talnovsky said that the operation includes Hermuson, Zapolo, Afdiska, and the Marinka area. The goal of the Ukrainian army is army.</text:p>
      <text:p text:style-name="P4">
In the Donedsk in eastern Ukraine, the governor of Ukraine reported that Russia bombed the Ukrainian army in areas, causing a civilian death and injury to others.</text:p>
      <text:p text:style-name="P4">
On the one hand, the Ukrainian military stated that the Russian army launched three missile attacks on military and civilian locations, and in addition, it also attacked 13 attacks on Kramatosk in the eastern country.</text:p>
      <text:p text:style-name="P4">
On the other hand, the pro -Russian authorities stated that Ukraine's bombing goal is the civilian area and residential building of Donetsk.</text:p>
      <text:p text:style-name="P4">
<draw:frame draw:style-name="fr1" draw:name="Image123" text:anchor-type="as-char" svg:width="6.9236in" svg:height="3.894525in" draw:z-index="0">
<draw:image xlink:href="../Images/Aljazeera Chinese/2023-05-29T09-04-11/4-1685350515.jpg" xlink:type="simple" xlink:show="embed" xlink:actuate="onLoad" draw:mime-type="image/jpeg"/>
</draw:frame>
Russia announced to stop drones that try to approach oil facilities</text:p>
      <text:h text:style-name="P13" text:outline-level="4">
<text:span text:style-name="T4">
attack in Russia</text:span>
</text:h>
      <text:p text:style-name="P4">
In the Krasnodar region in southern Russia, the authorities announced that it had stopped some drones trying to approach a petroleum facilities, and confirmed that according to the Russian authorities, the infrastructure of the facility was not damaged. There were no casualties.</text:p>
      <text:p text:style-name="P4">
In the future development, Russian media said that many villages in the Bilgrod region were bombed by Ukraine.</text:p>
      <text:p text:style-name="P4">
In this regard, the Governor of Belgor, Russia, said that the state is experiencing a real war that he calls for annexing Halkov to prevent Ukraine from bombing.</text:p>
      <text:p text:style-name="P4">
He added that the five Ukrainian reconnaissance teams have penetrated into the state since the beginning of the war and stated that "we live in the environment of real war."</text:p>
      <text:p text:style-name="P4">
Last Monday, with the penetration of the shelling and drone fire, the largest armed invasion of Ukraine since the beginning of February 2022, since the conflict of February 2022.</text:p>
      <text:p text:style-name="P4">
In recent weeks, Russian territory has also become a series of drone attacks. At this time, Kiev is talking about preparing to fight back to regain Russian control territories including Crimea.</text:p>
      <text:p text:style-name="P4">
News Source: <text:a xlink:type="simple" xlink:href="https://chinese.aljazeera.net/news/war-in-ukraine/2023/5/29/%e5%91%bc%e5%90%81%e5%8a%a0%e5%bc%ba%e9%98%b2%e7%a9%ba%e4%b9%8c%e5%85%8b%e5%85%b0%e5%ae%a3%e5%b8%83%e5%87%bb%e9%80%80%e4%bf%84%e7%bd%97%e6%96%af%e4%bd%bf%e7%94%a8%e8%af%b1%e6%9d%80%e5%9e%8b%e6%97%a0" text:style-name="Internet_20_link" text:visited-style-name="Visited_20_Internet_20_Link">
https://chinese.aljazeera.net/news/war-in-ukraine/2023/5/29/%e5%91%bc%e5%90%81%e5%8a%a0%e5%bc%ba%e9%98%b2%e7%a9%ba%e4%b9%8c%e5%85%8b%e5%85%b0%e5%ae%a3%e5%b8%83%e5%87%bb%e9%80%80%e4%bf%84%e7%bd%97%e6%96%af%e4%bd%bf%e7%94%a8%e8%af%b1%e6%9d%80%e5%9e%8b%e6%97%a0</text:a>
</text:p>
      <!--NEWS-->
      <text:h text:style-name="P10" text:outline-level="1">
<text:span text:style-name="T4">
North Korea said that the abduction problem of Japanese citizens has been solved</text:span>
</text:h>
      <text:p text:style-name="P4">
Author: 联合早报 (Person)</text:p>
      <text:p text:style-name="P4">
Publisher: 联合早报 (Organization)</text:p>
      <text:p text:style-name="P4">
Published Time: 2023-05-29T09:14</text:p>
      <text:p text:style-name="P4">
Modified Time: 2023-05-29T09:14</text:p>
      <text:p text:style-name="P4">
Description: North Korea said that the abduction of Japanese citizens has been resolved. Reuters reported that the North Korean Society quoted the North Korean Ministry of Foreign Affairs on Monday (May 29) that if Japan's attitude is correct, North Korea is willing to negotiate with Japan, but adding that the problem of kidnapping Japanese citizens is "solved" ... Then, then</text:p>
      <text:p text:style-name="P4">
Videos: []</text:p>
      <text:p text:style-name="P4">
Audios: []</text:p>
      <text:p text:style-name="P4">
Images: []</text:p>
      <text:p text:style-name="P4">
Type: NewsArticle</text:p>
      <text:p text:style-name="P4">
Breadcrumbs: ['即时', '国际']</text:p>
      <text:p text:style-name="P4">
Keywords: ['朝鲜', '日本', '绑架', '岸田文雄', '金正恩']</text:p>
      <!--METADATA-->
      <text:p text:style-name="P4">
North Korea said that the abduction of Japanese citizens has been resolved.</text:p>
      <text:p text:style-name="P4">
Reuters reports that the North Korean Ministry of Foreign Affairs was quoted on Monday (May 29) that if Japan's attitude is correct, North Korea is willing to negotiate with Japan, but adding that the problem of kidnapping Japanese citizens is "solved."</text:p>
      <text:p text:style-name="P4">
The Ministry of Foreign Affairs of North Korea responded to the Japanese Prime Minister Kishida that he was willing to meet with North Korean leader Kim Jong -un.</text:p>
      <text:p text:style-name="P4">
Japan's "Daily News" reported on Saturday (27th) that Kishida said in Tokyo to attend a event about the abduction of Japanese people in Tokyo, saying that he was willing to meet Kim Jong -un in person to solve Japan in the 1960s and the 1970s. National problem, "No preset conditions."</text:p>
      <text:p text:style-name="P4">
North Korea acknowledged that 13 Japanese citizens had been abducted decades ago in 2002, and five of them later returned to Japan with their family, saying that the remaining abducted people had died. However, local media reported that Japan believed that 17 citizens were abducted and continued to investigate.</text:p>
      <text:p text:style-name="P4">
News Source: <text:a xlink:type="simple" xlink:href="https://www.zaobao.com.sg/realtime/world/story20230529-1399162" text:style-name="Internet_20_link" text:visited-style-name="Visited_20_Internet_20_Link">
https://www.zaobao.com.sg/realtime/world/story20230529-1399162</text:a>
</text:p>
      <!--NEWS-->
      <text:h text:style-name="P10" text:outline-level="1">
<text:span text:style-name="T4">
How does the water of the Greater Canal become green?</text:span>
</text:h>
      <text:p text:style-name="P4">
Author: None (Language: zh)</text:p>
      <text:p text:style-name="P4">
Publisher: None</text:p>
      <text:p text:style-name="P4">
Time: 2023-05-29T09:23:00Z</text:p>
      <text:p text:style-name="P4">
Description: Local police said this mysterious green liquid would not pose a threat to the Health of the Venetian.</text:p>
      <text:p text:style-name="P4">
Videos: []</text:p>
      <text:p text:style-name="P4">
Images: []</text:p>
      <text:p text:style-name="P4">
Subject: 科技环境</text:p>
      <text:p text:style-name="P4">
Subjects: ['绿色和平', '能源转型', '专题报道：德国的绿水青山从何而来？', '穹顶之下', '环境保护']</text:p>
      <text:p text:style-name="P4">
Keywords: ['威尼斯', '大运河', '水变绿', '环境', '环保', '健康']</text:p>
      <text:p text:style-name="P4">
Id: 65762361</text:p>
      <!--METADATA-->
      <text:p text:style-name="P4">
<text:a xlink:type="simple" xlink:href="https://www.dw.com/zh/overlay/image/article/65762361/65759174" text:style-name="Internet_20_link" text:visited-style-name="Visited_20_Internet_20_Link">
 </text:a>
Has anyone seen the Green Canal in Venice?</text:p>
      <text:p text:style-name="P4">
(Voice of Germany) The Italian fire department said that the water of the Greater Canal of the Venice Grand Canal suddenly became fluorescent green on Sunday (May 28). According to the department, the regional environmental protection agency ARPAV collected samples of color -changing water with the help of the fire department. Experts at the agency are currently investigating the reasons for changes in color.</text:p>
      <text:p text:style-name="P4">
The Ansha News Agency in Italy said that the Ministry of the Interior in Venice represented Dibari(Michele di Bari)Emergency meetings have been held to seek a strategy of response.</text:p>
      <text:p text:style-name="P4">
According to Ansha Society, according to the preliminary investigation by ARPAV and police, the changes in these colors are caused by a dye that is commonly used to track water.</text:p>
      <text:p text:style-name="P4">
According to reports, the police said that the liquid would not pose a threat to the health of local residents.</text:p>
      <text:p text:style-name="P4">
The bright green waters extended from the Liato Bridge to part of the Grand Canal. Luca Zaia, the head of Veneto's region, said on Twitter that water turning green was the first to report by local residents.</text:p>
      <text:p text:style-name="P4">
Police said they were investigating the incident.</text:p>
      <text:p text:style-name="P4">
Green Wonders of the Venice Canal</text:p>
      <text:p text:style-name="P4">
No individual or group immediately claims to be responsible for the green water of the Venice Canal. However, last weekend, an environmentally friendly organization used plant charcoal to turn the water of the Roman Tervi fountain into black to protest the government's climate policy.</text:p>
      <text:p text:style-name="P4">
People also remembered that in 1968 Argentine artist Ulibru(Nicolas Garcia Uriburu)The waters of the Venice Canal were dyed green to publicize ecological consciousness during the Venice Biennale at the time.</text:p>
      <text:h text:style-name="P12" text:outline-level="3">
<text:span text:style-name="T4">
The climate abnormal Venice was flooded in August</text:span>
</text:h>
      <text:p text:style-name="P4">
(Agence France -Presse, Reuters, Associated Press)</text:p>
      <text:p text:style-name="P4">
News Source: <text:a xlink:type="simple" xlink:href="https://www.dw.com/zh/威尼斯大运河的水怎么变绿了？/a-65762361" text:style-name="Internet_20_link" text:visited-style-name="Visited_20_Internet_20_Link">
https://www.dw.com/zh/威尼斯大运河的水怎么变绿了？/a-65762361?maca=chi-rss-chi-all-1127-rdf</text:a>
</text:p>
      <!--NEWS-->
      <text:h text:style-name="P10" text:outline-level="1">
<text:span text:style-name="T4">
Chinese domestic large aircraft C919 was the first COSCO, and Boeing Airbus was first challenged (Free Version)</text:span>
</text:h>
      <text:p text:style-name="P4">
Author: Rachel Liang</text:p>
      <text:p text:style-name="P4">
Publisher: 华尔街日报中文网</text:p>
      <text:p text:style-name="P4">
Published Time: 2023-05-29T09:25:00.000Z</text:p>
      <text:p text:style-name="P4">
Modified Time: 2023-05-29T09:25:00.000Z</text:p>
      <text:p text:style-name="P4">
Created Time: 2023-05-29T06:05:00.000Z</text:p>
      <text:p text:style-name="P4">
Description: China ’s domestic C919 passenger plane conducted a long -awaited first commercial flight on Sunday. This is the first time that Boeing and Airbus have faced challenges in the Chinese market.</text:p>
      <text:p text:style-name="P4">
Images: []</text:p>
      <text:p text:style-name="P4">
Categories: ['国际', '中国']</text:p>
      <text:p text:style-name="P4">
Keywords: SYND,LINK:EN|WP-WSJ-0000927218</text:p>
      <text:p text:style-name="P4">
Type: Article</text:p>
      <!--METADATA-->
      <text:p text:style-name="P4">
After 16 years of scientific research and testing, the Chinese domestic C919 passenger plane conducted a long -awaited first commercial flight on Sunday. This is Boeing(Boeing, Ba)And Airbus(Airbus, EADSY)In a very important market, it faces challenges for the first time. Although it is just a small challenge, it has symbolic significance.</text:p>
      <text:p text:style-name="P4">
News Source: <text:a xlink:type="simple" xlink:href="https://cn.wsj.com/articles/%E4%B8%AD%E5%9B%BD%E5%9B%BD%E4%BA%A7%E5%A4%A7%E9%A3%9E%E6%9C%BAc919%E9%A6%96%E6%AC%A1%E5%95%86%E9%A3%9E%E6%88%90%E5%8A%9F-%E6%B3%A2%E9%9F%B3%E7%A9%BA%E5%AE%A2%E5%88%9D%E9%81%87%E6%8C%91%E6%88%98-2535b612" text:style-name="Internet_20_link" text:visited-style-name="Visited_20_Internet_20_Link">
https://cn.wsj.com/articles/%E4%B8%AD%E5%9B%BD%E5%9B%BD%E4%BA%A7%E5%A4%A7%E9%A3%9E%E6%9C%BAc919%E9%A6%96%E6%AC%A1%E5%95%86%E9%A3%9E%E6%88%90%E5%8A%9F-%E6%B3%A2%E9%9F%B3%E7%A9%BA%E5%AE%A2%E5%88%9D%E9%81%87%E6%8C%91%E6%88%98-2535b612</text:a>
</text:p>
      <!--NEWS-->
      <text:h text:style-name="P10" text:outline-level="1">
<text:span text:style-name="T4">
Column | Labor Communication: Fujian Jinjiang Jiaxin Light Industry Development Co., Ltd. closed the factory, not paying the arrears of salary (2)</text:span>
</text:h>
      <text:p text:style-name="P4">
Author: None</text:p>
      <text:p text:style-name="P4">
Publisher: Radio Free Asia (Organization)</text:p>
      <text:p text:style-name="P4">
Published Time: 2023-05-29T09:27:00-04:00</text:p>
      <text:p text:style-name="P4">
Modified Time: 2023-05-29T09:46:47-04:00</text:p>
      <text:p text:style-name="P4">
Description: None</text:p>
      <text:p text:style-name="P4">
Videos: []</text:p>
      <text:p text:style-name="P4">
Audios: ["<text:a xlink:type="simple" xlink:href="https://www.rfa.org/mandarin/zhuanlan/laogongtongxun/hdf-052920230923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4.645512in" draw:z-index="0">
<draw:image xlink:href="../Images/rfamandarin/2023-05-29T09-27-00-04-00/000000.png" xlink:type="simple" xlink:show="embed" xlink:actuate="onLoad" draw:mime-type="image/png"/>
</draw:frame>
Photo: RFA <text:a xlink:type="simple" xlink:href="https://www.rfa.org/mandarin/zhuanlan/laogongtongxun/hdf-05292023092313.html/@@stream" text:style-name="Internet_20_link" text:visited-style-name="Visited_20_Internet_20_Link">
AUDIO-Link: https: // Woohoo. Hair dye .org/mandarin/column/labor communication/good place -05292023092313.html/@@ stream</text:a>
After the May 1st Labor Day holiday this year, the workers of Fujian Jinjiang Jiaxin Light Industry Development Co., Ltd. returned to the factory on the first day of work, and was informed by the factory. <text:a xlink:type="simple" xlink:href="https://maps.clb.org.hk/" text:style-name="Internet_20_link" text:visited-style-name="Visited_20_Internet_20_Link">
Enterprise Close</text:a>
Essence The factory also violated the law that the workers must sign a voluntary resignation letter before they issued the salary of March that had been arrears.</text:p>
      <text:p text:style-name="P4">
Workers are dissatisfied with the factory's approach to gather at the factory gate to confront the manager. Some workers sent a confrontation scene in Douyin <text:a xlink:type="simple" xlink:href="https://www.douyin.com/user/MS4wLjABAAAA1p7MwZLcIxN-nQUiu8yogLIDKf2PS7Cxw7e6pYJABIY" text:style-name="Internet_20_link" text:visited-style-name="Visited_20_Internet_20_Link">
Video</text:a>
Essence</text:p>
      <text:p text:style-name="P4">
Some netizens commented behind the video that Jiaxin Factory was a good factory that is difficult to enter.</text:p>
      <text:p text:style-name="P4">
Some netizens left a message saying that a few days ago, a factory next to Wuli Industrial Zone was also the same. The factory had to dissolve, but called the employee to write a resignation, and the salary was only 70 %. Some netizens left a message and said that recently, several Jinjiang factories have disbanded. Why?</text:p>
      <text:p text:style-name="P4">
It should be asked why!</text:p>
      <text:p text:style-name="P4">
Obviously it is a factory, but in order to evade the payment of the labor contract compensation, the factory dares to ask the workers to sign a voluntary resignation letter illegally. why?</text:p>
      <text:p text:style-name="P4">
As early as 2012, the Jiaxin Factory established the "CPC Jinjiang Jiaxin Light Industry Development Co., Ltd. <text:a xlink:type="simple" xlink:href="http://www.jinjiang.gov.cn/xxgk/gsgg/201007/t20100721_919497.htm" text:style-name="Internet_20_link" text:visited-style-name="Visited_20_Internet_20_Link">
Company Branch Committee</text:a>
". Since there are party branches, there should be factory unions. The illegal acts of the factory occur under the eyelids of the party branch and union. So where is the union? And when the workers have already moved their rights to defend their rights, Why can't I see the shadow of the union?</text:p>
      <text:p text:style-name="P4">
On March 14 this year, that is, Jiaxin Factory suddenly announced the suspension of business and asked the workers to sign the voluntary leaving letter 6 weeks before, China Industry Network had published an article <text:a xlink:type="simple" xlink:href="https://www.toutiao.com/article/7210329932277383692/" text:style-name="Internet_20_link" text:visited-style-name="Visited_20_Internet_20_Link">
report</text:a>
It is said that the Jinjiang Federation of Trade Unions continue to explore how to better use collective consultations to safeguard the rights and interests of employees and promote the development of the enterprise.</text:p>
      <text:p text:style-name="P4">
We have reason to doubt that the party branch and trade union of Jiaxin Factory is well -known, and has not played any role in ensuring the right of the workers in the factory. China Industry.com reports that the continuous exploration of collective negotiations by the Federation of Trade Unions of the Jinjiang City is only in order to complete the propaganda tasks and publish the so -called positive energy reported by the unions reported by the unions in various places.</text:p>
      <text:p text:style-name="P4">
In reality, truly meaningful collective negotiations and collective negotiations have never entered any enterprise. Otherwise, Jiaxin, a 27 -year -old factory, and was a good factory that was difficult to enter in the minds of workers. What about this unscrupulous employer?</text:p>
      <text:p text:style-name="P4">
With these issues, I tried to find the local unions of Jinjiang there, and tried to persuade the union to enter the scene of the labor and management confrontation, representing the workers negotiating negotiation with the factory. The process can be described as twists and turns.</text:p>
      <text:p text:style-name="P4">
It turned out that in Fujian, who had been the governor of Xi Jinping, to this day, the village staff knew that the labor and management confrontation had occurred but was unwilling to go to the scene to understand the situation. The so -called grid work is even more terrible. If the labor and capital confrontation is not assigned to the lattice of the union staff, the trade union cannot go over to the scene to represent the workers and the enterprise.</text:p>
      <text:p text:style-name="P4">
As early as 4 years ago, in 2019, the former General Secretary of Fujian Governor <text:a xlink:type="simple" xlink:href="https://news.sina.cn/gn/2019-07-18/detail-ihytcerm4577324.d.html" text:style-name="Internet_20_link" text:visited-style-name="Visited_20_Internet_20_Link">
Xi Jinping once scolded</text:a>
Full of food all day long, lazy and inaction.</text:p>
      <text:p text:style-name="P4">
As the saying goes, you let me go to Yang Guan Dao, but I only love Dulin Bridge. 4 years ago, the current lazy officials actually made a layer of "cocoon" for themselves, and used "making cocoons self -binding".</text:p>
      <text:p text:style-name="P4">
What's more, in the Jinjiang River, there are still regulations at the township level, and it is not possible to provide the phone number of the union chairman to the people looking for the town union. In this way, I do n’t know if some of the preparation leaders, including the chairman of the union, can hide behind those who are likely to answer calls who are likely to be unliked. What about the day, the muddy day "?</text:p>
      <text:p text:style-name="P4">
On February 11, this year, that is, the Jiaxin Factory violated the law and required workers to sign the voluntary resignation letter 10 weeks before, China Industry Network once reported <text:a xlink:type="simple" xlink:href="https://www.toutiao.com/article/7210329932277383692/" text:style-name="Internet_20_link" text:visited-style-name="Visited_20_Internet_20_Link">
report</text:a>
It is said that the Fujian Quanzhou Trade Union deployed the special work deployment of the General President and the Provincial General Manager of the Provincial General Manager, and the municipal and county trade unions quickly acted to establish special classes, formulated plans, and focused on political leadership. Licensed up and down and advance steadily.</text:p>
      <text:p text:style-name="P4">
However, in this Jiaxin closure factory incident, the special classes, solutions, linkages, and promotion of the bridgehead of Jinjiang Trade Union could not be found at all.</text:p>
      <text:p text:style-name="P4">
According to China Industry.com, members of the Federation of Union of Quanzhou Municipal Federation of Trade Unions are linked to 1 to 2 county -level unions and 2 to 3 grass -roots unions, which are normalized.</text:p>
      <text:p text:style-name="P4">
So, as a large factory, which member of the Federation of the Federation of Quanzhou City is connected and communicated with normal communication?</text:p>
      <text:p text:style-name="P4">
According to the report of China Industry.com, the union of various districts and counties in Quanzhou respects the first spirit of the grassroots and innovates independently through self -selected actions. The goal is to refine a batch of good experience and good practices that can be replicated and promoted. The Jinjiang Trade also creates a 2.0 version mechanism according to the actual needs of employees.Another report that CICC has also issued on March 2 this year, the title is "[<text:a xlink:type="simple" xlink:href="http://acftu.people.com.cn/n1/2023/0302/c67502-32634812.html" text:style-name="Internet_20_link" text:visited-style-name="Visited_20_Internet_20_Link">
Fujian Jinjiang Federation of Trade Unions Construction Models full of effects to make the county -level trade union full of vitality</text:a>
"It reported that the Jinjiang Trade Union focused on the" top five "goals with strong political leadership, strong organizational functions, strong service positions, strong institutional mechanisms, and strong functions. , Strive to consolidate the staff and the masses at the grassroots level, actively perform their duties, and take their responsibilities.</text:p>
      <text:p text:style-name="P4">
However, in reality, during the closing factory of the Jiaxin Factory, illegal violations of the rights and interests of the workers, but the local union staff did not want to go out to the scene to represent the workers, but wait for the workers to come to the door. Do.</text:p>
      <text:p text:style-name="P4">
In other words, the "five top five" mentioned in China Industry.com, as well as focusing on the grass -roots level, condensing employees and masses at the grassroots level, actively performing their duties, and being courageous. It has not happened, and even has always been a pile of empty slogans that use the "Xuanke of the Make -ups, and have no intention".</text:p>
      <text:p text:style-name="P4">
In this report, CICC has also piled up a series of new terms, such as: Jinjiang Trade Union innovative "hierarchical fixed, classified management" model, and step by step to grasp the demonstration to form a "cultivation, improvement, demonstration" enterprise with gradual step -by -step enterprises. The construction mechanism of the union, and so on, the clouds of Yunshan are dazzling.</text:p>
      <text:p text:style-name="P4">
The good situation of enterprises ".</text:p>
      <text:p text:style-name="P4">
The report also specifically mentioned a bunch of unknown effects, including: creating a working base for the integration of employees in the Jinjiang Economic Development Zone, building a work pattern of "union standing, departmental construction, and sharing of employees", integrating trade unions, justice, mediation mediation For the forces, the service structure of "one center, one stop, two points, two courts, and three rooms" is formed to achieve seamless links of conflict adjustment, labor arbitration, and judicial ruling to resolve the "full response" of contradictions.</text:p>
      <text:p text:style-name="P4">
Looking at these nouns and numbers, I thought of the two scammers tailors in the Andersen fairy tale "Emperor's New Clothing".</text:p>
      <text:p text:style-name="P4">
For scammers, as long as the money is coming, as for the emperor's buttocks on the street, it is his own business.</text:p>
      <text:p text:style-name="P4">
The fantastic achievements of the unions reported by China Industry Network, whether the leaders and the leaders of the Communist Party of China and the Communist Party of China can understand, I don't know anyway, I don't understand anyway.</text:p>
      <text:p text:style-name="P4">
In fact, you only need to illegally ask workers to sign a voluntary resignation letter with the Jialin Customs Factory, but the union has nothing to do with this two things, and put these two things together. Those all day The true face of the scammers who are busy making new clothes, there is nothing to do.</text:p>
      <text:p text:style-name="P4">
Please listen to me about illegal infringement of workers' rights and interests in Fujian Jinjiang Jiaxin Light Industry Development Co., Ltd., and look for the talks of the union. After listening, tell me how you feel.</text:p>
      <text:p text:style-name="P4">
News Source: <text:a xlink:type="simple" xlink:href="https://www.rfa.org/mandarin/zhuanlan/laogongtongxun/hdf-05292023092313.html" text:style-name="Internet_20_link" text:visited-style-name="Visited_20_Internet_20_Link">
https://www.rfa.org/mandarin/zhuanlan/laogongtongxun/hdf-05292023092313.html</text:a>
</text:p>
      <!--NEWS-->
      <text:h text:style-name="P10" text:outline-level="1">
<text:span text:style-name="T4">
Turkish election decision: Erdogan won re -election</text:span>
</text:h>
      <text:p text:style-name="P4">
Creator: BEN HUBBARD</text:p>
      <text:p text:style-name="P4">
Publisher: https://www.facebook.com/nytimeschinese</text:p>
      <text:p text:style-name="P4">
Published Time: 2023-05-29T09:32:04+08:00</text:p>
      <text:p text:style-name="P4">
Description: Erdogan overcomes the competition from the opposition and the anger of voters' anger for soaring living, and has won five years. Although facing the risk of economic crisis and possibility of annoying Western allies, he is unlikely to change the governing route of centralization and pro -Russia. Sergey Ponomarev for the New York Times Erdogan's supporters celebrated his victory in Istanbul on Sunday.</text:p>
      <text:p text:style-name="P4">
Images: ["<text:a xlink:type="simple" xlink:href="https://static01.nyt.com/images/2023/05/28/multimedia/28erodgan-victory-01sub-kgwz/28erodgan-victory-01sub-kgwz-master1050.jpg" text:style-name="Internet_20_link" text:visited-style-name="Visited_20_Internet_20_Link">
28erodgan-vic...</text:a>
", "<text:a xlink:type="simple" xlink:href="https://static01.nyt.com/images/2023/05/28/multimedia/28erodgan-victory-07-bpvc/28erodgan-victory-07-bpvc-master1050.jpg" text:style-name="Internet_20_link" text:visited-style-name="Visited_20_Internet_20_Link">
28erodgan-vic...</text:a>
"]</text:p>
      <text:p text:style-name="P4">
Category: 国际</text:p>
      <text:p text:style-name="P4">
Type: Article</text:p>
      <!--METADATA-->
      <text:p text:style-name="P4">
<draw:frame draw:style-name="fr1" draw:name="Image127" text:anchor-type="as-char" svg:width="6.9236in" svg:height="4.622327in" draw:z-index="0">
<draw:image xlink:href="../Images/cnnytimes/2023-05-29T09-32-04-08-00/28erodgan-victory-01sub-kgwz-master1050.jpg" xlink:type="simple" xlink:show="embed" xlink:actuate="onLoad" draw:mime-type="image/jpeg"/>
</draw:frame>
According to election officials, Turkish President Rejuep Tidip Erdogan won re -election on the Sunday. In the 20 years of serving as the country's highest politician, Erdogan strengthened his control of power and annoyed his Western allies.</text:p>
      <text:p text:style-name="P4">
Erdogan overcomes the fierce competition from the recently united political opposition, as well as the general anger of voters' general anger for the country's soaring living costs, and once again obtains a five -year term.</text:p>
      <text:p text:style-name="P4">
The Turkish Supreme Election Commission quoted preliminary voting results to announce Erdogan's victory. The chairman of the committee, Ahmed Jena, said in a TV speech later on Sunday that Erdogan led his challenger and opposition leader Kellyd Kilidaragro with an advantage of 2.2 million votes. He said that more than 99%of the voting boxes have been calculated, and the remaining votes will not change the election results.</text:p>
      <text:p text:style-name="P4">
Erdogan is likely to interpret his victory as the recognition of his political heritage, including seeking a more positive role in global affairs as a member of NATO, and consolidating the power in his own hands in China.</text:p>
      <text:p text:style-name="P4">
Erdogan made a speech to his supporters on a white bus near his home in Istanbul. He tried to the crowd, sang a song and thanked his supporters.</text:p>
      <text:p text:style-name="P4">
"We will be together until (enter) the grave," he said.</text:p>
      <text:p text:style-name="P4">
After Erdogan was the first time in Turkey in 2003, he led Turkey to achieve huge economic growth, which caused tremendous changes in the country's cities, and millions of Turkish people got rid of poverty. Internationally, he is known as a new model of Islamic democratic people who are close to business and hopes to establish a firm contact with the West.</text:p>
      <text:p text:style-name="P4">
But in the past ten years, his criticism at home and abroad has continued. He faced a large -scale protest against his governing style in 2013, and then became the president in 2014, and survived the attempted coup in 2016. In the process, he seized the opportunity to crowd out his opponents and obtain more power, and was blamed by a political opposition, saying that he was putting the country into authoritarianism.</text:p>
      <text:p text:style-name="P4">
For Western powers, Erdogan's victory means that it still needs to start a tricky relationship with a complex partner in the next five years.</text:p>
      <text:p text:style-name="P4">
Although the United States and other NATO allies praised Erdogan for condemning Russia's invasion of Ukraine, he sought a closer relationship with Russian President Putin and said that Putin was "my friend", which disappointed the United States and NATO.</text:p>
      <text:p text:style-name="P4">
<draw:frame draw:style-name="fr1" draw:name="Image128" text:anchor-type="as-char" svg:width="6.9236in" svg:height="4.615733in" draw:z-index="0">
<draw:image xlink:href="../Images/cnnytimes/2023-05-29T09-32-04-08-00/28erodgan-victory-07-bpvc-master1050.jpg" xlink:type="simple" xlink:show="embed" xlink:actuate="onLoad" draw:mime-type="image/jpeg"/>
</draw:frame>
A currency exchange place in Istanbul. Erdogan's most direct domestic challenge may be economy. Sergey Ponomarev for the New York Times</text:p>
      <text:p text:style-name="P4">
He is unlikely to change the route after winning the re -election, especially because Turkey is seriously dependent on Russia's tourism and energy imports, and Russia is building the first nuclear power plant in Turkey along the Mediterranean coast.</text:p>
      <text:p text:style-name="P4">
News Source: <text:a xlink:type="simple" xlink:href="https://cn.nytimes.com/world/20230529/edorgan-election-turkey/" text:style-name="Internet_20_link" text:visited-style-name="Visited_20_Internet_20_Link">
https://cn.nytimes.com/world/20230529/edorgan-election-turkey/</text:a>
</text:p>
      <!--NEWS-->
      <text:h text:style-name="P10" text:outline-level="1">
<text:span text:style-name="T4">
Mihayou strives to become the flag bearer in China</text:span>
</text:h>
      <text:p text:style-name="P4">
Authors: ['埃莉诺•奥尔科特', '李瑞洋']</text:p>
      <text:p text:style-name="P4">
Publisher: 英国《金融时报》</text:p>
      <text:p text:style-name="P4">
Time: 2023-05-29T09:33:19+00:00</text:p>
      <text:p text:style-name="P4">
Published Time: 2023-05-28T12:00:99+08:00</text:p>
      <text:p text:style-name="P4">
Modified Time: 2023-05-29T05:32:99+08:00</text:p>
      <text:p text:style-name="P4">
Description: The "original god" of this independent studio sets a sales of $ 4.8 billion in the world. The performance of the new game "Crash: Star Green Railway" will determine whether it can surpass industry giants such as Tencent.</text:p>
      <text:p text:style-name="P4">
Images: ["<text:a xlink:type="simple" xlink:href="https://thumbor.ftacademy.cn/unsafe/picture/0/000123940_piclink.jpg" text:style-name="Internet_20_link" text:visited-style-name="Visited_20_Internet_20_Link">
000123940_pic...</text:a>
"]</text:p>
      <text:p text:style-name="P4">
Themes: ['电子游戏']</text:p>
      <text:p text:style-name="P4">
Keywords: ['电子游戏', '视频游戏', '网络游戏', '米哈游', '腾讯']</text:p>
      <text:p text:style-name="P4">
Type: Article</text:p>
      <!--METADATA-->
      <text:p text:style-name="P4">
<draw:frame draw:style-name="fr1" draw:name="Image129" text:anchor-type="as-char" svg:width="6.9236in" svg:height="3.901286in" draw:z-index="0">
<draw:image xlink:href="../Images/FT Chinese Free Version/2023-05-29T09-33-19-00-00/000123940_piclink.jpg" xlink:type="simple" xlink:show="embed" xlink:actuate="onLoad" draw:mime-type="image/jpeg"/>
</draw:frame>
Last month, Miha(Mihoyo)The latest online game "Break: Star Dome Railway"(Honkai: Star Rail)On the eve of the release, the employees of this Chinese game company worked until late at night.</text:p>
      <text:p text:style-name="P4">
"Everyone is stepping up the work to launch this product. The company has invested a lot of resources in" Break ". Obviously, it wants this game at least and" The original God "(Genshin Impact)Successful and let it become the company's main game. "An employee who participated in the distribution of the original God said.</text:p>
      <text:p text:style-name="P4">
News Source: <text:a xlink:type="simple" xlink:href="http://www.ftchinese.com/story/001099789" text:style-name="Internet_20_link" text:visited-style-name="Visited_20_Internet_20_Link">
http://www.ftchinese.com/story/001099789</text:a>
</text:p>
      <!--NEWS-->
      <text:h text:style-name="P10" text:outline-level="1">
<text:span text:style-name="T4">
Comment | Wang Dan: Why do we commemorate June 4th year?</text:span>
</text:h>
      <text:p text:style-name="P4">
Author: None</text:p>
      <text:p text:style-name="P4">
Publisher: Radio Free Asia (Organization)</text:p>
      <text:p text:style-name="P4">
Published Time: 2023-05-29T09:40:29-04:00</text:p>
      <text:p text:style-name="P4">
Modified Time: 2023-05-29T09:40:29-04:00</text:p>
      <text:p text:style-name="P4">
Description: None</text:p>
      <text:p text:style-name="P4">
Videos: []</text:p>
      <text:p text:style-name="P4">
Audios: ["<text:a xlink:type="simple" xlink:href="https://www.rfa.org/mandarin/pinglun/wangdan/wd-0529202309301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4.645512in" draw:z-index="0">
<draw:image xlink:href="../Images/rfamandarin/2023-05-29T09-40-29-04-00/000000.png" xlink:type="simple" xlink:show="embed" xlink:actuate="onLoad" draw:mime-type="image/png"/>
</draw:frame>
 1989年6月4日凌晨聚焦在天安门广场的学生六四档案图  <text:a xlink:type="simple" xlink:href="https://www.rfa.org/mandarin/pinglun/wangdan/wd-05292023093015.html/@@stream" text:style-name="Internet_20_link" text:visited-style-name="Visited_20_Internet_20_Link">
Audio-1-Link：https://www.rfa.org/mandarin/pinglun/wangdan/wd-05292023093015.html/@@stream</text:a>
In a few days, it is the 34th anniversary of the "June 4th". Maybe someone will ask: 34 years ago, why is it still annual commemorative? Is such a commemoration meaningful? Why can't I let go of history and go forward? These issues are raised because it involves the meaning of the "June 4th" commemorative problem.</text:p>
      <text:p text:style-name="P4">
Why do we commemorate June 4th year? Because the 89th Democratic Games and June 4th suppression occurred in 1989, it was the most important period of history in China and a turning point in the development of Chinese society in 50 years. If you don't understand this history, it is impossible to have a correct understanding of today's China. The 1989 Democratic movement proves that the Chinese people also have the dream of democracy and willing to pay for it. The suppression of June 4th proves that the Communist Party of China is essentially a political party that rely on violence to maintain rule. Essence</text:p>
      <text:p text:style-name="P4">
Why do we commemorate June 4th year? Because in 1989, whether it was a student, a citizen or a worker, the whole China glowed with courage, enthusiasm and ideal. A great nation will not just know only to know how to eat, make money, and enjoy, courage, enthusiasm, and ideals. It is a valuable spiritual wealth of a nation. The annual commemorative activities are to preserve this spiritual wealth for our nation.</text:p>
      <text:p text:style-name="P4">
Why do we commemorate June 4th year? Because in the suppression of the Communist Party of China in 1989, no less than 2,000 students and people lost their lives. At least tens of thousands of people were injured in bloody operations. More people in the country were in prison because of participating in the democratic movement. Or forced to exile overseas. All these victims paid the price for the future of the nation. From a basic moral perspective, they should not be forgotten.</text:p>
      <text:p text:style-name="P4">
Why do we commemorate June 4th year? Because we want to fight for the right to the people. For more than thirty years, the Chinese authorities have tried to disappear this period of history with everything, which leads to what happened in China. Instead, many Chinese people do not know. This absurd situation is not only basically the basis of the people. The deprivation of rights is a humiliation of the people. Restoring and maintaining historical memory is the basic dignity of the people.</text:p>
      <text:p text:style-name="P4">
Why do we commemorate June 4th year? Because "June 4th" is a historical event, it is still a sensitive issue in China. In this sense, the "June 4th" has not passed, and as an incident, it has not ended. More importantly, the various contests of the "June 4th" issue have huge political energy itself. At the moment of China's transformation in the future, such political energy will definitely play a role. For such a future possibility, we must cherish and maintain this political energy today.</text:p>
      <text:p text:style-name="P4">
Why do we commemorate June 4th year? There is also a simpler reason, that is, we do not have any forgotten reasons. As long as there is no case in a day, China cannot talk about any justice. Those who die are still unjustly souls, and China is still not qualified to be considered a civilized country. Without any reason to stand, "We should not commemorate the June 4th year", then the June 4th year of the year is the matter.</text:p>
      <text:p text:style-name="P4">
In short, as the parties of the "June 4th", witnesses and survivors, we commemorate the "June 4th" every year, not only for our own youthful memory, but also for the country and nation in China; For today and the future. This is the meaning of the "June 4th" memorial. These meanings are so important that any Chinese are obliged to lift candlelight at this moment at this moment, mourn the dead, and remember the history.</text:p>
      <text:p text:style-name="P4">
(The article only represents the personal position and point of view of the special commentator)</text:p>
      <text:p text:style-name="P4">
News Source: <text:a xlink:type="simple" xlink:href="https://www.rfa.org/mandarin/pinglun/wangdan/wd-05292023093015.html" text:style-name="Internet_20_link" text:visited-style-name="Visited_20_Internet_20_Link">
https://www.rfa.org/mandarin/pinglun/wangdan/wd-05292023093015.html</text:a>
</text:p>
      <!--NEWS-->
      <text:h text:style-name="P10" text:outline-level="1">
<text:span text:style-name="T4">
China's first domestic passenger aircraft C919 launched nearly 130 passengers to take the first commercial flight</text:span>
</text:h>
      <text:p text:style-name="P4">
Author: https://www.facebook.com/bbcworldservice/</text:p>
      <text:p text:style-name="P4">
Publisher: BBC News 中文</text:p>
      <text:p text:style-name="P4">
Published Time: 2023-05-29T09:41:19.000Z</text:p>
      <text:p text:style-name="P4">
Modified Time: 2023-05-29T09:41:19.000Z</text:p>
      <text:p text:style-name="P4">
Description: As a narrow -bodied model, C919 is regarded as a direct competitor of Boeing and European Airbus.</text:p>
      <text:p text:style-name="P4">
Images: []</text:p>
      <text:p text:style-name="P4">
Videos: ["<text:a xlink:type="simple" xlink:href="https://www.bbc.com/ws/av-embeds/cps/zhongwen/simp/chinese-news-65745233/p0fr1k02/zh-hans" text:style-name="Internet_20_link" text:visited-style-name="Visited_20_Internet_20_Link">
zh-hans</text:a>
"]</text:p>
      <text:p text:style-name="P4">
Tags: []</text:p>
      <text:p text:style-name="P4">
Type: Article</text:p>
      <!--METADATA-->
      <text:h text:style-name="P12" text:outline-level="3">
<text:span text:style-name="T4">
China's first domestic passenger aircraft C919 launched nearly 130 passengers to take the first commercial flight</text:span>
</text:h>
      <text:p text:style-name="P4">
[Video-1-Link:/WS/AV-EMBEDS/CPS/ZHONGWEN/SIMP/Chinese-News-65745233/P0FR1K02/ZH-HansS]](https://www.bbc.com/ws/av-embeds/cps/zhongwen/simp/chinese-news-65745233/p0fr1k02/zh-hans)<text:span text:style-name="T4">
 Your equipment does not support the playback multimedia materials </text:span>
<text:span text:style-name="T4">
* China's first domestic passenger plane C919 enables nearly 130 passengers to take the first commercial flight </text:span>
 May 29, 2023 9:41 am on the morning of May 29, 2023</text:p>
      <text:p text:style-name="P4">
China's first domestic passenger aircraft C919 made its first flight on May 28. Nearly 130 passengers took a flight from Shanghai Hongqiao Airport to Beijing Capital Airport from Shanghai Hongqiao Airport. Except for engines and aviation electronic equipment, C919 is manufactured by the Chinese team. The design team stated that this marked the entry of China's civil aviation industry into the "high -end industry."</text:p>
      <text:p text:style-name="P4">
As a narrow -bodied model, C919 is regarded as a direct competitor of Boeing and European Airbus. According to Shanghai local surging news reports, C919 has obtained orders from at least 28 domestic and foreign customers, including German, Thailand airlines and US leasing companies. From the 29th, this model will start to fly to Shanghai to Chengdu.</text:p>
      <text:p text:style-name="P4">
News Source: <text:a xlink:type="simple" xlink:href="https://www.bbc.com/zhongwen/simp/chinese-news-65745233" text:style-name="Internet_20_link" text:visited-style-name="Visited_20_Internet_20_Link">
https://www.bbc.com/zhongwen/simp/chinese-news-65745233</text:a>
</text:p>
      <!--NEWS-->
      <text:h text:style-name="P10" text:outline-level="1">
<text:span text:style-name="T4">
China ’s large consumption fall, and Baozun e -commerce is impacted</text:span>
</text:h>
      <text:p text:style-name="P4">
Authors: ['']</text:p>
      <text:p text:style-name="P4">
Publisher: 英国《金融时报》</text:p>
      <text:p text:style-name="P4">
Time: 2023-05-29T09:50:37+00:00</text:p>
      <text:p text:style-name="P4">
Published Time: 2023-05-28T12:00:99+08:00</text:p>
      <text:p text:style-name="P4">
Modified Time: 2023-05-29T05:50:99+08:00</text:p>
      <text:p text:style-name="P4">
Description: The e -commerce service company claimed that the sales of electronic products in the first quarter plummeted 67%, while small appliance sales fell by 36%.</text:p>
      <text:p text:style-name="P4">
Images: ["<text:a xlink:type="simple" xlink:href="https://thumbor.ftacademy.cn/unsafe/picture/6/000155006_piclink.jpg" text:style-name="Internet_20_link" text:visited-style-name="Visited_20_Internet_20_Link">
000155006_pic...</text:a>
"]</text:p>
      <text:p text:style-name="P4">
Themes: ['专栏', '咏竹坊']</text:p>
      <text:p text:style-name="P4">
Keywords: ['咏竹坊', '电商', '全球市场', '财报', '消费']</text:p>
      <text:p text:style-name="P4">
Type: Article</text:p>
      <!--METADATA-->
      <text:p text:style-name="P4">
<draw:frame draw:style-name="fr1" draw:name="Image132" text:anchor-type="as-char" svg:width="6.9236in" svg:height="4.969576in" draw:z-index="0">
<draw:image xlink:href="../Images/FT Chinese Free Version/2023-05-29T09-50-37-00-00/000155006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E -commerce service supplier Baozun E -commerce Co., Ltd.(BZUN.US;9991.HK)The latest financial report provides a strong evidence that shows an increasingly common theme in China, that is, cautious consumers are avoiding large expenditures. During the first quarter of the financial report season, we often see this theme in the automotive and real estate industry, which are the most expensive large items for ordinary consumers.</text:p>
      <text:p text:style-name="P4">
Now, Baozun's financial report shows that this trend also extends down to household appliances and electronic products along the "food chain". In contrast, cheaper products such as fast consumer goods and personal care products are recently popular, indicating that people are still willing to spend money on these cheaper daily products.</text:p>
      <text:p text:style-name="P4">
At the same time, Baozun announced a new international expansion strategy, trying to sell its popular tools to e -commerce merchants outside China. This seems to be built in the company earlier this year's acquisition of clothing retailers GAP(GPS.US)On the basis of the store in Greater China, this move makes Baozun serve from the software as the software(SaaS)Suppliers' old banks, transformed into comprehensive suppliers of such services, and retail brand operators.</text:p>
      <text:p text:style-name="P4">
The strategy is to achieve diversified development. To a certain extent, it makes sense, because brands such as Gap can become the main new customers of e -commerce services at the core of Baozun. Also in terms of diversification, the company has released an inspiring progress report that shows that it is steadily reducing to Alibaba(Baby.us; 9988.hk)The latter is one of its largest shareholders, and through the online mall Tmall, it has become its main source of business.</text:p>
      <text:p text:style-name="P4">
We will review these points in detail later. However, after the report was released, the decrease in consumer confidence and the large expenditure caused by it seemed to have the greatest impact on investors' ideas. After the report was released on Thursday, the stocks of Baozun's listing in New York fell 10%, but the next day recovered some of the declines.</text:p>
      <text:p text:style-name="P4">
The stock has fallen by 27%this year, and has fallen by more than half from the high position in February. At that time, Chinese stocks listed overseas rose sharply. Even so, according to the prediction of its profitability this year, the stock earnings of the stock is 37 times, and the valuation is still quite high. This number is lower than Shopify(SHOP.US)185 times, but higher than Saifu Shi(CRM.US)32 times.</text:p>
      <text:p text:style-name="P4">
More importantly, its major shareholders include at least the three major institutions of JP Morgan Chase, Morgan Stanley and Schroder, and their shareholding ratio is 5%or more. Therefore, although Baozun E -commerce is currently in a difficult situation in China, it is clear that investors have not given up.</text:p>
      <text:p text:style-name="P4">
The revenue of Baozun E -commerce in the first quarter was not particularly encouraging, and it decreased by 4.9%year -on -year to 1.89 billion yuan. If the GAP Greater China has contributed 189 million yuan from February, its quarterly revenue will decrease by 14%. Nevertheless, compared with 20%of revenue in the fourth quarter of last year, this is still a sign of improvement. At that time, due to strict epidemic prevention measures, consumption mood was quite low, and epidemic prevention measures were not canceled until early December.</text:p>
      <text:p text:style-name="P4">
<text:span text:style-name="T4">
 Weak electronic product demand </text:span>
</text:p>
      <text:p text:style-name="P4">
Baozun e -commerce divides the income into two categories: one is the original e -commerce service income, and the other is new product sales revenue. Among these two businesses, the core e -commerce services accounting for about two -thirds of their revenue are actually relatively good this quarter. This category fell 6%to 1.22 billion yuan, mainly due to the disposal of a loss -making subsidiary during this period. If this impact is excluded, the income from the service is almost the same.</text:p>
      <text:p text:style-name="P4">
The biggest decline comes from product sales revenue. If it does not include the sales of GAP stores that start contributing to revenue in February, the take -off and landing range is about 30%. The worst performance of product sales is electronic products, which plunged 67%year -on -year to 43.6 million yuan. The sales of small appliances also plummeted by 36%to 225 million yuan because consumers' willingness to buy such products declined.</text:p>
      <text:p text:style-name="P4">
In contrast, the sales of fast consumer goods in this quarter increased by 25%, and the sales of beauty cosmetics also increased by 6%.</text:p>
      <text:p text:style-name="P4">
The company stated at the financial report call that the consumption trends in April and May have improved, but no details are provided.</text:p>
      <text:p text:style-name="P4">
The profits of Baozun E -commerce are not optimistic. It reports operational losses, and it also records losses under non -recognized accounting standards that excludes employee stock compensation. On this basis, the company reported that non -public accounting standards lost 13.1 million yuan, while net profit was 1.2 million yuan in the same period last year.</text:p>
      <text:p text:style-name="P4">
Next, let's take a look at GAP's Greater China business.(280 million yuan)This relatively cheaper price acquired the business. Due to the fierce competition and weak expenditures during the epidemic, the chain store has been struggling. When the acquisition is completed, its number of stores has been reduced to 118, which is about half of the total number of chain stores in March 2021.</text:p>
      <text:p text:style-name="P4">
The senior management of Baozun E -commerce revealed that they plan to slowly expand the chain store again, with the goal of opening 10 stores this year. They also said that the chain store "greatly reduced operational losses in the first quarter", but did not provide details of when it started to make profit.</text:p>
      <text:p text:style-name="P4">
In the end, let's briefly talk about a minority equity of Baozun E -commerce acquired the lifestyle brand asialtd. And opened an online store in Singapore. This brand does not seem to be very big, and it doesn't seem to be a big move to open a store in Singapore. But both of them show that Baozun e -commerce wants to go out of China, and Southeast Asia is the first step it takes in this direction.</text:p>
      <text:p text:style-name="P4">
"This is an important step to push our long -tested technology to the global market," said Qiu Wenbin, chairman of the board of directors at the call. "Our technology is an important basic part of our growing business in the e -commerce market that is growing in Southeast Asia."</text:p>
      <text:p text:style-name="P4">
All in all, Baozun e -commerce seems to be moving in a positive direction, although someone may question whether it is wise to acquire the GAP brand that is in trouble in China. Its biggest challenge is to withstand the test of China's economic downturn. Investors will pay close attention to whether the consumption expenditure will improve in the next few quarters.</text:p>
      <text:p text:style-name="P4">
(Author Yangge, this article only represents personal point of view)</text:p>
      <text:p text:style-name="P4">
News Source: <text:a xlink:type="simple" xlink:href="http://www.ftchinese.com/story/001099790" text:style-name="Internet_20_link" text:visited-style-name="Visited_20_Internet_20_Link">
http://www.ftchinese.com/story/001099790</text:a>
</text:p>
      <!--NEWS-->
      <text:h text:style-name="P10" text:outline-level="1">
<text:span text:style-name="T4">
The next popular bet on Wall Street is the garbage processing section (Free Version)</text:span>
</text:h>
      <text:p text:style-name="P4">
Author: Ryan Dezember / Will Feuer</text:p>
      <text:p text:style-name="P4">
Publisher: 华尔街日报中文网</text:p>
      <text:p text:style-name="P4">
Published Time: 2023-05-29T09:55:00.000Z</text:p>
      <text:p text:style-name="P4">
Modified Time: 2023-05-29T09:55:00.000Z</text:p>
      <text:p text:style-name="P4">
Created Time: 2023-05-29T08:31:00.000Z</text:p>
      <text:p text:style-name="P4">
Description: The green operations of the U.S. government and the state governments are becoming waste into treasure, which has also boosted the US garbage treatment company.</text:p>
      <text:p text:style-name="P4">
Images: []</text:p>
      <text:p text:style-name="P4">
Categories: ['金融市场']</text:p>
      <text:p text:style-name="P4">
Keywords: SYND,LINK:EN|WP-WSJ-0000918565</text:p>
      <text:p text:style-name="P4">
Type: Article</text:p>
      <!--METADATA-->
      <text:p text:style-name="P4">
The green operations of the U.S. government and the state governments are becoming waste into treasure, which has also boosted the US garbage treatment company.</text:p>
      <text:p text:style-name="P4">
News Source: <text:a xlink:type="simple" xlink:href="https://cn.wsj.com/articles/%E5%8D%8E%E5%B0%94%E8%A1%97%E4%B8%8B%E4%B8%80%E4%B8%AA%E7%83%AD%E9%97%A8%E6%8A%BC%E6%B3%A8%E6%98%AF%E5%9E%83%E5%9C%BE%E5%A4%84%E7%90%86%E6%9D%BF%E5%9D%97-3e2a76a3" text:style-name="Internet_20_link" text:visited-style-name="Visited_20_Internet_20_Link">
https://cn.wsj.com/articles/%E5%8D%8E%E5%B0%94%E8%A1%97%E4%B8%8B%E4%B8%80%E4%B8%AA%E7%83%AD%E9%97%A8%E6%8A%BC%E6%B3%A8%E6%98%AF%E5%9E%83%E5%9C%BE%E5%A4%84%E7%90%86%E6%9D%BF%E5%9D%97-3e2a76a3</text:a>
</text:p>
      <!--NEWS-->
      <text:h text:style-name="P10" text:outline-level="1">
<text:span text:style-name="T4">
New Zealand Defense Force extended to the Solomon Islands</text:span>
</text:h>
      <text:p text:style-name="P4">
Author: 联合早报 (Person)</text:p>
      <text:p text:style-name="P4">
Publisher: 联合早报 (Organization)</text:p>
      <text:p text:style-name="P4">
Published Time: 2023-05-29T09:56</text:p>
      <text:p text:style-name="P4">
Modified Time: 2023-05-29T09:56</text:p>
      <text:p text:style-name="P4">
Description: New Zealand's maintenance and peace mission in the Solomon Islands will be extended at least to the end of this year. Reuters reports that the New Zealand government announced on Monday (May 29) that at the request of the local authorities of the Solomon Islands, the New Zealand National Defense Force will be stationed at least on December 31st this year ...</text:p>
      <text:p text:style-name="P4">
Videos: []</text:p>
      <text:p text:style-name="P4">
Audios: []</text:p>
      <text:p text:style-name="P4">
Images: []</text:p>
      <text:p text:style-name="P4">
Type: NewsArticle</text:p>
      <text:p text:style-name="P4">
Breadcrumbs: ['即时', '国际']</text:p>
      <text:p text:style-name="P4">
Keywords: ['新西兰', '所罗门群岛', '太平洋岛国', '中国']</text:p>
      <!--METADATA-->
      <text:p text:style-name="P4">
New Zealand's maintenance and peace mission in the Solomon Islands will be extended at least to the end of this year.</text:p>
      <text:p text:style-name="P4">
Reuters reports that the New Zealand government announced on Monday (May 29) that at the request of the local authorities of the Solomon Islands, the New Zealand National Defense Force will be stationed at least on December 31st this year.</text:p>
      <text:p text:style-name="P4">
In 2021, the anti -government protests broke out in the Solomon Islands. The requirements of the local government should be sent to the National Defense Force to the Pacific Island State at the end of 2021. During the same period, Fiji, Papua New Guinea and Australia also dispatched national defense to the Solomon Islands.</text:p>
      <text:p text:style-name="P4">
At present, 15 New Zealand National Defense Forces are scheduled to be evacuated on May 31.</text:p>
      <text:p text:style-name="P4">
"We are proud to be able to participate in this area coordinated by Australia to work hard to support the safety needs in our region."</text:p>
      <text:p text:style-name="P4">
After China and the Solomon Islands signed a security agreement, New Zealand and Australia and other allies were concerned about the militaryization of the Pacific region.</text:p>
      <text:p text:style-name="P4">
New Zealand leaders have repeatedly emphasized that the security challenges of the Pacific region should be responded by the country's own, and the success of this countermeasure with the peacekeeping arrangement of the Solomon Islands should be highlighted.</text:p>
      <text:p text:style-name="P4">
News Source: <text:a xlink:type="simple" xlink:href="https://www.zaobao.com.sg/realtime/world/story20230529-1399174" text:style-name="Internet_20_link" text:visited-style-name="Visited_20_Internet_20_Link">
https://www.zaobao.com.sg/realtime/world/story20230529-1399174</text:a>
</text:p>
      <!--NEWS-->
      <text:h text:style-name="P10" text:outline-level="1">
<text:span text:style-name="T4">
NATO peacekeeping forces in northern Kosovo and police conflict</text:span>
</text:h>
      <text:p text:style-name="P4">
Publisher: 法新社</text:p>
      <text:p text:style-name="P4">
Published Time: 2023-05-29T1:02:08+00:00</text:p>
      <text:p text:style-name="P4">
Modified Time: 2023-05-29T12:50:01+00:00</text:p>
      <text:p text:style-name="P4">
Description: (French Bank of France -Presse Kosovawu, 29th) Seedovo in the northern Kosova conflict with the police today, and the police launch tear gas during the period. These Serbians were dissatisfied with Albanian to choose the head of the local town and launched a protest of the protes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3.617581in" draw:z-index="0">
<draw:image xlink:href="../Images/rficn/2023-05-29T1-02-08-00-00/000000.png" xlink:type="simple" xlink:show="embed" xlink:actuate="onLoad" draw:mime-type="image/png"/>
</draw:frame>
Kosovo was once Serbia's autonomous province. The Albanians in the territory uprising more than 20 years ago, against Serbia's oppression rule, and announced independence in 2008. Acknowledged the Declaration of Independence and still regarded Sai Kingdom Belgeler as their capital.</text:p>
      <text:p text:style-name="P4">
In April of this year, Cypriot northern Kosovo refused to participate in the local election. Albanian candidates were elected heads of autonomous towns mainly dominated by Cypriots, including North Mitrovica, which was only 3.5 at the time. %. Among these four autonomous towns, only the town of North Mitrovicca did not erupt. There was no protest.</text:p>
      <text:p text:style-name="P4">
ZVE? An, which is dominated by the crowds of the Sedoria, is dominated by ZVE? AN, a group of Cypriot gathered in front of the town office this morning to try to break into the building. A Agence France -Presse reporter said that the police responded to tear gas and immediately pushed them back.</text:p>
      <text:p text:style-name="P4">
A Agence France -Presse reporter pointed out that the North Atlantic Convention Organization (NATO) in the Kosovo Force (KFOR) has sent troops to form a wall to block the local police and protesters. There are also about 50 Poland and Hungarian soldiers with all 50 town violence equipment. He is located around the building of Ziqian Town Office.</text:p>
      <text:p text:style-name="P4">
At the Leposavic city near the border near the Seville, the US peacekeeping forces are wearing riot equipment and setting up iron nets around the municipal building to prevent hundreds of anger Celestial people who have gathered nearby to launch an attack.</text:p>
      <text:p text:style-name="P4">
Witnesses stated that the NATO peacekeeping forces also blocked the town office of Zubin Potok northern Kosovo, so as not to attack the building.</text:p>
      <text:p text:style-name="P4">
News Source: <text:a xlink:type="simple" xlink:href="https://www.rfi.fr/cn/%E5%9B%BD%E9%99%85%E6%8A%A5%E9%81%93/20230529-%E7%A7%91%E7%B4%A2%E6%B2%83%E5%8C%97%E9%83%A8%E5%A1%9E%E8%A3%94%E4%B8%8E%E8%AD%A6%E6%96%B9%E5%86%B2%E7%AA%81-%E5%8C%97%E7%BA%A6%E7%BB%B4%E5%92%8C%E9%83%A8%E9%98%9F%E5%87%BA%E9%9D%A2%E5%9B%A0%E5%BA%94" text:style-name="Internet_20_link" text:visited-style-name="Visited_20_Internet_20_Link">
https://www.rfi.fr/cn/%E5%9B%BD%E9%99%85%E6%8A%A5%E9%81%93/20230529-%E7%A7%91%E7%B4%A2%E6%B2%83%E5%8C%97%E9%83%A8%E5%A1%9E%E8%A3%94%E4%B8%8E%E8%AD%A6%E6%96%B9%E5%86%B2%E7%AA%81-%E5%8C%97%E7%BA%A6%E7%BB%B4%E5%92%8C%E9%83%A8%E9%98%9F%E5%87%BA%E9%9D%A2%E5%9B%A0%E5%BA%94</text:a>
</text:p>
      <!--NEWS-->
      <text:h text:style-name="P10" text:outline-level="1">
<text:span text:style-name="T4">
China has experienced a new wave of new crown infection, which does not affect the normal life of life</text:span>
</text:h>
      <text:p text:style-name="P4">
Creator: 储百亮</text:p>
      <text:p text:style-name="P4">
Publisher: https://www.facebook.com/nytimeschinese</text:p>
      <text:p text:style-name="P4">
Published Time: 2023-05-29T10:00:19+08:00</text:p>
      <text:p text:style-name="P4">
Description: Zhong Nanshan estimates that the peak of this round of epidemic can reach up to 65 million people infected per week, but the authorities have not taken strict prevention and control measures again. The government has concentrated its energy on the economy, and most people have accepted coexistence with the new crown. Mark Schiefelbein/Associated Press Beijing's travel shopping street in Beijing was taken last month.</text:p>
      <text:p text:style-name="P4">
Images: ["<text:a xlink:type="simple" xlink:href="https://static01.nyt.com/images/2023/05/27/multimedia/27china-covid-01-glkh/27china-covid-01-glkh-master1050.jpg" text:style-name="Internet_20_link" text:visited-style-name="Visited_20_Internet_20_Link">
27china-covid...</text:a>
"]</text:p>
      <text:p text:style-name="P4">
Category: 中国</text:p>
      <text:p text:style-name="P4">
Type: Article</text:p>
      <!--METADATA-->
      <text:p text:style-name="P4">
<draw:frame draw:style-name="fr1" draw:name="Image134" text:anchor-type="as-char" svg:width="6.9236in" svg:height="4.615733in" draw:z-index="0">
<draw:image xlink:href="../Images/cnnytimes/2023-05-29T10-00-19-08-00/27china-covid-01-glkh-master1050.jpg" xlink:type="simple" xlink:show="embed" xlink:actuate="onLoad" draw:mime-type="image/jpeg"/>
</draw:frame>
In December last year, under the pressure of surging infection in the new crown virus and the increasingly rising anger of the public, China suddenly abandoned the severe "new crown and clear zero" policy. Half a year later, the new crown virus infection rose again, but this time, as the government concentrated its energy to revive economic growth, China seemed to decide to continue normal life.</text:p>
      <text:p text:style-name="P4">
Although other countries have long been accustomed to doing so, this is still a change for China. Until the end of last year, in order to eliminate the infection, sometimes it was only small cluster infection, and the Chinese leadership still sealed the entire community and some areas of the city, and even the entire city.</text:p>
      <text:p text:style-name="P4">
According to a report issued by the China Health Department, since April this year, the new crown virus <text:a xlink:type="simple" xlink:href="https://archive.ph/fnMxt" text:style-name="Internet_20_link" text:visited-style-name="Visited_20_Internet_20_Link">
increasing infection cases</text:a>
, Especially the infection cases that are spreading the new Asian branch worldwide. <text:a xlink:type="simple" xlink:href="https://cn.nytimes.com/china/20201230/china-coronavirus/" text:style-name="Internet_20_link" text:visited-style-name="Visited_20_Internet_20_Link">
Zhong Nanshan</text:a>
It was the earliest well -known doctor who publicized the new crown virus in early 2020 that the new crown virus was easy to spread in the crowd. He estimated on Monday that by the end of June, the peak of the new crown virus infection in China can reach up to 65 million cases per week. (It is higher than his estimation of 40 million examples per week at the end of May. China will no longer release officially estimated the number of national infection cases.)</text:p>
      <text:p text:style-name="P4">
According to <text:a xlink:type="simple" xlink:href="https://www.bloomberg.com/news/articles/2022-12-23/china-estimates-covid-surge-is-infecting-37-million-people-a-day" text:style-name="Internet_20_link" text:visited-style-name="Visited_20_Internet_20_Link">
estimation cited by Bloomberg News</text:a>
In contrast, after the "New Crown Crown Zero" control measures were canceled in December last year, the number of people infected with the new crowns in China had reached 37 million per day during the peak of the epidemic.</text:p>
      <text:p text:style-name="P4">
advertise</text:p>
      <text:p text:style-name="P4">
Although as Zhong Nanshan acknowledged, the increase in the rising cases of infection is full of uncertainty, but the possibility of rebounding in the epidemic always exists, and many Chinese seem to be ready to live in the context of the new crown epidemic, and even prepare to accept the new crown. Sometimes death.</text:p>
      <text:p text:style-name="P4">
"People are accustomed to infection, and I feel that this is the normal state of the post -epidemic era," Lin Zi, who worked in a technology company in Beijing and was 36 years old, said in a telephone interview. Chinese leader Xi Jinping often wears medical masks when meeting with people indoors. But Lin Zi first said that he and his family were no longer wearing masks in most public places, as do many Chinese people.</text:p>
      <text:p text:style-name="P4">
"Many of my friends are Yangyang last year, and this year, I was again," Lin Zi said first. "I personally calmly treat the virus and epidemic."</text:p>
      <text:p text:style-name="P4">
Passengers at Beijing Capital International Airport were taken in March this year. Jade Gao/Agency Fmese-Presse-Getty Images</text:p>
      <text:p text:style-name="P4">
Officials from all over China seem to be trying to make the public prepare for rising infection rates, instead of taking strict prevention and control measures. At the end of last year, the public had lost patience to strict prevention and control practices. Since the abolition of strict restrictions on domestic travel, the government has shifted to restore economic growth and creating employment opportunities. [About 20%unemployment rate] among urban young people <text:a xlink:type="simple" xlink:href="https://cn.nytimes.com/business/20230522/china-youth-unemployment/" text:style-name="Internet_20_link" text:visited-style-name="Visited_20_Internet_20_Link">
about 20%of the unemployment rate</text:a>
It seems to be politically urgent than rising infections in new coronal virus.</text:p>
      <text:p text:style-name="P4">
"Most people have infected the virus in the previous wave of epidemic, and the severity of the infection is not great," at the University of Chicago University of Political Science <text:a xlink:type="simple" xlink:href="https://daliyang.org/" text:style-name="Internet_20_link" text:visited-style-name="Visited_20_Internet_20_Link">
Yang Dali</text:a>
He said that he is about to complete a book about China's epidemic.</text:p>
      <text:p text:style-name="P4">
He added that China has now treated the new crown virus as a "class B infectious disease", not the most urgent category. Although officials are still monitoring the recent cases, "it has also repeatedly stated that this wave of infection is that this wave of infection of infection The symptoms are relatively mild, and strive to reassure the public. "</text:p>
      <text:p text:style-name="P4">
advertise</text:p>
      <text:p text:style-name="P4">
Although Beijing’s health officials <text:a xlink:type="simple" xlink:href="https://archive.ph/YBTW5" text:style-name="Internet_20_link" text:visited-style-name="Visited_20_Internet_20_Link">
recommend wearing masks on bus and subway</text:a>
, But not forced. Many passengers still do not wear masks, especially young people. Although increasing infection cases may put pressure on hospitals in the near future, many people seem to be more willing to rest at home after infection, instead of going to a hot kidnight to see a doctor.</text:p>
      <text:p text:style-name="P4">
"Even if my son won the new crown, it was okay to stay in the same room with him. I don't mind," Lin Zi, who was engaged in technical work, said first.</text:p>
      <text:p text:style-name="P4">
For many young people, the infection of the new crown may mean about a week of fever and other symptoms. In recent weeks, people have described their symptoms on social media, and they usually use a kind of sharp sourness to listen to life.</text:p>
      <text:p text:style-name="P4">
What is even more worrying is the elderly. Many of them have not been infected with the new crown virus, and may not have vaccinated vaccines throughout the process. Director of the Infectious Disease Center of Shanghai Huashan Hospital <text:a xlink:type="simple" xlink:href="https://cn.nytimes.com/china/20210312/china-covid19-zhang-wenhong/" text:style-name="Internet_20_link" text:visited-style-name="Visited_20_Internet_20_Link">
Dr. Zhang Wenhong</text:a>
It is one of the most important voices in China on the problem of the new crown virus. In an interview with Chinese media recently, he said that as many as 75%of those who were infected with viruses in this round of epidemic Infect.</text:p>
      <text:p text:style-name="P4">
The new coronal virus infection waiting for a doctor in a community health center in Henan was taken in January this year. Although increasing infection cases may put pressure on hospitals in the near future, many people seem to be more willing to stay at home after infection. Qilai shen for the new york times</text:p>
      <text:p text:style-name="P4">
Nevertheless, according to China Business News "<text:a xlink:type="simple" xlink:href="https://archive.ph/tzfKr#selection-799.24-799.42" text:style-name="Internet_20_link" text:visited-style-name="Visited_20_Internet_20_Link">
First Finance</text:a>
"It is reported that Zhang Wenhong said that the new crown virus rolling the soil" should not have a huge impact on our overall economic life, and we should not take an over -taking measure. "</text:p>
      <text:p text:style-name="P4">
Professor of the University of Hong Kong <text:a xlink:type="simple" xlink:href="https://www.sbms.hku.hk/staff/dong-yan-jin" text:style-name="Internet_20_link" text:visited-style-name="Visited_20_Internet_20_Link">
Jin Dongyan</text:a>
After tracking China's response to the new crown virus, he agreed that Zhang Wenhong's statement was that many of the infected people in this wave of epidemic are likely to be older or bad. They were protected in the "tsunami" of the epidemic at the end of last year. No contact with the virus.</text:p>
      <text:p text:style-name="P4">
advertiseJin Dongyan said that China should increase the vaccination rate, especially among the elderly; upgrade the domestic vaccine to better resist new mutant plants; allow the introduction of foreign -developed vaccines; A cheaper antiviral drug.</text:p>
      <text:p text:style-name="P4">
"Most people have realized from their own experience that the new crown virus is not a monster, and it is not so terrible, which is actually a good thing," he said. "But the new crown virus has passed, and the saying that it will never come back is wrong, so you should tell the public clearly."</text:p>
      <text:p text:style-name="P4">
News Source: <text:a xlink:type="simple" xlink:href="https://cn.nytimes.com/china/20230529/china-covid-lockdowns-economy/" text:style-name="Internet_20_link" text:visited-style-name="Visited_20_Internet_20_Link">
https://cn.nytimes.com/china/20230529/china-covid-lockdowns-economy/</text:a>
</text:p>
      <!--NEWS-->
      <text:h text:style-name="P10" text:outline-level="1">
<text:span text:style-name="T4">
Malaria medicine COVID is invalid and is still a clinical trial forensic community calling researchers</text:span>
</text:h>
      <text:p text:style-name="P4">
Publisher: 法新社</text:p>
      <text:p text:style-name="P4">
Published Time: 2023-05-29T10:02:08+00:00</text:p>
      <text:p text:style-name="P4">
Modified Time: 2023-05-29T09:35:01+00:00</text:p>
      <text:p text:style-name="P4">
Description: (Agence France-Presse, Paris, 28th) French researcher Howu conducted COVID-19 (2019 coronary virus disease) for Hydroxychloroquine (2019).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3.617581in" draw:z-index="0">
<draw:image xlink:href="../Images/rficn/2023-05-29T10-02-08-00-00/000000.png" xlink:type="simple" xlink:show="embed" xlink:actuate="onLoad" draw:mime-type="image/png"/>
</draw:frame>
The 16 medical research institutions jointly wrote in a column of the "Le Monde" website that the former head of the Marseille "IHU MediTerranenfection) and Didierraoult and subordinates," Open Petroinchloric Chloroprium Chloride Drugs such as quinitmectin, and Azithromycin have given COVID-19 patients ... lack a powerful pharmacological foundation and lack of effective evidence of effectiveness. "</text:p>
      <text:p text:style-name="P4">
They also said that after the proof was not effective, the drugs continued to be "more than one year".</text:p>
      <text:p text:style-name="P4">
In the early days of the epidemic popularity, under the endorsement of the highly respected tropical disease expert, Hoho, the antimalarial drugs received public attention. Former US President Trump and former Brazilian President Jairbolsonaro also vigorously promoted Essence</text:p>
      <text:p text:style-name="P4">
The French State Drug and Health Product Safety Administration (ANSM) said in April that the treatment of hydroxyl hydroxyonin may allow "patients to withstand major side effects."</text:p>
      <text:p text:style-name="P4">
The above -mentioned medical research institutions said today that in order to think about the safety of patients and French medical research, the authorities should "take appropriate measures for illegal acts."</text:p>
      <text:p text:style-name="P4">
Haru published a "pre-print" study that had not been submitted to the peer review in March, which was a study of more than 30,000 COVID-19 patients received the treatment results.</text:p>
      <text:p text:style-name="P4">
The Marseille Prosecutor was investigating whether the "Mediterranean Infectious Research Center" involved fraud and inappropriate human trials. No one has been accused so far. (Translator: Zheng Shiyun/Calculate: Chen Zhengyi)</text:p>
      <text:p text:style-name="P4">
News Source: <text:a xlink:type="simple" xlink:href="https://www.rfi.fr/cn/%E5%9B%BD%E9%99%85%E6%8A%A5%E9%81%93/20230529-%E7%96%9F%E7%96%BE%E8%8D%AF%E6%B2%BBcovid%E6%97%A0%E6%95%88%E4%BB%8D%E4%B8%B4%E5%BA%8A%E8%AF%95%E9%AA%8C-%E6%B3%95%E5%8C%BB%E7%95%8C%E5%90%81%E6%83%A9%E7%A0%94%E7%A9%B6%E5%91%98" text:style-name="Internet_20_link" text:visited-style-name="Visited_20_Internet_20_Link">
https://www.rfi.fr/cn/%E5%9B%BD%E9%99%85%E6%8A%A5%E9%81%93/20230529-%E7%96%9F%E7%96%BE%E8%8D%AF%E6%B2%BBcovid%E6%97%A0%E6%95%88%E4%BB%8D%E4%B8%B4%E5%BA%8A%E8%AF%95%E9%AA%8C-%E6%B3%95%E5%8C%BB%E7%95%8C%E5%90%81%E6%83%A9%E7%A0%94%E7%A9%B6%E5%91%98</text:a>
</text:p>
      <!--NEWS-->
      <text:h text:style-name="P10" text:outline-level="1">
<text:span text:style-name="T4">
Most voters in Germany support Erdogan</text:span>
</text:h>
      <text:p text:style-name="P4">
Author: None (Language: zh)</text:p>
      <text:p text:style-name="P4">
Publisher: None</text:p>
      <text:p text:style-name="P4">
Time: 2023-05-29T10:24:00Z</text:p>
      <text:p text:style-name="P4">
Description: After 20 years in power, Erdogan obtained the new 5 -year term. In this Turkish presidential election, most of the Turkish voters in Germany voted to Erdogan.</text:p>
      <text:p text:style-name="P4">
Videos: []</text:p>
      <text:p text:style-name="P4">
Images: []</text:p>
      <text:p text:style-name="P4">
Subject: 时政风云</text:p>
      <text:p text:style-name="P4">
Subjects: ['埃尔多安', '土耳其', '北大西洋公约组织']</text:p>
      <text:p text:style-name="P4">
Keywords: ['土耳其', '选民', '埃尔多安', '北约']</text:p>
      <text:p text:style-name="P4">
Id: 65762529</text:p>
      <!--METADATA-->
      <text:p text:style-name="P4">
<text:a xlink:type="simple" xlink:href="https://www.dw.com/zh/overlay/image/article/65762529/65762019" text:style-name="Internet_20_link" text:visited-style-name="Visited_20_Internet_20_Link">
 </text:a>
(Voice of Germany Chinese) Erdogan, 69, defeated the opposition candidate KemalkılıçdaroğLu in the Sunday decision. According to the preliminary coupon results of the Election Commission, Erdogan received about 52 % of the votes, and Kirichidallu received about 48 % of the votes. Voters' voting rate is 85 %.</text:p>
      <text:p text:style-name="P4">
According to the Turkish official news agency Anadoru News Agency, about 50 % of Turkish voters participated in voting in Germany. Like the first round of elections, most of them support Erdogan. About 95 % of the votes statistics from German voting stations showed that Erdogan received 67.4 % of the votes in the group. The official election committee has not announced the final votes of the German polling station.</text:p>
      <text:p text:style-name="P4">
Erdogan's performance among German voters is once again significantly better than the overall situation. In the first round of elections two weeks ago, he received 65.5 % of the Turkish voters in Germany. In the 2018 election, he received 64.8 % of the votes.</text:p>
      <text:p text:style-name="P4">
Most Turkish voters in Germany support Erdogan</text:p>
      <text:p text:style-name="P4">
German Turkish Community Chairman GöKay Sofuoglu said this is a election campaign that both sides are highly emotional. "As we all know, when it involves emotional sides, no one can defeat Erdogan."</text:p>
      <text:p text:style-name="P4">
According to the analysis of Yunusulusoy of the Essen Turkey Research Center, Erdogan has so popularly popular in German voters: First of all, many of the labor immigration in the last century came to Germany in Germany The people come from the Anatolia region. There are conservative religious lifestyles there, and these values are passed on to the next generation.</text:p>
      <text:p text:style-name="P4">
Uluni pointed out that although the younger generation is actually growing in Germany, they sometimes have a resistance, because some people have unpleasant experience and feel that there is not much value in Germany as Turks or Muslims. "Then a president appeared to make them feel recognized by their value, emphasizing their sense of belonging to Turkey. The most important thing is that he can touch their emotions and touch their hearts. Very very successful. "</text:p>
      <text:p text:style-name="P4">
At the same time, Erdogan has a powerful organizational structure in Germany. "The conservative circle organized well in Germany." In addition, many families watched the Turkish media, and most of the Turkish media were controlled by the government. But Ulusi also emphasized that in the German election, he did not see obvious injustice.</text:p>
      <text:p text:style-name="P4">
Germany pointed out that overall, this election campaign is considered unfair, one of which is the government's control of the media. Cemözdemir, the German Federal Agricultural Minister of Agriculture, criticized the elections of the Germans. "I am curious about what happened in Germany. Erdogan supporters celebrated here, but do not have to bear the consequences of their election results." According to Erzdmir himself, although he is Turkish There are Turkish passports.</text:p>
      <text:p text:style-name="P4">
On Sunday evening, many Erdogan supporters in Duisburg took to the streets. According to police, in the northern part of Duisburg, where many Turkish residents live, the fleet caused traffic jams. Police spokesman said the scene was quite peaceful except for individual fireworks.</text:p>
      <text:p text:style-name="P4">
A video of Twitter showed that there were also teams in Munich have drove the streets. Police said a small -scale demonstration occurred in front of Consul General in Essen. The Turks in Berlin celebrated Erdogan's victory in advance on Sunday evening.</text:p>
      <text:p text:style-name="P4">
Turkic residents in Duisburg celebrated Erdogan Saturday on Sunday</text:p>
      <text:h text:style-name="P12" text:outline-level="3">
<text:span text:style-name="T4">
Congratulations to Erdogo</text:span>
</text:h>
      <text:p text:style-name="P4">
Erdogan has been in power for 20 years. He first served as the Prime Minister in 2003 and became the National President in 2014. After Turkey's transformation into a presidential system in 2018, Erdogan had unprecedented power. People are worried that he will be more autocracy after the election. Turkey is a member of NATO, closely related to Russia and Ukraine, and is a participant in the Syrian civil war. Therefore, the Turkish election has also received high attention.</text:p>
      <text:p text:style-name="P4">
German Chancellor Savz <text:a xlink:type="simple" xlink:href="https://www.dw.com/zh/zh/掌權20年-埃爾多安再度連任土耳其總統/a-65760919" text:style-name="Internet_20_link" text:visited-style-name="Visited_20_Internet_20_Link">
congratulations to Eldorian for the victory of the election</text:a>
And appreciate the cooperation between the two countries. The Social Democratic Party politician wrote on Twitter on Sunday evening: "Germany and Turkey are close partners and allies, and they are also closely related to society and economy." He also said: "Now, we hope to use new vitality with new vitality. Promote our common topic. "</text:p>
      <text:p text:style-name="P4">
The European Commission Chairman Feng Delin wrote that for the sake of the people's well -being, promoting these relationships is strategic for the European Union and Turkey.</text:p>
      <text:p text:style-name="P4">
President Biden congratulated Eldo's victory on Twitter. "I look forward to continuing to cooperate as NATO allies in bilateral issues and common global challenges."</text:p>
      <text:p text:style-name="P4">
Chinese Foreign Ministry spokesman Mao Ning congratulated President Erdogan in a regular press conference on Monday. Mao Ning said: "It supports Turkey to follow the development path that is in line with its national conditions. I hope that under the leadership of President Erdogan, the development and construction of Turkey will continue to achieve new achievements."</text:p>
      <text:p text:style-name="P4">
Ukrainian President Zellezki also congratulated Erdogan for being elected. As early as the end of the votes, Russian President Putin was the first to congratulate Turkish President. Erdogan claims to be mediation in Russia's war against Ukraine.</text:p>
      <text:p text:style-name="P4">
NATO Secretary -General Stoltenberg wrote on Twitter: "I look forward to continuing cooperation and prepare for the NATO summit in July." Turkey has so far been <text:a xlink:type="simple" xlink:href="https://www.dw.com/zh/zh/芬兰瑞典正式申请加入北约-土耳其阻止了谈判/a-61832947" text:style-name="Internet_20_link" text:visited-style-name="Visited_20_Internet_20_Link">
blocking Sweden to join NATO</text:a>
And requiring to make concessions in counter -terrorism. Observer believes that the Turkish parliament, which is accounted for by Erdogan's alliance, will be approved by Sweden before the NATO Summit.</text:p>
      <text:p text:style-name="P4">
(Comprehensive report)</text:p>
      <text:p text:style-name="P4">
News Source: <text:a xlink:type="simple" xlink:href="https://www.dw.com/zh/多数在德土耳其选民支持埃尔多安/a-65762529" text:style-name="Internet_20_link" text:visited-style-name="Visited_20_Internet_20_Link">
https://www.dw.com/zh/多数在德土耳其选民支持埃尔多安/a-65762529?maca=chi-rss-chi-all-1127-rdf</text:a>
</text:p>
      <!--NEWS-->
      <text:h text:style-name="P10" text:outline-level="1">
<text:span text:style-name="T4">
Ukrainian tennis players refused to shake hands with Belarusia</text:span>
</text:h>
      <text:p text:style-name="P4">
Author: None (Language: zh)</text:p>
      <text:p text:style-name="P4">
Publisher: None</text:p>
      <text:p text:style-name="P4">
Time: 2023-05-29T10:29:00Z</text:p>
      <text:p text:style-name="P4">
Description: Ukrainian tennis player Kosteduk did not shake hands with Belarusa Russia's opponent Sabarara in the Paris Tennis Open. The audience cast her eyes to Kostek, which was unexpected.</text:p>
      <text:p text:style-name="P4">
Videos: []</text:p>
      <text:p text:style-name="P4">
Images: []</text:p>
      <text:p text:style-name="P4">
Subject: 足坛体坛</text:p>
      <text:p text:style-name="P4">
Subjects: []</text:p>
      <text:p text:style-name="P4">
Keywords: ['白俄罗斯', '俄罗斯入侵乌克兰']</text:p>
      <text:p text:style-name="P4">
Id: 65762521</text:p>
      <!--METADATA-->
      <text:p text:style-name="P4">
<text:a xlink:type="simple" xlink:href="https://www.dw.com/zh/overlay/image/article/65762521/65759070" text:style-name="Internet_20_link" text:visited-style-name="Visited_20_Internet_20_Link">
 </text:a>
Ukrainian tennis player Kostek said he would not shake hands with Russia and Belarusian players</text:p>
      <text:p text:style-name="P4">
(Voice of Germany Chinese) In the French Open Women's Single Single Championship on May 28, Belarusian Arynasabalenka defeated Ukraine player Martakostyuk with a score of 6 to 3 and 6-2. However, after the game, Kostek did not shook hands with his opponent Sabaronca according to the convention of the game, which caused a booing of the audience.</text:p>
      <text:p text:style-name="P4">
In fact, Costek had stated before the game that because Moscow invaded Ukraine, she would not shook hands with Russian and Belarus players. For the booing from the auditorium, Kostek said, "I'm trying to forget it." The audience's behavior was completely unexpected for her. She also said that she would have such a reaction without expected, "but I want to see what people will react ten years after the end of the war."</text:p>
      <text:h text:style-name="P12" text:outline-level="3">
<text:span text:style-name="T4">
<text:span text:style-name="T4">
 Don't handshake, take photos </text:span>
</text:span>
</text:h>
      <text:p text:style-name="P4">
For a few months, Kostek has been criticizing Russian and Belarus players and their negative actions for the war. This is why she decided to refuse to conduct voluntary handshake with the players of the two countries. She did not have Sabaron this time. The card takes photos before the game. As early as March, after winning the first game in the World Women's Professional Tennis Association (WTA) event in Texas, Kostek has not shook hands with her then Russian opponent Gracheva. It's right.</text:p>
      <text:p text:style-name="P4">
Belarusian tennis player Sabarren (left) and Ukrainian player Kostek (right)</text:p>
      <text:p text:style-name="P4">
<text:a xlink:type="simple" xlink:href="https://www.dw.com/zh/zh/巴黎奥运会缺席者应该是乌克兰还是俄罗斯/a-65636280" text:style-name="Internet_20_link" text:visited-style-name="Visited_20_Internet_20_Link">
20 -year -old Kostek explained and defended his position</text:a>
She pointed out that I do n’t understand why Sabareka could not make a clear commitment to oppose Russian invasion: "She can send a message, people like her have been to many places, there is a large team behind her, she has so many media in the media. The platform can pass information. "</text:p>
      <text:p text:style-name="P4">
When talking about Kiev's attack by 54 Russian drones earlier, she said, "I didn't look at my mobile phone that night. Later, I found out that something happened. War has become part of my life and it is difficult to describe. It is difficult to describe it. It is difficult to describe it. It is difficult to describe it. I try to block it. "</text:p>
      <text:h text:style-name="P12" text:outline-level="3">
<text:span text:style-name="T4">
<text:span text:style-name="T4">
 Sabaronka: If you can wish to end the war </text:span>
</text:span>
</text:h>
      <text:p text:style-name="P4">
The Belarusian player Sabarren tried to adopt a neutral role on this issue. She said, "She (Costek) should not leave the stadium like this (in the boo)." Sabaronka also said: "I can understand that she does not shake hands with us, I know this is not for me." She added: "If I can end the war, I will do this."</text:p>
      <text:p text:style-name="P4">
Sabaronka also said: "Whether it is Russia or Belarusian athletes, no one supports war. We all want to stop it, but this is not what we can control."</text:p>
      <text:p text:style-name="P4">
Sabaronka is facing criticism from Ukraine opponents</text:p>
      <text:h text:style-name="P12" text:outline-level="3">
<text:span text:style-name="T4">
<text:span text:style-name="T4">
 Russian player Castekina's position is clear </text:span>
</text:span>
</text:h>
      <text:p text:style-name="P4">
However, Costek did not accept this statement of Sabaronka. She believed that there were still some athletes who were brave, and cited Dariakasatkina as an example. The Russian player recently talked about war publicly and bravely.</text:p>
      <text:p text:style-name="P4">
In the Madrid Open in early May of this year, Lesiaatsurenko, Ukraine, did not shots after the match with Casakina, and Casakina said: "The Ukraine has reason to not shake hands with us." In fact, Zulunko and Casakina did not completely stop communication. The two waved their hands after the incident. Casakina said, "I'm glad."</text:p>
      <text:p text:style-name="P4">
Kostek, who mentioned this incident, emphasized: "Casakina is standing on the side of truth, love and kindness." She also pointed It is a very easy thing, but it has been unable to communicate normally due to the influence of the war.</text:p>
      <text:p text:style-name="P4">
News Source: <text:a xlink:type="simple" xlink:href="https://www.dw.com/zh/乌克兰网球选手拒与白俄罗斯对手握手引嘘声/a-65762521" text:style-name="Internet_20_link" text:visited-style-name="Visited_20_Internet_20_Link">
https://www.dw.com/zh/乌克兰网球选手拒与白俄罗斯对手握手引嘘声/a-65762521?maca=chi-rss-chi-all-1127-rdf</text:a>
</text:p>
      <!--NEWS-->
      <text:h text:style-name="P10" text:outline-level="1">
<text:span text:style-name="T4">
Turkish election: Erdogo is re -elected, and the country continues to divide</text:span>
</text:h>
      <text:p text:style-name="P4">
Author: https://www.facebook.com/bbcworldservice/</text:p>
      <text:p text:style-name="P4">
Publisher: BBC News 中文</text:p>
      <text:p text:style-name="P4">
Published Time: 2023-05-29T10:37:40.000Z</text:p>
      <text:p text:style-name="P4">
Modified Time: 2023-05-29T10:37:40.000Z</text:p>
      <text:p text:style-name="P4">
Description: The Turkish president, which has been in power for 20 years, has won another five -year term, and supporters celebrate all night, but at the moment when the country continues to differentiate, his call for solidarity looks empty.</text:p>
      <text:p text:style-name="P4">
Images: ["<text:a xlink:type="simple" xlink:href="https://ichef.bbci.co.uk/news/640/cpsprodpb/00AB/production/_128517100_erdg1.jpg" text:style-name="Internet_20_link" text:visited-style-name="Visited_20_Internet_20_Link">
_128517100_er...</text:a>
"]</text:p>
      <text:p text:style-name="P4">
Videos: ["<text:a xlink:type="simple" xlink:href="https://www.bbc.com/ws/av-embeds/cps/zhongwen/simp/world-65743863/p0fm6pf8/zh-hans" text:style-name="Internet_20_link" text:visited-style-name="Visited_20_Internet_20_Link">
zh-hans</text:a>
"]</text:p>
      <text:p text:style-name="P4">
Tags: ['歐洲', '俄国', '政治', '欧洲联盟', '土耳其', '北大西洋公约组织']</text:p>
      <text:p text:style-name="P4">
Type: Article</text:p>
      <!--METADATA-->
      <text:h text:style-name="P12" text:outline-level="3">
<text:span text:style-name="T4">
Turkish Election: Erdogan is re -elected, and the country continues to divide</text:span>
</text:h>
      <ul>
        <li>
Paul Kirby (Paul Kirby), Ece Goksedef * BBC reporter posted from Ankara</li>
      </ul>
      <text:p text:style-name="P4">
10:37 am on May 29, 2023![] <text:a xlink:type="simple" xlink:href="Images/BBC Chinese/2023-05-29T10-37-40.000Z/_128517100_erdg1.jpg" text:style-name="Internet_20_link" text:visited-style-name="Visited_20_Internet_20_Link">
</text:a>
Image source, getty images</text:p>
      <text:p text:style-name="P4">
Image adding text,</text:p>
      <text:p text:style-name="P4">
As part of the Turkish modern plan, President Erdogan took the lead in carrying out many major infrastructure projects.</text:p>
      <text:p text:style-name="P4">
<text:span text:style-name="T4">
 Recep Tayyip Erdogan, who has been in power for many years, won another five -year term, and his supporters celebrated all night. </text:span>
</text:p>
      <text:p text:style-name="P4">
"All 85 million people in the country won," he said to the cheers from the huge official residence on the edge of Ankara.</text:p>
      <text:p text:style-name="P4">
However, his call for solidarity seemed to be empty, because he laughed at the opponent Kemalkilicdaroglu -also pointed his finger to the Kurdish leader in prison and LGBT (homosexual, bisexual change, and cross -. Gender) support policy.</text:p>
      <text:p text:style-name="P4">
The leader of the election opponent did not publicly acknowledge the defeat.</text:p>
      <text:p text:style-name="P4">
Kiridaolu called this as "the most unfair election in recent years", referring to the president's political party to use all government forces to deal with him.</text:p>
      <text:p text:style-name="P4">
According to the results of the unofficial statistics that are close to the point, Erdogan has won more than 52%of the votes that just have just been more than 52%. Among the deep -polarized countries, nearly half of the voters do not support his vision of authoritarianism in Turkey.</text:p>
      <text:p text:style-name="P4">
In the end, Kiridao could not match the trained Erdogan campaign camp, although he had pulled the current president into the second round of the decision system -this is the 2014 Turkish president's direct election system. first.</text:p>
      <text:p text:style-name="P4">
But he failed to reverse the leading advantage of his opponent in the first round, with a gap of more than 2 million votes.</text:p>
      <text:p text:style-name="P4">
The President of Türkiye preach his victory to the maximum extent. He first spoke to the public on a bus on the largest city in Istanbul. After dark, he spoke on his official residence balcony. He gathered about 320,000 people who supported him.</text:p>
      <text:p text:style-name="P4">
"It is not only us, but the victory of the entire Turkey," he claims that this is one of the most important elections in Turkish history.</text:p>
      <text:p text:style-name="P4">
He mocked the defeated opponent: "Bye, Karmore." - Ankara's supporters also followed this sentence.</text:p>
      <text:p text:style-name="P4">
<text:a xlink:type="simple" xlink:href="https://www.bbc.com/zhongwen/simp/world-64564973" text:style-name="Internet_20_link" text:visited-style-name="Visited_20_Internet_20_Link">
Turkish Syrian scene: cold, angry victims, and unable to arrive in war areas</text:a>
He also responsible for the opponent's allies to support the LGBT policy, saying that it is opposed to his own family as the core.</text:p>
      <text:p text:style-name="P4">
Although the final election results were not confirmed, the Supreme Election Commission said that there was no doubt about the victory and defeat.</text:p>
      <text:p text:style-name="P4">
Image source, Necati Savas/EPA-EFE/Rex/Shutterstock</text:p>
      <text:p text:style-name="P4">
Image adding text,</text:p>
      <text:p text:style-name="P4">
Outside of Ankara's presidential official residence, the public gathered to listen to Erdogan's speech.</text:p>
      <text:p text:style-name="P4">
Erdogan supporters in Ankara went to the streets to celebrate victory. Some people called Islamic slogans, and some people prayed on the lawn of the Turkish national flag.</text:p>
      <text:p text:style-name="P4">
Although some supporters said that I believe that Erdogan will do better in the next five years, the president himself acknowledged that the severe inflation in Turkey is the most urgent problem at present -the country's annual inflation rate has been close to 44%, the influence is in -depth. To the life of every national.</text:p>
      <text:p text:style-name="P4">
The economy is not the most concerned about Erdogan's supporters at this moment. They said that they are proud of Erdogan's strong position in the world, and he refers to the Kurdish armed forces to crack down on "terrorists." —The tough.</text:p>
      <text:p text:style-name="P4">
[Video-1-Link:/WS/AV-EMBEDS/CPS/ZHONGWEN/SIMP/World-65743863/P0FM6pf8/ZH-HansS]](https://www.bbc.com/ws/av-embeds/cps/zhongwen/simp/world-65743863/p0fm6pf8/zh-hans)<text:span text:style-name="T4">
 Your equipment does not support playing multimedia materials </text:span>
 video plus injection text,</text:p>
      <text:p text:style-name="P4">
What kind of changes have taken place in Turkey under Erdogan?</text:p>
      <text:p text:style-name="P4">
Despite the enthusiastic celebrations of supporters, in this tear country, the concept of unity seems to be unprecedented.</text:p>
      <text:p text:style-name="P4">
After the failure of the 2016 coup, Erdogan had abolished the position of the Prime Minister, and the power was highly concentrated.</text:p>
      <text:p text:style-name="P4">
Turkey's opposition can now only reorganize the fanfare in order to prepare for local elections in 2024.</text:p>
      <text:p text:style-name="P4">
</text:p>
      <text:h text:style-name="P12" text:outline-level="3">
<text:span text:style-name="T4">
Strong man leader who has been in power for 20 years</text:span>
</text:h>
      <text:p text:style-name="P4">
Erdogan, who was cold, was a giant in Turkish politics. It has been leading this country for 20 years. After Mustafa Kemalaturk, the founding father of the founding of modern republics, The most impact on this country.</text:p>
      <text:p text:style-name="P4">
Although he experienced a series of crises, he still won in the 2023 election and continued to power.</text:p>
      <text:p text:style-name="P4">
This is his most unstable status for many years, and his opponent believes that he may defeat him.</text:p>
      <text:p text:style-name="P4">
Critics have accused him of increasing the crisis of living costs in Turkey.</text:p>
      <text:p text:style-name="P4">
In addition, as a leading leader, he set a proud record in the modern development of Turkey, but in February, the earthquake that won 50,000 lives seemed to have a slow response.</text:p>
      <text:p text:style-name="P4">
After escaping in the coupon in 2016, he turned the president's position into a supreme administrative role of power and suppressed the opponent and the disgraceful.</text:p>
      <text:p text:style-name="P4">
Beginning in 2003, first as the Prime Minister, and then since 2014, he has been the president after direct election. Turkey under the leadership of Erdogan has continued to "show muscles" as a regional force, promoted Islamic cause, and quickly overwhelmed political opponents.</text:p>
      <text:p text:style-name="P4">
Although he was a head of NATO member states, he placed himself in a mediation person in the Russia and Ukraine War, and made Sweden wait for the affairs of joining the Western Defense Alliance. His tough diplomacy anger in Europe and a wider range.</text:p>
      <text:p text:style-name="P4">
Erdogan ordered his country to divide the polarization, but he was the general of Changsheng in the election. His supporters call him "leader".</text:p>
      <text:h text:style-name="P12" text:outline-level="3">
<text:span text:style-name="T4">
to the position of power</text:span>
</text:h>
      <text:p text:style-name="P4">
Rejuepap Erdo was born on February 1954 on the black coast of the Turkey and was the son of a member of a coast defense. At the age of 13, his father decided to move to Istanbul, hoping that five children would have a better growth environment.</text:p>
      <text:p text:style-name="P4">
Young Erdogan has sold lemonade and sesame bags to earn extra money. He studied in the Islamic school and later obtained a management degree in Marmarauniversity in Istanbul -at the same time a professional football player.</text:p>
      <text:p text:style-name="P4">
Image source, AFP</text:p>
      <text:p text:style-name="P4">
Image adding text,</text:p>
      <text:p text:style-name="P4">
Erdogan's supporters like his tough tone and the defense of Islamic's traditional value.</text:p>
      <text:p text:style-name="P4">
From the 1970s to the 1980s, he was active in the Islamic circle and joined the ISISist Welfare Party of Necmettinerbakan. As the party became more and more popular in the 1990s, Erdogan was selected as Mayor of Istanbul in 1994 and led the largest city in Turkey for four years.</text:p>
      <text:p text:style-name="P4">
However, his term stopped due to one thing -he was accused of publicizing reading ethnic poetry to incite hatred. Poetry included such sentences: "Mosque is our barracks, the dome is our helmet, the minaret is our our helmets, the spire is our our helmet, the minaret is our our helmets, the spire is our helmet, the minaret is our our helmet, the spire is our our helmet, and the spire is our. Burst, believers are our soldiers. "</text:p>
      <text:p text:style-name="P4">
After several months of imprisonment, he returned to politics. But his party has been banned for violating the harsh non -religious standards of the modern Turkish government.</text:p>
      <text:p text:style-name="P4">
In 2001, he founded a new party with ABDullahgul, an ally. In 2002, the Justice and Development Party (AKP) won the majority of parliament, and Erdogan was also appointed Prime Minister in the next year. To this day, he is still the party chairman of AKP.</text:p>
      <text:h text:style-name="P12" text:outline-level="3">
<text:span text:style-name="T4">
</text:span>
</text:h>
      <text:p text:style-name="P4">
Since 2003, he has been the Prime Minister for three sessions, and has been in power during a period of stable economic growth, and has won praise from the international community as a reformer. During the period when Erdogan was given a large -scale infrastructure project as a period of modernization in Turkey, the scale of the middle class expanded, and millions of people got rid of poverty.</text:p>
      <text:p text:style-name="P4">
However, critics also warned that he was becoming more and more autocracy.</text:p>
      <text:p text:style-name="P4">
In 2013, the protesters took to the streets, partly because his government planned to convert the popular parks in the center of Istanbul, and it was also because the public wanted to challenge the more authoritarian rule. The Prime Minister's responsibility for the demonstrator is Diao Min, and the people of the neighborhood will knock on the pot at 9 o'clock every night to show resistance. The son of the three cabinet allies is also trapped in the charges of corruption.</text:p>
      <text:p text:style-name="P4">
The protest of The Gezi Park became a black and white point for his rule. For his critics, what he did is more like the monarch of the Ottoman Empire, not a democratic leader.</text:p>
      <text:p text:style-name="P4">
Erdogan also had evil with the Islamic teacher in the United States, Aya Fethullahgulen. Also contributed power. This evil caused a fierce response in the Turkish society.</text:p>
      <text:h text:style-name="P12" text:outline-level="3">
<text:span text:style-name="T4">
Muslim revival</text:span>
</text:h>
      <text:p text:style-name="P4">
Ten years after governing, Erdogan's political party is also committed to lolling women wearing headscarves set up after the military coup in 1980. The ban was finalized, allowing women to join the police, military and judicial departments.</text:p>
      <text:p text:style-name="P4">
Critics pointed out that he dug Attuk's world walls. Although Erdogan himself is a believer, he has always denied that he wants to force the implementation of Islamic values, insisting that he supports the rights of Turks to openly express religious beliefs.</text:p>
      <text:p text:style-name="P4">
Image source, reuters</text:p>
      <text:p text:style-name="P4">
Image adding text,</text:p>
      <text:p text:style-name="P4">
Erdo's wife Emine often wore headscarves to attend public places.</text:p>
      <text:p text:style-name="P4">
However, he repeatedly supported adultery as a crime. As the father of the four children, he said that "no Muslim family" should consider breeding or family planning. "We will expand our descendants," he said in May 2016.</text:p>
      <text:p text:style-name="P4">
He praised his mother's identity, dispatched female doctrines, and said that men and women could not be treated equally.</text:p>
      <text:p text:style-name="P4">
Erdogan has long supported the Islamic cause -as we all know, he has a gesture of four fingers to Egypt's oppressed Muslim brothers.</text:p>
      <text:p text:style-name="P4">
In July 2020, under his auspices, Istanbul's historic Sofia Cathedral turned into a mosque, which angered many Christians. The cathedral built 1500 years ago was once turned into a mosque by the Ottoman Turks, but Atatk turned it into a museum -as a new secular national symbol.</text:p>
      <text:p text:style-name="P4">
A few hours after the start of the 2023 election, it was not a coincidence that the president was choosing to speak to the supporters during the late prayer.</text:p>
      <text:h text:style-name="P12" text:outline-level="3">
<text:span text:style-name="T4">
Strengthen control</text:span>
</text:h>
      <text:p text:style-name="P4">
After being banned from continuing to run for the Prime Minister, he first hit the president in the first election in 2014. At that time, it was a symbolic position. He already has a plan for reform and establishing a new constitution to benefit all the Turks and also make their country among the top ten economies in the world.</text:p>
      <text:p text:style-name="P4">
But in the early days of the president, he faced his position twice. His political parties lost a majority of parliamentary seats in a voting in 2015. In 2016, Turkey witnessed the first violent coup at an attempt of decades ago.</text:p>
      <text:p text:style-name="P4">
The rebels almost caught the president of the vacation in the seaside resort at the time, but he was rescued by the plane. In the early morning of July 16th, he appeared at the Atattuck Airport at the Atuk Airport in Istanbul, greeted him the cheers of supporters. They blocked the progress of the coup with the coup, and nearly 300 civilians were killed.</text:p>
      <text:p text:style-name="P4">
Image source, AFP</text:p>
      <text:p text:style-name="P4">
Image adding text,</text:p>
      <text:p text:style-name="P4">
On July 16, 2016, Erdogan's supporters blocked a military coup in one night.</text:p>
      <text:p text:style-name="P4">
The president appeared in national television and rally with supporters in Istanbul, claiming that he was "general commander". However, the situation was also obviously nervous. He cried openly when he spoke at a close friend's funeral, and the latter was shot and killed by the rebels.</text:p>
      <text:p text:style-name="P4">
The incident was blamed on the "Grand Movement", causing about 150,000 civil servants to be fired, and more than 50,000 people were detained, including soldiers, journalists, lawyers, police officers, scholars and Kurdish politicians.</text:p>
      <text:p text:style-name="P4">
The suppression of critics has caused foreign vigilance, and it has also caused Turkey's relations with the European Union to be cold: Turkey has tried to join the European Union for many years without progress. The dispute over the influx of immigrants in Greece has also exacerbated hostility.</text:p>
      <text:p text:style-name="P4">
However, in the shiny palace of 1,000 rooms from Axara's view of Akara, President Erdogan's location seemed to be unprecedentedly stable.</text:p>
      <text:p text:style-name="P4">
</text:p>
      <text:p text:style-name="P4">
Image adding text,</text:p>
      <text:p text:style-name="P4">
In Ankara, the luxury of Erdogan's official residence was luxurious and was shrouded in controversy.</text:p>
      <text:p text:style-name="P4">
He won in a referendum in 2017, which enabled the president to have comprehensive power, including the improvisation of the emergency state, and appointing senior officials and intervention legal systems.</text:p>
      <text:p text:style-name="P4">
One year later, he won in the first round of presidential elections.</text:p>
      <text:p text:style-name="P4">
His core votes come from the town and rural conservative areas of Anatolia. In 2019, his party defeated in three largest cities -Istanbul, the capital Akara, and Izmir.</text:p>
      <text:p text:style-name="P4">
In the Mayor Election of Istanbul, the political party lost to the Fortune of the Republican Party (CHP) Ekremimamoglu, the main opposition of the Republican Party (CHP), for the 1990s It was a bitter loss. He never accepted the result.</text:p>
      <text:p text:style-name="P4">
Before Ima Mogu was banned from participating in the May election, he was ahead of the president in polls. President and his allies are accused of using court to revoke the qualifications of the popular mayor.</text:p>
      <text:p text:style-name="P4">
Image source, Yasin Akgul/AFP</text:p>
      <text:p text:style-name="P4">
Image adding text,</text:p>
      <text:p text:style-name="P4">
Ima Mogru won the mayor of Istanbul in 2019. Of course, he was considered the main opposition.</text:p>
      <text:p text:style-name="P4">
Turkey's third largest party and the People's Democratic Party (HDP) of New Kurdish are also afraid that they were banned from voting by Parliament because they were accused of being associated with Kurdish forces, but it decided to run in different names.</text:p>
      <text:p text:style-name="P4">
Like the past Turkish leaders, Erdogan gave a strong suppression on the banned Kurdish Workers' Party (PKK).</text:p>
      <text:p text:style-name="P4">
Although Turkey received more than 3.5 million refugees who had escaped from the Syrian civil war, Ankara also launched many operations on the Kurdish armed forces on the other side of the border, and crowded the Kurds in Turkey.</text:p>
      <text:p text:style-name="P4">
Erdogan has been closely related to Russian President Putin for a long time. He also tried to play an important mediation role in the Russian conflict.</text:p>
      <text:p text:style-name="P4">
Although he is the leader of NATO member states, he purchased Russia's anti -missile defense system and chose Russia to build the first nuclear reactor in Turkey.</text:p>
      <text:p text:style-name="P4">
Prior to the 2023 election, he tried to win the trust of nationalists and conservative voters by accusing Western needle to him.</text:p>
      <text:p text:style-name="P4">
"My country will shatter this conspiracy," he asserted and described it as an explosion point.</text:p>
      <text:p text:style-name="P4">
He visited the tomb of Adnan Mennders as the end of the 2023 campaign. This was the first prime minister in Turkey's democratic election and was executed after a military coup in 1961.</text:p>
      <text:p text:style-name="P4">
He wants people to know: "The era of coup and warlords is over."</text:p>
      <text:p text:style-name="P4">
<text:span text:style-name="T5">
*Istanbul Reporter Kagil Casapiglu (</text:span>
 <text:span text:style-name="T5">
Cagil Kasapoglu</text:span>
 <text:span text:style-name="T5">
) Participate in the report</text:span>
</text:p>
      <text:p text:style-name="P4">
News Source: <text:a xlink:type="simple" xlink:href="https://www.bbc.com/zhongwen/simp/world-65743863" text:style-name="Internet_20_link" text:visited-style-name="Visited_20_Internet_20_Link">
https://www.bbc.com/zhongwen/simp/world-65743863</text:a>
</text:p>
      <!--NEWS-->
      <text:h text:style-name="P10" text:outline-level="1">
<text:span text:style-name="T4">
Li Zhiying's application for the termination of the hearing of the National Security Law was rejected</text:span>
</text:h>
      <text:p text:style-name="P4">
Author: None</text:p>
      <text:p text:style-name="P4">
Publisher: Radio Free Asia (Organization)</text:p>
      <text:p text:style-name="P4">
Published Time: 2023-05-29T10:55:00-04:00</text:p>
      <text:p text:style-name="P4">
Modified Time: 2023-05-29T11:19:47-04:00</text:p>
      <text:p text:style-name="P4">
Description: None</text:p>
      <text:p text:style-name="P4">
Videos: []</text:p>
      <text:p text:style-name="P4">
Audios: ["<text:a xlink:type="simple" xlink:href="https://www.rfa.org/mandarin/yataibaodao/gangtai/gf-0529202310443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4.612011in" draw:z-index="0">
<draw:image xlink:href="../Images/rfamandarin/2023-05-29T10-55-00-04-00/000000.png" xlink:type="simple" xlink:show="embed" xlink:actuate="onLoad" draw:mime-type="image/png"/>
</draw:frame>
Li Zhiying, founder of Hong Kong One Media Li Zhiying (Middle) in December 2020, was arrested and entered the Data Map of the Settlement of the Press Press <text:a xlink:type="simple" xlink:href="https://www.rfa.org/mandarin/yataibaodao/gangtai/gf-05292023104433.html/@@stream" text:style-name="Internet_20_link" text:visited-style-name="Visited_20_Internet_20_Link">
Audio-Link: https: //www.rfa.org/mandarin/yatabaOdai/gangtai/GF-05292023104433 .html/@@ stream</text:a>
Li Zhiying, the founder of Hong Kong One Media, involving a number of Hong Kong Edition National Security Law cases, was rejected by the application for termination of hearing. The Hong Kong High Court emphasized that choosing a barrister is not an absolute right. Even if there is no overseas lawyer's participation, Li Zhiying can still get a fair interrogation. Some observers condemn the decision of the Hong Kong High Court to violate the Basic Law and worry that Hong Kong's judicial system will gradually be aligned with mainland China.</text:p>
      <text:p text:style-name="P4">
<text:a xlink:type="simple" xlink:href="https://www.rfa.org/mandarin/yataibaodao/gangtai/jw2-05192023103652.html" text:style-name="Internet_20_link" text:visited-style-name="Visited_20_Internet_20_Link">
<text:span text:style-name="T4">
 Li Zhiying's "Promoting Liberty Award" judicial review was rejected by the court </text:span>
</text:a>
<text:span text:style-name="T4">
* <text:a xlink:type="simple" xlink:href="https://www.rfa.org/mandarin/yataibaodao/renquanfazhi/sc-05292023054105.html" text:style-name="Internet_20_link" text:visited-style-name="Visited_20_Internet_20_Link">
On the eve of the 34th anniversary of June 4th, Peng Lifa, Li Zhiying and others were commended by the American and private groups</text:a>
</text:span>
</text:p>
      <text:p text:style-name="P4">
In the face of the conspiracy and collusion of foreign forces, and the conspiracy issued a total of four charges of incitement publications, the case was tried in September, and three designated judges will be tried. He applied for a termination of hearing, questioning that the Chief Executive of Hong Kong chose to specify that the judge lacks transparency, making the court bias; and questioned the maintenance of the National Security Council and the person who represents the opinions of the Central Committee of China. Zhiying's orders ignored it, so that the separation of administrative and judiciary's authority to be separated from the constitutional protection system collapsed and disappeared.</text:p>
      <text:p text:style-name="P4">
Three designated judges in the Hong Kong High Court refuted on May 29 that the appointment of judicial officers by the judicial personnel recommended that the Chief Executive appointed the designated judge without absolute decision, and each judge must strictly adhere to the guidance of judicial vows and judges. The allocation of cases is also handled by judicial institutions.</text:p>
      <text:p text:style-name="P4">
The verdict said that the overall legislation of the National Security Law is to be consistent with the Basic Law and provide a full guarantee for the judicial independence of the Hong Kong Special Administrative Region. It also said that there is no evidence to prove that the National Security Commission does not act sincerely. Local experienced legal team representatives were interrogated fairly, and the nature and severity of the crime finally rejected the application.</text:p>
      <text:p text:style-name="P4">
At the end of last year, the Li Zhiying case was approved by the High Court approved to hire Owen representatives. The National People's Congress of China and the Hong Kong Government also cooperated with the amendment, stipulating that overseas lawyers came to Hong Kong to participate in the Hong Kong version of the National Security Law case must be obtained first.</text:p>
      <text:p text:style-name="P4">
Li Zhiying had previously asked the court to order that the Chinese people's interpretation did not affect his employment of Owen, but judicial review was also rejected. The former assistant professor of the Department of Applied Social Sciences of the University of Science and Technology of Hong Kong, Zhong Jianhua did not rule out that Li Zhiying still filed a lawsuit based on legal justice.</text:p>
      <text:p text:style-name="P4">
Zhong Jianhua: "The court's verdict is just self -round. I believe he (Li Zhiying) has done everything. No matter how slim, I hope to get a better result from the legal procedure. The process highlights the injustice of the current judicial process. "</text:p>
      <text:p text:style-name="P4">
<text:span text:style-name="T4">
 Analysis: The verdict of the High Court violates the "Basic Law" </text:span>
</text:p>
      <text:p text:style-name="P4">
The Hong Kong High Court claims that the right to choose a barrister is not absolute. Zhong Jianhua believes that this obviously violates the "Basic Law".</text:p>
      <text:p text:style-name="P4">
Zhong Jianhua said: "Whenever similar controversy occurs, the reasons for being carried out from Beijing or Hong Kong Government are always. Freedom of speech is not absolute. Expressing freedom of expression is not absolute, and the freedom to hire a barrier is not absolute. It is said that Hong Kong people have the right to choose their own legal representatives, and everything can be attached 'not absolute', which is completely unpredictable. 'Nothing is absolutely' is equivalent to everything. ","</text:p>
      <text:p text:style-name="P4">
Xu Zhifeng, a former member of the Legislative Council of Hong Kong, condemned the words of the Hong Kong High Court.</text:p>
      <text:p text:style-name="P4">
Xu Zhifeng: "Hong Kong has always pursued the British ordinary law, and even after the sovereignty returned to China. Hong Kong people have always been free to choose a defense lawyer. The same is true for you to find someone else. The next step in the regime may be the "official lawyer '."</text:p>
      <text:p text:style-name="P4">
Xu Zhifeng said that Hong Kong people generally lose confidence in Hong Kong's judicial system and believe that the court and the current regime are already a group. It is not surprising that the outside world has rejected Li Zhiying's application for Li Zhiying, which is very heavy for Hong Kong, which has always advertised judicial independence.</text:p>
      <text:p text:style-name="P4">
Reporter: Editor of Gao Feng: Xu Shuting, Jiayuan.com Editor: Hong Wei</text:p>
      <text:p text:style-name="P4">
News Source: <text:a xlink:type="simple" xlink:href="https://www.rfa.org/mandarin/yataibaodao/gangtai/gf-05292023104433.html" text:style-name="Internet_20_link" text:visited-style-name="Visited_20_Internet_20_Link">
https://www.rfa.org/mandarin/yataibaodao/gangtai/gf-05292023104433.html</text:a>
</text:p>
      <!--NEWS-->
      <text:h text:style-name="P10" text:outline-level="1">
<text:span text:style-name="T4">
Biden and McCarthy reached an agreement to increase the upper limit of US debt</text:span>
</text:h>
      <text:p text:style-name="P4">
Author: chinese@voanews.com (布雷德迈尔)</text:p>
      <text:p text:style-name="P4">
Publisher: 美国之音中文网 (Type: NewsMediaOrganization)</text:p>
      <text:p text:style-name="P4">
Published Time: 2023-05-29T11:11:05+08:00</text:p>
      <text:p text:style-name="P4">
Modified Time: 2023-05-29 03:11:05Z</text:p>
      <text:p text:style-name="P4">
Description: U.S. President Biden and the Speaker of the House of Representatives McCarthy reached an agreement on raising the upper limit of government debt on the day, and urged Congress to approve the legislation to avoid the first breach of contract.</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biden-mccarthy-reach-agreement-on-deal-to-increase-us-debt-ceiling-20230528/7113314.html" text:style-name="Internet_20_link" text:visited-style-name="Visited_20_Internet_20_Link">
https://www.voachinese.com/a/biden-mccarthy-reach-agreement-on-deal-to-increase-us-debt-ceiling-20230528/7113314.html</text:a>
</text:p>
      <!--NEWS-->
      <text:h text:style-name="P10" text:outline-level="1">
<text:span text:style-name="T4">
Do not fear the intimidation and disturbing the Chinese of the Sydney people to mourn &amp; quot; June 4th &amp; Quot;</text:span>
</text:h>
      <text:p text:style-name="P4">
Author: None</text:p>
      <text:p text:style-name="P4">
Publisher: Radio Free Asia (Organization)</text:p>
      <text:p text:style-name="P4">
Published Time: 2023-05-29T11:13:00-04:00</text:p>
      <text:p text:style-name="P4">
Modified Time: 2023-05-29T11:18:50-04:00</text:p>
      <text:p text:style-name="P4">
Description: None</text:p>
      <text:p text:style-name="P4">
Videos: []</text:p>
      <text:p text:style-name="P4">
Audios: ["<text:a xlink:type="simple" xlink:href="https://www.rfa.org/mandarin/yataibaodao/renquanfazhi/cl-052920231058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3" text:anchor-type="as-char" svg:width="6.9236in" svg:height="3.88615in" draw:z-index="0">
<draw:image xlink:href="../Images/rfamandarin/2023-05-29T11-13-00-04-00/000000.png" xlink:type="simple" xlink:show="embed" xlink:actuate="onLoad" draw:mime-type="image/png"/>
</draw:frame>
With the 34th anniversary of the June 4th incident, some people in Sydney held a "June 4th Image Exhibition" in the Chinese settlement area on May 27 and 28. During the process, someone came to nourish and destroy exhibits many times during the process. Essence <text:a xlink:type="simple" xlink:href="https://www.rfa.org/mandarin/yataibaodao/renquanfazhi/cl-05292023105826.html/@@images/image" text:style-name="Internet_20_link" text:visited-style-name="Visited_20_Internet_20_Link">
</text:a>
Reporter Qiu Dezhen <text:a xlink:type="simple" xlink:href="https://www.rfa.org/mandarin/yataibaodao/renquanfazhi/cl-05292023105826.html/@@stream" text:style-name="Internet_20_link" text:visited-style-name="Visited_20_Internet_20_Link">
Audio-Link: https://www.rfa.org/mandarin/yataibaodao/renquanfazhi/cl-05292023105826.html/@stream</text:a>
With the 34th anniversary of the June 4th incident, the related mourning activities of Sydney, Australia have already begun. On May 27 and 28, there were civilian people held the "June 4th Image Exhibition" on the streets of the Chinese settlement region, showing the 1989 democratic movement and the CCP slaughter city. Historical witness.</text:p>
      <text:p text:style-name="P4">
[<text:span text:style-name="T4">
 Peng Lifa, Li Zhiying and others were commended by the American and private groups on the eve of the 34th anniversary of the June 4th.(https://www.rfa.org/mandarin/yataibaodao/renquanfazhi/sc-05292023054105.html)</text:span>
<text:span text:style-name="T5">
 <text:a xlink:type="simple" xlink:href="https://www.rfa.org/mandarin/Xinwen/6-05282023164229.html" text:style-name="Internet_20_link" text:visited-style-name="Visited_20_Internet_20_Link">
June 4th approaching Hunan Zhuzhou activist Chen Siming was detained by the police</text:a>
</text:span>
*</text:p>
      <text:p text:style-name="P4">
One of the sponsor of the "June 4th Photo Exhibition", Chen Yonglin, a political consul of the Chinese Consulate General in Sydney, told this station that when the first day of the exhibition was on the 27th, there were three unknown people who came to scold; to the first day; When on the two days and 28th, some people came to tear the exhibition photos.</text:p>
      <text:p text:style-name="P4">
Chen Yonglin believes that the incident reflects the problems of the Chinese Communist Party's infiltration and intervention in Australia in recent years. He said: "This kind of thing and this kind of thing, in the years after the Tiananmen incident, this kind of thing is impossible to happen in Australia."</text:p>
      <text:p text:style-name="P4">
Chen Yonglin said that choosing to show historical photos in the area where Chinese lives is to wake up the conscience of the Chinese community. (Reporter Qiu Dezhen) <text:a xlink:type="simple" xlink:href="https://www.rfa.org/mandarin/yataibaodao/renquanfazhi/cl-05292023105826.html/4e185fb7771f651d02.jpg" text:style-name="Internet_20_link" text:visited-style-name="Visited_20_Internet_20_Link">
</text:a>
The "Sydney" student "Sydney", who has witnessed the "June 4th Picture Exhibition", told this station that he believes that no one has the right to tear those historical photos and be guaranteed by the freedom of speech; he also emphasized that he inspects history It is not to challenge any regime, but to expose the disadvantages of totalitarian politics. He said: "It's not because they are the Communist Party, I oppose them. I oppose them because they have done those things, such as the suppression of Tiananmen in 89 years. There are also a lot of tragedies during the epidemic period. The storage households are victims. But what they are(Remedy)Nothing or even worsening; after all, the people have no binding power to them, and they can do whatever they want. "</text:p>
      <text:p text:style-name="P4">
As the Communist Party of China was publicly criticized in Sydney, "Sydney" was beaten as the street in February this year; he also mentioned to this station that all his Chinese social media accounts have been named recently.</text:p>
      <text:p text:style-name="P4">
He also found that someone posted on Telegram and threatened to participate in the "Quan Jia" who participated in the June 4th Memorial Activities.(The whole family killed)And claim to find the "HSH" -that is, the "underworld" of the Internet term -dealt with the June 4th commemorative event.</text:p>
      <text:p text:style-name="P4">
Although in the face of suppression, "Sydney" still insisted on coming to support the "June 4th Photo Exhibition" in person; and, on the afternoon of the 27th, he rushed to the Sydney Opera House on the afternoon of the 27th to participate in the activities of the Hong Kong people's chorus "willing to return to Hong Kong" Essence He believes that Chinese students who are overseas should not bow their heads to totalitarian.</text:p>
      <text:p text:style-name="P4">
He said: "I hope everyone can do something that can be done, such as sending some messages anonymously, or starting from the people around them. There is no risk of these things; if everyone can do this, there will be more. The more people are awakened. "</text:p>
      <text:p text:style-name="P4">
Chen Yonglin reminded that the Chinese community in Sydney needs more sound to counter the violations of the CCP's freedom of speech on Australia. He said: "So we choose here(Chinese area where Chinese live)I hope to awaken the conscience of the Chinese community, and hope not to forget the brutal side of the Communist Party. "</text:p>
      <text:p text:style-name="P4">
Other mourning activities on the June 4th incident include: 1st to 3:00 on June 3r(UnitingChurch)Hold the "From the 1989 Democratic Games, the Revolution of the Times to the White Paper Movement Seminar"; on June 4th, the city center of Sydney will be organized and marching. The assembly will be in the Sydney City Hall in the afternoon(Townhall)Before, the parade will set off at 3 pm. In addition, from 6 pm to 8 pm on June 4th, candlelight mourning rally will be held at the entrance of Camperdown Sydney Consulate.</text:p>
      <text:p text:style-name="P4">
Reporter: Qiu Dezhen Editor: Jiayuan.com editor: Hong Wei</text:p>
      <text:p text:style-name="P4">
News Source: <text:a xlink:type="simple" xlink:href="https://www.rfa.org/mandarin/yataibaodao/renquanfazhi/cl-05292023105826.html" text:style-name="Internet_20_link" text:visited-style-name="Visited_20_Internet_20_Link">
https://www.rfa.org/mandarin/yataibaodao/renquanfazhi/cl-05292023105826.html</text:a>
</text:p>
      <!--NEWS-->
      <text:h text:style-name="P10" text:outline-level="1">
<text:span text:style-name="T4">
Get the required Saudi Arabia to ring the door of the "BRICS Bank"</text:span>
</text:h>
      <text:p text:style-name="P4">
Author: None (Language: zh)</text:p>
      <text:p text:style-name="P4">
Publisher: None</text:p>
      <text:p text:style-name="P4">
Time: 2023-05-29T11:19:00Z</text:p>
      <text:p text:style-name="P4">
Description: The Financial Times disclosed that the "new development bank" of the BRICS countries is joining Saudi Arabia to become the ninth member states. Analysts pointed out that this move will strengthen the connection with the world's second largest oil -producing country, and increase the financing choice of BRICS countries when the founding member country Russia suffers from Western sanctions.</text:p>
      <text:p text:style-name="P4">
Videos: []</text:p>
      <text:p text:style-name="P4">
Images: []</text:p>
      <text:p text:style-name="P4">
Subject: 经济纵横</text:p>
      <text:p text:style-name="P4">
Subjects: ['俄罗斯', '乌克兰', '普京', '中美关系', '俄罗斯入侵乌克兰']</text:p>
      <text:p text:style-name="P4">
Keywords: ['金砖', '新开发银行', '俄罗斯', '沙特阿拉伯', '人民币']</text:p>
      <text:p text:style-name="P4">
Id: 65762509</text:p>
      <!--METADATA-->
      <text:p text:style-name="P4">
<text:a xlink:type="simple" xlink:href="https://www.dw.com/zh/overlay/image/article/65762509/65117308" text:style-name="Internet_20_link" text:visited-style-name="Visited_20_Internet_20_Link">
 </text:a>
New Development Bank headquarters in Shanghai</text:p>
      <text:p text:style-name="P4">
(Voice of Germany Chinese) New Development Bank said in a statement in the British "Financial Times" statement that it is indeed negotiating with Saudi Arabia. "In the Middle East, our bank attaches great importance to the Kingdom of Saudi Arabia."</text:p>
      <text:p text:style-name="P4">
At present, the New Development Bank is preparing to formally evaluate its financing plan. As Russia launched a war invading Ukraine, these financing plans are being questioned, and analysts are worried that Russia, who holds 19%of the bank, will affect its financing capabilities. New Development Bank has been forced to put on hold on its US $ 1.7 billion in financial exposure in Russia, accounting for about 6.7%of its total assets, and stopped providing funds for new Russian projects to guarantee that it is adhering to the Western -led Moscow to Moscow. Sanctions.</text:p>
      <text:p text:style-name="P4">
The news that Saudi Arabia is expected to become a new shareholder of funds is obviously a good. Muso, Director of the Independent Evaluation Office of the New Development Bank(AshwaniMuthoo)In an interview with the media, the fundraising options "are the most important transactions", "Our trip is working hard to mobilize resources." Muto refused to comment on negotiations with Saudi Arabia, but in general, the bank board of directors hoped to study alternative tools and currencies. Come to introduce new resources.</text:p>
      <text:p text:style-name="P4">
The bank will hold a two -day annual meeting on May 30 and 31.</text:p>
      <text:p text:style-name="P4">
In March of this year, under the mediation of China, officials in Saudi Arabia and Iran announced in Beijing that they would restore bilateral diplomatic relations in Beijing.</text:p>
      <text:h text:style-name="P12" text:outline-level="3">
<text:span text:style-name="T4">
<text:span text:style-name="T4">
 BRICS defense sanctions? </text:span>
</text:span>
</text:h>
      <text:p text:style-name="P4">
New Development Bank was "[Five Kingdoms] in 2015(https://www.dw.com/zh/zh/金砖国家能否打造新的世界秩序/a-65178619)"---- Brazil, Russia, India, China, South Africa-co-founded, so far provided about 33 billion US dollars of loans for about 100 projects in these five countries. At present, the bank has also absorbed the UAE, Egypt and Bangladesh as <text:a xlink:type="simple" xlink:href="https://www.dw.com/zh/zh/伊朗和阿根廷申请加入金砖国家/a-62292801" text:style-name="Internet_20_link" text:visited-style-name="Visited_20_Internet_20_Link">
New Member State</text:a>
Essence</text:p>
      <text:p text:style-name="P4">
The Russian side regards the new Development Bank as a tool to alleviate the impact of Western sanctions. Russian Prime Minister Mishaskin(Michaelmishustine)When visiting China a few days ago, a major goal of the new Development Bank was to protect the group from "illegal sanctions from the Western camp".</text:p>
      <text:p text:style-name="P4">
As the world's most important crude oil exporter, <text:a xlink:type="simple" xlink:href="https://www.dw.com/zh/zh/批准对话伙伴地位-沙特向加入上合组织再迈一步/a-65182384" text:style-name="Internet_20_link" text:visited-style-name="Visited_20_Internet_20_Link">
Saudi Arabia</text:a>
Recently, I am also <text:a xlink:type="simple" xlink:href="https://www.dw.com/zh/zh/沙特阿美宣布两项在华投资-总额超1000亿人民币/a-65151253" text:style-name="Internet_20_link" text:visited-style-name="Visited_20_Internet_20_Link">
strive to seek strengthening relations with China</text:a>
Essence At the end of last year, Chinese President Xi Jinping praised Saudi Arabia to praise the relationship between the two countries "to enter the new era"; in March of this year, under the mediation of China, <text:a xlink:type="simple" xlink:href="https://www.dw.com/zh/zh/沙特和伊朗外长在北京签署恢复邦交声明/a-65251448" text:style-name="Internet_20_link" text:visited-style-name="Visited_20_Internet_20_Link">
Saudi Arabia and Iran officials announced the restoration of bilateral diplomatic relations in Beijing</text:a>
Essence Now, institutions seeking to join the BRICS countries will further strengthen this link for Saudi Arabia.</text:p>
      <text:p text:style-name="P4">
However, the new Development Bank cannot replace Western -led financial systems in the short term. The agency still depends on the US dollar financing method, so it has largely cooperated with financial sanctions against Russia. In May of this year, the international rating agency Fitch raised the bank's outlook from "negative" to "stable", and attributed it to the new development bank to take measures and reduce financial opening in Russia. Last summer, Fitch had lowered the bank's rating on the grounds that "Russia's reputation risk may hinder the new Development Bank's entry into the US dollar bond market".</text:p>
      <text:p text:style-name="P4">
_ (Financial Times, etc.) _</text:p>
      <text:p text:style-name="P4">
News Source: <text:a xlink:type="simple" xlink:href="https://www.dw.com/zh/互取所需-沙特敲响-金砖银行-大门/a-65762509" text:style-name="Internet_20_link" text:visited-style-name="Visited_20_Internet_20_Link">
https://www.dw.com/zh/互取所需-沙特敲响-金砖银行-大门/a-65762509?maca=chi-rss-chi-all-1127-rdf</text:a>
</text:p>
      <!--NEWS-->
      <text:h text:style-name="P10" text:outline-level="1">
<text:span text:style-name="T4">
The Japanese Ship Hanging Self -Defense Force flag entered Busan Port, South Korea</text:span>
</text:h>
      <text:p text:style-name="P4">
Author: 联合早报 (Person)</text:p>
      <text:p text:style-name="P4">
Publisher: 联合早报 (Organization)</text:p>
      <text:p text:style-name="P4">
Published Time: 2023-05-29T11:23</text:p>
      <text:p text:style-name="P4">
Modified Time: 2023-05-29T11:23</text:p>
      <text:p text:style-name="P4">
Description: The Japanese Maritime Self -Defense Force frigates entered the Port of Busan on the morning of Monday (May 29) and will participate in the multi -nation -to -sea interception exercise "Eastern efforts 23" led by the South Korean government. The Yonhap News Agency reported that Monday was 9:30 am on Monday (Singapore Monday 8:30 am ...</text:p>
      <text:p text:style-name="P4">
Videos: []</text:p>
      <text:p text:style-name="P4">
Audios: []</text:p>
      <text:p text:style-name="P4">
Images: []</text:p>
      <text:p text:style-name="P4">
Type: NewsArticle</text:p>
      <text:p text:style-name="P4">
Breadcrumbs: ['即时', '国际']</text:p>
      <text:p text:style-name="P4">
Keywords: ['韩国', '日本海上自卫队', '演习', '日韩关系', '日本']</text:p>
      <!--METADATA-->
      <text:p text:style-name="P4">
The Japanese Maritime Self -Defense Force frigates entered the Port of Busan on the morning of Monday (May 29) and will participate in the multi -nation -to -sea interception exercise "Eastern efforts 23" led by the South Korean government.</text:p>
      <text:p text:style-name="P4">
The Yonhap News Agency reported that at 9:30 am on Monday (Singapore Monday 8:30 am), the Japanese Maritime Self-Defense Force faced the fog "DD-155) frigates suspended the Self-Defense Forces and drove into the Busan Navy. Combat base.</text:p>
      <text:p text:style-name="P4">
The Self -Defense Force flag is a kind of rising sun flag (Japanese flag). Rising Sun Banner is regarded as a symbol of Japanese militarism. The Ministry of Defense of South Korea previously said that the Japanese Maritime Self -Defense Force frigate hanging team flag entered Hong Kong, which is a conventional measure in accordance with international rules.</text:p>
      <text:p text:style-name="P4">
The previous government of South Korea hung the Japanese ship's Self -Defense Forces into South Korea. It is very serious. In November 2018, South Korea hosted a ship reading, requiring the Japanese side to restrain the hanging sun flag, but the Japanese refused and withdrawn.</text:p>
      <text:p text:style-name="P4">
The high -level meeting of the 20th anniversary of the Anti -diffusion Safety Initiative and the Asia -Pacific routine exercise "Eastern Endeavor23" (Eastern Endeavor23 "(Eastern Endeavor23) is scheduled to be held in Jeju Road from June 2.</text:p>
      <text:p text:style-name="P4">
"East Efforts 23" will perform exercises on May 31 on May 31. South Korea, the United States, Japan, Australia and other countries will participate.</text:p>
      <text:p text:style-name="P4">
News Source: <text:a xlink:type="simple" xlink:href="https://www.zaobao.com.sg/realtime/world/story20230529-1399185" text:style-name="Internet_20_link" text:visited-style-name="Visited_20_Internet_20_Link">
https://www.zaobao.com.sg/realtime/world/story20230529-1399185</text:a>
</text:p>
      <!--NEWS-->
      <text:h text:style-name="P10" text:outline-level="1">
<text:span text:style-name="T4">
The U.S. Treasury Agreement has reached Asian stocks to rise more and less</text:span>
</text:h>
      <text:p text:style-name="P4">
Publisher: 法新社</text:p>
      <text:p text:style-name="P4">
Published Time: 2023-05-29T11:32:08+00:00</text:p>
      <text:p text:style-name="P4">
Modified Time: 2023-05-29T11:05:02+00:00</text:p>
      <text:p text:style-name="P4">
Description: (Agence France -Presse, Hong Kong, 29th) U.S. President Biden and Federal House Speaker McCarthy reached an agreement yesterday to increase the upper limit of government liabilities to avoid debt defaults with serious consequences. Most of the Asian stock market clos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9" text:anchor-type="as-char" svg:width="6.9236in" svg:height="3.617581in" draw:z-index="0">
<draw:image xlink:href="../Images/rficn/2023-05-29T11-32-08-00-00/000000.png" xlink:type="simple" xlink:show="embed" xlink:actuate="onLoad" draw:mime-type="image/png"/>
</draw:frame>
After several weeks of argument with Kevin McCarthy, Byndon announced that it finally reached a debt -limited agreement. They also called on the two -party parliamentarian to vote to pass the agreement before the US government cash was exhausted on June 5.</text:p>
      <text:p text:style-name="P4">
However, because there are still many contents of the bill that are likely to irritate Democratic and Republicans, there are still some disturbing atmospheres on the stock trading venue.</text:p>
      <text:p text:style-name="P4">
Investors are currently temporarily optimistic, because the debt -limited negotiation has made breakthrough progress, causing the threat of US debt defaults to the cancellation. Economists have previously warned that U.S. debt defaults may heavy the global economy and cause market turbulence.</text:p>
      <text:p text:style-name="P4">
The negotiated bill temporarily increased the upper limit of the US debt to January 1, 2025, and was incorporated into the federal government expenditure that will be welcomed by some Republicans. However, the bill does not include the big cut of government expenditures that the right -wing people want to get it, but the progressive Democrats will oppose it.</text:p>
      <text:p text:style-name="P4">
The Wall Street stock market closed last week. Under the strong debt agreement, all the three major indexes rose. The Asian stock market opened this week.</text:p>
      <text:p text:style-name="P4">
The closing of the Tokyo stock market rose by 1.0%, and the Shanghai stock market closed up 0.3%. Sydney, Taipei, Wellington, Bangkok, and Manila's stock markets also received red.</text:p>
      <text:p text:style-name="P4">
However, the Hong Kong stock market fell 1.0%, and Singapore and Jakarta stocks also closed down. The Seoul stock market rests on the market due to the Korean national holiday. (Translator: Zhang Zhengyu/Calculation: Chen Zhengyi)</text:p>
      <text:p text:style-name="P4">
News Source: <text:a xlink:type="simple" xlink:href="https://www.rfi.fr/cn/%E8%B4%A2%E7%BB%8F%E5%BF%AB%E8%AE%AF/20230529-%E7%BE%8E%E5%80%BA%E5%8D%8F%E8%AE%AE%E8%BE%BE%E6%88%90-%E4%BA%9A%E8%82%A1%E6%B6%A8%E5%A4%9A%E8%B7%8C%E5%B0%91" text:style-name="Internet_20_link" text:visited-style-name="Visited_20_Internet_20_Link">
https://www.rfi.fr/cn/%E8%B4%A2%E7%BB%8F%E5%BF%AB%E8%AE%AF/20230529-%E7%BE%8E%E5%80%BA%E5%8D%8F%E8%AE%AE%E8%BE%BE%E6%88%90-%E4%BA%9A%E8%82%A1%E6%B6%A8%E5%A4%9A%E8%B7%8C%E5%B0%91</text:a>
</text:p>
      <!--NEWS-->
      <text:h text:style-name="P10" text:outline-level="1">
<text:span text:style-name="T4">
Kiev was attacked by the Night Army: 37 missiles, 29 drones</text:span>
</text:h>
      <text:p text:style-name="P4">
Publisher: 法新社</text:p>
      <text:p text:style-name="P4">
Published Time: 2023-05-29T11:32:09+00:00</text:p>
      <text:p text:style-name="P4">
Modified Time: 2023-05-29T11:05:03+00:00</text:p>
      <text:p text:style-name="P4">
Description: (AFP, Kiev, 29th), Kyiv, Ukraine's capital, was the most violent air strike on the Moscow authorities last nigh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0" text:anchor-type="as-char" svg:width="6.9236in" svg:height="3.617581in" draw:z-index="0">
<draw:image xlink:href="../Images/rficn/2023-05-29T11-32-09-00-00/000000.png" xlink:type="simple" xlink:show="embed" xlink:actuate="onLoad" draw:mime-type="image/png"/>
</draw:frame>
Valeryzaluzhny, chief of the Ukrainian armed forces, said in social media that Russia launched a total of "up to 40 missiles" and dispatched "about 35 drones", Ukraine shot 37 missiles and 29 Drone.</text:p>
      <text:p text:style-name="P4">
The government of Khmelnysky, the government of Western Ukraine, also rarely acknowledged that military targets were hit today, saying that the Russian air strikes of the Russian army last night and 5 aircraft and five aircraft.</text:p>
      <text:p text:style-name="P4">
News Source: <text:a xlink:type="simple" xlink:href="https://www.rfi.fr/cn/%E5%9B%BD%E9%99%85%E6%8A%A5%E9%81%93/20230529-%E5%9F%BA%E8%BE%85%E9%81%AD%E5%A4%9C%E8%A2%AD-%E4%B9%8C%E5%86%9B-%E5%87%BB%E8%90%BD37%E6%9E%9A%E9%A3%9E%E5%BC%B9-29%E6%9E%B6%E6%97%A0%E4%BA%BA%E6%9C%BA" text:style-name="Internet_20_link" text:visited-style-name="Visited_20_Internet_20_Link">
https://www.rfi.fr/cn/%E5%9B%BD%E9%99%85%E6%8A%A5%E9%81%93/20230529-%E5%9F%BA%E8%BE%85%E9%81%AD%E5%A4%9C%E8%A2%AD-%E4%B9%8C%E5%86%9B-%E5%87%BB%E8%90%BD37%E6%9E%9A%E9%A3%9E%E5%BC%B9-29%E6%9E%B6%E6%97%A0%E4%BA%BA%E6%9C%BA</text:a>
</text:p>
      <!--NEWS-->
      <text:h text:style-name="P10" text:outline-level="1">
<text:span text:style-name="T4">
Light Band "Red Baby Eighteen Win" Internet hot discussion</text:span>
</text:h>
      <text:p text:style-name="P4">
Author: None</text:p>
      <text:p text:style-name="P4">
Publisher: Radio Free Asia (Organization)</text:p>
      <text:p text:style-name="P4">
Published Time: 2023-05-29T11:36:00-04:00</text:p>
      <text:p text:style-name="P4">
Modified Time: 2023-05-29T14:53:12-04:00</text:p>
      <text:p text:style-name="P4">
Description: None</text:p>
      <text:p text:style-name="P4">
Videos: []</text:p>
      <text:p text:style-name="P4">
Audios: ["<text:a xlink:type="simple" xlink:href="https://www.rfa.org/mandarin/yataibaodao/meiti/hcm-052920231123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3.975486in" draw:z-index="0">
<draw:image xlink:href="../Images/rfamandarin/2023-05-29T11-36-00-04-00/000000.png" xlink:type="simple" xlink:show="embed" xlink:actuate="onLoad" draw:mime-type="image/png"/>
</draw:frame>
"Red Baby Eighteen Win" created by the Chinese Rock Orchestra "Eighteen Win" became popular overseas <text:a xlink:type="simple" xlink:href="https://www.rfa.org/mandarin/yataibaodao/meiti/hcm-05292023112352.html/@@images/image" text:style-name="Internet_20_link" text:visited-style-name="Visited_20_Internet_20_Link">
</text:a>
Network screenshot/Huang Chunmei provides <text:a xlink:type="simple" xlink:href="https://www.rfa.org/mandarin/yataibaodao/meiti/hcm-05292023112352.html/@@stream" text:style-name="Internet_20_link" text:visited-style-name="Visited_20_Internet_20_Link">
Audio-Link: https://www.rfa.org/mandarin/yataibaodao/meiti/hcm-05292023112352.html/@stream</text:a>
The Chinese Rock Orchestra's "Light Band" song "Red Baby Eighteen Win" earlier this year has put all the topics including epidemics and popular current affairs in recent years, which has caused warm discussions on the Internet. This song can not be searched on Weibo.</text:p>
      <text:p text:style-name="P4">
<text:a xlink:type="simple" xlink:href="https://www.rfa.org/mandarin/Xinwen/9-05282023171020.html" text:style-name="Internet_20_link" text:visited-style-name="Visited_20_Internet_20_Link">
<text:span text:style-name="T4">
 The slap band "Red Baby Eighteen Win" became popular netizen: Who listened to it? </text:span>
</text:a>
"The mother of eight children, her iron chain hangs on her neck, sentenced to death to burn his wife, and the vicious scumbags cannot say that Tangshan is like Gotham Town!After all, there is a Batman in the Town of Gotham." The chain female incident and the Tangshan barbecue restaurant beating women, this is a small section of the 14 -minute song of "Red Baby Eighteen Win".</text:p>
      <text:p text:style-name="P4">
The song is metaphorically the CCP by the red child. "He is still an older child in his three hundred years. He often tossed by Huyundong Shan Shen and the land. Stockholm syndrome. Red children also have severe persecution delusion, and they can win eighteen in the world of holy babies.</text:p>
      <text:p text:style-name="P4">
In the lyrics, the "dynamic clearing" strange phenomenon of the epidemic runs through the entire song. "Three -year -old baby gas poisoning does not have nucleic acids without letting go. The epidemic is the child's life in the past three years. Secretary Liu missed her daughter's adult ritual too much. There should also be a little bit of human nature. "" Two hundred free nucleic acid three -pin vaccines are also strengthened, and there are many times that do not need to work. At the end of the year Win is technology and hard work. Thank you for wasting three years to protect me.</text:p>
      <text:p text:style-name="P4">
The album and popular songs released by the slap band for more than ten years(Screenshot from QQ Music)  <text:a xlink:type="simple" xlink:href="https://www.rfa.org/mandarin/yataibaodao/meiti/hcm-05292023112352.html/qq97f36a02.png" text:style-name="Internet_20_link" text:visited-style-name="Visited_20_Internet_20_Link">
 </text:a>
<text:span text:style-name="T4">
 The protruding lead singer said "Zhao Deren" singing the voice of the Chinese younger generation and the voice of the country and the people. </text:span>
</text:p>
      <text:p text:style-name="P4">
The introduction of Sogou Encyclopedia pointed out that the slap band is based on Chinese local slang, and combines Chinese ethnic songs and song arts with alternative square opera rock music. "The slap is critical, it is speech, but it is not a superficial complaint. Their spearheads have a self -provincial critical attitude towards the nature of people." The younger generation of worries about the country and the people. "Come to introduce Zhao Yuepeng, the lead singer and songwriter author of the slap band.</text:p>
      <text:p text:style-name="P4">
"The name of the vocalist of the slap band, the rivers and lakes are called" Zhao Deren ". He is actually very talented. The songs for so many years have always been the kind of social critical type." Chengdu feminist writer married to be the officials of the Taiwanese daughter -in -law. Tai said that when she was in Chengdu, she had heard the live singing of the slap band. Each year, she had a routine start -up performance and closed -top performance at the end of the year.</text:p>
      <text:p text:style-name="P4">
Shangguan chaos: "Every performance, there will be a song similar to the recent current affairs summary. He will use some familiar songs as basic tunes. The content is to integrate news in recent months or in recent years Hot spots, this is their tradition. "</text:p>
      <text:p text:style-name="P4">
In addition to the slap band, Shangguan chaos usually pays attention to underground bands such as Yunnan and tongue bands from Xinjiang. Their in common is the "critical system and society", which can attract young people's resonance.</text:p>
      <text:p text:style-name="P4">
"Originally, the Chinese band was in a half -underground state, and many bands have been forbidden for so many years. My favorite band has basically been banned, and they would not be mainstream, performed in various livehouses." Shangguan chaotic chaos chaos chaos express.</text:p>
      <text:p text:style-name="P4">
In addition to the epidemic, "Eighteen Win" has written the news events that everyone is familiar with in recent years, including the Eastern Airlines incident, Hu Xinyu's disappearance case, the BMW BMW collision crowd, Henan Village Bank Thunderstorm, Foxconn employees to return to hometowns. Guizhou bus, Urumqi fire, Erji and Gu Ailing incident.</text:p>
      <text:p text:style-name="P4">
Not only do you degrade the issue of internal affairs, "Eighteen Win" also "pays tribute" a small pink that wolves in international issues. The assassination of Abe has inspired the patriotic youth, and the excitement will have to go down the wind and go downstairs to make nucleic acid. "</text:p>
      <text:p text:style-name="P4">
In particular, the song also interspersed the Taiwanese Taiwanese song "Love to Win", which inspired the 1.4 billion people in this era. "In this great era, we steal music. You will win by fighting hard and fighting. "</text:p>
      <text:p text:style-name="P4">
The album and popular songs released by the slap band for more than ten years(Screenshot from QQ Music)  <text:a xlink:type="simple" xlink:href="https://www.rfa.org/mandarin/yataibaodao/meiti/hcm-05292023112352.html/qq97f36a02_624067095c088f2f.png" text:style-name="Internet_20_link" text:visited-style-name="Visited_20_Internet_20_Link">
 </text:a>
<text:span text:style-name="T4">
 China Underground Orchestra is strongly critical and can lead the young generation to reflect on </text:span>
</text:p>
      <text:p text:style-name="P4">
"Criticism is very strong and really good." Ren Ruiting, who is currently in the United States from the Chengdu Church.</text:p>
      <text:p text:style-name="P4">
Ren Ruting said that the generation of Chinese generations even younger than her, since the CCP leader Xi Jinping came to power, has been baptized by patriotic education and lives in the era of the most closed information. Walk.There are many albums created by the slap band, including "Art Men's Crown Elective Crown" in 2010, "Eighteen Series Selected Collection 1" in 2015, "Flowers of That Year" in 2018, and in 2019, "What should a person's life should be? "Over", and "too illusory"(Recording room version)Among them, some of the "18" series have been banned, but some live performances can still be seen on the Internet.</text:p>
      <text:p text:style-name="P4">
"A observer who uses post -modernism to deconstruct reality." Blog leader YYQ described the lead singer of the slap band. He quoted Zhao Yuepeng that "if rock music is not criticized, then this is too criticized."</text:p>
      <text:p text:style-name="P4">
YYQ commented that "the subtle and exquisite accusations of reality, open -minded Zhang Kuang's pointed at Sang Huai, there is no shame or a little word. There is no deliberate performance, and there is no song to welcomes the earth. The duplicate text stacks. These deliberate structures and rhythms not only enhance the sense of weight of expression, but also restore a real sense of absurdity. "</text:p>
      <text:p text:style-name="P4">
The Director of the Taipei Branch, Yaobu Mingfu, stated on his personal Facebook that this time the "Red Baby Eighteen Win" boldly broke through the authority of the authorities, and suddenly the entire network was all over the network. He speculated that the decision of "slap" was prohibited from performing, and it should soon come down, and maybe someone would go to jail. In the end, he paid tribute to the slap band.</text:p>
      <text:p text:style-name="P4">
Reporter: Huang Chunmei Responsible Editor: Xu Shuting, Jiayuan.com Editor: Hong Wei</text:p>
      <text:p text:style-name="P4">
News Source: <text:a xlink:type="simple" xlink:href="https://www.rfa.org/mandarin/yataibaodao/meiti/hcm-05292023112352.html" text:style-name="Internet_20_link" text:visited-style-name="Visited_20_Internet_20_Link">
https://www.rfa.org/mandarin/yataibaodao/meiti/hcm-05292023112352.html</text:a>
</text:p>
      <!--NEWS-->
      <text:h text:style-name="P10" text:outline-level="1">
<text:span text:style-name="T4">
Turkish President Erdogan won the election</text:span>
</text:h>
      <text:p text:style-name="P4">
Author: Jared Malsin</text:p>
      <text:p text:style-name="P4">
Publisher: 华尔街日报中文网</text:p>
      <text:p text:style-name="P4">
Published Time: 2023-05-29T11:40:00.000Z</text:p>
      <text:p text:style-name="P4">
Modified Time: 2023-05-29T11:40:00.000Z</text:p>
      <text:p text:style-name="P4">
Created Time: 2023-05-28T23:52:00.000Z</text:p>
      <text:p text:style-name="P4">
Description: Turkish President Erdogan won in the second round of presidential elections on Sunday. The person in charge of the Turkish Election Commission announced that Erdogan won. Erdogan won 52.13%of the votes when more than 99%of the votes had been counted.</text:p>
      <text:p text:style-name="P4">
Images: []</text:p>
      <text:p text:style-name="P4">
Categories: ['国际']</text:p>
      <text:p text:style-name="P4">
Keywords: SYND</text:p>
      <text:p text:style-name="P4">
Type: Article</text:p>
      <!--METADATA-->
      <text:p text:style-name="P4">
Turkish President Rejuep Tidip Erdogan(Recep Tayyip Erdogan)In the second round of the presidential election on Sunday, he became one of the great survivors in modern political history and ensured that he may play an important role in global affairs in the next few years.</text:p>
      <text:p text:style-name="P4">
News Source: <text:a xlink:type="simple" xlink:href="https://cn.wsj.com/articles/%E5%9C%9F%E8%80%B3%E5%85%B6%E6%80%BB%E7%BB%9F%E5%9F%83%E5%B0%94%E5%A4%9A%E5%AE%89%E8%B5%A2%E5%BE%97%E5%A4%A7%E9%80%89-f142538c" text:style-name="Internet_20_link" text:visited-style-name="Visited_20_Internet_20_Link">
https://cn.wsj.com/articles/%E5%9C%9F%E8%80%B3%E5%85%B6%E6%80%BB%E7%BB%9F%E5%9F%83%E5%B0%94%E5%A4%9A%E5%AE%89%E8%B5%A2%E5%BE%97%E5%A4%A7%E9%80%89-f142538c</text:a>
</text:p>
      <!--NEWS-->
      <text:h text:style-name="P10" text:outline-level="1">
<text:span text:style-name="T4">
Buffett's betting on Japan is intriguing</text:span>
</text:h>
      <text:p text:style-name="P4">
Authors: ['']</text:p>
      <text:p text:style-name="P4">
Publisher: 英国《金融时报》</text:p>
      <text:p text:style-name="P4">
Time: 2023-05-29T11:42:13+00:00</text:p>
      <text:p text:style-name="P4">
Published Time: 2023-05-28T12:00:99+08:00</text:p>
      <text:p text:style-name="P4">
Modified Time: 2023-05-29T07:38:99+08:00</text:p>
      <text:p text:style-name="P4">
Description: Buffett has increased its shares of five Japanese trading companies and provides funds for their purchases through bonds for yen. Of course, short yen is definitely not Buffett's intention.</text:p>
      <text:p text:style-name="P4">
Images: ["<text:a xlink:type="simple" xlink:href="https://thumbor.ftacademy.cn/unsafe/picture/0/000180160_piclink.jpg" text:style-name="Internet_20_link" text:visited-style-name="Visited_20_Internet_20_Link">
000180160_pic...</text:a>
"]</text:p>
      <text:p text:style-name="P4">
Themes: ['观点', '巴菲特']</text:p>
      <text:p text:style-name="P4">
Keywords: ['巴菲特', '伯克希尔哈撒韦', '日本股市', '日本经济', '投资']</text:p>
      <text:p text:style-name="P4">
Type: Article</text:p>
      <!--METADATA-->
      <text:p text:style-name="P4">
<draw:frame draw:style-name="fr1" draw:name="Image167" text:anchor-type="as-char" svg:width="6.9236in" svg:height="3.89364in" draw:z-index="0">
<draw:image xlink:href="../Images/FT Chinese Free Version/2023-05-29T11-42-13-00-00/000180160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Warren Buffett(Warren Buffett)The emergence of last month was welcomed, because his eyes were always good. Berkshire Hathaway Company(Berkshire Hathaway)Recently, it has increased its shares of five Japanese comprehensive trading companies, which is considered a voter to vote for a long -term sluggish corporate department in Japan.</text:p>
      <text:p text:style-name="P4">
Buffett began to buy the so -called "comprehensive commerce" 3 years ago(Inconsistency)In the shares, he believes that this investment is a company that is ignored under the current betting and will definitely make considerable profits in the future.</text:p>
      <text:p text:style-name="P4">
In the gap with some business leaders in the country, the famous investor took time to explain his thoughts in detail. He mentioned that he currently holds 7.4%of the 5 companies that he currently holds 7.4%of the shares: "I'm shocked. They are different, but at the same time they are exactly the same."</text:p>
      <text:p text:style-name="P4">
It is difficult to describe what Japanese trading companies look like. Each trading company is a corporate empire with footprints all over the world. The scope of business is puzzling. It spans a very different industry from clothing design, convenience store retail to construction industry.</text:p>
      <text:p text:style-name="P4">
However, these five companies have one thing in common that they are focusing on commodity transactions, which makes their cash flows very sensitive to the price of US dollar exchange rates and large commodities such as minerals, food and oil.</text:p>
      <text:p text:style-name="P4">
The foreign exchange income of the comprehensive commerce is supported by the large commodities from all over the world, which makes these trading groups different from those companies with income and costs to a greater extent. These trading companies have created a variety of profitable ways for Buffett's investment, even if they propagate their own plans -self -reshaping to adapt to a world without fossil fuel -not made progress as planned.</text:p>
      <text:p text:style-name="P4">
One of the most attractive facts is that Buffett purchases some of the company's stocks that are priced in US dollars, and at the same time, the long -term debt used for the yen pricing provides funds for their purchases.</text:p>
      <text:p text:style-name="P4">
If the yen depreciates, the value of the US dollar of the unrealized debt of the yen pricing debt will decline. At the same time, the share value of the comprehensive store calculated in the US dollar may not fall too much because they also have foreign exchange income. If the decline in debt value is greater than holding the shareholding, even if the basic business performance has not changed much, Buffett can make a profit.</text:p>
      <text:p text:style-name="P4">
Slighting yen is definitely not Buffett's intention. Of course, the borrowed money to buy stocks with a large amount of overseas income are not the most practical way to shorten the yen. Aside from this doubt, even if it is just to do a ideological experiment, you can see how attractive Buffett's transaction is theoretically to another type of investors.</text:p>
      <text:p text:style-name="P4">
The type of speculators who like to review history are watching various currency authorities in the developed world with increasingly skeptical eyes. The price of gold transactions is close to historical highs. Although the breakdown of the economic exchange system may not be the benchmark situation of anyone predicted, it is measured by historical experience, which is uneasy about possible.</text:p>
      <text:p text:style-name="P4">
Bridge water(Bridgewater)Founder Lei Dario(Ray Dalio)The investment philosophy comes from the in -depth study of economic history. He noticed a amazing model of the rise and fall of the "reserve currency empire" in the past 500 years. He wrote that during that time, "the drama always appeared in the form of huge debt, and these debts could not be repaid with real money, so a large number of money printing appeared." Large large -scale debt restructuring. "</text:p>
      <text:p text:style-name="P4">
In Japan, this prospect seems to be far away. Japan's public debt and GDP(GDP)The ratio is in the Seventh Kingdom Group(G7)Although the economy stagnates, its economy has not stagnated, but there is no serious turbulence.</text:p>
      <text:p text:style-name="P4">
Most of the time, the Japanese central bank officials have been trying to stimulate the low and stable inflation that promotes economic growth in Western industrial countries. Although the purchase of bonds worth millions of dollars and the negative interest rate for many years, it was not difficult to find it until not long ago. Monetary policy is expected to be tightened today.</text:p>
      <text:p text:style-name="P4">
Buffett will undoubtedly pay more attention to the growing profit of a trading company, not the possibility of any currency arbitrage. Maybe besides King Midas(KingMidas)——The things he touches will become gold -it is difficult to imagine who does not seem to be suitable for selling any financial assets in temperament. However, the criterion for judging investors is the money they make, not the story they tell. When a wise man like Buffett bets his wealth, it is worth paying attention to the return of his bet.</text:p>
      <text:p text:style-name="P4">
Translator/He Li</text:p>
      <text:p text:style-name="P4">
News Source: <text:a xlink:type="simple" xlink:href="http://www.ftchinese.com/story/001099791" text:style-name="Internet_20_link" text:visited-style-name="Visited_20_Internet_20_Link">
http://www.ftchinese.com/story/001099791</text:a>
</text:p>
      <!--NEWS-->
      <text:h text:style-name="P10" text:outline-level="1">
<text:span text:style-name="T4">
Japan is preparing for North Korean missiles that destroy any territory</text:span>
</text:h>
      <text:p text:style-name="P4">
Author: 联合早报 (Person)</text:p>
      <text:p text:style-name="P4">
Publisher: 联合早报 (Organization)</text:p>
      <text:p text:style-name="P4">
Published Time: 2023-05-29T11:52</text:p>
      <text:p text:style-name="P4">
Modified Time: 2023-05-29T11:52</text:p>
      <text:p text:style-name="P4">
Description: Japan will destroy any North Korean missiles that violate Japanese territory and are preparing for it. Reuters reported that after the Japan National Defense Ministry of Defense (May 29) learned that the DPRK planned to launch a satellite, he issued a statement saying: "We will destroy the ballistic missile or ... ...</text:p>
      <text:p text:style-name="P4">
Videos: []</text:p>
      <text:p text:style-name="P4">
Audios: []</text:p>
      <text:p text:style-name="P4">
Images: []</text:p>
      <text:p text:style-name="P4">
Type: NewsArticle</text:p>
      <text:p text:style-name="P4">
Breadcrumbs: ['即时', '国际']</text:p>
      <text:p text:style-name="P4">
Keywords: ['日本', '国防部', '朝鲜', '导弹', '日朝关系']</text:p>
      <!--METADATA-->
      <text:p text:style-name="P4">
Japan will destroy any North Korean missiles that violate Japanese territory and are preparing for it.</text:p>
      <text:p text:style-name="P4">
Reuters reports that after the Ministry of Defense of Japan (May 29) learned that the DPRK plans to launch a satellite, they issued a statement saying: "We will destroy the ballistic missiles or other missiles that have fallen into my country's territory."</text:p>
      <text:p text:style-name="P4">
The statement also said that the Ministry of National Defense will launch a standard three-type missile (SM-3) or PAC-3 patriot missiles to destroy North Korean missiles.</text:p>
      <text:p text:style-name="P4">
Earlier on the same day, the Japanese Coast Guard said that Japan received a notice from North Korea, saying that North Korea plans to launch a satellite from May 31 to June 11.</text:p>
      <text:p text:style-name="P4">
North Korea with nuclear weapons said that it had completed the development of the first military spy satellite, and sent the satellite into the final stage of the track, which has also been passed by leader Kim Jong -un.</text:p>
      <text:p text:style-name="P4">
Analysts say that military satellites will enhance North Korea's surveillance capabilities and improve North Korea's ability to fight targets during war.</text:p>
      <text:p text:style-name="P4">
News Source: <text:a xlink:type="simple" xlink:href="https://www.zaobao.com.sg/realtime/world/story20230529-1399191" text:style-name="Internet_20_link" text:visited-style-name="Visited_20_Internet_20_Link">
https://www.zaobao.com.sg/realtime/world/story20230529-1399191</text:a>
</text:p>
      <!--NEWS-->
      <text:h text:style-name="P10" text:outline-level="1">
<text:span text:style-name="T4">
The finance rushed to the Wuhan Municipal Finance Bureau to publish the debt four years ago</text:span>
</text:h>
      <text:p text:style-name="P4">
Author: None</text:p>
      <text:p text:style-name="P4">
Publisher: Radio Free Asia (Organization)</text:p>
      <text:p text:style-name="P4">
Published Time: 2023-05-29T11:59:00-04:00</text:p>
      <text:p text:style-name="P4">
Modified Time: 2023-05-29T14:55:43-04:00</text:p>
      <text:p text:style-name="P4">
Description: None</text:p>
      <text:p text:style-name="P4">
Videos: []</text:p>
      <text:p text:style-name="P4">
Audios: ["<text:a xlink:type="simple" xlink:href="https://www.rfa.org/mandarin/yataibaodao/jingmao/hx-052920231139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8" text:anchor-type="as-char" svg:width="6.9236in" svg:height="6.901266in" draw:z-index="0">
<draw:image xlink:href="../Images/rfamandarin/2023-05-29T11-59-00-04-00/000000.png" xlink:type="simple" xlink:show="embed" xlink:actuate="onLoad" draw:mime-type="image/png"/>
</draw:frame>
On Weibo, the discussion of debt collection by the Hubei Wuhan Municipal Finance Bureau recently made public debt collection <text:a xlink:type="simple" xlink:href="https://www.rfa.org/mandarin/yataibaodao/jingmao/hx-05292023113920.html/@@images/image" text:style-name="Internet_20_link" text:visited-style-name="Visited_20_Internet_20_Link">
</text:a>
Screenshot of Weibo <text:a xlink:type="simple" xlink:href="https://www.rfa.org/mandarin/yataibaodao/jingmao/hx-05292023113920.html/@@stream" text:style-name="Internet_20_link" text:visited-style-name="Visited_20_Internet_20_Link">
Audio-Link: https://www.rfa.org/mandarin/yataibaodao/Jingmao/hx-05292023113920.html/@@stream</text:a>
The Wuhan Finance Bureau of Hubei Province rarely disclose debts to more than 200 enterprises and units in a full version of reporting, with a total debt collection of more than 100 million yuan. Most of the debt owed is state -owned enterprises and government departments. The focus of expert analysis is not debt collection but debt.</text:p>
      <text:p text:style-name="P4">
<text:a xlink:type="simple" xlink:href="https://www.rfa.org/mandarin/yataibaodao/jingmao/gt-05262023015225.html" text:style-name="Internet_20_link" text:visited-style-name="Visited_20_Internet_20_Link">
<text:span text:style-name="T4">
 Hunan Debt Company Yongxiong announced the closure of 179 employees to be detained in different places </text:span>
</text:a>
<text:span text:style-name="T4">
* <text:a xlink:type="simple" xlink:href="https://www.rfa.org/mandarin/yataibaodao/kejiaowen/hj-10202020110114.html" text:style-name="Internet_20_link" text:visited-style-name="Visited_20_Internet_20_Link">
Thousands of family members to collect debt, and who should be responsible for running the road? </text:a>
</text:span>
</text:p>
      <text:p text:style-name="P4">
Chinese media reported that Wuhan Finance Bureau and Wuhan Changjiang Asset Management Co., Ltd. issued a joint announcement of the entire version of the debt collection in the "Yangtze River Daily" on May 26, requiring 259 companies and units to repay the arrears as of 2018. More than 100 million yuan.</text:p>
      <text:p text:style-name="P4">
It is reported that Dongfeng Wuhan Light Automobile Company arrears about 23.53 million yuan, and Wuhan Red Taokai Group Corporation owes about 20 million yuan. The Unified Group owed about 19 million yuan, and the Wuhan Industrial State -owned Investment Corporation owed about 15 million yuan. The financial bureaus of the five places such as Hannan District and Caidian District under the jurisdiction of Wuhan are also on the list. There are also scientific research units, local state -owned enterprises, subsidiaries of listed companies, and a few private enterprises, owed the least 10,000.</text:p>
      <text:p text:style-name="P4">
Wuhan Changjiang Asset Management Co., Ltd. issued a joint announcement of the collection of debt collection in the "Yangtze River Daily" on May 26, requiring 259 companies and units to repay the arrears that have not been repaid as of 2018, with total debt more than 100 million yuan. (Network screenshot/provided by Xia Xiaohua) <text:a xlink:type="simple" xlink:href="https://www.rfa.org/mandarin/yataibaodao/jingmao/hx-05292023113920.html/1.jpg" text:style-name="Internet_20_link" text:visited-style-name="Visited_20_Internet_20_Link">
</text:a>
<text:span text:style-name="T4">
 259 total arrears of more than one </text:span>
 <text:span text:style-name="T4">
 billion </text:span>
 <text:span text:style-name="T4">
 Less one </text:span>
 <text:span text:style-name="T4">
 10,000 will be more than two </text:span>
 <text:span text:style-name="T4">
 millions </text:span>
</text:p>
      <text:p text:style-name="P4">
Gong and Jian, a person from China, accepted an interview with Radio Asian Radio in Liberty. Wuhan's finances were tight, and they could not be like central banknotes. "The debt of the debt of the debt and the black debt, the debt of the public department of the Wuhan Finance Bureau, as a bad ledger to wipe the necessary disclosure legal procedures. The announcement is not to urge, but to smooth the bad debts."</text:p>
      <text:p text:style-name="P4">
Gong Yujian mentioned that he had seen the financial bureau and the bank's public debt collection in the party newspaper. Wuhan's attention was to publicize debt collection between public sectors. A friend of a certain financial bureau revealed that some environmental protection director borrowed from the financial director to borrow the investment and development case, and he publicly posted the mess.</text:p>
      <text:p text:style-name="P4">
Netizens have hotly discussed: "This is a problem left over from history, public debt collection is a legal procedure", "no announcement cannot be verified to sell bad accounts", "local debt may be the biggest thunder in China this year", "Finally tore off the shame."</text:p>
      <text:p text:style-name="P4">
The "Lao Xu Shi Nu" Weibo posted that the first time I saw this trend to collect debts, the problem of local debt was very serious. Wuhan is still very rich. As a provincial capital city, it adopts this way of publicizing window paper to collect debts. I am afraid it has some symbolic significance?</text:p>
      <text:p text:style-name="P4">
Wuhan Financial Bureau announced the debt list of the debt in the debt, including the financial bureaus of five districts under the jurisdiction (online screenshot/provided by Xia Xiaohua) <text:a xlink:type="simple" xlink:href="https://www.rfa.org/mandarin/yataibaodao/jingmao/hx-05292023113920.html/3.jpg" text:style-name="Internet_20_link" text:visited-style-name="Visited_20_Internet_20_Link">
</text:a>
<text:span text:style-name="T4">
 Scholars: The largest debtors who owe mutual ownership between the public departments are the boss of Xi </text:span>
</text:p>
      <text:p text:style-name="P4">
Wu Jianzhong, Secretary -General of Taiwan Tao Lue Strategy, was interviewed by Radio Free Asia. It also pointed out that the Wuhan Finance Bureau packed the claims to Wuhan Yangtze River Asset Management Co., Ltd.. These accounts probably rotten, and the newspaper was basically shaken.</text:p>
      <text:p text:style-name="P4">
Wu Jianzhong said: "I don't want to memorize the financial bureau, and the asset company is carried by the asset company. Dongfeng Automobile quickly clarified that he had nothing to do with himself. Why? Because they are all brothers with state -owned state -owned assets in Wuhan. The method of debt collection is just asking for a loneliness. "</text:p>
      <text:p text:style-name="P4">
The Wuhan Municipal Finance Bureau issued the "Announcement of the Authorization of the Treatment of the Borrowing of the Fiscal History" shows that all the fiscal history borrowings are commissioned to Wuhan Changjiang Assets Management Co., Ltd. for full disposal. Special authorization includes: litigation and arbitration, abandoning, changing, increasing litigation requests and arbitration The request, etc., shall be shared in accordance with the law.</text:p>
      <text:p text:style-name="P4">
Wu Jianzhong mentioned that the Wuhan Finance Bureau wrote in a public reward order that within three months of providing clues such as the assets of debt units to pay, it seems attempt, but the truth will disappoint citizens. "They are all old debt, and most of them are state -owned asset companies, such as Chinese enterprises and central enterprises, and the general sense are all countries. The government owes the government.</text:p>
      <text:p text:style-name="P4">
Wu Jianzhong mentioned that the local governments became poorer after three years of the epidemic, and various debt collection phenomena appeared. One method is "borrowing new and old". To the Industrial and Commercial Bank of China, lending 7.2 billion yuan. The other is to pack bad debt and sell the entire transfer to assets and debt management companies. If it is known as the four major national asset debt management companies, the debt will not be left.Gong and Jian also said, why are there so many "Lao Lai" in China? There are so many bad debts and bad debts of Bank of China? The loser is the majority of taxpayers. The common people spread a word: "I owe 10,000 yuan, you are a grandson, one million yuan owes others, it is the master, others ask you to pay back the money."</text:p>
      <text:p text:style-name="P4">
According to a comprehensive report, Wuhan City was affected by factors such as large -scale tax refunds and tax reductions and repeated epidemic last year. Wuhan's fiscal revenue was 15.5 billion yuan, a decrease of 4.7 %; the general public budget revenue in the first quarter of this year was about 508 100 million yuan, an annual decrease of 8.5 %. In addition, the revenue of local government funds, which mainly sells land, continues to be sluggish.</text:p>
      <text:p text:style-name="P4">
Reporter: Xia Xiaohua Editor: Xu Shuting, Jiayuan.com Editor: Hong Wei</text:p>
      <text:p text:style-name="P4">
News Source: <text:a xlink:type="simple" xlink:href="https://www.rfa.org/mandarin/yataibaodao/jingmao/hx-05292023113920.html" text:style-name="Internet_20_link" text:visited-style-name="Visited_20_Internet_20_Link">
https://www.rfa.org/mandarin/yataibaodao/jingmao/hx-05292023113920.html</text:a>
</text:p>
      <!--NEWS-->
      <text:h text:style-name="P10" text:outline-level="1">
<text:span text:style-name="T4">
International public opinion is suspected of being suspected of losing the United States students in Hong Kong: Still in South Korea</text:span>
</text:h>
      <text:p text:style-name="P4">
Author: None</text:p>
      <text:p text:style-name="P4">
Publisher: Radio Free Asia (Organization)</text:p>
      <text:p text:style-name="P4">
Published Time: 2023-05-29T12:00:00-04:00</text:p>
      <text:p text:style-name="P4">
Modified Time: 2023-05-29T12:18: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4" text:anchor-type="as-char" svg:width="6.9236in" svg:height="3.897317in" draw:z-index="0">
<draw:image xlink:href="../Images/rfamandarin/2023-05-29T12-00-00-04-00/000000.png" xlink:type="simple" xlink:show="embed" xlink:actuate="onLoad" draw:mime-type="image/png"/>
</draw:frame>
A data map of Reuters in Yining, Xinjiang Yining</text:p>
      <text:p text:style-name="P4">
According to a report from the Taiwan Central News Agency on May 29, the International Human Rights Organization International forgive the International Human Rights. Recently, I have publicly called on a Uyghur student who was lost in Hong Kong.(AbuduwailiAbudureheman)Later, Abu's university teacher in South Korea told the South Korean media on Monday that the Uighur students are still in South Korea and did not arrive in Hong Kong. He and Abu's external force have contacted every day. The teacher also said that he plans to connect with the International Amnesty Organization to correct the facts.</text:p>
      <text:p text:style-name="P4">
As of now, the International Amnesty Organization has not responded to this. The organization Chinese problem researcher Akad(Alaknakad)In a statement last week, "Considering the background of the Chinese government's crime of anti -human crime against Uighurs in Xinjiang, and the continuous hunting of Uighurs traveling abroad for travel abroad, the unknown destiny of Abulu's external power is deeply concerned about ","</text:p>
      <text:p text:style-name="P4">
The International Territory previously stated that the Uighur student born in Karamay, Xinjiang, arrived in Hong Kong on May 10, and lost contact with friends at the airport at the airport. The whereabouts have been unknown. The Hong Kong government said on Saturday that no record of the Uighur students' entry may have been rejected in Hong Kong.</text:p>
      <text:p text:style-name="P4">
Responsible: He Ping</text:p>
      <text:p text:style-name="P4">
News Source: <text:a xlink:type="simple" xlink:href="https://www.rfa.org/mandarin/Xinwen/1-05292023120010.html" text:style-name="Internet_20_link" text:visited-style-name="Visited_20_Internet_20_Link">
https://www.rfa.org/mandarin/Xinwen/1-05292023120010.html</text:a>
</text:p>
      <!--NEWS-->
      <text:h text:style-name="P10" text:outline-level="1">
<text:span text:style-name="T4">
The United States, Japan, and the Philippines will hold a joint exercise of the Coast Guard in the South China Sea for the first time</text:span>
</text:h>
      <text:p text:style-name="P4">
Author: None</text:p>
      <text:p text:style-name="P4">
Publisher: Radio Free Asia (Organization)</text:p>
      <text:p text:style-name="P4">
Published Time: 2023-05-29T12:01:00-04:00</text:p>
      <text:p text:style-name="P4">
Modified Time: 2023-05-29T12:22: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4.321666in" draw:z-index="0">
<draw:image xlink:href="../Images/rfamandarin/2023-05-29T12-01-00-04-00/000000.png" xlink:type="simple" xlink:show="embed" xlink:actuate="onLoad" draw:mime-type="image/png"/>
</draw:frame>
United States and the Philippines held in April 2023 <text:a xlink:type="simple" xlink:href="https://www.rfa.org/mandarin/Xinwen/2-05292023120124.html/@@images/image" text:style-name="Internet_20_link" text:visited-style-name="Visited_20_Internet_20_Link">
</text:a>
Associated Press Picture</text:p>
      <text:p text:style-name="P4">
The United States, Japan and the Philippine Coast Guard will hold a sea exercise in the South China Sea this week. Reuters reported that the first coastal guard joint exercise highlighted that the parties' actions of China in the South China Sea are becoming increasingly concerned.</text:p>
      <text:p text:style-name="P4">
The Philippine Coast Guard spokesman Barrylo said on Monday that the exercise will be held in the waters near Badan, Philippines from June 1st to 7th. This exercise is initiated by the United States and Japan, and Australia will also participate as observer.</text:p>
      <text:p text:style-name="P4">
It is reported that since the Philippine President Marcos took over as his former Beijing Duterte, the United States, Japan and Australia have increasingly criticized China's military policy in the South China Sea and sought closer cooperation with the Philippines. Chinese armed ships control waters in the Philippines of the Philippines in the controversial Nansha Islands.</text:p>
      <text:p text:style-name="P4">
Barry said that four Philippine vessels and ships from the United States and Japan will participate in exercise activities aimed at improving joint search and rescue and law enforcement cooperation capabilities. This is "regular activity between coastal guards".</text:p>
      <text:p text:style-name="P4">
Responsible: He Ping</text:p>
      <text:p text:style-name="P4">
News Source: <text:a xlink:type="simple" xlink:href="https://www.rfa.org/mandarin/Xinwen/2-05292023120124.html" text:style-name="Internet_20_link" text:visited-style-name="Visited_20_Internet_20_Link">
https://www.rfa.org/mandarin/Xinwen/2-05292023120124.html</text:a>
</text:p>
      <!--NEWS-->
      <text:h text:style-name="P10" text:outline-level="1">
<text:span text:style-name="T4">
Multiple pro -government communities hold Victoria Park activities in Hong Kong, Hong Kong, Hong Kong Sixth Candle Light may be difficult to reproduce</text:span>
</text:h>
      <text:p text:style-name="P4">
Author: None</text:p>
      <text:p text:style-name="P4">
Publisher: Radio Free Asia (Organization)</text:p>
      <text:p text:style-name="P4">
Published Time: 2023-05-29T12:02:00-04:00</text:p>
      <text:p text:style-name="P4">
Modified Time: 2023-05-29T12:25: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4.612011in" draw:z-index="0">
<draw:image xlink:href="../Images/rfamandarin/2023-05-29T12-02-00-04-00/000000.png" xlink:type="simple" xlink:show="embed" xlink:actuate="onLoad" draw:mime-type="image/png"/>
</draw:frame>
The Federation of Associated Press, the June 4th Commemorative Activities of the Park of Victoria Park, Hong Kong on June 4, 2022</text:p>
      <text:p text:style-name="P4">
Former "Hong Kong Citizens Supporting the Patriotic Democratic Movement Federation" (branch association) Cai Yaochang recently accepted an exclusive interview with VOA, saying that many pro -government communities in Hong Kong chose to hold activities in Victoria Park during the June 4th period. Authorities' motivation.</text:p>
      <text:p text:style-name="P4">
According to reports, community organizations in more than 20 provinces including Guangdong and Fujian are planned to hold a hometown market at the football field of Victoria Park, Causeway Bay, Hong Kong from June 3rd to 5th. Theme, celebrate the 26th anniversary of the return of Hong Kong's sovereignty.</text:p>
      <text:p text:style-name="P4">
Cai Yaochang said, "In the past few years, the political and legal situation of Hong Kong has changed greatly. Especially in 2022, the branch association has been revoked by the Hong Kong government. The National Security Law. Under the National Security Law, the Hong Kong police now handle any parade and rally. It is almost impossible to see any public mourning June 4th activities this year. "</text:p>
      <text:p text:style-name="P4">
This year marks the 34th anniversary of the June 4th incident. The organizers of the above -mentioned activities will use 4 football fields and half central lawns of Victoria Garden, which means that Victoria Garden will no longer hold a six -four candlelight party for 4 consecutive years. The report quoted You Weijie, a spokesman for the family members of the June 4th Incident "Tiananmen Mother", said that Hong Kong people had the right to publicize June 4th, and the Hong Kong government should not prohibit.</text:p>
      <text:p text:style-name="P4">
Responsible: He Ping</text:p>
      <text:p text:style-name="P4">
News Source: <text:a xlink:type="simple" xlink:href="https://www.rfa.org/mandarin/Xinwen/3-05292023120220.html" text:style-name="Internet_20_link" text:visited-style-name="Visited_20_Internet_20_Link">
https://www.rfa.org/mandarin/Xinwen/3-05292023120220.html</text:a>
</text:p>
      <!--NEWS-->
      <text:h text:style-name="P10" text:outline-level="1">
<text:span text:style-name="T4">
Immigration crosses the British Geely Strait to the UK and France to rescue 63 people</text:span>
</text:h>
      <text:p text:style-name="P4">
Publisher: 法新社</text:p>
      <text:p text:style-name="P4">
Published Time: 2023-05-29T12:02:08+00:00</text:p>
      <text:p text:style-name="P4">
Modified Time: 2023-05-29T11:50:01+00:00</text:p>
      <text:p text:style-name="P4">
Description: (Agence France -Presse, France, 28th) French maritime authorities said today that 63 immigrants who tried to go to the United Kingdom on the weekend on the weekend on the weeken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8" text:anchor-type="as-char" svg:width="6.9236in" svg:height="3.617581in" draw:z-index="0">
<draw:image xlink:href="../Images/rficn/2023-05-29T12-02-08-00-00/000000.png" xlink:type="simple" xlink:show="embed" xlink:actuate="onLoad" draw:mime-type="image/png"/>
</draw:frame>
The French Geely Strait Rescue Center has coordinated two rescue operations in the PAS-De-Calais waters last night.</text:p>
      <text:p text:style-name="P4">
In the statement, the Ying Geely Strait Rescue Center pointed out that a ship that "lost power in the water" was rescued by the National Society for Sea Rescue (SNSM) to send 46 people ashore.</text:p>
      <text:p text:style-name="P4">
At the same time, an Oye-PLAGE, a support ship that was rented by the country in April, was rescued from the second ship of Oye-Plage, which was rented by the country in April.</text:p>
      <text:p text:style-name="P4">
A few days ago this rescue operation, five people were prosecuted for 27 migrant shipwrecks at the end of 2021.</text:p>
      <text:p text:style-name="P4">
The five, including three women and 2 men, were charged and failed to help those in danger. They were prosecuted in Paris on the 25th.</text:p>
      <text:p text:style-name="P4">
French -related maritime units were pointed out that at night when the ship sank, I received a message of 15 request for rescue, but did not go to assist immigration.</text:p>
      <text:p text:style-name="P4">
Despite one of the busiest channels of the Shanghai Ocean's busiest crossing through the British Geely Strait, more and more people try to cross this strait to Britain every year.</text:p>
      <text:p text:style-name="P4">
In 2022, about 46,000 people crossed the Strait to seek asylum, and most of them were Afghan, Iranians and Albanians.</text:p>
      <text:p text:style-name="P4">
About 8,000 people have been rescued in the French waters so far.</text:p>
      <text:p text:style-name="P4">
News Source: <text:a xlink:type="simple" xlink:href="https://www.rfi.fr/cn/%E5%9B%BD%E9%99%85%E6%8A%A5%E9%81%93/20230529-%E7%A7%BB%E6%B0%91%E7%A9%BF%E8%B6%8A%E8%8B%B1%E5%90%89%E5%88%A9%E6%B5%B7%E5%B3%A1%E8%B5%B4%E8%8B%B1-%E6%B3%95%E5%9B%BD%E6%95%91%E8%B5%B763%E4%BA%BA" text:style-name="Internet_20_link" text:visited-style-name="Visited_20_Internet_20_Link">
https://www.rfi.fr/cn/%E5%9B%BD%E9%99%85%E6%8A%A5%E9%81%93/20230529-%E7%A7%BB%E6%B0%91%E7%A9%BF%E8%B6%8A%E8%8B%B1%E5%90%89%E5%88%A9%E6%B5%B7%E5%B3%A1%E8%B5%B4%E8%8B%B1-%E6%B3%95%E5%9B%BD%E6%95%91%E8%B5%B763%E4%BA%BA</text:a>
</text:p>
      <!--NEWS-->
      <text:h text:style-name="P10" text:outline-level="1">
<text:span text:style-name="T4">
Hundreds of Christian pastor believers in Hong Kong co -signed the "June 4th Anniversary Prayer"</text:span>
</text:h>
      <text:p text:style-name="P4">
Author: None</text:p>
      <text:p text:style-name="P4">
Publisher: Radio Free Asia (Organization)</text:p>
      <text:p text:style-name="P4">
Published Time: 2023-05-29T12:03:45-04:00</text:p>
      <text:p text:style-name="P4">
Modified Time: 2023-05-29T12:03:45-04:00</text:p>
      <text:p text:style-name="P4">
Description: None</text:p>
      <text:p text:style-name="P4">
Videos: []</text:p>
      <text:p text:style-name="P4">
Audios: []</text:p>
      <text:p text:style-name="P4">
Images: []</text:p>
      <!--METADATA-->
      <text:p text:style-name="P4">
News Source: <text:a xlink:type="simple" xlink:href="https://www.rfa.org/mandarin/Xinwen/4-05292023120320.html" text:style-name="Internet_20_link" text:visited-style-name="Visited_20_Internet_20_Link">
https://www.rfa.org/mandarin/Xinwen/4-05292023120320.html</text:a>
</text:p>
      <!--NEWS-->
      <text:h text:style-name="P10" text:outline-level="1">
<text:span text:style-name="T4">
The Texas Parliament in the United States has supported Taiwan's resolution to establish a cross -party friendly line connection</text:span>
</text:h>
      <text:p text:style-name="P4">
Author: None</text:p>
      <text:p text:style-name="P4">
Publisher: Radio Free Asia (Organization)</text:p>
      <text:p text:style-name="P4">
Published Time: 2023-05-29T12:04:00-04:00</text:p>
      <text:p text:style-name="P4">
Modified Time: 2023-05-29T12:13: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9" text:anchor-type="as-char" svg:width="6.9236in" svg:height="4.612011in" draw:z-index="0">
<draw:image xlink:href="../Images/rfamandarin/2023-05-29T12-04-00-04-00/000000.png" xlink:type="simple" xlink:show="embed" xlink:actuate="onLoad" draw:mime-type="image/png"/>
</draw:frame>
Texas Parliament Building <text:a xlink:type="simple" xlink:href="https://www.rfa.org/mandarin/Xinwen/5-05292023120416.html/@@images/image" text:style-name="Internet_20_link" text:visited-style-name="Visited_20_Internet_20_Link">
</text:a>
Associated Press Picture</text:p>
      <text:p text:style-name="P4">
News Source: <text:a xlink:type="simple" xlink:href="https://www.rfa.org/mandarin/Xinwen/5-05292023120416.html" text:style-name="Internet_20_link" text:visited-style-name="Visited_20_Internet_20_Link">
https://www.rfa.org/mandarin/Xinwen/5-05292023120416.html</text:a>
</text:p>
      <!--NEWS-->
      <text:h text:style-name="P10" text:outline-level="1">
<text:span text:style-name="T4">
How does a century -old Kissinger evaluate himself and the world?</text:span>
</text:h>
      <text:p text:style-name="P4">
Author: None (Language: zh)</text:p>
      <text:p text:style-name="P4">
Publisher: None</text:p>
      <text:p text:style-name="P4">
Time: 2023-05-29T12:14:00Z</text:p>
      <text:p text:style-name="P4">
Description: Kissinger was interviewed by the German "Times Weekly" on his centenary birthday. The former US Secretary of State talked about the popular topics of many current current topics such as the Russia -Ukraine War, Sino -US relations, and artificial intelligence, and also responded to "whether Ukraine should be added to NATO", "Bayon and Xi Jinping have enough wisdom to solve the United States to solve the United States Multi -confrontation "and other issues.</text:p>
      <text:p text:style-name="P4">
Videos: []</text:p>
      <text:p text:style-name="P4">
Images: []</text:p>
      <text:p text:style-name="P4">
Subject: 时政风云</text:p>
      <text:p text:style-name="P4">
Subjects: ['德中关系', '奥巴马', '薄熙来', '专题报道：习近平访美', '乌克兰', '中国共产党', '专题报道：全景观看“习马会”', '中国反腐风暴', '20国集团', '北大西洋公约组织']</text:p>
      <text:p text:style-name="P4">
Keywords: ['基辛格', '美国', '政治', '外交', '乌克兰', '北约', '普京', '习近平', '拜登', '特朗普', '历史', '现实政治', '现实主义外交']</text:p>
      <text:p text:style-name="P4">
Id: 65763062</text:p>
      <!--METADATA-->
      <text:p text:style-name="P4">
<text:a xlink:type="simple" xlink:href="https://www.dw.com/zh/overlay/image/article/65763062/64371692" text:style-name="Internet_20_link" text:visited-style-name="Visited_20_Internet_20_Link">
 </text:a>
Former US Secretary of State Kissinger was a American Jewish politician and diplomat born in Germany. He ushered in the 100th birthday on May 27, 2023</text:p>
      <text:p text:style-name="P4">
(Voice of German in Chinese) May 27, 2023 was the 100th birthday of former US Secretary of State Henry Kissinger. As the most famous diplomat in American history, <text:a xlink:type="simple" xlink:href="https://www.dw.com/zh/zh/充满争议的外交传奇-基辛格迎来百岁生日/a-65708685" text:style-name="Internet_20_link" text:visited-style-name="Visited_20_Internet_20_Link">
Kissinger's life is mixed with success and controversy</text:a>
—— Some people praise his outstanding negotiation skills and realistic diplomatic diplomacy full of rational colors, while others think he is a moral power politician.</text:p>
      <text:p text:style-name="P4">
One thing to be sure is that even the century -old age, Kissinger still likes to share his views on various international issues with the world. <text:a xlink:type="simple" xlink:href="https://www.zeit.de/2023/22/henry-kissinger-usa-china-russland" text:style-name="Internet_20_link" text:visited-style-name="Visited_20_Internet_20_Link">
He recently accepted an interview with the German media "Die Zeit"</text:a>
It talks about a series of popular topics such as the Russian and Ukraine War, Sino -US relations, and artificial intelligence.</text:p>
      <text:h text:style-name="P12" text:outline-level="3">
<text:span text:style-name="T4">
<text:span text:style-name="T4">
 Kissinger: I absolutely agree with Ukraine to join NATO </text:span>
</text:span>
</text:h>
      <text:p text:style-name="P4">
When the interview talked about what kind of person Putin and his strategic goal of attacking Ukraine, Kissinger stated that he and Putin were a working relationship. It is to maintain Russia's dignity. " He said he never talked to Putin after the start of the Russian and Ukraine War. "I think he (Putin) feels that he has not been treated seriously. Ukraine is a symbol of Russia's humiliation for him. When I first saw him many years ago -then he was the deputy mayor of St. Petersburg. Tell me that the disintegration of the Soviet Union is one of the biggest tragedies in world history. "</text:p>
      <text:p text:style-name="P4">
The former Secretary of State of the United States also said that he did not think that all responsibilities were on Putin, saying that the West invited Ukraine to join NATO's plan "unwise". It is written that Ukraine should not be the outpost of the West or Moscow, but should be a bridge between the two sides. "</text:p>
      <text:p text:style-name="P4">
At the same time, Kissinger also emphasized that Ukraine and the West resisted Russia's attacks and condemned the ruthless war. <text:a xlink:type="simple" xlink:href="https://www.dw.com/zh/zh/基辛格战争结束后乌克兰应加入北约/a-64434762" text:style-name="Internet_20_link" text:visited-style-name="Visited_20_Internet_20_Link">
He is absolutely in favor of absorbing Ukraine after the war and joining NATO</text:a>
Because there is no neutral region between NATO and Russia today. For the West, let Ukraine join NATO can ensure that new conflicts may occur after the war ... cannot be determined by Unilateral attacks from Ukraine or Russia. "</text:p>
      <text:p text:style-name="P4">
The picture shows the US Secretary of State Kissinger at a press conference in November 1973. Kissinger has served as Secretary of State in the Nixon government and the Ford government</text:p>
      <text:h text:style-name="P12" text:outline-level="3">
<text:span text:style-name="T4">
<text:span text:style-name="T4">
 "Let Putin be tried? It's best not to" </text:span>
</text:span>
</text:h>
      <text:p text:style-name="P4">
When talking about Putin's nuclear warrior threat, Kissinger said that he believes that Putin will not use nuclear weapons for tactical purposes in Ukraine, unless "Russian territory or Crimea Peninsula) Cavaltopol is threatened ..." Essence He also said that if Putin uses nuclear weapons, Western countermeasures should be strong enough to indicate that nuclear weapons can never be a solution to political issues and avoid nuclear weapons from becoming conventional weapons.</text:p>
      <text:p text:style-name="P4">
When asked about the arrest warrant of the International Criminal Court to Putin, Kissinger stated that it was not a good idea for Putin to be tried. It is more difficult to limit a war. " This former US Secretary of State emphasized that it was "not to defend the illegal and wrong behavior of Putin, but we must do our best to prevent the spread of the war, and we must ensure that for a period of time after the war, hostility will not continue to continue infinitely. Going down, Western political goals should be to rebuild the relationship between Europe and Russia after the war. "</text:p>
      <text:h text:style-name="P12" text:outline-level="3">
<text:span text:style-name="T4">
<text:span text:style-name="T4">
 There is no problem in the United States to abandon Europe's security </text:span>
</text:span>
</text:h>
      <text:p text:style-name="P4">
Kissinger subsequently talked about US politics and Trump. He said that Trump has a special ability that can attract a large number of minority groups in the United States. "No one has never been able to do this before. This is why Trump has a huge influence in the Republican Party."</text:p>
      <text:p text:style-name="P4">
The former Secretary of State of the United States also said that he did not think that if Trump was elected as the President of the United States again, the US's security in Ukraine and Europe could not be as good as the Biden government.</text:p>
      <text:p text:style-name="P4">
He said: "I don't want to talk about my preferences in German newspapers before the campaign. But if any Republican president -including Trump, I really try to abandon the role of the United States in defending European security. No one will tolerate it. ——The people like me will not, the former Republican government officials will not, and the Democratic Party foreign policy officials will not. "</text:p>
      <text:p text:style-name="P4">
The picture shows Kissinger's visit to China in 1971 and talks with Zhou Enlai. This meeting paved the way for Nixon's visit to China in 1972</text:p>
      <text:h text:style-name="P12" text:outline-level="3">
<text:span text:style-name="T4">
<text:span text:style-name="T4">
 China -US military confrontation will be "terrible disaster" </text:span>
 **</text:span>
</text:h>
      <text:p text:style-name="P4">
Kissinger was interviewed on the office on the 33rd floor of Madison Avenue, New York. The Times Weekly pointed out that his office was hanging in the signature photos of Nixon and Ford, and Kissinger had served as Secretary of State for the two US presidents. A photo on the window sill was his first meeting with Mao Zedong in Beijing in 1972. The dialogue of the United States and China was regarded as a major political achievement of Kissinger.</text:p>
      <text:p text:style-name="P4">
The interview soon talked about China and China -US relations. "Times Weekly" said, "In our opinion, Sino -US relations have been the worst in the past 50 years," while Kissinger said that it seems that the Biden government is making efforts to re -contact China, and China seems to be in China, and China seems to be in China, and China seems to be in China. China seems to be in China. China seems to be I am also willing. He also said that he did not agree with Biden's description of the strategic competition between the United States and China as a conflict between democracy and autocracy.</text:p>
      <text:p text:style-name="P4">
Kissinger said that the Taiwan issue may lead to the "upgrade in a way that no one can control" in China and the United States, which exists. He said that if China and the United States have a military confrontation, <text:a xlink:type="simple" xlink:href="https://www.dw.com/zh/zh/基辛格中美冲突将堪比第一次世界大战/a-55649245" text:style-name="Internet_20_link" text:visited-style-name="Visited_20_Internet_20_Link">
"It will be a terrible disaster, worse than the First World War"</text:a>
Because both are high -tech powers and both have unlimited weapons, both sides must act with the most cautious attitude.</text:p>
      <text:h text:style-name="P12" text:outline-level="3">
<text:span text:style-name="T4">
<text:span text:style-name="T4">
 Is Bayeng and Xi Jinping have the great wisdom to solve the problem of confrontation between the United States and China? </text:span>
</text:span>
</text:h>
      <text:p text:style-name="P4">
When it comes to Sino -US relations, Kissinger also mentioned artificial intelligence, saying that the technology will have huge political influence. Countries with artificial intelligence technology need to evaluate the new situation.When the Time Weekly asked Kissinger, did he think that Biden and Xi Jinping had such wisdom? The former Secretary of State of the United States replied: "I have known Biden for more than forty years. Bayon's political future depends on whether he finds a solution when dealing with China, or at least work hard. Xi Jinping can do this to do this. One point. This does not mean that he will do this. But what must be done, because <text:a xlink:type="simple" xlink:href="https://www.dw.com/zh/zh/基辛格警告中美冷战将带来世界末日般威胁/a-57397429" text:style-name="Internet_20_link" text:visited-style-name="Visited_20_Internet_20_Link">
If the crisis continues to upgrade, we will eventually fall into the situation before the World War I, that is, some ridiculous events will inevitably lead to upgrade. "</text:a>
</text:p>
      <text:p text:style-name="P4">
Kissinger said that he still works like before and works for 15 hours a day</text:p>
      <text:h text:style-name="P12" text:outline-level="3">
<text:span text:style-name="T4">
<text:span text:style-name="T4">
 "Yes, this world will be very turbulent" </text:span>
</text:span>
</text:h>
      <text:p text:style-name="P4">
Since then, Kissinger has also talked about his own new book on artificial intelligence, his family's experience in escaping from Germany to the United States under the Nazi rule, and his origin with German politics and public figures. He also responded to some accusations of his role in the dispute. He said, "It is simpler to accuse me of war criminals, and you can start arguing without dealing with substantial content. This is why I don't answer this question ... ... Is this allegations bothered me? Of course it bother me."</text:p>
      <text:p text:style-name="P4">
At the end of the interview, "Times Weekly" asked Jisingh: "When you look forward to the future, are you mainly concerned about worrying, or are you seeing more self -confidence and hope?"</text:p>
      <text:p text:style-name="P4">
He replied that he was optimistic about those questions that could be solved, "but these issues are very urgent. If we take the self -pity as the guiding principle of the policy, we will not be able to deal Smart continues to develop and develop into a machine with humans to change everything. In the enlightenment period, he had to face similar problems. After 300 years of Kant and Leibnitz, they developed their philosophy. For a century, I will work hard to find people like Kant and Leibniz. "</text:p>
      <text:p text:style-name="P4">
Kissinger said that he has not seen a role as Kant in the era of artificial intelligence. "The era before the Enlightenment is also a dark era, thinking about the 30 -year war. It is very turbulent. "</text:p>
      <text:p text:style-name="P4">
(Time Weekly, German News Agency)</text:p>
      <text:p text:style-name="P4">
News Source: <text:a xlink:type="simple" xlink:href="https://www.dw.com/zh/百岁基辛格如何评价自己与世界？/a-65763062" text:style-name="Internet_20_link" text:visited-style-name="Visited_20_Internet_20_Link">
https://www.dw.com/zh/百岁基辛格如何评价自己与世界？/a-65763062?maca=chi-rss-chi-all-1127-rdf</text:a>
</text:p>
      <!--NEWS-->
      <text:h text:style-name="P10" text:outline-level="1">
<text:span text:style-name="T4">
Studies: Antarctic deep ocean flow slows down deep -sea oxygen content decrease</text:span>
</text:h>
      <text:p text:style-name="P4">
Author: 联合早报 (Person)</text:p>
      <text:p text:style-name="P4">
Publisher: 联合早报 (Organization)</text:p>
      <text:p text:style-name="P4">
Published Time: 2023-05-29T12:24</text:p>
      <text:p text:style-name="P4">
Modified Time: 2023-05-29T12:24</text:p>
      <text:p text:style-name="P4">
Description: A new study by the Australian Antarctic Antarctic Excellence Center showed that due to global warming, since the 1990s, the deep ocean flow around the Antarctica has slowed down by 30%, which has led to a decrease in the global deep -sea oxygen content. Xinhua News Agency reported that the new research was from Australia Antarctae ...</text:p>
      <text:p text:style-name="P4">
Videos: []</text:p>
      <text:p text:style-name="P4">
Audios: []</text:p>
      <text:p text:style-name="P4">
Images: []</text:p>
      <text:p text:style-name="P4">
Type: NewsArticle</text:p>
      <text:p text:style-name="P4">
Breadcrumbs: ['即时', '国际']</text:p>
      <text:p text:style-name="P4">
Keywords: ['澳大利亚', '南极', '海洋', '全球变暖']</text:p>
      <!--METADATA-->
      <text:p text:style-name="P4">
A new study by the Australian Antarctic Antarctic Excellence Center showed that due to global warming, since the 1990s, the deep ocean flow around the Antarctica has slowed down by 30%, which has led to a decrease in the global deep -sea oxygen content.</text:p>
      <text:p text:style-name="P4">
Xinhua News Agency reported that the new research was completed by the Australian Antarctic Science Center, Federal Science and Industrial Research Organization and other institutions.</text:p>
      <text:p text:style-name="P4">
Australian Antarctic Antarctic Excellence Center recently issued a bulletin saying that due to global warming, the melting of the Antarctic Ice Cry was melted, and the melting water reduced the seawater salinity near the South Pole. Deep ocean flow near the Antarctic. The effects of sea levels related to this and the decrease in the oxygen content of deep sea may continue in the next few centuries.</text:p>
      <text:p text:style-name="P4">
The bottom water of the Antarctica is a low -temperature and high -density underlying flowing water body under 3000 meters of water depth of the Antarctic waters. According to the communiqué, the bottom water of the Antarctica is an important part of the global current flow. It has participated in the transportation of heat, carbon, oxygen and nutrients globally.</text:p>
      <text:p text:style-name="P4">
The thesis communication author, the Federal Australian Science and Industry Research Organization Environmental Department, said that scientists have had fewer observations about deep -sea. "We have developed a new method to simulate various observation results with realistic model simulation. In order to obtain a preliminary estimate of the changes in deep ocean flow near Antarctica in recent decades. "</text:p>
      <text:p text:style-name="P4">
Linko, researcher of the Australian Federal Federal Science and Industry Research Organization, said that people are familiar with the melting of Antarctic Ice Cards that will lead to rising sea planes. This new study also shows that the impact of the melting of the Antarctic Ice cover has been extended to the deep sea, which will affect marine chemical composition.</text:p>
      <text:p text:style-name="P4">
Researchers believe that under the influence of global warming in the Antarctic ice cover, the process of reduced salinity around Antarctica is expected to continue or even accelerate. Therefore, the slowdown in the deep ocean flow and the decrease in the decreased oxygen content of the deep sea will also continue, and this change has significantly changed the structure and chemical composition of the deep sea.</text:p>
      <text:p text:style-name="P4">
Related papers have been published in the magazine of "Nature · Climate Change" in the UK.</text:p>
      <text:p text:style-name="P4">
News Source: <text:a xlink:type="simple" xlink:href="https://www.zaobao.com.sg/realtime/world/story20230529-1399194" text:style-name="Internet_20_link" text:visited-style-name="Visited_20_Internet_20_Link">
https://www.zaobao.com.sg/realtime/world/story20230529-1399194</text:a>
</text:p>
      <!--NEWS-->
      <text:h text:style-name="P10" text:outline-level="1">
<text:span text:style-name="T4">
Polls: The support rate of the German Green Party fell to 13%</text:span>
</text:h>
      <text:p text:style-name="P4">
Author: None (Language: zh)</text:p>
      <text:p text:style-name="P4">
Publisher: None</text:p>
      <text:p text:style-name="P4">
Time: 2023-05-29T12:28:00Z</text:p>
      <text:p text:style-name="P4">
Description: According to the latest polls of the German public opinion investigation agency Insa, the support of the German Green Party fell to 13%, down to a new low since 2018. The support of the German Options Party continues to rise.</text:p>
      <text:p text:style-name="P4">
Videos: []</text:p>
      <text:p text:style-name="P4">
Images: []</text:p>
      <text:p text:style-name="P4">
Subject: 时政风云</text:p>
      <text:p text:style-name="P4">
Subjects: ['德中关系', '欧债危机', '欧盟', '德国', '绿党', '留学德国', '留学德国', '德国联邦大选', '默克尔']</text:p>
      <text:p text:style-name="P4">
Keywords: ['德国', '绿党', '红绿灯政府', '暖气法', '哈贝克']</text:p>
      <text:p text:style-name="P4">
Id: 65763360</text:p>
      <!--METADATA-->
      <text:p text:style-name="P4">
<text:a xlink:type="simple" xlink:href="https://www.dw.com/zh/overlay/image/article/65763360/65088091" text:style-name="Internet_20_link" text:visited-style-name="Visited_20_Internet_20_Link">
 </text:a>
(Voice of Germany Chinese website) In the context of political disputes on heating law, a survey result conducted by the Sunday Pictures entrusts the German public opinion survey agency insa. A percentage point, the lowest value since 2018.</text:p>
      <text:p text:style-name="P4">
On the other hand, according to this survey, the support rate of the party's right to choose the party is 18 %, an increase of 1 percentage point over last week. According to reports, the support rate of the Social Democratic Party (SPD) of Prime Minister Shulz has decreased by 1 percentage point, currently 20 %. The support rate of the Alliance Party remains unchanged at 28 %. The support rate of the Liberal Democratic Party (FDP) increased by 1 percentage point to 9 %. The support rate of the left party has dropped by 1 percentage point, currently 4 %.</text:p>
      <text:h text:style-name="P12" text:outline-level="3">
<text:span text:style-name="T4">
The controversial heating method</text:span>
</text:h>
      <text:p text:style-name="P4">
The Green Party Minister of Economic Minister Habeck plans to gradually replace the laws of harmful climate oil and natural gas heating, and even have different opinions in the joint government. The Liberal Democratic Party, one of the governing alliances, blocked the possibility of this Cabinet Act in the Federal House.</text:p>
      <text:p text:style-name="P4">
Federal Economic Minister of Economic Minister of Economy plans, starting in 2024, each newly installed heating system must use at least 65 % of renewable energy operation</text:p>
      <text:p text:style-name="P4">
Based on this plan, starting from 2024, each newly installed heating system must be operated with at least 65 % of renewable energy. The United Government decided that the bill will take effect on January 1, 2024, but it still seems to be full of unknown. Habeck believes that there is still room for operating space for the specific effective time of the bill. He recently announced the plan to make a few modifications for the draft.</text:p>
      <text:p text:style-name="P4">
According to INSA's polls, 57%of the respondents opposed the prohibition of oil and natural gas heating, 28%of the respondents supported, and 15%of the respondents did not express their opinions on this issue. 31 % of the respondents believe that the coalition government will end until the term of 2025, and 51 % of the interviewees believe that the Sels government will fall apart before this. Only 27 % are satisfied with the federal government's work.</text:p>
      <text:p text:style-name="P4">
Germany pointed out that public opinion surveys are usually full of uncertainty. The attractiveness of the party's voters or the decision of voters' voting decisions is becoming more and more short -term, making it difficult for poll agencies to weigh the data collected by weighing the data. Public opinion investigation only reflects public opinion during the investigation, not the prediction of the election results. The next federal election is scheduled to be in 2025.</text:p>
      <text:p text:style-name="P4">
(Germany, Reuters)</text:p>
      <text:p text:style-name="P4">
News Source: <text:a xlink:type="simple" xlink:href="https://www.dw.com/zh/民调：德国绿党支持率跌至13/a-65763360" text:style-name="Internet_20_link" text:visited-style-name="Visited_20_Internet_20_Link">
https://www.dw.com/zh/民调：德国绿党支持率跌至13/a-65763360?maca=chi-rss-chi-all-1127-rdf</text:a>
</text:p>
      <!--NEWS-->
      <text:h text:style-name="P10" text:outline-level="1">
<text:span text:style-name="T4">
Biden reached a preliminary agreement with McCarthy's debt limit. This is the five major points here</text:span>
</text:h>
      <text:p text:style-name="P4">
Creator: PETER BAKER</text:p>
      <text:p text:style-name="P4">
Publisher: https://www.facebook.com/nytimeschinese</text:p>
      <text:p text:style-name="P4">
Published Time: 2023-05-29T12:29:21+08:00</text:p>
      <text:p text:style-name="P4">
Description: The agreement will increase the debt limit and implement new restrictions on federal expenditure. In addition, some people receiving government aid will face new work requirements. If it is approved by the Congress, the agreement will end the party's deadlock and avoid a devastating national default. Haiyun Jiang for the New York Times has held press conferences on debt negotiations on the debt limit in the past week.</text:p>
      <text:p text:style-name="P4">
Images: ["<text:a xlink:type="simple" xlink:href="https://static01.nyt.com/images/2023/05/27/multimedia/27dcdebt-takaways-wzqk/27dcdebt-takaways-wzqk-master1050.jpg" text:style-name="Internet_20_link" text:visited-style-name="Visited_20_Internet_20_Link">
27dcdebt-taka...</text:a>
"]</text:p>
      <text:p text:style-name="P4">
Category: 美国</text:p>
      <text:p text:style-name="P4">
Type: Article</text:p>
      <!--METADATA-->
      <text:p text:style-name="P4">
<draw:frame draw:style-name="fr1" draw:name="Image187" text:anchor-type="as-char" svg:width="6.9236in" svg:height="4.615733in" draw:z-index="0">
<draw:image xlink:href="../Images/cnnytimes/2023-05-29T12-29-21-08-00/27dcdebt-takaways-wzqk-master1050.jpg" xlink:type="simple" xlink:show="embed" xlink:actuate="onLoad" draw:mime-type="image/jpeg"/>
</draw:frame>
President Bayeng and the Speaker of the House of Representatives McCarthy <text:a xlink:type="simple" xlink:href="https://www.nytimes.com/2023/05/27/us/politics/debt-limit-deal.html" text:style-name="Internet_20_link" text:visited-style-name="Visited_20_Internet_20_Link">
Agreement on Saturday</text:a>
, Increase the debt limit, and implement new restrictions on federal expenditure. If it is approved by Congress, the agreement will end the party's deadlock and avoid a state default that may be very destructive.</text:p>
      <text:p text:style-name="P4">
The agreement will not only solve the fierce disputes on debt and expenditure problems that have troubled Washington for several weeks, but also make significant changes in the work requirements of environmental permission and social security network plan and the tax law enforcement of the IRS.</text:p>
      <text:p text:style-name="P4">
It is said that this is a principled agreement reached by Bayeon's Caewa in Washington in Washington. Before the final finalization, it still needs to be converted into a formal legislative language. The details of the agreement flowed out from Saturday night, and many problems were still unreasonable.</text:p>
      <text:p text:style-name="P4">
But according to preliminary information, the following are some of the main points.</text:p>
      <text:p text:style-name="P4">
advertise</text:p>
      <text:p text:style-name="P4">
<text:span text:style-name="T4">
 The upper limit of debt will be increased to 2025, after the next election. </text:span>
</text:p>
      <text:p text:style-name="P4">
The federal government reached a debt limit of US $ 3.1.4 trillion in debt stipulated by the law in January, but the Ministry of Finance has been using various accounting techniques to avoid breaking the upper limit. Treasury Secretary Yelun said on Friday that <text:a xlink:type="simple" xlink:href="https://www.nytimes.com/2023/05/26/business/yellen-treasury-x-date-us-debt.html" text:style-name="Internet_20_link" text:visited-style-name="Visited_20_Internet_20_Link">
By June 5th, her department will use these methods</text:a>
At that time, the government will not be able to fulfill its obligations.</text:p>
      <text:p text:style-name="P4">
The agreement reached by Biden and McCarthy will increase the debt limit for two years, so that it will last until the 2024 election, so both parties do not have to deal with this problem again during the current term. Republicans were initially proposed for one year. Both sides hope to win the 2024 election and be in a stronger political status when they reach the upper limit.</text:p>
      <text:p text:style-name="P4">
<text:span text:style-name="T4">
 Domestic expenditure will be restricted, but it will not be as much as Republicans want. </text:span>
</text:p>
      <text:p text:style-name="P4">
The Republicans of McCarthy insist that the upper limit of debt must be based on cutting expenditure. Therefore, in the agreement reached with Biden, the restrictions on certain projects will last two years, which is the same as the duration of the upper limit of debt. Republicans initially sought a 10 -year expenditure limit, but agreed to shorten the deadline.</text:p>
      <text:p text:style-name="P4">
The agreement will maintain the level of non -national defense in 2024 at the level of 2023 and increase it by 1%in 2025, which to a certain extent through re -distribution of other projects' funds. Other matters of the agreement also include that from Biden's previously obtained to help the U.S. Taxation Administration of US $ 80 billion in the US Taxation Agency to invest in the wealthy people's tax evasion behavior, to reduce about $ 10 billion in funds, and use this money to retain domestic projects that would have been cut.</text:p>
      <text:p text:style-name="P4">
advertise</text:p>
      <text:p text:style-name="P4">
The billions of dollars left by the new crown epidemic rescue plan passed shortly after Biden took office will be partially recovered. A analysis of the New York Times shows that if the upper limit is lifted after two years and the expected inflation rate will increase, then these restrictions will reduce the federal expenditure by about 650 billion US dollars in ten years -this is just the Republican party's initial seeking one reduction of cutting reduction Small parts.</text:p>
      <text:p text:style-name="P4">
<text:span text:style-name="T4">
 National defense, social security, medical insurance and veterans will not be affected. </text:span>
</text:p>
      <text:p text:style-name="P4">
The agreement will protect welfare of military and social security and medical insurance from other government departments. It will also provide all funds for the medical care of veterans, including providing more services for those who are exposed to toxic incineration pits.</text:p>
      <text:p text:style-name="P4">
The agreement will effectively retain the many progress that the Bayeng government has won in many fields in the past two years, such as Titlei education funds provided for low -income students, children's conservation and development of the entire funding plan, cancer research, and other priority matters of the president Essence In the next decades, Biden's efforts to avoid US $ 400 billion of student loan debt will not be affected, although this <text:a xlink:type="simple" xlink:href="https://www.nytimes.com/2023/02/28/us/politics/student-loan-supreme-court-biden.html" text:style-name="Internet_20_link" text:visited-style-name="Visited_20_Internet_20_Link">
challenge in the Supreme Court</text:a>
Essence However, the agreement will not include tax increases to the rich and enterprises in his initial budget proposal.</text:p>
      <text:p text:style-name="P4">
<text:span text:style-name="T4">
 Some people who accept government aid will face new work requirements. </text:span>
</text:p>
      <text:p text:style-name="P4">
Government assistance recipients including food vouchers and poverty -stricken families will face new work requirements. One of them is that the agreement will limit the term of food vouchers who can obtain food vouchers under 54 years of age, although these restrictions will expire in 2030 unless the parliament is extended. The plan will also increase the opportunity to obtain food vouchers for veterans and homeless people.</text:p>
      <text:p text:style-name="P4">
advertise</text:p>
      <text:p text:style-name="P4">
<text:span text:style-name="T4">
 The approval procedures for large energy projects will be simplified. </text:span>
</text:p>
      <text:p text:style-name="P4">
The environmental permission of large energy projects will be simplified. A single leading agency will formulate a single review document based on the public timetable. The agreement will implement these changes without restricting the overall scope of the current review procedure, no shortening of the time limit for litigation, and no obstacles to maintain, cancel the ban relief or other judicial remedy measures.</text:p>
      <text:p text:style-name="P4">
News Source: <text:a xlink:type="simple" xlink:href="https://cn.nytimes.com/usa/20230529/debt-ceiling-deal-takeaways/" text:style-name="Internet_20_link" text:visited-style-name="Visited_20_Internet_20_Link">
https://cn.nytimes.com/usa/20230529/debt-ceiling-deal-takeaways/</text:a>
</text:p>
      <!--NEWS-->
      <text:h text:style-name="P10" text:outline-level="1">
<text:span text:style-name="T4">
LEX column: China's real estate remarsh shock</text:span>
</text:h>
      <text:p text:style-name="P4">
Authors: ['Lex专栏']</text:p>
      <text:p text:style-name="P4">
Publisher: 英国《金融时报》</text:p>
      <text:p text:style-name="P4">
Time: 2023-05-29T13:00:44+00:00</text:p>
      <text:p text:style-name="P4">
Published Time: 2023-05-28T12:00:99+08:00</text:p>
      <text:p text:style-name="P4">
Modified Time: 2023-05-29T08:59:99+08:00</text:p>
      <text:p text:style-name="P4">
Description: Recently, the number of real estate developers' court liquidation and debt defaults have increased, which should make investors think twice.</text:p>
      <text:p text:style-name="P4">
Images: ["<text:a xlink:type="simple" xlink:href="https://thumbor.ftacademy.cn/unsafe/picture/8/000080268_piclink.jpg" text:style-name="Internet_20_link" text:visited-style-name="Visited_20_Internet_20_Link">
000080268_pic...</text:a>
"]</text:p>
      <text:p text:style-name="P4">
Themes: ['中国楼市']</text:p>
      <text:p text:style-name="P4">
Keywords: ['中国楼市', '债务', '房地产', '中国商业与金融', '亚太公司', '新兴市场', '中国政府']</text:p>
      <text:p text:style-name="P4">
Type: Article</text:p>
      <!--METADATA-->
      <text:p text:style-name="P4">
<draw:frame draw:style-name="fr1" draw:name="Image188" text:anchor-type="as-char" svg:width="6.9236in" svg:height="3.894525in" draw:z-index="0">
<draw:image xlink:href="../Images/FT Chinese Free Version/2023-05-29T13-00-44-00-00/000080268_piclink.jpg" xlink:type="simple" xlink:show="embed" xlink:actuate="onLoad" draw:mime-type="image/jpeg"/>
</draw:frame>
A year ago, the rectification of China's real estate industry was in full swing. It is difficult for developers to borrow money, and homeowners march on the street.</text:p>
      <text:p text:style-name="P4">
This year, the weak financial foundation has been consolidated. The People's Bank of China has invested about $ 29 billion in loans. Local banks extended the borrowing period for borrowers.</text:p>
      <text:p text:style-name="P4">
News Source: <text:a xlink:type="simple" xlink:href="http://www.ftchinese.com/story/001099794" text:style-name="Internet_20_link" text:visited-style-name="Visited_20_Internet_20_Link">
http://www.ftchinese.com/story/001099794</text:a>
</text:p>
      <!--NEWS-->
      <text:h text:style-name="P10" text:outline-level="1">
<text:span text:style-name="T4">
Titubu will be resolved on Ren Nairen President's economy and security problems</text:span>
</text:h>
      <text:p text:style-name="P4">
Publisher: 法新社</text:p>
      <text:p text:style-name="P4">
Published Time: 2023-05-29T13:02:08+00:00</text:p>
      <text:p text:style-name="P4">
Modified Time: 2023-05-29T15:50:02+00:00</text:p>
      <text:p text:style-name="P4">
Description: (French Xinhe Nai and Abuka, Lia, 29th) The 71 -year -old Nauda Politics Evergreen Titubu sworn in the President of Naiguo today and take over the 80 -year -old military general Muhammadu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9" text:anchor-type="as-char" svg:width="6.9236in" svg:height="3.617581in" draw:z-index="0">
<draw:image xlink:href="../Images/rficn/2023-05-29T13-02-08-00-00/000000.png" xlink:type="simple" xlink:show="embed" xlink:actuate="onLoad" draw:mime-type="image/png"/>
</draw:frame>
Bola Tinubu said in the live broadcast ceremony of Eaglesquare, the capital of the capital: "As the President of the Federal Republic of the Naiga, I will do my best, faithfully, and fulfill my responsibilities in accordance with the Constitution. Just to complete my duties. "Negalia is the country with the largest population in Africa.</text:p>
      <text:p text:style-name="P4">
Participating foreign leaders and representatives include Cyril Ramaphosa, South Africa President Paul Kagame, President of Ghana Nanaakufo-ADDO, as well as from the United States, Britain, China delegation.</text:p>
      <text:p text:style-name="P4">
Kashim Shettima swore to serve as Vice President and replace Yemi Osinbajo.</text:p>
      <text:p text:style-name="P4">
The new government is facing the task of urgency like mountains, first economy.</text:p>
      <text:p text:style-name="P4">
The abundant Nageria has a value of hundreds of millions of dollars in crude oil, and then subsidized gasoline prices in the domestic market, which led to a major challenge for national revenue and foreign exchange reduction and debt surging in debt.</text:p>
      <text:p text:style-name="P4">
According to WorldBank, more than 80 million people live below the poverty line in the country with estimated to have a population of 210 million people, and the United Nations has warned. More than 1/4 of them will suffer from serious hunger this year.</text:p>
      <text:p text:style-name="P4">
In addition, although Naita's technology industry and entertainment are booming, many middle class moved to overseas, hoping to pursue a more bright future.</text:p>
      <text:p text:style-name="P4">
Another of the new government is a domestic security issue. In recent years, the unstable situation has spread like wild fire.</text:p>
      <text:p text:style-name="P4">
The Nigerian troops fighting the full armed criminal gangs and kidnapping in the central and northwestern states, fighting theft thief, pirates, and separatists in the southeast, and the northeast has 14 jihads in the rebellion.</text:p>
      <text:p text:style-name="P4">
News Source: <text:a xlink:type="simple" xlink:href="https://www.rfi.fr/cn/%E5%9B%BD%E9%99%85%E6%8A%A5%E9%81%93/20230529-%E6%8F%90%E5%8A%AA%E5%B8%83%E5%B0%B1%E4%BB%BB%E5%A5%88%E5%8F%8A%E5%88%A9%E4%BA%9A%E6%80%BB%E7%BB%9F-%E7%BB%8F%E6%B5%8E%E4%B8%8E%E5%AE%89%E5%85%A8%E9%9A%BE%E9%A2%98%E5%BE%85%E8%A7%A3" text:style-name="Internet_20_link" text:visited-style-name="Visited_20_Internet_20_Link">
https://www.rfi.fr/cn/%E5%9B%BD%E9%99%85%E6%8A%A5%E9%81%93/20230529-%E6%8F%90%E5%8A%AA%E5%B8%83%E5%B0%B1%E4%BB%BB%E5%A5%88%E5%8F%8A%E5%88%A9%E4%BA%9A%E6%80%BB%E7%BB%9F-%E7%BB%8F%E6%B5%8E%E4%B8%8E%E5%AE%89%E5%85%A8%E9%9A%BE%E9%A2%98%E5%BE%85%E8%A7%A3</text:a>
</text:p>
      <!--NEWS-->
      <text:h text:style-name="P10" text:outline-level="1">
<text:span text:style-name="T4">
The participants of the June 4th Prayer Society of the California Bay Area in the United States are young Christians</text:span>
</text:h>
      <text:p text:style-name="P4">
Author: None</text:p>
      <text:p text:style-name="P4">
Publisher: Radio Free Asia (Organization)</text:p>
      <text:p text:style-name="P4">
Published Time: 2023-05-29T13:30:00-04:00</text:p>
      <text:p text:style-name="P4">
Modified Time: 2023-05-29T15:55:23-04:00</text:p>
      <text:p text:style-name="P4">
Description: None</text:p>
      <text:p text:style-name="P4">
Videos: []</text:p>
      <text:p text:style-name="P4">
Audios: ["<text:a xlink:type="simple" xlink:href="https://www.rfa.org/mandarin/yataibaodao/renquanfazhi/sc2-052920231322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0" text:anchor-type="as-char" svg:width="6.9236in" svg:height="4.533841in" draw:z-index="0">
<draw:image xlink:href="../Images/rfamandarin/2023-05-29T13-30-00-04-00/000000.png" xlink:type="simple" xlink:show="embed" xlink:actuate="onLoad" draw:mime-type="image/png"/>
</draw:frame>
The scene of this prayer event <text:a xlink:type="simple" xlink:href="https://www.rfa.org/mandarin/yataibaodao/renquanfazhi/sc2-05292023132241.html/@@images/image" text:style-name="Internet_20_link" text:visited-style-name="Visited_20_Internet_20_Link">
</text:a>
Sun Cheng shot, exclusively launched <text:a xlink:type="simple" xlink:href="https://www.rfa.org/mandarin/yataibaodao/renquanfazhi/sc2-05292023132241.html/@@stream" text:style-name="Internet_20_link" text:visited-style-name="Visited_20_Internet_20_Link">
Audio-Link: https://www.rfa.org/mandarin/yataibaodao/renquanfazhi/sc2-052920232241.html/@stream</text:a>
On the occasion of the "June 4th Incident", a number of young Christians from China held a prayer event with the theme of "June 4th" in the Bay Area of California. Participants include post -90s and post -00s.</text:p>
      <text:p text:style-name="P4">
<text:a xlink:type="simple" xlink:href="https://www.rfa.org/mandarin/yataibaodao/renquanfazhi/cl-05292023105826.html" text:style-name="Internet_20_link" text:visited-style-name="Visited_20_Internet_20_Link">
<text:span text:style-name="T4">
 Do not fear the intimidation and nourish Sydney Chinese people stand up to mourn "June 4" </text:span>
</text:a>
<text:span text:style-name="T4">
<text:span text:style-name="T5">
 <text:a xlink:type="simple" xlink:href="https://www.rfa.org/mandarin/yataibaodao/renquanfazhi/sc-05292023054105.html" text:style-name="Internet_20_link" text:visited-style-name="Visited_20_Internet_20_Link">
On the eve of the 34th anniversary of June 4th, Peng Lifa, Li Zhiying and others were commended by the American and private groups</text:a>
</text:span>
* </text:span>
<text:span text:style-name="T5">
 <text:a xlink:type="simple" xlink:href="https://www.rfa.org/mandarin/Xinwen/6-05282023164229.html" text:style-name="Internet_20_link" text:visited-style-name="Visited_20_Internet_20_Link">
June 4th approaching Hunan Zhuzhou Rights, Chen Siming, was detained by the police</text:a>
</text:span>
*</text:p>
      <text:p text:style-name="P4">
<text:span text:style-name="T4">
 05 After the teenager, how did he know June 4th? </text:span>
</text:p>
      <text:p text:style-name="P4">
"Ask for advice on the days when we are sleepy, there is no negligence, no abandonment; do not ask for the stability of ourselves; for the poor, the prisoner is watching care, the person who is not dungeon passes the good news; Those who are suffering in the trauma of the June 4th "trauma accompanied the deadly valley ..."</text:p>
      <text:p text:style-name="P4">
The chanter of this Christian prayer is Zhang Taiji, a 16 -year -old young man from Shaanxi. Born in 2007, he was a "post -05" and came to the United States with his family this year. At noon on May 28 this year, he attended a prayer meeting with the theme of "June 4th" in a church in the California Bay Area City, and read the above prayer in the event.</text:p>
      <text:p text:style-name="P4">
Zhang Taiji told reporters that he learned through the "June 4th" massacre that he had happened for nearly two decades before his birth, and he learned from his father and online information. He said: "It is learned from his father's mouth, and some of them know from the online oil pipe broadcast. I saw a video discussing the" June 4th "incident and talked about what happened."</text:p>
      <text:p text:style-name="P4">
He also said that he first heard that "June 4th" was inadvertently mentioned when his father talked with him, and said: "I don't know when I started (June 4th). In fact, many people in China are I don't know this incident. I am like me, if I tell them, they hardly know what "June 4th" is. "</text:p>
      <text:p text:style-name="P4">
The prayer used in this event was sponsored by a group of Christians on the Internet, called the "34th Anniversary of the June 4th Incident". This prayer has now been co -deployed by more than 300 people from all walks of life. People participating in the signed include many priests and preachers in Hong Kong. Rev. Liu Yi, who organized the California Bay Area Prayer Meeting, said that in the case of the "National Security Law" that has passed: "They are still dare to co -name in Hong Kong, which requires great courage and martyrdom. respect."</text:p>
      <text:p text:style-name="P4">
The scene of this prayer event (shooting, exclusive starting) <text:a xlink:type="simple" xlink:href="https://www.rfa.org/mandarin/yataibaodao/renquanfazhi/sc2-05292023132241.html/m0529-sc1.jpg" text:style-name="Internet_20_link" text:visited-style-name="Visited_20_Internet_20_Link">
![] [] [](Images/rfamandarin/2023-05-29T13-30-00-04-00/000003.png)</text:a>
<text:span text:style-name="T4">
 A number of young Christians participate in the prayer meeting </text:span>
</text:p>
      <text:p text:style-name="P4">
Another prayer chanter at this prayer meeting, Chen Jiaming from Guangdong 28 years old, was born in 1995. The reason why he knew the "June 4th" was when he turned over the wall in China, he saw the well -known documentary "Tiananmen" directed by Kama on the YouTube website. This documentary that time is more than three hours shows in detail the ins and outs of 1966. Chen Jiaming said that as a Christian: "In my belief, I believe that I will never forget this history, and it will definitely extend justice for us."</text:p>
      <text:p text:style-name="P4">
When Mr. Chen, a Christian, born in Henan and born in 1997, was previously learned from a video of the June Fourth Massacre through a video of the YouTube website. At this prayer meeting, he also participated in the chanting of the prayer. From the perspective of religious beliefs, Mr. Chen talked about the reason why he participated in the "June 4th" theme prayer meeting. He said: "My belief Christianity must advocate fairness, justice, and love. I think the" June 4th " This incident is extremely unfair, extremely loved, and kind. So for my faith, I want to stand up and speak. "</text:p>
      <text:p text:style-name="P4">
Among the Christians who recite prayers at this prayer meeting, 31 -year -old young young man from Anhui was the largest and was born in 1992 after the June 4th massacre. He said that he heard "June 4th" from his father. He recalled the situation at that time: "They are not talking about 'June 4', but saying '" Study Trends ". Some of the real situations, they don't know. Know from YouTube. "</text:p>
      <text:p text:style-name="P4">
Rev. Liu Yi said that the young man who participated in the prayer meeting was invited by him. He introduced his purpose: "After the June 4th ', the so -called reform and opening up policy in China. Because of the development of the Chinese economy, many people think that the Communist Party can self -improve. Applying for young people to awaken, so I invited them to recite the commemorative prayer of 'June Four'. "</text:p>
      <text:p text:style-name="P4">
Reporter: Sun Cheng Editor: Jiayuan.com editor: Hong Wei</text:p>
      <text:p text:style-name="P4">
News Source: <text:a xlink:type="simple" xlink:href="https://www.rfa.org/mandarin/yataibaodao/renquanfazhi/sc2-05292023132241.html" text:style-name="Internet_20_link" text:visited-style-name="Visited_20_Internet_20_Link">
https://www.rfa.org/mandarin/yataibaodao/renquanfazhi/sc2-05292023132241.html</text:a>
</text:p>
      <!--NEWS-->
      <text:h text:style-name="P10" text:outline-level="1">
<text:span text:style-name="T4">
President Ugandan signs the maximum death penalty of the anti -homosexual bill</text:span>
</text:h>
      <text:p text:style-name="P4">
Publisher: 法新社</text:p>
      <text:p text:style-name="P4">
Published Time: 2023-05-29T13:32:08+00:00</text:p>
      <text:p text:style-name="P4">
Modified Time: 2023-05-29T13:05:02+00:00</text:p>
      <text:p text:style-name="P4">
Description: (France -France -France -France -France -France, Uganda Capital, Kangbira, 29th) Ugandan President Yoweri Museveni's office said he signed an anti -homosexual bill today. This controversial bill will take the most severe anti -syncope measures in the worl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3" text:anchor-type="as-char" svg:width="6.9236in" svg:height="3.617581in" draw:z-index="0">
<draw:image xlink:href="../Images/rficn/2023-05-29T13-32-08-00-00/000000.png" xlink:type="simple" xlink:show="embed" xlink:actuate="onLoad" draw:mime-type="image/png"/>
</draw:frame>
Agence France -Presse reported that a statement issued by the official Twitter account of the President stated that Muskini "had agreed to the 2023 Anti -homosexual Act" and the bill had been completed.</text:p>
      <text:p text:style-name="P4">
Uganda Parliament also announced through Twitter that Muzinini has agreed to the new bill approved earlier this month.</text:p>
      <text:p text:style-name="P4">
In fact, Muswinini called on parliament members to revise the bill, but the bill still retains most of the tough clauses that caused strong protests in Western countries.</text:p>
      <text:p text:style-name="P4">
According to the revised bill, it admits that he will not be convicted if he is homosexual, but "engaged in homosexual behavior" will be a crime that can be sentenced to life imprisonment.</text:p>
      <text:p text:style-name="P4">
Although Musvini had suggested that members deleted the clauses that sentenced the "severe homosexual" torture, it was rejected by Congress, which means that the offender may be sentenced to death.</text:p>
      <text:p text:style-name="P4">
The bill attracted condemnation from the United States, European Unions and International Human Rights, but enjoys extensive public support in Uganda.</text:p>
      <text:p text:style-name="P4">
News Source: <text:a xlink:type="simple" xlink:href="https://www.rfi.fr/cn/%E5%9B%BD%E9%99%85%E6%8A%A5%E9%81%93/20230529-%E4%B9%8C%E5%B9%B2%E8%BE%BE%E6%80%BB%E7%BB%9F%E7%AD%BE%E7%BD%B2%E5%8F%8D%E5%90%8C%E6%80%A7%E6%81%8B%E6%B3%95%E6%A1%88-%E7%B4%AF%E7%8A%AF%E6%9C%80%E9%AB%98%E5%8F%AF%E5%A4%84%E6%AD%BB%E5%88%91" text:style-name="Internet_20_link" text:visited-style-name="Visited_20_Internet_20_Link">
https://www.rfi.fr/cn/%E5%9B%BD%E9%99%85%E6%8A%A5%E9%81%93/20230529-%E4%B9%8C%E5%B9%B2%E8%BE%BE%E6%80%BB%E7%BB%9F%E7%AD%BE%E7%BD%B2%E5%8F%8D%E5%90%8C%E6%80%A7%E6%81%8B%E6%B3%95%E6%A1%88-%E7%B4%AF%E7%8A%AF%E6%9C%80%E9%AB%98%E5%8F%AF%E5%A4%84%E6%AD%BB%E5%88%91</text:a>
</text:p>
      <!--NEWS-->
      <text:h text:style-name="P10" text:outline-level="1">
<text:span text:style-name="T4">
South Korea urges North Korea to abandon satellite launch plan</text:span>
</text:h>
      <text:p text:style-name="P4">
Author: 联合早报 (Person)</text:p>
      <text:p text:style-name="P4">
Publisher: 联合早报 (Organization)</text:p>
      <text:p text:style-name="P4">
Published Time: 2023-05-29T13:36</text:p>
      <text:p text:style-name="P4">
Modified Time: 2023-05-29T13:36</text:p>
      <text:p text:style-name="P4">
Description: 路透社报道，韩国外交部星期一（5月29日）敦促朝鲜撤回发射卫星的计划，并承诺与国际社会合作应对朝鲜的挑衅。日本国防部在得知朝方计划后发表声明说，日本将摧毁任何侵犯日本领土的朝鲜导弹...</text:p>
      <text:p text:style-name="P4">
Videos: []</text:p>
      <text:p text:style-name="P4">
Audios: []</text:p>
      <text:p text:style-name="P4">
Images: []</text:p>
      <text:p text:style-name="P4">
Type: NewsArticle</text:p>
      <text:p text:style-name="P4">
Breadcrumbs: ['即时', '国际']</text:p>
      <text:p text:style-name="P4">
Keywords: ['韩国', '朝鲜', '卫星', '日本']</text:p>
      <!--METADATA-->
      <text:p text:style-name="P4">
路透社报道，韩国外交部星期一(5月29日)敦促朝鲜撤回发射卫星的计划，并承诺与国际社会合作应对朝鲜的挑衅。</text:p>
      <text:p text:style-name="P4">
日本国防部在得知朝方计划后发表声明说，日本将摧毁任何侵犯日本领土的朝鲜导弹，并正在为此做准备。</text:p>
      <text:p text:style-name="P4">
另据韩联社报道，韩国国家安保室同日紧急召开国家安全保障会议(NSC)常任委员会会议，就 <text:a xlink:type="simple" xlink:href="https://www.zaobao.com/realtime/world/story20230529-1399148" text:style-name="Internet_20_link" text:visited-style-name="Visited_20_Internet_20_Link">
 朝鲜向日本通报人造卫星发射计划</text:a>
Discuss.</text:p>
      <text:p text:style-name="P4">
The South Korean Guoan Office has reported to the president Yin Xiyue and listened to the report of the joint staff headquarters to discuss the response plan.</text:p>
      <text:p text:style-name="P4">
According to the Ministry of Marine Aquatic Department of Aquatic Products, the Japanese Maritime Security Agency received a notice from the North Korean side that morning, saying that North Korea "will launch artificial satellites from 0:00 on May 31 to June 11."</text:p>
      <text:p text:style-name="P4">
News Source: <text:a xlink:type="simple" xlink:href="https://www.zaobao.com.sg/realtime/world/story20230529-1399208" text:style-name="Internet_20_link" text:visited-style-name="Visited_20_Internet_20_Link">
https://www.zaobao.com.sg/realtime/world/story20230529-1399208</text:a>
</text:p>
      <!--NEWS-->
      <text:h text:style-name="P10" text:outline-level="1">
<text:span text:style-name="T4">
German media: "Risk" itself can cause risks</text:span>
</text:h>
      <text:p text:style-name="P4">
Author: None (Language: zh)</text:p>
      <text:p text:style-name="P4">
Publisher: None</text:p>
      <text:p text:style-name="P4">
Time: 2023-05-29T13:43:00Z</text:p>
      <text:p text:style-name="P4">
Description: A guest comment warning in the "Business Daily" warned that Beijing is trying to make European and China depend on each other into Europe unilaterally relying on China. "Mirror Weekly" pointed out that "risks" in China will cause a lot of risks in itself, but it is better than "decoupling".</text:p>
      <text:p text:style-name="P4">
Videos: []</text:p>
      <text:p text:style-name="P4">
Images: []</text:p>
      <text:p text:style-name="P4">
Subject: 评论分析</text:p>
      <text:p text:style-name="P4">
Subjects: ['希腊债务危机', '欧债危机', '欧盟', '乌克兰', '诺贝尔奖', '欧洲难民危机', '欧洲']</text:p>
      <text:p text:style-name="P4">
Keywords: ['去风险', '脱钩', '依赖', '欧中关系', '德中关系', '中国战略', '欧盟']</text:p>
      <text:p text:style-name="P4">
Id: 65763774</text:p>
      <!--METADATA-->
      <text:p text:style-name="P4">
<text:a xlink:type="simple" xlink:href="https://www.dw.com/zh/overlay/image/article/65763774/61841595" text:style-name="Internet_20_link" text:visited-style-name="Visited_20_Internet_20_Link">
 </text:a>
Does Europe and China dependence on each other become unilaterally dependent?</text:p>
      <text:p text:style-name="P4">
(Voice of Germany Chinese website) The German "Business Daily" published by Dussertorf ** [以 "[<text:a xlink:type="simple" xlink:href="https://www.handelsblatt.com/meinung/homo-oeconomicus/gastkommentar-homo-oeconomicus-wir-muessen-mehr-unabhaengigkeit-von-china-wagen-/29171502.html" text:style-name="Internet_20_link" text:visited-style-name="Visited_20_Internet_20_Link">
We must be brave to get rid of dependence on China</text:a>
"As the title, I will publish the professor of the Financial Research Center of Frankfurt University(VolkerBrühl)Written customer reviews. The author pointed out that although the dependence between Europe and China is mutual, Beijing is trying to enhance the autonomy of economic technology, and Europe will fall into unilateral dependence on China in the near future.</text:p>
      <text:p text:style-name="P4">
Humanitarian assistance. "</text:p>
      <text:p text:style-name="P4">
"The West only significantly reduces the [economic dependence] to China <text:a xlink:type="simple" xlink:href="https://www.dw.com/zh/zh/调查德国对华投资不造成依赖/a-65389145" text:style-name="Internet_20_link" text:visited-style-name="Visited_20_Internet_20_Link">
economic dependence</text:a>
At the time, we can effectively promote the reform of Beijing. For the automotive industry and machinery manufacturing industry, China is the world's largest sales market. Because of this, the EU, other high economic growth bodies such as India, Indonesia, South America, and Africa are important. "</text:p>
      <text:p text:style-name="P4">
"Germany was the leader of photovoltaic power generation technology. However, decision -making errors have led to China to become a science and technology champion and manufacturing leader in the field of solar power generation. Now, wind energy and green hydrogen energy are also facing the same risk. Let the relevant industries settle in Europe. In addition, Europe should also reduce its dependence on imported semiconductor products. "</text:p>
      <text:p text:style-name="P4">
The author also noticed that the investment conditions between Europe and China are not equal. The European Union urgently needs to amend the regulations to ensure that important technologies will not be transferred, and it is also ensured that the industrial chain is settled more in Europe. "Although there are many benefits of global industries, democratic countries should also have certain autonomy in important areas."</text:p>
      <text:p text:style-name="P4">
Since the European Union Commission chairman Feng Delin delivered a speech at the end of March in March, "risk" has become a hot word in the West when discussing the policy of China</text:p>
      <text:p text:style-name="P4">
The Hamburg Published <text:span text:style-name="T4">
 "Mirror Weekly" </text:span>
 "" "" "" "" "" "(https://www.spiegel.de/wirtschaft/europas-umgang-mit-china-wenn-derisking-nach-hinten-losgeht-kolumne-a-8c754cc8-7c28-43ec-bec1-123160ec413e)"For the title, publishing comments pointed out that the European Union now wants to reduce its economic dependence on China, but blindly raising the proportion of localized production will cause greater risks.</text:p>
      <text:p text:style-name="P4">
The article noticed that since <text:a xlink:type="simple" xlink:href="https://www.dw.com/zh/zh/冯德莱恩不希望与中国脱钩对俄立场决定中欧关系/a-65186120" text:style-name="Internet_20_link" text:visited-style-name="Visited_20_Internet_20_Link">
the Chairman of the European Commission, Feng Delin, President Feng Delin delivered a speech that "not decoupled but out of danger" at the end of March</text:a>
Since then, "risk" has become <text:a xlink:type="simple" xlink:href="https://www.dw.com/zh/zh/美国国家安全顾问对华关系要去风险-而非脱钩/a-65462184" text:style-name="Internet_20_link" text:visited-style-name="Visited_20_Internet_20_Link">
hot words in the West discussed the policy of China</text:a>
Essence "This is a sentence that Feng Delin likes. 'Going risk' is not just to sound more '<text:a xlink:type="simple" xlink:href="https://www.dw.com/zh/zh/研究与中国等重要经济体脱钩将严重打击德国经济/a-65519064" text:style-name="Internet_20_link" text:visited-style-name="Visited_20_Internet_20_Link">
decoupling</text:a>
'More gentle, it can also let people understand the need to understand: Bayeng and others interpreted it as a comprehensive isolation China, and many German corporate bosses who are unwilling to give up the rich Chinese business interpret it as <text:a xlink:type="simple" xlink:href="https://www.dw.com/zh/zh/德国对华经济依赖持续加深-问题出在哪/a-65259582" text:style-name="Internet_20_link" text:visited-style-name="Visited_20_Internet_20_Link">
business photos do it. </text:a>
Essence The most important thing is: the EU's plan to reduce the economic dependence of emerging powers ---- whether it is to promote the production of local raw materials or the construction of the local photovoltaic industry ---- finally have a big title. "</text:p>
      <text:p text:style-name="P4">
The author pointed out vigilantly that many times, the risks that people think are actually not risks at all; sometimes, the risks cannot be ruled out at all, unless they pay a high cost of incomparable proportion. With the cautious vision of economics to examine the various "de -risk" suggestions proposed by the European Union recently, you will find that the risk caused by the "de -risk" measure itself may be greater than the original "risk". The analysis of the article pointed out that if Europe has pushed rare earth production in order to reduce its dependence on China's rare earth materials, or to force the localization of solar power boards, it will greatly increase the cost of economic operation.</text:p>
      <text:p text:style-name="P4">
"Moreover, trying to use trade barriers to reduce political risks. Such behavior itself constitutes risk. For example Asia, Africa, Latin America. In Europe, the steel industry and chemical industry in Europe are inseparable from a large amount of green hydrogen energy, but most of this energy source can only be produced overseas. "</text:p>
      <text:p text:style-name="P4">
"This means that the European Union will still import a lot in the future. In order to buy these imported materials, the EU can only make money through exported industrial products. A world that is fragmented by foreign trade due to geopolitics is not the green of the European Union. The need for transformation. The future green economy must be global. Without globalization, there is no green economy. "</text:p>
      <text:p text:style-name="P4">
"'Depending on Risk' is a beautiful vocabulary, but to raise it into a strategy, the West must first clarify where the Chinese risk is and which countermeasures are the most suitable. This problem is very complicated. The G7 held recently There is a result of the summit, anyway: Western countries agree that <text:a xlink:type="simple" xlink:href="https://www.dw.com/zh/zh/德国在哪方面依赖中国脱钩是否可行/a-65492863" text:style-name="Internet_20_link" text:visited-style-name="Visited_20_Internet_20_Link">
'Decoming' is not the best option</text:a>
Essence From this perspective, the proposal of the concept of "de -risk '" can also be regarded as a great progress. "</text:p>
      <text:p text:style-name="P4">
<text:span text:style-name="T5">
Inding the content of other media, does not represent the position or view of the Voice of Germany. _ </text:span>
 _ 吧 _</text:p>
      <text:p text:style-name="P4">
News Source: <text:a xlink:type="simple" xlink:href="https://www.dw.com/zh/德语媒体：-去风险-本身就会造成风险/a-65763774" text:style-name="Internet_20_link" text:visited-style-name="Visited_20_Internet_20_Link">
https://www.dw.com/zh/德语媒体：-去风险-本身就会造成风险/a-65763774?maca=chi-rss-chi-all-1127-rdf</text:a>
</text:p>
      <!--NEWS-->
      <text:h text:style-name="P10" text:outline-level="1">
<text:span text:style-name="T4">
Source: Musk will visit China this week</text:span>
</text:h>
      <text:p text:style-name="P4">
Author: None (Language: zh)</text:p>
      <text:p text:style-name="P4">
Publisher: None</text:p>
      <text:p text:style-name="P4">
Time: 2023-05-29T13:47:00Z</text:p>
      <text:p text:style-name="P4">
Description: Reuters quoted people familiar with the matter, Tesla CEO Musk will visit China this week. This will be the first visit to China for three years.</text:p>
      <text:p text:style-name="P4">
Videos: []</text:p>
      <text:p text:style-name="P4">
Images: []</text:p>
      <text:p text:style-name="P4">
Subject: 经济纵横</text:p>
      <text:p text:style-name="P4">
Subjects: ['马斯克', '特斯拉', '电动车', '上海工厂', '特斯拉上海厂']</text:p>
      <text:p text:style-name="P4">
Keywords: ['意见反馈']</text:p>
      <text:p text:style-name="P4">
Id: 65763757</text:p>
      <!--METADATA-->
      <text:p text:style-name="P4">
<text:a xlink:type="simple" xlink:href="https://www.dw.com/zh/overlay/image/article/65763757/65630364" text:style-name="Internet_20_link" text:visited-style-name="Visited_20_Internet_20_Link">
 </text:a>
(Voice of Germany Chinese) Reuters quoted three people familiar with the matter and Tesla CEO Musk will visit China this week. Two of the sources revealed to Reuters that Tesla CEO Musk is expected to meet with senior Chinese officials and visit Tesla's factory in Shanghai.</text:p>
      <text:p text:style-name="P4">
It is unknown who will meet with and what will be discussed. Because this is a private category, people familiar with the matter refused to disclose their names.</text:p>
      <text:p text:style-name="P4">
Tesla and the News Office of the State Council did not immediately respond to Reuters' comment requests.</text:p>
      <text:p text:style-name="P4">
Reuters reported in March that <text:a xlink:type="simple" xlink:href="https://www.dw.com/zh/zh/消息人士马斯克最快4月访华-寻求与李强见面/a-65197299" text:style-name="Internet_20_link" text:visited-style-name="Visited_20_Internet_20_Link">
Musk plans to visit China</text:a>
And seeking meeting with the Chinese State Council Prime Minister Li Qiang may be the earliest in April, depending on Li Qiang's schedule.</text:p>
      <text:p text:style-name="P4">
This visit will be Musk since the beginning of 2020 <text:a xlink:type="simple" xlink:href="https://www.dw.com/zh/zh/特斯拉新车交付-马斯克上海工厂跳舞/a-51918535" text:style-name="Internet_20_link" text:visited-style-name="Visited_20_Internet_20_Link">
dancing at the event of the Tesla Shanghai plant</text:a>
It also triggered the first visit to China since the Internet sensation.</text:p>
      <text:p text:style-name="P4">
The Tesla Shanghai plant is the largest production base of this electric vehicle manufacturer</text:p>
      <text:p text:style-name="P4">
Tesla is currently facing many problems, including competition with Chinese auto manufacturers when the Chinese market is weak.</text:p>
      <text:p text:style-name="P4">
Tesla has not yet provided any latest information about the annual output of 450,000 vehicles in the Shanghai plant. Tesla has submitted an application to the local government and plans to increase the annual capacity of the Shanghai plant from 1.25 million to 1.75 million. In addition, the company also stated in April that it will produce a large -scale commercial energy storage battery (Megapack) in Shanghai.</text:p>
      <text:p text:style-name="P4">
However, the National Development and Reform Commission of China has been working hard to solve the problem of overcapacity in the automotive industry, and has always been cautious about approval of new capacity.</text:p>
      <text:p text:style-name="P4">
Musk said to the US CNBC TV station earlier this month: "Our ability to expand in China has been restricted." He added: "This is not a need for demand."</text:p>
      <text:p text:style-name="P4">
In the same interview, he also stated that the tension between the United States and China "should be a question that everyone should care about."</text:p>
      <text:p text:style-name="P4">
Tesla is building a factory in Mexico and is expected to produce a low -cost electric car based on its next -generation platform.</text:p>
      <text:p text:style-name="P4">
(Reuters)</text:p>
      <text:h text:style-name="P12" text:outline-level="3">
<text:span text:style-name="T4">
China Electric Vehicle Army is afraid of Germany?</text:span>
</text:h>
      <text:p text:style-name="P4">
_ © Voice of Germany in 2023_ _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p text:style-name="P4">
News Source: <text:a xlink:type="simple" xlink:href="https://www.dw.com/zh/消息人士：马斯克本周将访问中国/a-65763757" text:style-name="Internet_20_link" text:visited-style-name="Visited_20_Internet_20_Link">
https://www.dw.com/zh/消息人士：马斯克本周将访问中国/a-65763757?maca=chi-rss-chi-all-1127-rdf</text:a>
</text:p>
      <!--NEWS-->
      <text:h text:style-name="P10" text:outline-level="1">
<text:span text:style-name="T4">
Facts ｜ Because the Russians will die &amp; quot;, the US Senator praises &amp; quot; money is successful &amp; quot;?</text:span>
</text:h>
      <text:p text:style-name="P4">
Author: 作者：董喆</text:p>
      <text:p text:style-name="P4">
Publisher: Radio Free Asia (Organization)</text:p>
      <text:p text:style-name="P4">
Published Time: 2023-05-29T13:51:46-04:00</text:p>
      <text:p text:style-name="P4">
Modified Time: 2023-05-29T13:51:46-04:00</text:p>
      <text:p text:style-name="P4">
Description: Author: Dong Yan</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8" text:anchor-type="as-char" svg:width="6.9236in" svg:height="3.629306in" draw:z-index="0">
<draw:image xlink:href="../Images/rfamandarin/2023-05-29T13-51-46-04-00/000000.png" xlink:type="simple" xlink:show="embed" xlink:actuate="onLoad" draw:mime-type="image/png"/>
</draw:frame>
 <text:a xlink:type="simple" xlink:href="https://www.rfa.org/mandarin/shishi-hecha/hc-05292023133428.html/@@images/image" text:style-name="Internet_20_link" text:visited-style-name="Visited_20_Internet_20_Link">
</text:a>
Radio of Liberty Asia</text:p>
      <text:p text:style-name="P4">
<text:span text:style-name="T4">
 Tags: moving flowers and wood </text:span>
</text:p>
      <text:p text:style-name="P4">
<text:span text:style-name="T4">
 Reading in one minute: </text:span>
</text:p>
      <text:p text:style-name="P4">
Republican Senator Lindseygraham met on May 26 in Kiev and met with Ukrainian President Zeroski on May 26. In the report of the Russian satellite news agency on the 28th, "quoted" Graham said: "The Russians will die. We have never spent such a success."</text:p>
      <text:p text:style-name="P4">
The Chinese official media has followed the report from the satellite news agency, and edited the film with subtitles "American MPs said that Russians will die. This is the most successful money we spend." The Hong Kong Connect Media reposted this film and circulated in the Chinese community.</text:p>
      <text:p text:style-name="P4">
After the Asian facts check the laboratory to view the full film, it is found that "the Russians will die" and "We have never spent money to spend the money so successfully" each has its own words, not Graham's continuous speech. The circulating film is the result of editing and stitching.</text:p>
      <text:p text:style-name="P4">
<text:span text:style-name="T4">
In-depth analysis:</text:span>
</text:p>
      <text:p text:style-name="P4">
US Republican Senator Lindseygraham met at Kiev on the 26th with Ukrainian President Zellezki. Russian Satellite News Agency reported on the 28th that Graham said in the meeting that "the Russians will die. There is never such a successful spending money, but the report has no image.</text:p>
      <text:p text:style-name="P4">
<text:span text:style-name="T4">
 What is Graham circulating? </text:span>
</text:p>
      <text:p text:style-name="P4">
Asian facts check the laboratory search on Twitter with "Lindsey Graham" as the keyword. Seeing that there are also many Western accounts reposted the video and video edited by the UK, the time issued with the Russian satellite news agency reported roughly. same.</text:p>
      <text:p text:style-name="P4">
The Chinese official media "Global Daily" used this as a material, published "<text:a xlink:type="simple" xlink:href="https://world.huanqiu.com/article/4D4kmqPSfrV" text:style-name="Internet_20_link" text:visited-style-name="Visited_20_Internet_20_Link">
American MPs say" Russians are dead "so they succeed in the success of Wuwu, netizens: American policy true face</text:a>
"One article, which also mentioned" Video released according to the British "The Sun" ... "and use" Russia Today "as the second source, elaborated" Graham told Zerrenzki during the meeting, "Russia People are dying, and we have never spent money so successfully ", and with short videos. This short video is circulated on Weibo and Twitter.</text:p>
      <text:p text:style-name="P4">
<text:span text:style-name="T4">
 What did the meeting between the two say? </text:span>
</text:p>
      <text:p text:style-name="P4">
View <text:a xlink:type="simple" xlink:href="https://youtu.be/R8ejPbK99B0" text:style-name="Internet_20_link" text:visited-style-name="Visited_20_Internet_20_Link">
Sun News Video</text:a>
You can find that the camera of 0’23 to 28 "to 28 is the same perspective.</text:p>
      <text:p text:style-name="P4">
Zelei: either freedom or death. (Freedom or death.)</text:p>
      <text:p text:style-name="P4">
Graham: Either freedom or death. (Freedom or death.)</text:p>
      <text:p text:style-name="P4">
Zeelianzki: Now you are free. (Now you are free.)</text:p>
      <text:p text:style-name="P4">
Graham: Yes. (Yes.)</text:p>
      <text:p text:style-name="P4">
Zelei: We will be free. (We will.)</text:p>
      <text:p text:style-name="P4">
Graham: Russians will die. (Russians are about to die ...)</text:p>
      <text:p text:style-name="P4">
Then switch to another mirror in seconds 0’29, followed by the conversation as follows:</text:p>
      <text:p text:style-name="P4">
Graham: We spent the most successful money. (Best Money We've Eveer Spent.)</text:p>
      <text:p text:style-name="P4">
Zelei: Thank you very much. (Than you so much.)</text:p>
      <text:p text:style-name="P4">
Due to obvious signs of editing around the 29th second. In order to verify whether the film was shifted, the Asian facts checked the laboratory to view the complete films provided by Reuters. It was discovered that Graham mentioned that "spending the most successful money" was to respond to the support of the United States for cooperation. The original dialogue is as follows:</text:p>
      <text:p text:style-name="P4">
"Russians will die", the following dialogue:</text:p>
      <text:p text:style-name="P4">
Graham responded to the dispute with email Reuters on the 28th, saying that he mentioned to Zeroski that "Ukraine has accepted the US proverbs -either freedom or death. It is a good investment in the United States to help Ukraine from Russia's war criminals. "</text:p>
      <text:p text:style-name="P4">
<text:span text:style-name="T4">
in conclusion:</text:span>
</text:p>
      <text:p text:style-name="P4">
We cannot prove what kind of motivation of the Sun's editing. However, after the spread and interpretation of the Russian satellite news agency, some netizens, and Chinese official media, Graham praised the United States to assist Ukraine's achievements and connects Russians who died in the Russian and Ukraine War, which may cause misunderstandings.</text:p>
      <text:p text:style-name="P4">
According to the full film, Graham expressed that "we have never spent such a successful spending money" in response to Zenoski thanked the United States for their assistance. As for the saying "Russians will die", it is to respond to the saying that Zeroski expressed that Ukraine would fight for freedom to the last moment, and the two were not related.</text:p>
      <text:p text:style-name="P4">
<text:span text:style-name="T5">
ASIA FACT Checklab is a new unit established for today's complex media environment and emerging ecology. We are in the journalistic major, provide correct check reports and in -depth reports. It is expected that readers to get diversified public issues and get diversified issues. Complete understanding. If readers have questions about any media and social software dissemination, welcome to the AFCL@rfa.org sent to the Asian facts checking laboratory with email, and we will check and verify it for you. _ </text:span>
 _ 吧 _</text:p>
      <text:p text:style-name="P4">
News Source: <text:a xlink:type="simple" xlink:href="https://www.rfa.org/mandarin/shishi-hecha/hc-05292023133428.html" text:style-name="Internet_20_link" text:visited-style-name="Visited_20_Internet_20_Link">
https://www.rfa.org/mandarin/shishi-hecha/hc-05292023133428.html</text:a>
</text:p>
      <!--NEWS-->
      <text:h text:style-name="P10" text:outline-level="1">
<text:span text:style-name="T4">
South Korea issued a navigation warning on North Korea's launch satellite plan</text:span>
</text:h>
      <text:p text:style-name="P4">
Author: 联合早报 (Person)</text:p>
      <text:p text:style-name="P4">
Publisher: 联合早报 (Organization)</text:p>
      <text:p text:style-name="P4">
Published Time: 2023-05-29T13:57</text:p>
      <text:p text:style-name="P4">
Modified Time: 2023-05-29T14:41</text:p>
      <text:p text:style-name="P4">
Description: South Korea issued a navigation warning on North Korea's plan to launch satellites. The Yonhap News Agency reported that after North Korea (May 29) notified Japan's artificial satellite launch plan, the South Korean Ministry of Marine Aquatic Property issued a sailing warning through the National Oceanic Investigation Institute. After the Marine Aquatic Department confirmed the Japanese sailing warning ...</text:p>
      <text:p text:style-name="P4">
Videos: []</text:p>
      <text:p text:style-name="P4">
Audios: []</text:p>
      <text:p text:style-name="P4">
Images: []</text:p>
      <text:p text:style-name="P4">
Type: NewsArticle</text:p>
      <text:p text:style-name="P4">
Breadcrumbs: ['即时', '国际']</text:p>
      <text:p text:style-name="P4">
Keywords: ['韩国', '日本', '朝鲜', '卫星']</text:p>
      <!--METADATA-->
      <text:p text:style-name="P4">
South Korea issued a navigation warning on North Korea's plan to launch satellites.</text:p>
      <text:p text:style-name="P4">
Yonhap News Agency reported that North Korea Monday (May 29) <text:a xlink:type="simple" xlink:href="https://www.zaobao.com/realtime/world/story20230529-1399148" text:style-name="Internet_20_link" text:visited-style-name="Visited_20_Internet_20_Link">
Notice the artificial satellite launch plan to Japan</text:a>
Later, the South Korean Ministry of Marine Aquatic Products issued a sailing warning through the National Oceanic Investigation Institute.</text:p>
      <text:p text:style-name="P4">
After confirming the Japanese sailing warning, the Ministry of Aquatic Department of Aquatic Products notified the National Oceanic Investigation Institute that the hospital issued a sailing warning at 10.20 am.</text:p>
      <text:p text:style-name="P4">
There are three seas that need to pay attention to the safety of sailing due to the fall of the aircraft, including two places in western South Korea and one place in eastern Philippines.</text:p>
      <text:p text:style-name="P4">
The reason why North Korea notified the artificial satellite launch plan to Japan was because according to the global navigation warning service of the International Maritime Organization (IMO), the South Korean and North Korean navigation warning areas, and the coordinated country in the area is Japan.</text:p>
      <text:p text:style-name="P4">
According to relevant regulations, the member states of the XI area must inform Japan to report the military exercise plans such as maritime shooting exercises and maritime exercises, as well as emergency situations such as ships and reefs.</text:p>
      <text:p text:style-name="P4">
News Source: <text:a xlink:type="simple" xlink:href="https://www.zaobao.com.sg/realtime/world/story20230529-1399210" text:style-name="Internet_20_link" text:visited-style-name="Visited_20_Internet_20_Link">
https://www.zaobao.com.sg/realtime/world/story20230529-1399210</text:a>
</text:p>
      <!--NEWS-->
      <text:h text:style-name="P10" text:outline-level="1">
<text:span text:style-name="T4">
Column | Night Talk Zhongnanhai: The educated youth, workers, peasants and soldiers in the Standing Committee of the Political Bureau of the 20th Central Political Bureau of the Communist Party of China</text:span>
</text:h>
      <text:p text:style-name="P4">
Author: None</text:p>
      <text:p text:style-name="P4">
Publisher: Radio Free Asia (Organization)</text:p>
      <text:p text:style-name="P4">
Published Time: 2023-05-29T14:01:00-04:00</text:p>
      <text:p text:style-name="P4">
Modified Time: 2023-05-29T16:53:21-04:00</text:p>
      <text:p text:style-name="P4">
Description: None</text:p>
      <text:p text:style-name="P4">
Videos: []</text:p>
      <text:p text:style-name="P4">
Audios: ["<text:a xlink:type="simple" xlink:href="https://www.rfa.org/mandarin/zhuanlan/yehuazhongnanhai/gx-052920231354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4.612011in" draw:z-index="0">
<draw:image xlink:href="../Images/rfamandarin/2023-05-29T14-01-00-04-00/000000.png" xlink:type="simple" xlink:show="embed" xlink:actuate="onLoad" draw:mime-type="image/png"/>
</draw:frame>
Seven Standing Committee Age France-Pressence of the Politburo of the Communist Party of China <text:a xlink:type="simple" xlink:href="https://www.rfa.org/mandarin/zhuanlan/yehuazhongnanhai/gx-05292023135452.html/@@stream" text:style-name="Internet_20_link" text:visited-style-name="Visited_20_Internet_20_Link">
Audio-Link: https://www.rfa.org/Mandarin/zhuanlan/yehuazhongnanhai/gx 052920235452.html/@stream</text:a>
In this column's previous article, "Twenty is far from Xi Jinping's considering" successor "for ourselves," the analysis of Dr. Wu Guoguang's article "The Rise of Xi Jinping Youth Guard: Intergenerational Replacement of the Communist Party of the Communist Party of China": The average age of the new Politburo members appointed by the 20th National Congress of the Communist Party of China was more than five years ago, ten years ago, or even twenty years ... This reflects Xi Jinping's deliberately promoting officials in his tenure and postponed the trend of promoting young officials.</text:p>
      <text:p text:style-name="P4">
Why is this? Logically explained the so -called "educated youth plot". Xi Jinping, who is "graduated from Liangjiahe University" as the glory of life, has always been in politics, and has always been an educated youth.</text:p>
      <text:p text:style-name="P4">
In late December 2020, the author published the "Great praise of the" uphill and down the countryside "campaign in this column? "And" Negotiation of the Mountains and Going to the Countryside is to Realize the Grand -generation CCP leaders led by Xi Jinping ". The article introduces the" Xi Jinping as the leader of the leader of the leader of the leader of the leader of the leader of the leader of the country called Wang Chengxin in 2015. "The biggest achievement", the article claims that if Chairman Mao did not let the city's knowledge youth go to the countryside to receive re -education, (Xi Jinping) The four of them will not be able to enter the Politburo of the Central Committee at the 18th National Congress of the Communist Party of China to become the Standing Committee of the Politburo. The Standing Committee will be some other people, and the history of China will be rewritten.</text:p>
      <text:p text:style-name="P4">
Wang Chengxin's four "educated youths" of the Standing Committee of the Political Bureau of the Eighteenth Central Committee at the time refers to Xi Jinping, Li Keqiang, Zhang Dejiang, and Wang Qishan.</text:p>
      <text:p text:style-name="P4">
After the 19th National Congress of the Communist Party of China in October 2017, the new seventh Politburo Standing Committee member of the new session of the Politburo was still born. Standing Committee member Wang Qishan is also the background of "educated youth" and "workers, peasants and soldiers".</text:p>
      <text:p text:style-name="P4">
It should be explained here. The author also published the two articles in the previous two articles at the end of 2020, and only a Shanghai elderly who was familiar with Wang Huning in the past recalled that Wang Huning was actually a "educated youth" that experienced the "Shangshan and Township" campaign. In the countryside, a serious illness was obtained within a few days, so he was allowed to "retreat".</text:p>
      <text:p text:style-name="P4">
The so -called "illness retreat" means "returning to the original city due to illness". The policy at that time clearly stipulated that some major diseases were reasons for the disease, such as tuberculosis, lung, cancer, hypertension, heart disease, pyelonephritis, severe gastric ulcer, gastric perforation, and so on. This was an important educated youth policy at that time, reflecting the humanitarian of the revolutionary revolution of his great leader Mao Zedong.</text:p>
      <text:p text:style-name="P4">
Therefore, Wang Huning is actually the same as Xi Jinping, all of which are "educated youths" and "workers, peasants and soldiers" background.</text:p>
      <text:p text:style-name="P4">
At the end of 2020, when the author was published as the previous article, the author once asserted that two years later, the Communist Party of China was 20 years later. Even if Wang Yang, born in 1955, could not stay in office. Xi Jinping, a representative of "workers, peasants and soldiers", will also be in power for a long time. Therefore, the official drum noise of the CCP ’s official policies on the“ upper mountain and going to the countryside ”will continue.</text:p>
      <text:p text:style-name="P4">
However, the author did not expect at the time that in the 20th Central Political Bureau Standing Committee, which was generated in October last year, the proportion of "educated youths" in the Standing Committee of the Political Bureau of the 19th Central Committee accounted for a higher proportion. A "educated youth", they are: Xi Jinping, Li Qiang, Zhao Leji, Wang Huning, Cai Qi and Li Xi. In other words, the Standing Committee of the Political Bureau of the 20th Central Committee was the "educated youth" background in the 6 50s of the Standing Committee of the Political Bureau of the Central Committee in 1962. Four of them, Xi Jinping, Zhao Leji, Wang Huning and Cai Qi are all workers, peasants and soldiers. Of course, strictly speaking, Wang Huning is regarded as "ill educated youth."</text:p>
      <text:p text:style-name="P4">
In addition to Wang Huning, which was specially introduced earlier, Xi Jinping's Liangjiahe experience of Xi Jinping in the Standing Committee of the Political Bureau of the 20th Central Committee and Tsinghua ’s work, peasants and soldiers did not need to introduce it in detail.</text:p>
      <text:p text:style-name="P4">
However, as Mr. Song Yongyi, a Cultural Revolution expert quoted in the previous article in this column, said: What is Xi Jinping in the "Cultural Revolution"? Soon after the "Cultural Revolution", Xi Jinping got off his hometown. After he got out of his hometown, he became a rural branch secretary, and soon he was recommended to enter Tsinghua as "workers and peasants". After entering Tsinghua University, it was basically smooth. According to Xi Jinping's level, can you enter Tsinghua? The graduates of the first Bayi school of the "Cultural Revolution" rarely admitted to Tsinghua.</text:p>
      <text:p text:style-name="P4">
Zhao Leji, born in 1957, was originally a urban household registration in Xining, Qinghai. At the age of 17, he was transferred to the rural household registration of Gongba Brigade, Hedong Township, Guide County, Qinghai Province. The urban hukou of Xining City has become a correspondent of the Qinghai Provincial Department of Commerce.</text:p>
      <text:p text:style-name="P4">
In mid -1977, Zhao Leji, as one of the last batch of workers, peasants and soldiers in mainland China, entered the philosophy of philosophy of Peking University. Three years later, he obtained a "university ordinary class" completion certificate.</text:p>
      <text:p text:style-name="P4">
Since Zhang Youxia, who was born in 1951, was left as a member of the Second Politburo and Vice Chairman of the Military Commission, the outside world felt interest in the "revolutionary friendship" between their parents. As everyone knows, Xi Jinping's political trust in Zhao Leji is also based on the relationship between his father and his parents.</text:p>
      <text:p text:style-name="P4">
At that time, the Shaanxi People's Education Press published a memoir of the old revolutionary memoirs titled "Looking back at Yan'an", "recorded the friendship between the author and Comrade Xi Zhongxun and the revolutionary deeds of Xi." . At that time, Zhao Ximin, president and editor -in -chief of Shaanxi People's Education Publishing House, was the father of Zhao Leji. He was greeted by Hu Hu Yaobang and returned to his hometown of Shaanxi.</text:p>
      <text:p text:style-name="P4">
Related memories articles introduced: President Zhao Ximin is also an old comrade. In the early days of New China, he worked at the Northwest People's Revolutionary University built by Xi Zhongxun. He was also the older even of Xi. "</text:p>
      <text:p text:style-name="P4">
Because it was the general secretary of the time, Hu Yaobang greeted himself, so the then Secretary of the Qinghai Provincial Party Committee Liang Buting did not dare to neglect. He was a feast for Zhao Le Jimin's father, Zhao Ximin. Zhao Ximin's party and government members of Qinghai Province and Xining City, who were almost all present, "asked" to take care of the eldest son Zhao Leji who stayed in Qinghai voluntarily on the spot. Since then, Zhao Leji Guan Yuntong was the youngest governor of the country.</text:p>
      <text:p text:style-name="P4">
Two years ago, two years ago, I have published in this column "Xi Jinping has the most possibility of Zhao Leji with the town party plot, but also the friendship of his father" and "Zhao Leji Twenty to accompany Xi Jinping." Interested readers and listeners can refer to it.</text:p>
      <text:p text:style-name="P4">
After talking about Zhao Leji, Cai Qi, born in 1955. He was canceled in the urban household registration of Fuzhou City, Fujian Province in 1973, and became an educated youth of the Western Commune of Yongan County, Fujian Province. In 1975, while he entered Tsinghua University with Xi Jinping, Cai Qi also became a glorious student, peasant, and soldiers, and entered the Department of Political and Education of Fujian University. Three years later, he stayed as a staff member of the school party committee office.In the few years when Xi Jinping used the deputy secretary of the Fujian Provincial Party Committee and the secretary of the Fuzhou Municipal Party Committee and the full -time deputy secretary of the Provincial Party Committee, Cai Qi, one of the deputy directors of the General Office of the Provincial Party Committee, was clearly "served Comrade Kochi". Then, whether it is a prefecture -level party committee secretary or the recommendation of becoming a cross -provincial exchange cadre from the Central Organization Department, Xi Jinping is arranged and designed by Cai Qi. This is why Xi Jinping first thought of Tsai Qi to himself after the establishment of the National Security Council. reason.</text:p>
      <text:p text:style-name="P4">
Li Xi, born in 1956, was originally a native of Guan Town, two counties in Gansu Province, and his father was a cadre of the county party committee. In 1975, Li Xi's city hukou was canceled and became the educated youth of the Yunping Commune that belonged to the county. However, like Zhao Leji introduced earlier, Li Xi of that year was also arranged for "recruiting" by his father. Rural life only resumed urban hukou after less than one year, becoming a cadre of the two county literature and education bureaus. In 1978, he took the college entrance examination and was admitted to the Chinese Department of Gansu Normal University.</text:p>
      <text:p text:style-name="P4">
As for Li Qiang, the difference between the five former "going to the countryside" is that he was born in "back to the educated youth".</text:p>
      <text:p text:style-name="P4">
Only the Chinese talents who lived in that era were clear. The so -called "educated youth" of that year, that is, the so -called "knowledge youth" actually had two categories. The main category is that Xi Jinping was forced to relocate the city's hukou to the rural areas, "the educated youth", and the secondary category is the so -called "back home educated youth". After the education of middle school education, he returned to his hometown of "farming". The latter is also called "returning to the educated youth".</text:p>
      <text:p text:style-name="P4">
Like Li Qiang's "Return to Hometown Educated Youth", Huang Kunming, who has been re -elected as a member of the Politburo of the Politburo, and Liu Jinguo, the Secretary of the Central Secretary and the first deputy secretary of the Central Discipline Inspection Commission. Among them, Huang Kunming returned to the countryside for one year after graduating from junior high school and was recruited. After retiring the country, he returned to the countryside to continue his farming until he took the college entrance examination. Liu Jinguo was promoted to brigade cadres in less than a year after graduating from junior high school in the county middle school. At that time, the brigade cadres were "scored in work", and of course they were still rural hukou. However, after a long time, the cadres of the Liu Jinguo brigade were given a "recruitment" indicator by the commune where the hometown was located. From then on, the household registration was changed and "supplying food".</text:p>
      <text:p text:style-name="P4">
As for the degree, Liu Jinguo is not even a student, peasants, and soldiers. In his public resume, he only said that he "did not get out of production" at the provincial party school after he became a grass -roots cadre.</text:p>
      <text:p text:style-name="P4">
In other words, although Xi Jinping is one -third of the time when workers and farmers are students, they are political learning and participating in political movements. One -third of time is labor exercise. I still experienced a period of university, and it is also the campus life of Tsinghua University with a well -known Tsinghua University. And Liu Jinguo, the Standing Committee of the Politburo and the vice chairman of this year, or Han Zheng, has not experienced the half -day college campus life. Han Zheng's "college degree" and "graduate degree" were obtained through the so -called "on -the -job study". During the period of the governor of Fujian, Xi Jinping was awarded the same way to a lecture tape from the two "mentors" to him by listening to the two "mentors" to him.</text:p>
      <text:p text:style-name="P4">
In addition to the six "educated youths" of the Standing Committee of the Political Bureau of the Central Committee, there are also two "returning educated youths" Huang Kun, a member of the Political Bureau of the Political Bureau of the Central Political Bureau and the Secretary of the Secretary Office of the Central Political Bureau that have been introduced by the way, Ming and Liu Jinguo did not count the military representatives who joined the army without graduating from the two middle schools. The 50s of the 20th Politburo members of the 20th Central Committee were almost all born in "educated youth".</text:p>
      <text:p text:style-name="P4">
Among them, the new Politburo member and secretary of the Secretariat, Shi Taifeng, born in 1956, was a hometown <text:a xlink:type="simple" xlink:href="https://zh.wikipedia.org/wiki/%E5%B1%B1%E8%A5%BF%E7%9C%81" text:style-name="Internet_20_link" text:visited-style-name="Visited_20_Internet_20_Link">
Shanxi Province</text:a>
<text:a xlink:type="simple" xlink:href="https://zh.wikipedia.org/wiki/%E6%A6%86%E7%A4%BE%E5%8E%BF" text:style-name="Internet_20_link" text:visited-style-name="Visited_20_Internet_20_Link">
Yushe County</text:a>
The urban household registration, in 1974, cut into the countryside in Dazhai Commune in the county, and successfully passed the college entrance examination in 1978.</text:p>
      <text:p text:style-name="P4">
The new member of the Politburo, Wang Yi, born in 1953, was originally the same as Xi Jinping, as Xi Jinping, and went to the countryside one year later than Xi Jinping. The factory that was recruited into the post and telecommunications department was re -obtained by the city's hukou. After restoring the college entrance examination, Wang Yi entered Beijing Erwa.</text:p>
      <text:p text:style-name="P4">
Li Hongzhong, who was already a member of the Political Bureau of the Central Committee, was born in 1956. At the age of 19, he was canceled the city's residence and became an educated youth in front of the Yaoqian Commune in Sujiatun District, Shenyang City, Liaoning Province. Like Li Keqiang's experience, he has joined the party and became a brigade cadre before participating in the college entrance examination.</text:p>
      <text:p text:style-name="P4">
The new member of the Politburo, He Lifeng, born in February 1955, was canceled the city residence at the age of 18 to <text:a xlink:type="simple" xlink:href="https://zh.wikipedia.org/wiki/%E7%A6%8F%E5%BB%BA%E7%9C%81" text:style-name="Internet_20_link" text:visited-style-name="Visited_20_Internet_20_Link">
Fujian Province</text:a>
<text:a xlink:type="simple" xlink:href="https://zh.wikipedia.org/wiki/%E6%B0%B8%E5%AE%9A%E5%8C%BA_(%A%in%, p. A%brother,%, a%brother, a few%of%, small%." text:style-name="Internet_20_link" text:visited-style-name="Visited_20_Internet_20_Link">
Yongding County</text:a>
)Lixin <text:a xlink:type="simple" xlink:href="https://zh.wikipedia.org/wiki/%E7%9F%A5%E8%AF%86%E9%9D%92%E5%B9%B4" text:style-name="Internet_20_link" text:visited-style-name="Visited_20_Internet_20_Link">
educated youth</text:a>
Start in line. In 1978, he was accepted by Xiamen University in the college entrance examination.</text:p>
      <text:p text:style-name="P4">
In summary, in the latest Central Political Bureau and its Standing Committee, which was generated in October last year, several old "educated youths" of the Politburo members were still obtained by their college entrance examinations and entered the full -time university after they entered the full -time university after their results were obtained. of. Among the 6 old "educated youths" of the 7 Standing Committee of the Politburo, 4 students of workers, peasants and soldiers accounted for 4.</text:p>
      <text:p text:style-name="P4">
More than 4 years ago, the author published the article "Baidu Encyclopedia to modify the" Council of Workers, Peasants and Soldiers "for Xi Jinping" in this column. However, even in the revised entries, the following section of derogation is still retained: the identity of "workers, peasants and soldiers", is still in the hearts of some people, leaving them to be unbearable. "<text:a xlink:type="simple" xlink:href="https://baike.baidu.com/item/%E5%BF%83%E7%BB%93/18659" text:style-name="Internet_20_link" text:visited-style-name="Visited_20_Internet_20_Link">
Heart knot</text:a>
Essence The hat of the University of Gong, Peasant and soldiers still leaves a shadow in her heart. In the selection of cadres in that year, there are many places <text:a xlink:type="simple" xlink:href="https://baike.baidu.com/item/%E9%99%90%E5%88%B6%E4%BD%BF%E7%94%A8/19125990" text:style-name="Internet_20_link" text:visited-style-name="Visited_20_Internet_20_Link">
restricted use</text:a>
Provisions.</text:p>
      <text:p text:style-name="P4">
More than four years ago, I published in this column "Xi Jinping's Tsinghua Institute of Technology, Peasant, Peasant and soldiers represented by Deng Xiaoping was reprimanded as the product of" Tsinghua Elementary School "by Deng Xiaoping. When the personnel discussed the resumption of the college entrance examination, the person in charge of the party committee of Tsinghua University said anxiously that the cultural quality of the students in Tsinghua's students now is too poor. Many students only have the level of primary schools and have to tutor the middle school courses. Deng Xiaoping interjected: "Then it is simply called‘ Tsinghua Middle School ’,‘ Tsinghua Elementary School ’. What is the university?In fact, the content of the head of Tsinghua University reported to Deng Xiaoping at the time was not the most exaggerated. The most exaggerated is that the workers, peasants and soldiers who entered colleges and universities across the country with Xi Jinping had less than 20 % of high school culture. After entering the school, they used the "tuition culture class" as the main learning content. The "cultural courses" mentioned here refers to the basic Chinese and mathematical knowledge that normal college students must master. That is, in Tsinghua University where Xi Jinping is located, there was an old professor who had to give the workers, peasants and soldiers to the junior high school physics class that year. time.</text:p>
      <text:p text:style-name="P4">
It can be seen that strictly speaking, to be precise, Xi Jinping's real education of that year was the "Tsinghua Primary School" in Deng Xiaoping's mouth. At best, he graduated from "Tsinghua Middle School".(This episode is chaired and broadcast by high -tech)(The article only represents the personal position and point of view of the special commentator))</text:p>
      <text:p text:style-name="P4">
News Source: <text:a xlink:type="simple" xlink:href="https://www.rfa.org/mandarin/zhuanlan/yehuazhongnanhai/gx-05292023135452.html" text:style-name="Internet_20_link" text:visited-style-name="Visited_20_Internet_20_Link">
https://www.rfa.org/mandarin/zhuanlan/yehuazhongnanhai/gx-05292023135452.html</text:a>
</text:p>
      <!--NEWS-->
      <text:h text:style-name="P10" text:outline-level="1">
<text:span text:style-name="T4">
The EU chief will visit the Gilgis EU Central Asian Summit on June 2nd</text:span>
</text:h>
      <text:p text:style-name="P4">
Publisher: 法新社</text:p>
      <text:p text:style-name="P4">
Published Time: 2023-05-29T14:02:09+00:00</text:p>
      <text:p text:style-name="P4">
Modified Time: 2023-05-29T13:50:02+00:00</text:p>
      <text:p text:style-name="P4">
Description: (AFP, the capital of Gilgis, 29th) Gilgis authorities said today that the EU Council Chairman Charles Michel will visit Gilgis on June 2 to attend the latest EU Central Asian Summi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4" text:anchor-type="as-char" svg:width="6.9236in" svg:height="3.617581in" draw:z-index="0">
<draw:image xlink:href="../Images/rficn/2023-05-29T14-02-09-00-00/000000.png" xlink:type="simple" xlink:show="embed" xlink:actuate="onLoad" draw:mime-type="image/png"/>
</draw:frame>
This is the second time that Russia has invaded Ukraine in February last year, Michelle visited Central Asia for the second time. The invasion of Ukraine in Moscow caused the former Soviet Union to join the Republic of Central Asia. Because Ukraine was also the former Soviet Union's joining the Republic, the five Central Asia countries could inevitably feel cold lips, and Russia's political litigation in Central Asia became a hidden concern.</text:p>
      <text:p text:style-name="P4">
The Presidential Palace of Gilgis said today: "The second summit of the Central Asian leader and the EU Council President will be held on June 2 in Cholpon-ATa, Kyrgyz."</text:p>
      <text:p text:style-name="P4">
The spokesman for Michelle told AFP: "(Summit) the first focus is to deepen the relationship between Central Asia and the European Union."</text:p>
      <text:p text:style-name="P4">
Gilgis and Kazakh leaders said they would attend the summit. The leaders of Uzbek, Tajik, and Turkmen are yet to be confirmed.</text:p>
      <text:p text:style-name="P4">
Michelle visited Kazakhstan last October and attended a similar summit.</text:p>
      <text:p text:style-name="P4">
The time of Michelle's visit coincided with the two weeks after the leaders of the five countries in Central Asia and China held unprecedented summit.</text:p>
      <text:p text:style-name="P4">
Beijing incorporates Central Asia into a large -scale economic and infrastructure plan "Belt and Road" initiative.</text:p>
      <text:p text:style-name="P4">
Russian President Vladimir Putin, Turkish President Recept Tayyip Erdogan, and US Secretary of State Antonyblinken also visited Central Asia in recent months.</text:p>
      <text:p text:style-name="P4">
Russia is still the power of Central Asia; China has gradually strengthened its local influence.</text:p>
      <text:p text:style-name="P4">
Turkey, the United States and the European Union are currently actively promoting relations with Central Asia; India and Iran have also strengthened their local diplomatic relations.</text:p>
      <text:p text:style-name="P4">
News Source: <text:a xlink:type="simple" xlink:href="https://www.rfi.fr/cn/%E5%9B%BD%E9%99%85%E6%8A%A5%E9%81%93/20230529-%E6%AC%A7%E7%9B%9F%E9%A6%96%E9%95%BF%E5%B0%86%E8%AE%BF%E5%90%89%E5%B0%94%E5%90%89%E6%96%AF-%E6%AC%A7%E7%9B%9F%E4%B8%AD%E4%BA%9A%E5%B3%B0%E4%BC%9A6%E6%9C%882%E6%97%A5%E4%B8%BE%E8%A1%8C" text:style-name="Internet_20_link" text:visited-style-name="Visited_20_Internet_20_Link">
https://www.rfi.fr/cn/%E5%9B%BD%E9%99%85%E6%8A%A5%E9%81%93/20230529-%E6%AC%A7%E7%9B%9F%E9%A6%96%E9%95%BF%E5%B0%86%E8%AE%BF%E5%90%89%E5%B0%94%E5%90%89%E6%96%AF-%E6%AC%A7%E7%9B%9F%E4%B8%AD%E4%BA%9A%E5%B3%B0%E4%BC%9A6%E6%9C%882%E6%97%A5%E4%B8%BE%E8%A1%8C</text:a>
</text:p>
      <!--NEWS-->
      <text:h text:style-name="P10" text:outline-level="1">
<text:span text:style-name="T4">
Japan's nuclear wastewater discharge sea in the institution of the atomic energy institution to go to Fukushima for review</text:span>
</text:h>
      <text:p text:style-name="P4">
Author: None (Language: zh)</text:p>
      <text:p text:style-name="P4">
Publisher: None</text:p>
      <text:p text:style-name="P4">
Time: 2023-05-29T14:04:00Z</text:p>
      <text:p text:style-name="P4">
Description: The Japanese government launched a plan for the sewage of Fukushima nuclear power plants into the ocean this summer, but local fishermen and neighboring countries have strongly opposed it. Japan hopes that international atomic energy agencies can provide assistance to ensure that the discharge process meets safety standards.</text:p>
      <text:p text:style-name="P4">
Videos: []</text:p>
      <text:p text:style-name="P4">
Images: []</text:p>
      <text:p text:style-name="P4">
Subject: 科技环境</text:p>
      <text:p text:style-name="P4">
Subjects: ['伊朗', '岛屿主权争端', '专题报道：全景观看“习马会”', '中国', '日本', '中共十九大', '福岛', '德中关系']</text:p>
      <text:p text:style-name="P4">
Keywords: ['福岛核电站', '核废水', '排海计划', '中国', '日本', '福岛', '世界卫生大会', '国际原子能机构']</text:p>
      <text:p text:style-name="P4">
Id: 65763766</text:p>
      <!--METADATA-->
      <text:p text:style-name="P4">
<text:a xlink:type="simple" xlink:href="https://www.dw.com/zh/overlay/image/article/65763766/57176988" text:style-name="Internet_20_link" text:visited-style-name="Visited_20_Internet_20_Link">
 </text:a>
The International Atomic Energy Agency will also visit Fukushima First Nuclear Power Station</text:p>
      <text:p text:style-name="P4">
(Voice of Germany Chinese) The working group sent by the International Atomic Energy Agency (IAEA), a United Nations, arrived in Tokyo on Monday (May 29). It is expected that Japan will be reviewed before the discharge of diluted nuclear sewage. According to a statement issued by the International Atomic Energy Agency on May 26, the experts of the working group will review the wastewater treatment plan of the Fukushima nuclear power plant with international security standards to prevent humans and the environment threatened by harmful nuclear radiation substances.</text:p>
      <text:p text:style-name="P4">
The Ministry of Economic and Industry of Japan said that the group members include experts from 11 countries. In this five -day visit, it will meet with the government and nuclear power plant operator Tokyo Electric Power Company, and visit the Fukushima first nuclear power plant to observe the preparation of the multi -nuclein removal device (ALPS).</text:p>
      <text:h text:style-name="P12" text:outline-level="3">
<text:span text:style-name="T4">
It takes decades to complete</text:span>
</text:h>
      <text:p text:style-name="P4">
<text:a xlink:type="simple" xlink:href="https://www.dw.com/zh/zh/日本确定排福岛核废水入海-邻国表示反对/a-57178163" text:style-name="Internet_20_link" text:visited-style-name="Visited_20_Internet_20_Link">
Japan announced in April 2021 that the wastewater discharge plan was announced, which said that after further treatment and dilution of nuclear pollution wastewater to the "safety level", wastewater will be gradually released into the ocean. </text:a>
This plan was approved by the Japanese Atomic Energy Regulations in July 2022.</text:p>
      <text:p text:style-name="P4">
Japanese officials said that these water will be processed to the level that can be legally released, and it will be diluted with a large amount of seawater. They added that these water will gradually be released through a submarine pipeline within decades, causing them to be harmless to humans and marine creatures.</text:p>
      <text:p text:style-name="P4">
The International Atomic Energy Agency Working Group also visited Japan last February to discuss the issue of wastewater with Japanese officials (information photos)</text:p>
      <text:p text:style-name="P4">
In 2022, the International Atomic Energy Agency had sent people many times to Japan for investigation. According to the institutional statement, there have been five reports related to the wastewater discharge plan, including "technology" and "supervision". Safety review work.</text:p>
      <text:p text:style-name="P4">
Next, after the Japanese nuclear regulatory agency conducts a safety inspection of newly built drainage facilities, and the International Atomic Energy Institution is expected to propose a final report at the end of June this year, Japan is expected to start the processing nuclear waste water in the sea within a few months.</text:p>
      <text:h text:style-name="P12" text:outline-level="3">
<text:span text:style-name="T4">
Oppose sound waves</text:span>
</text:h>
      <text:p text:style-name="P4">
<text:a xlink:type="simple" xlink:href="https://www.dw.com/zh/zh/日本拟排福岛核废水入海-渔民强烈反弹/a-57155816" text:style-name="Internet_20_link" text:visited-style-name="Visited_20_Internet_20_Link">
However, the plan has been strongly opposed by Fishermen from Fukushima, and they are worried about potential health hazards and affected livelihood. </text:a>
South Korea, China, and Pacific Island countries have all raised questioning of nuclear waste water that may affect health.</text:p>
      <text:p text:style-name="P4">
Therefore, the Japanese authorities seek the help of international atomic energy agencies to ensure that its emissions process meets international security standards and expect to obtain understanding of other countries. The Japanese government has strengthened publicity activities at the Japanese media and food exhibitions to promote the security of Fukushima seafood products. At the same time, it provides regular briefings to foreign governments including members of the South Korea and Pacific Island Forum.</text:p>
      <text:p text:style-name="P4">
A inspector is testing the content of the Fukushima wastewater sample</text:p>
      <text:p text:style-name="P4">
At the same time, the Chinese representative said at the World Health Conference (WHA) on May 27: It resolutely oppose Japan's unilateral decision to discharge Fukushima nuclear pollution water into the ocean. According to Chinese representatives, the coast of Fukushima has the strongest ocean flow in the world. After 10 years of nuclear pollution water, the radioactive nucleoin will spread to the global waters. Chinese representatives also emphasized that before negotiating with all parties, the Japanese party must not start nuclear pollution water to discharge the sea without authorization.</text:p>
      <text:h text:style-name="P12" text:outline-level="3">
<text:span text:style-name="T4">
500 wastewater of the Olympic pool</text:span>
</text:h>
      <text:p text:style-name="P4">
At present, nearly 1.3 million tons of polluting water stored in the water tank of the Fukushima First Nuclear Power Station is water used to cool the core of the reactor after the Fukushima nuclear disaster in 2011. The total amount is sufficient to fill the standard swimming pool of about 500 Olympic Games, and the annual maintenance cost will cost about 100 billion yen. Moreover, the current storage space is almost left. Japanese officials said that it is necessary to remove the water currently stored in the water tank to prevent unexpected leaks that may occur when another disaster occurred in the future.</text:p>
      <text:p text:style-name="P4">
*#</text:p>
      <text:h text:style-name="P13" text:outline-level="4">
<text:span text:style-name="T4">
Fishermen in Fukushima</text:span>
</text:h>
      <text:h text:style-name="P12" text:outline-level="3">
<text:span text:style-name="T4">
</text:span>
</text:h>
      <text:p text:style-name="P4">
When the 71 -year -old fisherman Ono Haruki removed his fishing at Komigou in Shinachi, it was already bright. Ono is the third -generation fisherman and has been in Shinachi for half a century. It was only 55 kilometers north of Fukushima First Nuclear Power Station. In 2011, one of the most serious nuclear accidents in the world occurred there.</text:p>
      <text:p text:style-name="P4">
*#</text:p>
      <text:h text:style-name="P13" text:outline-level="4">
<text:span text:style-name="T4">
Fishermen in Fukushima</text:span>
</text:h>
      <text:h text:style-name="P12" text:outline-level="3">
<text:span text:style-name="T4">
Fishing and survival</text:span>
</text:h>
      <text:p text:style-name="P4">
When cleaning silver fish, Ono remembered the day when he changed the world: On March 11, 2011, a nine -level earthquake triggered a huge tsunami on the east coast of Japan. Ono survived on his boat, but his home on the land was destroyed. He lost a younger brother. The tsunami also impacted the Fukushima nuclear power plant, causing explosion and melting.</text:p>
      <text:p text:style-name="P4">
*#</text:p>
      <text:h text:style-name="P13" text:outline-level="4">
<text:span text:style-name="T4">
Fishermen in Fukushima</text:span>
</text:h>
      <text:h text:style-name="P12" text:outline-level="3">
<text:span text:style-name="T4">
Tragging fisheries</text:span>
</text:h>
      <text:p text:style-name="P4">
The radiation released during the disaster during the reactor caused the fisheries in the area to be completely stagnant. It was not until 12 years later that the price of fish slowly recovered. Ono believes that Tokyo Electric Power Corporation will be "unbearable" that the plans of polluting water into the sea again. He was worried, "We are afraid we will return to the origin again."</text:p>
      <text:p text:style-name="P4">
*#</text:p>
      <text:h text:style-name="P13" text:outline-level="4">
<text:span text:style-name="T4">
Fishermen in Fukushima</text:span>
</text:h>
      <text:h text:style-name="P12" text:outline-level="3">
<text:span text:style-name="T4">
Place of cooling water</text:span>
</text:h>
      <text:p text:style-name="P4">
The damaged Fukushima First Nuclear Power Station scene at the scene of the Fukushima First Nuclear Power Station is the focus of controversy. According to the authorities, these water storage tanks must be removed before rebuilding. These water is mainly used for cooling reactors after the disaster.</text:p>
      <text:p text:style-name="P4">
*#</text:p>
      <text:h text:style-name="P13" text:outline-level="4">
<text:span text:style-name="T4">
Fishermen in Fukushima</text:span>
</text:h>
      <text:h text:style-name="P12" text:outline-level="3">
<text:span text:style-name="T4">
cooling water is safe?</text:span>
</text:h>
      <ul>
        <li>
#</li>
      </ul>
      <text:h text:style-name="P13" text:outline-level="4">
<text:span text:style-name="T4">
Fishermen in Fukushima</text:span>
</text:h>
      <text:h text:style-name="P12" text:outline-level="3">
<text:span text:style-name="T4">
In control?</text:span>
</text:h>
      <text:p text:style-name="P4">
The radiation test standards cited by the Tokyo Electric Power Corporation and the Tokyo government are stricter than other countries that are also discharged. This release has also been approved by the International Atomic Energy Agency (IAEA). "We have equipment to make water safe." Tomohikomayuzum, a spokesman for Tokyo Power Company, told Reuters.</text:p>
      <text:p text:style-name="P4">
*#</text:p>
      <text:h text:style-name="P13" text:outline-level="4">
<text:span text:style-name="T4">
Fishermen in Fukushima</text:span>
</text:h>
      <text:h text:style-name="P12" text:outline-level="3">
<text:span text:style-name="T4">
Fish in the wastewater tank</text:span>
</text:h>
      <text:p text:style-name="P4">
In order to prove the processed water innocence and harmless, Tokyo Electric Power Company is breeding fishes in the water tank of the abandoned Fukushima first nuclear power plant. Toshihirowada at the University of Fukushima said that it can understand the fishermen's concerns. He said that Tokyo Electric Power Corporation announced that the emission of polluting water was "unfortunate" for the fisheries that have just recovered in the region.</text:p>
      <text:p text:style-name="P4">
*#</text:p>
      <text:h text:style-name="P13" text:outline-level="4">
<text:span text:style-name="T4">
Fishermen in Fukushima</text:span>
</text:h>
      <text:h text:style-name="P12" text:outline-level="3">
<text:span text:style-name="T4">
Sprinkle salt on the wound?</text:span>
</text:h>
      <text:p text:style-name="P4">
Fisherman Ono Haruki poured the fish he captured into a water tank. He was angry at Tokyo Electric Power Company: "The ocean is not a trash can." He said in an interview with Reuters and asked, "Why do you put water to the waters of Fukushima, why not put water to Tokyo or Osaka?" He said, he said, The people in the region have suffered sufficient pain, and now they have suffered more pain.</text:p>
      <text:p text:style-name="P4">
*#</text:p>
      <text:h text:style-name="P13" text:outline-level="4">
<text:span text:style-name="T4">
Fishermen in Fukushima</text:span>
</text:h>
      <text:h text:style-name="P12" text:outline-level="3">
<text:span text:style-name="T4">
The future of fishermen</text:span>
</text:h>
      <text:p text:style-name="P4">
Ono Chunfu stands in the place where the former house is located. After the tsunami, the area was turned into a park. Although his new home is inland, the 71 -year -old man had to "work at sea" to the end of his life. He felt dim in the future prospects of the fishing industry. He asked: "What do those children who go to elementary and junior high schools?" For them, it was too unstable for them.</text:p>
      <text:p text:style-name="P4">
Author: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Comprehensive report)</text:p>
      <text:p text:style-name="P4">
News Source: <text:a xlink:type="simple" xlink:href="https://www.dw.com/zh/日本核废水排海在即-原子能机构再赴福岛审查/a-65763766" text:style-name="Internet_20_link" text:visited-style-name="Visited_20_Internet_20_Link">
https://www.dw.com/zh/日本核废水排海在即-原子能机构再赴福岛审查/a-65763766?maca=chi-rss-chi-all-1127-rdf</text:a>
</text:p>
      <!--NEWS-->
      <text:h text:style-name="P10" text:outline-level="1">
<text:span text:style-name="T4">
Taiwan's self -made defense submarine is expected to be completed in September</text:span>
</text:h>
      <text:p text:style-name="P4">
Author: chinese@voanews.com (金谷)</text:p>
      <text:p text:style-name="P4">
Publisher: 美国之音中文网 (Type: NewsMediaOrganization)</text:p>
      <text:p text:style-name="P4">
Published Time: 2023-05-29T14:06:39+08:00</text:p>
      <text:p text:style-name="P4">
Modified Time: 2023-05-29 06:06:39Z</text:p>
      <text:p text:style-name="P4">
Description: The construction of Taiwan ’s self -made submarine IDS“ Haichang Plan ”has entered the final“ welding ”session. It is expected that the construction will be officially unveiled in September this year.</text:p>
      <text:p text:style-name="P4">
Videos: []</text:p>
      <text:p text:style-name="P4">
Images: []</text:p>
      <text:p text:style-name="P4">
Categories: ['台湾', '军事']</text:p>
      <text:p text:style-name="P4">
Type: None</text:p>
      <!--METADATA-->
      <text:p text:style-name="P4">
Nonenone</text:p>
      <text:p text:style-name="P4">
News Source: <text:a xlink:type="simple" xlink:href="https://www.voachinese.com/a/taiwan-indigenous-defense-submarine-20230529/7113360.html" text:style-name="Internet_20_link" text:visited-style-name="Visited_20_Internet_20_Link">
https://www.voachinese.com/a/taiwan-indigenous-defense-submarine-20230529/7113360.html</text:a>
</text:p>
      <!--NEWS-->
      <text:h text:style-name="P10" text:outline-level="1">
<text:span text:style-name="T4">
The British church cancels the Hong Kong people's activities venue, Hong Kong people worry about the CCP long -arm management invading Britain</text:span>
</text:h>
      <text:p text:style-name="P4">
Author: None</text:p>
      <text:p text:style-name="P4">
Publisher: Radio Free Asia (Organization)</text:p>
      <text:p text:style-name="P4">
Published Time: 2023-05-29T14:25:00-04:00</text:p>
      <text:p text:style-name="P4">
Modified Time: 2023-05-29T15:56:23-04:00</text:p>
      <text:p text:style-name="P4">
Description: None</text:p>
      <text:p text:style-name="P4">
Videos: []</text:p>
      <text:p text:style-name="P4">
Audios: ["<text:a xlink:type="simple" xlink:href="https://www.rfa.org/mandarin/yataibaodao/gangtai/al-0529202314031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7" text:anchor-type="as-char" svg:width="6.9236in" svg:height="6.15307in" draw:z-index="0">
<draw:image xlink:href="../Images/rfamandarin/2023-05-29T14-25-00-04-00/000000.png" xlink:type="simple" xlink:show="embed" xlink:actuate="onLoad" draw:mime-type="image/png"/>
</draw:frame>
Announcement of canceling in the British and Hong Kong people <text:a xlink:type="simple" xlink:href="https://www.rfa.org/mandarin/yataibaodao/gangtai/al-05292023140315.html/@@images/image" text:style-name="Internet_20_link" text:visited-style-name="Visited_20_Internet_20_Link">
</text:a>
Screenshot of Facebook <text:a xlink:type="simple" xlink:href="https://www.rfa.org/mandarin/yataibaodao/gangtai/al-05292023140315.html/@@stream" text:style-name="Internet_20_link" text:visited-style-name="Visited_20_Internet_20_Link">
Audio-LLINK: https: //www.rfa.org/mandarin/yataibao/gangtai/al-05292023140315.html/@@stream</text:a>
A number of people in the British and Hong Kong people originally scheduled to host the "Education Camp" event in a church in the UK on Monday (29th), but they were suddenly canceled on the eve of the event. Influence. The Hong Kong people are worried that the influence of the Communist Party of China will spread to Britain, causing Hong Kong people to hold activities and express opinions to be suppressed.</text:p>
      <text:p text:style-name="P4">
<text:a xlink:type="simple" xlink:href="https://www.rfa.org/mandarin/yataibaodao/junshiwaijiao/kw2-05122023112014.html" text:style-name="Internet_20_link" text:visited-style-name="Visited_20_Internet_20_Link">
<text:span text:style-name="T4">
 China Frozen Migration of British Hong Kong people retired and savings nearly 100 Ying members jointly deployed to concern </text:span>
</text:a>
<text:span text:style-name="T4">
* <text:a xlink:type="simple" xlink:href="https://www.rfa.org/mandarin/yataibaodao/gangtai/al-03292023110521.html" text:style-name="Internet_20_link" text:visited-style-name="Visited_20_Internet_20_Link">
Personal in the British and Hong Kong people in the future strategy Peng Dingkang Pain approves Xi Jinping "Lifetime dictator"</text:a>
</text:span>
</text:p>
      <text:p text:style-name="P4">
In the British and Hong Kong people, "Kongtinue", "HONGKONGERS in Britain (HKB), and" Yangcun 2.0 "team originally scheduled to be in the GUILDFORD BAPTISTCHURCH in the southern England on Monday (29th). The "Yangcun Defense War -Education Education Day Camp" was held. The organizer suddenly announced the cancellation of the lease by the venue two days before the event. Because it was unable to find a replacement venue in time, it was decided to cancel the event.</text:p>
      <text:p text:style-name="P4">
** The British Church emphasizes that groups are composed of different nationalities.</text:p>
      <text:p text:style-name="P4">
The organizer later explained that the Overseas Blessing Baptist Hall, which originally agreed to rent the venue, was canceled on the grounds that the new employees did not know the public holiday and the church were not open on the day. It is related to the nature of activity. The church stated in the letter that they did not realize that the event was related to the "Yangcun Day Camp" at the beginning. Based on the church group "composed of different nationalities", and learned the potential problems of "Yangcun picture book", anxiety would affect the group's impact on the group , Decided to cancel the scene.</text:p>
      <text:p text:style-name="P4">
Zheng Jialang, the founder and person in charge of Kongtinue, told this station that the original plan was to use the "Yangcun" story as the background to educate the social influence of children's injustice on personal life, emphasizing that activities meet the basic value of the UK; and the activities of the United Kingdom; and the basic value of the British; and The "Hong Kong Half -year Report" released by the British Foreign Minister also paid attention to the "Yangcun Case". The venue. So frankly, the church or different venues will really be affected by China. We are worried about the incident. "</text:p>
      <text:p text:style-name="P4">
He believes that this makes Hong Kong people unable to hold activities freely even if they arrive in the UK, calling on the British government to pay attention.</text:p>
      <text:p text:style-name="P4">
Hong Kong people group posted an explanation for the British church to cancel the scene (screenshot of Facebook) <text:a xlink:type="simple" xlink:href="https://www.rfa.org/mandarin/yataibaodao/gangtai/al-05292023140315.html/capture.png" text:style-name="Internet_20_link" text:visited-style-name="Visited_20_Internet_20_Link">
</text:a>
<text:span text:style-name="T4">
 Former Hong Kong Chief Executive Liang Zhenying has publicly attacked </text:span>
</text:p>
      <text:p text:style-name="P4">
The Hong Kong Word Therapist Federation of Trade Unions published the "Yangcun Series" children's picture book with the background of the background of the central movement. Five members of the trade union were charged with "publishing, distribution, distribution, display or replication of incitement publications", and He was sentenced to 19 months. Later, the overseas "Yangcun 2.0" team re -uploaded the e -book of the "Yangcun Series" and made sound books. "Orthodox alarm" asked the British police to investigate.</text:p>
      <text:p text:style-name="P4">
Zheng Jialang believes that the venue of this event was canceled, and the attack with Liang Zhenying had an inevitable relationship: "Although he has stepped down as the Chief Executive, he still has another hat, which is the vice chairman of the Chinese CPPCC, so he is also a senior official of the Communist Party of China, that is, the senior management of the Communist Party of China, that is, the senior management of the Communist Party of China, that is, the Communist Party of China, that is, the senior management of the Communist Party of China. The identity of the leader. So he put pressure on public places in public, which will actually make different institutions, including organizations within the United Kingdom, fear. "</text:p>
      <text:p text:style-name="P4">
<text:span text:style-name="T4">
 Hong Kong people organize worrying that the British local machine constitutes a cross -border suppression of the CCP </text:span>
</text:p>
      <text:p text:style-name="P4">
Zheng Wenjie, the founder of the British Hong Kong Overseas Chinese Association, emphasized that this time it was not a single incident. In the past, many Hong Kong people's groups repeatedly encountered walls when they were looking for event venues in the UK. The crafts are asked to be removed in the British market. The British institutions involved are not limited to churches, including schools, charitable organizations and government venues.</text:p>
      <text:p text:style-name="P4">
He did not think that the relevant British local institutions were sold by the Chinese Communist Party, but had misunderstandings about Hong Kong people's activities. They were worried that they would cause controversy and stimulate some people. He believes that it is necessary to make good views, so that the British government, local institutions, and the public understand that Hong Kong people also protect the British itself's freedom and democracy and the values of peace and common integration: "Britain is a free and democratic system, we can have different opinions This is common sense. Why do we suddenly regard it as a political position and avoid it? And this evasion attitude will only be used by the CCP's abroad or pro -government. , Causing hatred or inciting confrontation, the whole risk of the totalitarian dictatorship. "</text:p>
      <text:p text:style-name="P4">
According to this website, the Orthodox Baptist Church has provided venues in the past for non -governmental organization "Hong Kongwatch" to organize activities. Investigating the social network posts, the church has also held activities to support Ukraine and pray for Pakistan's political persecution, so it is not completely "avoiding politics." Is this church temporarily decided to cancel the "Yangcun" event venue. Does it receive a complaint from "different nationalities" or threatened? This station has understood that it has not been responded before the deadline.The three events organized the organization of the organizational organization on Sunday evening (28th). <text:a xlink:type="simple" xlink:href="https://www.facebook.com/photo/" text:style-name="Internet_20_link" text:visited-style-name="Visited_20_Internet_20_Link">
Joint Statement</text:a>
The review of human rights and civil education activities extended from Hong Kong to Britain, and I was shocked and regretted, and was worried about the local institutions of Britain or inadvertently "acquiescence and indulgence of cross -border suppression". Values are kept vigilant.</text:p>
      <text:p text:style-name="P4">
Reporter: Lv Xi Editor: Jiayuan.com editor: Hong Wei</text:p>
      <text:p text:style-name="P4">
News Source: <text:a xlink:type="simple" xlink:href="https://www.rfa.org/mandarin/yataibaodao/gangtai/al-05292023140315.html" text:style-name="Internet_20_link" text:visited-style-name="Visited_20_Internet_20_Link">
https://www.rfa.org/mandarin/yataibaodao/gangtai/al-05292023140315.html</text:a>
</text:p>
      <!--NEWS-->
      <text:h text:style-name="P10" text:outline-level="1">
<text:span text:style-name="T4">
The US Senator said the "Russian Dead Road" was included in Russia on the wanted list</text:span>
</text:h>
      <text:p text:style-name="P4">
Author: 联合早报 (Person)</text:p>
      <text:p text:style-name="P4">
Publisher: 联合早报 (Organization)</text:p>
      <text:p text:style-name="P4">
Published Time: 2023-05-29T14:25</text:p>
      <text:p text:style-name="P4">
Modified Time: 2023-05-29T14:51</text:p>
      <text:p text:style-name="P4">
Description: US Republican Senator Graham said in a video of meeting with Ukraine President Zelekiski that the United States spent the most worthwhile to support Ukraine, and also said "Russians are dead." Tas Society reported on Monday (May 29) that the Russian Ministry of the Interior had gone ...</text:p>
      <text:p text:style-name="P4">
Videos: []</text:p>
      <text:p text:style-name="P4">
Audios: []</text:p>
      <text:p text:style-name="P4">
Images: []</text:p>
      <text:p text:style-name="P4">
Type: NewsArticle</text:p>
      <text:p text:style-name="P4">
Breadcrumbs: ['即时', '国际']</text:p>
      <text:p text:style-name="P4">
Keywords: ['美国共和党', '俄罗斯', '乌克兰']</text:p>
      <!--METADATA-->
      <text:p text:style-name="P4">
US Republican Senator Graham said in a video of meeting with Ukraine President Zelekiski that the United States spent the most worthwhile to support Ukraine, and also said "Russians are dead."</text:p>
      <text:p text:style-name="P4">
Tas Society reported on Monday (May 29) that the Russian Ministry of the Interior had included Graham on the wanted list.</text:p>
      <text:p text:style-name="P4">
Reuters reported that Graham met at Kiev on Friday (26th). According to a video released by the Presidential Palace of Ukrainian President's Palace, Zelei said in a meeting with Graham: "We are free now." Graham responded to him, "Russians are dead."</text:p>
      <text:p text:style-name="P4">
In the video switch, I saw Graham smiled and said, "The money we spend here is the most worth."</text:p>
      <text:p text:style-name="P4">
The media later asked the Ukrainian Presidential Palace to provide a complete speech of Graham, and the Ukrainian Presidential Palace did not immediately respond to the request.</text:p>
      <text:p text:style-name="P4">
The Kremlin spokesman Peskov condemned Graham's speech on Kiev on the same day.</text:p>
      <text:p text:style-name="P4">
Peskov said: "A country chose such a senator, which was shameful."</text:p>
      <text:p text:style-name="P4">
Graham refuted Russia's criticism of Ukraine, saying that he just praised the Ukraine's tenacious spirit of resisting Russia with the assistance of Washington.</text:p>
      <text:p text:style-name="P4">
News Source: <text:a xlink:type="simple" xlink:href="https://www.zaobao.com.sg/realtime/world/story20230529-1399213" text:style-name="Internet_20_link" text:visited-style-name="Visited_20_Internet_20_Link">
https://www.zaobao.com.sg/realtime/world/story20230529-1399213</text:a>
</text:p>
      <!--NEWS-->
      <text:h text:style-name="P10" text:outline-level="1">
<text:span text:style-name="T4">
Canada commemorate June 4th anti -China intervention and intimidation</text:span>
</text:h>
      <text:p text:style-name="P4">
Author: None</text:p>
      <text:p text:style-name="P4">
Publisher: Radio Free Asia (Organization)</text:p>
      <text:p text:style-name="P4">
Published Time: 2023-05-29T14:38:00-04:00</text:p>
      <text:p text:style-name="P4">
Modified Time: 2023-05-29T15:53:13-04:00</text:p>
      <text:p text:style-name="P4">
Description: None</text:p>
      <text:p text:style-name="P4">
Videos: []</text:p>
      <text:p text:style-name="P4">
Audios: ["<text:a xlink:type="simple" xlink:href="https://www.rfa.org/mandarin/yataibaodao/renquanfazhi/lf-052920231427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1" text:anchor-type="as-char" svg:width="6.9236in" svg:height="4.801852in" draw:z-index="0">
<draw:image xlink:href="../Images/rfamandarin/2023-05-29T14-38-00-04-00/000000.png" xlink:type="simple" xlink:show="embed" xlink:actuate="onLoad" draw:mime-type="image/png"/>
</draw:frame>
Vancouver commemorates the June 4th democratic activities, the members of the members Guan Huizhen(The first row of the left third)Participate in accompanying and delivered a speech. <text:a xlink:type="simple" xlink:href="https://www.rfa.org/mandarin/yataibaodao/renquanfazhi/lf-05292023142741.html/@@images/image" text:style-name="Internet_20_link" text:visited-style-name="Visited_20_Internet_20_Link">
</text:a>
Reporter Liu Fei shot <text:a xlink:type="simple" xlink:href="https://www.rfa.org/mandarin/yataibaodao/renquanfazhi/lf-05292023142741.html/@@stream" text:style-name="Internet_20_link" text:visited-style-name="Visited_20_Internet_20_Link">
Audio-Link: https: //www.rfa.org/mandarin/yataibao/renquanfazhi/LF-05292023142741.html/@stream</text:a>
The annual June 4th Memorial event kicked off in various cities in Canada, and hundreds of people in Toronto and Vancouver participated in the event. This year's event is based on the 34th anniversary of the 64th of the 64th, and calls for the release of political prisoners being detained in China and Hong Kong, but more emphasizes the opposition to China's penetration and intervention in Canada.</text:p>
      <text:p text:style-name="P4">
[<text:span text:style-name="T4">
 Peng Lifa, Li Zhiying and others were commended by the American and private groups on the eve of the 34th anniversary of the June 4th.(https://www.rfa.org/mandarin/yataibaodao/renquanfazhi/sc-05292023054105.html)</text:span>
<text:span text:style-name="T5">
 <text:a xlink:type="simple" xlink:href="https://www.rfa.org/mandarin/Xinwen/6-05282023164229.html" text:style-name="Internet_20_link" text:visited-style-name="Visited_20_Internet_20_Link">
June 4th approaching Hunan Zhuzhou activist Chen Siming was detained by the police</text:a>
</text:span>
*</text:p>
      <text:p text:style-name="P4">
There are about 200 people in Vancouver on the streets to launch the "June 4th Democratic Democratic Bank" event. Under the escort of the police car, they along Gulan Lake Street(GranvilleStreet)Walk to the door of the Chinese consulate. Although June 4th has passed, it has not been forgotten this day, and it has caused attention to Canada's extensive intervention penetration, which has caused the main axis of June 4th to become "anti -intervention and anti -intimidation" this year.</text:p>
      <text:p text:style-name="P4">
The Canadian Security Intelligence Agency successively made a personal briefing to some Canadian members, reminding them that they were locked by the Chinese government, except for the earliest exposure of Zhuang Wenhao(MichaelChong)In addition, Congress Guan Huizhen(Jenny Kwan)It is also one of them.</text:p>
      <text:p text:style-name="P4">
Despite the blacklist of the Communist Party of China, Guan Huizhen still participated in the "June Fourth Democratic" event that Guan Huizhen still participated in the weekend. She said that when she came out, she wanted to let those who supported democracy in Hong Kong and China knew that they were not alone.</text:p>
      <text:p text:style-name="P4">
"I have recently learned that I have become the goal of the CCP from the Canadian Security Intelligence Agency. The problem of foreign intervention has happened to me, but I will not be silent, will not shrink, and I will still adhere to my values."</text:p>
      <text:p text:style-name="P4">
Li Meibao, chairman of the Democratic Movement Federation of Vancouver, also said that China's intervention penetration did not only happen in the past two years. As early as the 1990s, these people who advocated democracy were repeatedly intimidated and oppressed by Chinese forces, but no one cared about it. It was not alert to have been exposed until now, including Canadian elections being intervened and China's establishment of overseas police stations.</text:p>
      <text:p text:style-name="P4">
"Chinese agents engage in illegal activities in our third -level government, disrupt our elections, and intimidate Canadians who support democracy and freedom. This is absolutely unacceptable."</text:p>
      <text:p text:style-name="P4">
Li Meibao said that the older generation who insisted on fighting for Chinese democracy, like her, is still standing on the street, but it is gratifying to see more younger generations.</text:p>
      <text:p text:style-name="P4">
For example, there are five young people with the national flag holding the Republic of China from China and Taiwan. They said that although they belong to the two sides of the Taiwan Strait, they are consistent with the belief of pursuing democracy and freedom.</text:p>
      <text:p text:style-name="P4">
Five young people holding the national flag of the Republic of China are from China and Taiwan. They said that although they belong to the two sides of the Straits, they are consistent with the belief of pursuing democracy and freedom.(Reporter Liu Fei shooting)  <text:a xlink:type="simple" xlink:href="https://www.rfa.org/mandarin/yataibaodao/renquanfazhi/lf-05292023142741.html/516d56db2.jpg" text:style-name="Internet_20_link" text:visited-style-name="Visited_20_Internet_20_Link">
</text:a>
Jeffrey from Taiwan(Jeffrey)It happened to be born in 1989. He said that the brave June 4th youth was his role model.</text:p>
      <text:p text:style-name="P4">
Danen from China(And)He said that he was one of the little pink, and later recognized the bad sex of the totalitarian autocracy of the Communist Party of China. "In 2019, I scolded Hong Kong people with those small pinks. Since 2020, after the epidemic, I have seen that the Chinese government has been lied to us. I gradually understand why Hong Kong people do this."</text:p>
      <text:p text:style-name="P4">
The Toronto commemorates the June 4th activities, and the people have presented flowers to the goddess of democracy.(Toronto supports the Chinese Civil Games provided)  <text:a xlink:type="simple" xlink:href="https://www.rfa.org/mandarin/yataibaodao/renquanfazhi/lf-05292023142741.html/516d56db3-75289019500b6bd48f03597d.jpg" text:style-name="Internet_20_link" text:visited-style-name="Visited_20_Internet_20_Link">
 </text:a>
The Toronto supports the Chinese Democratic Games also launching a commemorative event for rally and donating flowers to the goddess of democracy. The host Wu Wenwin said: "The second version of Tiananmen Square slaughter has occurred in Hong Kong in 2019. How to delay this truth and history, and also There is to release all political prisoners. "</text:p>
      <text:p text:style-name="P4">
She said that in the face of China's huge oppression, it is not easy to adhere to the June 4th. It is worth seeing the rise of the younger generation, which means that it is more than 30 years of persistence.</text:p>
      <text:p text:style-name="P4">
Reporter: Liu Fei Editor: Jiayuan.com editor: Hong Wei</text:p>
      <text:p text:style-name="P4">
News Source: <text:a xlink:type="simple" xlink:href="https://www.rfa.org/mandarin/yataibaodao/renquanfazhi/lf-05292023142741.html" text:style-name="Internet_20_link" text:visited-style-name="Visited_20_Internet_20_Link">
https://www.rfa.org/mandarin/yataibaodao/renquanfazhi/lf-05292023142741.html</text:a>
</text:p>
      <!--NEWS-->
      <text:h text:style-name="P10" text:outline-level="1">
<text:span text:style-name="T4">
On the occasion of the Sai people, the NATO army set up a security warning line in Kosovo</text:span>
</text:h>
      <text:p text:style-name="P4">
Author: 半岛电视台＋通讯社</text:p>
      <text:p text:style-name="P4">
Publisher: Al Jazeera</text:p>
      <text:p text:style-name="P4">
Published Time: 2023-05-29T14:38:07</text:p>
      <text:p text:style-name="P4">
Modified Time: 2023-05-29T19:15:29</text:p>
      <text:p text:style-name="P4">
Description: The soldiers blocked the four city halls to prevent the Sei people from protesting the inauguration in northern Kosovo in northern Kosovo.</text:p>
      <text:p text:style-name="P4">
Images: ["<text:a xlink:type="simple" xlink:href="https://chinese.aljazeera.net/wp-content/uploads/2023/05/1-1685370447.jpg" text:style-name="Internet_20_link" text:visited-style-name="Visited_20_Internet_20_Link">
1-1685370447.jpg</text:a>
", "<text:a xlink:type="simple" xlink:href="https://chinese.aljazeera.net/wp-content/uploads/2023/05/2-1685370474.jpg" text:style-name="Internet_20_link" text:visited-style-name="Visited_20_Internet_20_Link">
2-1685370474.jpg</text:a>
", "<text:a xlink:type="simple" xlink:href="https://chinese.aljazeera.net/wp-content/uploads/2023/05/3-1685370490.jpg" text:style-name="Internet_20_link" text:visited-style-name="Visited_20_Internet_20_Link">
3-1685370490.jpg</text:a>
", "<text:a xlink:type="simple" xlink:href="https://chinese.aljazeera.net/wp-content/uploads/2023/05/4-1685370497.jpg" text:style-name="Internet_20_link" text:visited-style-name="Visited_20_Internet_20_Link">
4-1685370497.jpg</text:a>
"]</text:p>
      <text:p text:style-name="P4">
Topics: ['军事', '政治', '新闻']</text:p>
      <text:p text:style-name="P4">
Keywords: ['军事', '政治', '新闻', '塞尔维亚', '欧洲', '科索沃', '阿尔巴尼亚']</text:p>
      <text:p text:style-name="P4">
Type: Article</text:p>
      <!--METADATA-->
      <text:p text:style-name="P4">
<draw:frame draw:style-name="fr1" draw:name="Image227" text:anchor-type="as-char" svg:width="6.9236in" svg:height="4.612736in" draw:z-index="0">
<draw:image xlink:href="../Images/Aljazeera Chinese/2023-05-29T14-38-07/1-1685370447.jpg" xlink:type="simple" xlink:show="embed" xlink:actuate="onLoad" draw:mime-type="image/jpeg"/>
</draw:frame>
Peacekeeping personnel in the United States stand in front of the Lypos Vizi Municipal Office(Reuters)NATO peacekeeping soldiers set up a security cordon around the four town halls of Kosovo to prevent the Saids from protesting the Alfanian mayor in the major region where the Albanon mayor occupy the majority of the Sai tribe after their resistance.</text:p>
      <text:p text:style-name="P4">
In Zvecan, one of the northern cities and towns in Kosovo, witnesses said that after last year, the state police of the State Police composed of Albanians (after all the Cymbers were exited last year, they were completely composed of Albanians) and sprayed pepper. Gas Disposal on Monday, on Monday, 29th, broke through safety barricades and tried to forcibly enter the municipal building.</text:p>
      <text:p text:style-name="P4">
At the Lyposvizi near the Serbia border, the US peacekeeping force wearing riot equipment was placed around the municipal building to protect it from the harm of hundreds of anger Cyclists gathered nearby.</text:p>
      <text:p text:style-name="P4">
The residents or in Kosovo issued a statement saying, "This morning, according to the latest development of the region, NATO leaders' resident forces have added the existence of four cities in northern Kosovo."</text:p>
      <text:p text:style-name="P4">
It said, "under its authorization, the resident force is preparing to take all necessary actions to ensure a safe environment in a neutral and fair manner," and said that the commanders of the Division forces have maintained close contact with Kosovo and Serbian security agencies.</text:p>
      <text:p text:style-name="P4">
The peacekeepers also took action to protect the municipal hall of Zibin Potoco and North Mitrovi from possible threats.</text:p>
      <text:p text:style-name="P4">
<draw:frame draw:style-name="fr1" draw:name="Image228" text:anchor-type="as-char" svg:width="6.9236in" svg:height="4.612736in" draw:z-index="0">
<draw:image xlink:href="../Images/Aljazeera Chinese/2023-05-29T14-38-07/2-1685370474.jpg" xlink:type="simple" xlink:show="embed" xlink:actuate="onLoad" draw:mime-type="image/jpeg"/>
</draw:frame>
A Kosovous man protested the mayor of Albania in the most region of the Kosovas. At the same time(Reuters)The majority of the Serians who occupy the majority in northern Kosovo have never accepted a declaration of independence from Serbia in 2008. After more than 20 years of oppression of the Cosovo Albanian uprising against Serbia, they still regard Belgrade as their capital.</text:p>
      <text:p text:style-name="P4">
The Albanians accounted for more than 90%of Kosovo's total population, but the Sai people in the north have long demanded the 2013 agreement reached by the EU mediation to establish an autonomous city association in their region.</text:p>
      <text:p text:style-name="P4">
In April of this year, the Series refused to participate in local elections. The Albanian candidates won the mayor of the mayor of the four cities with a 3.5%voting rate.</text:p>
      <text:p text:style-name="P4">
The Cyese requested the Kosovo government to dismiss the mayor of Albania from the city hall and allow the local administrative department funded by Belgrade to restore its duties.</text:p>
      <text:p text:style-name="P4">
<draw:frame draw:style-name="fr1" draw:name="Image229" text:anchor-type="as-char" svg:width="6.9236in" svg:height="4.222635in" draw:z-index="0">
<draw:image xlink:href="../Images/Aljazeera Chinese/2023-05-29T14-38-07/3-1685370490.jpg" xlink:type="simple" xlink:show="embed" xlink:actuate="onLoad" draw:mime-type="image/jpeg"/>
</draw:frame>
Why is the tension in northern Kosovo upgraded again?</text:p>
      <text:p text:style-name="P4">
Asset Baig's Asset Baig reported from Mitrovi that the situation "did not improve."</text:p>
      <text:p text:style-name="P4">
He said, "The Sai people gathered outside the municipal building of Zewan. They walked across the NATO defense line. There are NATO troops. But people are very confused about what the NATO troops should do."</text:p>
      <text:p text:style-name="P4">
"When they tried to enter forcibly, we were there, but the police sprayed poison gas at the protesters and stopped them."</text:p>
      <text:p text:style-name="P4">
He said that a NATO representative at the scene demanded that a Cyrus politician told the protesters to ease the situation, but the official said that the demonstrators would not hear any such appeals, which would promote the further upgrade of the situation.</text:p>
      <text:p text:style-name="P4">
<draw:frame draw:style-name="fr1" draw:name="Image230" text:anchor-type="as-char" svg:width="6.9236in" svg:height="4.612736in" draw:z-index="0">
<draw:image xlink:href="../Images/Aljazeera Chinese/2023-05-29T14-38-07/4-1685370497.jpg" xlink:type="simple" xlink:show="embed" xlink:actuate="onLoad" draw:mime-type="image/jpeg"/>
</draw:frame>
As a part of the resident force, the US soldiers stand in front of the Office of the Laosaviqi Municipal Government.(Reuters)On Friday, 26th, three -quarters of the mayor entered the office under the escort of the police. Police were attacked by stones and returned with tear gas and water cannons to disperse protesters.</text:p>
      <text:p text:style-name="P4">
Among the conflict of the day, more than ten Cyprus and five Kosovo police were injured, and the Cosavo borders on the Kosovo border entered a highly alert state.</text:p>
      <text:h text:style-name="P13" text:outline-level="4">
<text:span text:style-name="T4">
Try to relieve the tension situation</text:span>
</text:h>
      <text:p text:style-name="P4">
Local media reported on Monday that the so -called "five twins", that is, five NATO member states in the West Bargan region. Their Western diplomats have convened the mayor of Albania to hold a meeting in Pleishtina, the capital to ease tension situation.</text:p>
      <text:p text:style-name="P4">
On Sunday, the Secretary -General of NATO, Son Stoltenberg called on the Kosovo government to ease the tension with Serbia.</text:p>
      <text:p text:style-name="P4">
Stoltenberg said in a tweet, "Pleishtina must ease the situation, rather than taking a unilateral destruction and stable steps."</text:p>
      <text:p text:style-name="P4">
After a call with the head of the European Union's foreign policy, Hessep Berry, Kosovo Prime Minister Albin Kurdi wrote on Twitter: "What emphasizes that the elected mayor will provide services to all citizens. "</text:p>
      <text:p text:style-name="P4">
After the NATO bombing operation drove the Serbian army and security police out of Kosovo in 1999, the NATO peacekeeping forces were deployed in Kosovo and ended the cruel movement of the Albanian rebels.</text:p>
      <text:p text:style-name="P4">
News Source: <text:a xlink:type="simple" xlink:href="https://chinese.aljazeera.net/news/military/2023/5/29/%e5%a1%9e%e6%97%8f%e4%ba%ba%e6%8a%97%e8%ae%ae%e4%b9%8b%e9%99%85%e5%8c%97%e7%ba%a6%e5%86%9b%e9%98%9f%e5%9c%a8%e7%a7%91%e7%b4%a2%e6%b2%83%e8%ae%be%e7%bd%ae%e5%ae%89%e5%85%a8%e8%ad%a6%e6%88%92" text:style-name="Internet_20_link" text:visited-style-name="Visited_20_Internet_20_Link">
https://chinese.aljazeera.net/news/military/2023/5/29/%e5%a1%9e%e6%97%8f%e4%ba%ba%e6%8a%97%e8%ae%ae%e4%b9%8b%e9%99%85%e5%8c%97%e7%ba%a6%e5%86%9b%e9%98%9f%e5%9c%a8%e7%a7%91%e7%b4%a2%e6%b2%83%e8%ae%be%e7%bd%ae%e5%ae%89%e5%85%a8%e8%ad%a6%e6%88%92</text:a>
</text:p>
      <!--NEWS-->
      <text:h text:style-name="P10" text:outline-level="1">
<text:span text:style-name="T4">
Shenzhou 16th is ready to achieve the first moon landing before 2030</text:span>
</text:h>
      <text:p text:style-name="P4">
Author: chinese@voanews.com (杨安)</text:p>
      <text:p text:style-name="P4">
Publisher: 美国之音中文网 (Type: NewsMediaOrganization)</text:p>
      <text:p text:style-name="P4">
Published Time: 2023-05-29T14:57:09+08:00</text:p>
      <text:p text:style-name="P4">
Modified Time: 2023-05-29 06:57:09Z</text:p>
      <text:p text:style-name="P4">
Description: China Shenzhou No. 16 manned spacecraft will be launched at 9:31 am on Tuesday (May 30), and it is expected to return to the earth in November; China has also formulated a more ambitious space plan. Log in to the moon. The National Aeronautics and Space Agency (NASA) has previously alert that the competition between the United States and China to the moon is becoming increasingly fierce. In the next two years, it may decide who is the upper hand.</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ese-astronauts-moon-landing-20230529/7113373.html" text:style-name="Internet_20_link" text:visited-style-name="Visited_20_Internet_20_Link">
https://www.voachinese.com/a/chinese-astronauts-moon-landing-20230529/7113373.html</text:a>
</text:p>
      <!--NEWS-->
      <text:h text:style-name="P10" text:outline-level="1">
<text:span text:style-name="T4">
The hottest Mayday temperature of more than a century in Shanghai has soared 40 degrees</text:span>
</text:h>
      <text:p text:style-name="P4">
Publisher: 法新社</text:p>
      <text:p text:style-name="P4">
Published Time: 2023-05-29T15:02:09+00:00</text:p>
      <text:p text:style-name="P4">
Modified Time: 2023-05-29T14:35:02+00:00</text:p>
      <text:p text:style-name="P4">
Description: (Agence France -Presse, Shanghai, 29th) The Shanghai Municipal Meteorological Bureau said today that Shanghai today measured the highest temperature record of 36.7 degrees Celsius in the May in the past 100, which is higher than the highest record previously measured. Application software shows that the body feel temperature soared 40 degre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1" text:anchor-type="as-char" svg:width="6.9236in" svg:height="3.617581in" draw:z-index="0">
<draw:image xlink:href="../Images/rficn/2023-05-29T15-02-09-00-00/000000.png" xlink:type="simple" xlink:show="embed" xlink:actuate="onLoad" draw:mime-type="image/png"/>
</draw:frame>
Scientists said that global warming exacerbated bad weather, and many countries experienced deadly heat waves, and the temperature in Southeast Asia and South Asia in recent weeks hit a new high.</text:p>
      <text:p text:style-name="P4">
The Shanghai Meteorological Bureau posted on the official Weibo and said: "At 13:09, the highest temperature of Xujiahui Station rushed to 36.1 degrees Celsius, breaking the highest temperature record in May 100 years."</text:p>
      <text:p text:style-name="P4">
The Shanghai Meteorological Bureau later updated on Weibo that the highest temperature at the Xujiahui Station in the afternoon was as high as 36.7 degrees Celsius. It was 1 degree higher than the high temperature measured at 4 degrees in 1876, 1903, 1915, and 2018, which was 1 degree.</text:p>
      <text:p text:style-name="P4">
The people in Shanghai sweat under the sun in the afternoon, and some of the application software showed that the "body sensation" temperature exceeded 40 degrees.</text:p>
      <text:p text:style-name="P4">
Someone on Weibo said, "I'm almost hot at heat. It's really hot."</text:p>
      <text:p text:style-name="P4">
A Mr. Wu told AFP: "This is an environmental problem, and the world becomes hotter. I think summer will become hot year by year. I turn on the air conditioner earlier than before." .</text:p>
      <text:p text:style-name="P4">
News Source: <text:a xlink:type="simple" xlink:href="https://www.rfi.fr/cn/%E5%9B%BD%E9%99%85%E6%8A%A5%E9%81%93/20230529-%E4%B8%8A%E6%B5%B7%E9%80%BE%E7%99%BE%E5%B9%B4%E6%9D%A5%E6%9C%80%E7%83%AD%E4%BA%94%E6%9C%88%E5%A4%A9-%E4%BD%93%E6%84%9F%E6%B8%A9%E5%BA%A6%E9%A3%99%E4%B8%8A40%E5%BA%A6" text:style-name="Internet_20_link" text:visited-style-name="Visited_20_Internet_20_Link">
https://www.rfi.fr/cn/%E5%9B%BD%E9%99%85%E6%8A%A5%E9%81%93/20230529-%E4%B8%8A%E6%B5%B7%E9%80%BE%E7%99%BE%E5%B9%B4%E6%9D%A5%E6%9C%80%E7%83%AD%E4%BA%94%E6%9C%88%E5%A4%A9-%E4%BD%93%E6%84%9F%E6%B8%A9%E5%BA%A6%E9%A3%99%E4%B8%8A40%E5%BA%A6</text:a>
</text:p>
      <!--NEWS-->
      <text:h text:style-name="P10" text:outline-level="1">
<text:span text:style-name="T4">
The Korean government issued a serious warning on the North Korean launch satellite plan</text:span>
</text:h>
      <text:p text:style-name="P4">
Author: 联合早报 (Person)</text:p>
      <text:p text:style-name="P4">
Publisher: 联合早报 (Organization)</text:p>
      <text:p text:style-name="P4">
Published Time: 2023-05-29T15:11</text:p>
      <text:p text:style-name="P4">
Modified Time: 2023-05-29T15:11</text:p>
      <text:p text:style-name="P4">
Description: The South Korean government proposed a serious warning on North Korea's announcement of the launch satellite plan, saying that if North Korea insists on launching satellites, it will pay the corresponding price and experience pain. Yonhap News Agency reported that the South Korean Ministry of Foreign Affairs issued a statement on Monday (May 29) in the name of a spokesman that South Korea's preview of North Korea is about to ...</text:p>
      <text:p text:style-name="P4">
Videos: []</text:p>
      <text:p text:style-name="P4">
Audios: []</text:p>
      <text:p text:style-name="P4">
Images: []</text:p>
      <text:p text:style-name="P4">
Type: NewsArticle</text:p>
      <text:p text:style-name="P4">
Breadcrumbs: ['即时', '国际']</text:p>
      <text:p text:style-name="P4">
Keywords: ['韩国', '朝鲜', '卫星', '日本', '韩朝关系']</text:p>
      <!--METADATA-->
      <text:p text:style-name="P4">
The South Korean government proposed a serious warning on North Korea's announcement of the launch satellite plan, saying that if North Korea insists on launching satellites, it will pay the corresponding price and experience pain.</text:p>
      <text:p text:style-name="P4">
The Yonhap News Agency reported that the South Korean Ministry of Foreign Affairs issued a statement on Monday (May 29) in the name of a spokesman that South Korea issued a serious warning of a provocative behavior that pose a threat to regional peace about the North Korean preview, and urged North Korea to revoke the illegal launch plan immediately Essence</text:p>
      <text:p text:style-name="P4">
The Ministry of Foreign Affairs of South Korea emphasized that the so -called "launch satellite" in North Korea seriously violated the United Nations Security Council's resolution on prohibiting all launch behaviors that prohibit all use of ballistic missile technology, which is an illegal act that cannot be avoided. The South Korean government will cooperate with the international community on the basis of close cooperation between South Korea, the United States and Japan to resolutely respond to North Korean provocations.</text:p>
      <text:p text:style-name="P4">
According to the Ministry of Marine Aquatic Products of Korea, North Korea notified the Japanese government on the same day <text:a xlink:type="simple" xlink:href="https://www.zaobao.com/realtime/world/story20230529-1399148" text:style-name="Internet_20_link" text:visited-style-name="Visited_20_Internet_20_Link">
will launch a artificial satellite from 0:00 on May 31 to June 11th</text:a>
Essence</text:p>
      <text:p text:style-name="P4">
The reason why North Korea notified the artificial satellite launch plan to Japan was because according to the global navigation warning service of the International Maritime Organization (IMO), the South Korean and North Korea navigation warning areas, and the coordinated country in the XI area is Japan.</text:p>
      <text:p text:style-name="P4">
It is reported that North Korea has not notified the launch satellite plan to the international maritime organizations.</text:p>
      <text:p text:style-name="P4">
News Source: <text:a xlink:type="simple" xlink:href="https://www.zaobao.com.sg/realtime/world/story20230529-1399331" text:style-name="Internet_20_link" text:visited-style-name="Visited_20_Internet_20_Link">
https://www.zaobao.com.sg/realtime/world/story20230529-1399331</text:a>
</text:p>
      <!--NEWS-->
      <text:h text:style-name="P10" text:outline-level="1">
<text:span text:style-name="T4">
Malaysia -China traded innovation last year as high as 203.6 billion US dollars</text:span>
</text:h>
      <text:p text:style-name="P4">
Author: 联合早报 (Person)</text:p>
      <text:p text:style-name="P4">
Publisher: 联合早报 (Organization)</text:p>
      <text:p text:style-name="P4">
Published Time: 2023-05-29T15:50</text:p>
      <text:p text:style-name="P4">
Modified Time: 2023-05-29T16:31</text:p>
      <text:p text:style-name="P4">
Description: The total bilateral trade with Malaysia and China last year reached a new high of US $ 203.6 billion (about S $ 275.2 billion), which made China the largest trading partner in Malaysia for 14 consecutive years. Shandong is China's highest trade province. Chinese ambassador to Malaysia Ouyang Yujing Monday (May ...</text:p>
      <text:p text:style-name="P4">
Videos: []</text:p>
      <text:p text:style-name="P4">
Audios: []</text:p>
      <text:p text:style-name="P4">
Images: []</text:p>
      <text:p text:style-name="P4">
Type: NewsArticle</text:p>
      <text:p text:style-name="P4">
Breadcrumbs: ['即时', '国际']</text:p>
      <text:p text:style-name="P4">
Keywords: ['马来西亚', '中国', '山东', '贸易']</text:p>
      <!--METADATA-->
      <text:p text:style-name="P4">
The total bilateral trade with Malaysia and China last year reached a new high of US $ 203.6 billion (about S $ 275.2 billion), which made China the largest trading partner in Malaysia for 14 consecutive years. Shandong is China's highest trade province.</text:p>
      <text:p text:style-name="P4">
Chinese Ambassador to Malaysia Ouyang Yujing Monday (May 29) at the "China (Shandong)-Malaysia Economic and Trade Cooperation Exchange Conference" held at the Marriott Hotel Kuala Lumpur's Hotel in Kuala Lumpur revealed that the total imports and exports of Malaysia and Shandong Province reached 41.03,000 last year. 10,000 US dollars, an increase of 85.8%year -on -year, accounting for about 20%of the total trade between the two countries. "The two sides have broad cooperation prospects in electronics, chemical, automobile manufacturing, mineral machinery and tropical agriculture."</text:p>
      <text:p text:style-name="P4">
Ouyang Yujing said that Shandong is the economic province, population province, innovation province, and large cultural tourism provinces on the coast of eastern China. The GDP in Shandong ranks third in various provinces and cities in China, with more than 8.7 trillion yuan (S $ 1.67 trillion) last year.</text:p>
      <text:p text:style-name="P4">
This activity is also one of the hundred companies in Shandong Entering the Asian Delica series of economic and trade activities. The countries visited these companies include Thailand, Vietnam and Malaysia. Li Zhongping, president of the Malaysian Chinese Entrepreneurs Federation (PUCM), said that this time it was the largest business docking activity after the crown disease epidemic.</text:p>
      <text:p text:style-name="P4">
News Source: <text:a xlink:type="simple" xlink:href="https://www.zaobao.com.sg/realtime/world/story20230529-1399338" text:style-name="Internet_20_link" text:visited-style-name="Visited_20_Internet_20_Link">
https://www.zaobao.com.sg/realtime/world/story20230529-1399338</text:a>
</text:p>
      <!--NEWS-->
      <text:h text:style-name="P10" text:outline-level="1">
<text:span text:style-name="T4">
US stock market on May 29th to commemorate the death soldiers commemorative day</text:span>
</text:h>
      <text:p text:style-name="P4">
Author: 李可爱 (Person)</text:p>
      <text:p text:style-name="P4">
Publisher: 联合早报 (Organization)</text:p>
      <text:p text:style-name="P4">
Published Time: 2023-05-29T15:54</text:p>
      <text:p text:style-name="P4">
Modified Time: 2023-05-29T15:54</text:p>
      <text:p text:style-name="P4">
Description: The Wall Street stock market will be closed on Monday (May 29) to commemorate the Memorial Day. The New York Stock Exchange and Nasdaq will restore the transaction on Tuesday (30th). Investors can expect in the next week ...</text:p>
      <text:p text:style-name="P4">
Videos: []</text:p>
      <text:p text:style-name="P4">
Audios: []</text:p>
      <text:p text:style-name="P4">
Images: []</text:p>
      <text:p text:style-name="P4">
Type: NewsArticle</text:p>
      <text:p text:style-name="P4">
Breadcrumbs: ['即时', '国际']</text:p>
      <text:p text:style-name="P4">
Keywords: ['美国股市', '美市', '财经即时']</text:p>
      <!--METADATA-->
      <text:p text:style-name="P4">
The Wall Street stock market will be closed on Monday (May 29) to commemorate the Memorial Day. The New York Stock Exchange and Nasdaq will restore the transaction on Tuesday (30th).</text:p>
      <text:p text:style-name="P4">
What investors can expect in the next week include: a series of performance reports that have been released one after another, and employment market data released by the US Labor Statistics. In terms of performance reports, the highlights that have attracted much attention from investors include: Hewlettpack Enterprise and HP INC performance released on Tuesday; C3.AI, C3.AI, will release performance on Wednesday. Computer company Delltechnology and sportswear chain Lululemon Athletica will release performance reports on Thursday.</text:p>
      <text:p text:style-name="P4">
The Bureau of Labor Statistics will release the job vacancies and labor flow surveys in April this year. Market analysts generally expect the vacancies as of the end of April to drop slightly to 9.44 million.</text:p>
      <text:p text:style-name="P4">
Other economic data include: the May consumer confidence index announced on Tuesday, and the manifesturing PurchasingManagers ’Index index in May of May.</text:p>
      <text:p text:style-name="P4">
News Source: <text:a xlink:type="simple" xlink:href="https://www.zaobao.com.sg/realtime/world/story20230529-1399340" text:style-name="Internet_20_link" text:visited-style-name="Visited_20_Internet_20_Link">
https://www.zaobao.com.sg/realtime/world/story20230529-1399340</text:a>
</text:p>
      <!--NEWS-->
      <text:h text:style-name="P10" text:outline-level="1">
<text:span text:style-name="T4">
Greece 6/25 held the Congress election again</text:span>
</text:h>
      <text:p text:style-name="P4">
Publisher: 法新社</text:p>
      <text:p text:style-name="P4">
Published Time: 2023-05-29T16:02:08+00:00</text:p>
      <text:p text:style-name="P4">
Modified Time: 2023-05-29T15:50:03+00:00</text:p>
      <text:p text:style-name="P4">
Description: (Agence France -Presse Athens, 29th) Greek President Sacralo Pulu issued an order today and is scheduled to hold Congress elections on June 25. As the New Democratic Party led by Greek Prime Minister Miztakis failed to win half of the parliament on the 21st election of this month, he has stated that he wants to hold the election agai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2" text:anchor-type="as-char" svg:width="6.9236in" svg:height="3.617581in" draw:z-index="0">
<draw:image xlink:href="../Images/rficn/2023-05-29T16-02-08-00-00/000000.png" xlink:type="simple" xlink:show="embed" xlink:actuate="onLoad" draw:mime-type="image/png"/>
</draw:frame>
The Conservative New Democrat (New Democracy) won 40.8%of the votes this month, which is more than 20 percentage points of the "Syriza" led by former Greek Prime Minister AlexistSipras, and created more than 20 percentage points and set out The best results of the New Democratic Election since 2007.</text:p>
      <text:p text:style-name="P4">
However, Kyriakosmitsotakis has excluded the coalition government last week and began to promote the re -election, hoping to get an absolute majority in Congress. Czeras also confided on the 23rd to face President KaterinaSakellaropoulou, saying that he was unable to form a pavilion and was ready to meet the June election in June.</text:p>
      <text:p text:style-name="P4">
News Source: <text:a xlink:type="simple" xlink:href="https://www.rfi.fr/cn/%E5%9B%BD%E9%99%85%E6%8A%A5%E9%81%93/20230529-%E5%B8%8C%E8%85%8A6-25%E5%86%8D%E6%AC%A1%E4%B8%BE%E8%A1%8C%E5%9B%BD%E4%BC%9A%E5%A4%A7%E9%80%89" text:style-name="Internet_20_link" text:visited-style-name="Visited_20_Internet_20_Link">
https://www.rfi.fr/cn/%E5%9B%BD%E9%99%85%E6%8A%A5%E9%81%93/20230529-%E5%B8%8C%E8%85%8A6-25%E5%86%8D%E6%AC%A1%E4%B8%BE%E8%A1%8C%E5%9B%BD%E4%BC%9A%E5%A4%A7%E9%80%89</text:a>
</text:p>
      <!--NEWS-->
      <text:h text:style-name="P10" text:outline-level="1">
<text:span text:style-name="T4">
White Ross said that other countries can also have nuclear weapons</text:span>
</text:h>
      <text:p text:style-name="P4">
Author: 联合早报 (Person)</text:p>
      <text:p text:style-name="P4">
Publisher: 联合早报 (Organization)</text:p>
      <text:p text:style-name="P4">
Published Time: 2023-05-29T16:06</text:p>
      <text:p text:style-name="P4">
Modified Time: 2023-05-29T16:06</text:p>
      <text:p text:style-name="P4">
Description: President Berlos Luchenko said that if any country wants to join the Russian and White Ross alliances, these countries can also obtain nuclear weapons like White Ross. Reuters reported that Lukashenko made this in an exclusive interview on Sunday (May 28), Russia's TV station.</text:p>
      <text:p text:style-name="P4">
Videos: []</text:p>
      <text:p text:style-name="P4">
Audios: []</text:p>
      <text:p text:style-name="P4">
Images: []</text:p>
      <text:p text:style-name="P4">
Type: NewsArticle</text:p>
      <text:p text:style-name="P4">
Breadcrumbs: ['即时', '国际']</text:p>
      <text:p text:style-name="P4">
Keywords: ['白罗斯', '俄罗斯', '核武器']</text:p>
      <!--METADATA-->
      <text:p text:style-name="P4">
President Berlos Luchenko said that if any country wants to join the Russian and White Ross alliances, these countries can also obtain nuclear weapons like White Ross.</text:p>
      <text:p text:style-name="P4">
Reuters reported that Lukashenko made this in an exclusive interview on Sunday (May 28), Russia's TV station.</text:p>
      <text:p text:style-name="P4">
Russia last week.(https://www.zaobao.com/realtime/world/story20230526-1398285)This is the first time that the Cremlin Palace has deployed such nuclear warheads outside Russia since the disintegration of the Soviet Union in 1991, causing concerns in the West.</text:p>
      <text:p text:style-name="P4">
Walfordic, the State Secretary of the Berlos National Security Council, said earlier that Western countries made Beros have no choice but to deploy Russia's tactical nuclear weapons in the country. He also warned Western countries not to "cross the red line" in key strategic topics.</text:p>
      <text:p text:style-name="P4">
In the interview, Lukashenko said, "You must understand from a strategic perspective." Minsk and Moscow show this unique opportunity for unity.</text:p>
      <text:p text:style-name="P4">
Lukashenko said: "Kazakhstan and other countries have a close relationship as us and the Russian Federation, but no one has objected."</text:p>
      <text:p text:style-name="P4">
"If someone is worried ... that's simple, join the White Rose and the Russian Alliance. Everyone can have nuclear weapons."</text:p>
      <text:p text:style-name="P4">
However, Lukashenko added that this was his personal view, not Russia's view.</text:p>
      <text:p text:style-name="P4">
Russia and Beimer signed the establishment of the Russian -White Union National Treaty on December 8, 1999, stipulating that the two countries established a country with the nature of the United Nations while maintaining their sovereignty, independence, and national system. On November 4, 2021, Putin and Lukashenko signed the implementation of the Alliance's national integration law at the video conference on the Supreme State Council of the Russia and White Alliance, and approved the integrated plan involving 28 industries in the two countries.</text:p>
      <text:p text:style-name="P4">
News Source: <text:a xlink:type="simple" xlink:href="https://www.zaobao.com.sg/realtime/world/story20230529-1399343" text:style-name="Internet_20_link" text:visited-style-name="Visited_20_Internet_20_Link">
https://www.zaobao.com.sg/realtime/world/story20230529-1399343</text:a>
</text:p>
      <!--NEWS-->
      <text:h text:style-name="P10" text:outline-level="1">
<text:span text:style-name="T4">
President Uganda approves anti -homosexual law</text:span>
</text:h>
      <text:p text:style-name="P4">
Author: 联合早报 (Person)</text:p>
      <text:p text:style-name="P4">
Publisher: 联合早报 (Organization)</text:p>
      <text:p text:style-name="P4">
Published Time: 2023-05-29T16:31</text:p>
      <text:p text:style-name="P4">
Modified Time: 2023-05-29T17:09</text:p>
      <text:p text:style-name="P4">
Description: Ugandan President Musseavini approved anti -homosexual laws to take effect, and the punishment will be stricter, including the death penalty and life imprisonment. Comprehensive Reuters and Bloomberg reported that the Speaker of the Uganda Parliament Amon issued a tweet on Monday (May 29) and said, "I now encourage law enforcers stipulated in the law to hold ...</text:p>
      <text:p text:style-name="P4">
Videos: []</text:p>
      <text:p text:style-name="P4">
Audios: []</text:p>
      <text:p text:style-name="P4">
Images: []</text:p>
      <text:p text:style-name="P4">
Type: NewsArticle</text:p>
      <text:p text:style-name="P4">
Breadcrumbs: ['即时', '国际']</text:p>
      <text:p text:style-name="P4">
Keywords: ['乌干达', '同性恋']</text:p>
      <!--METADATA-->
      <text:p text:style-name="P4">
Ugandan President Musseavini approved anti -homosexual laws to take effect, and the punishment will be stricter, including the death penalty and life imprisonment.</text:p>
      <text:p text:style-name="P4">
Comprehensive Reuters and Bloomberg reported that the Speaker of the Uganda Parliament Amon issued a tweet on Monday (May 29), "I now encourage law enforcers stipulated in the law to perform the tasks given to them by the Anti -homosexual law. Opinions, now you have the responsibility to implement the law in a fair, firm and resolute way. "</text:p>
      <text:p text:style-name="P4">
Ugandan legislators approved a revision bill on May 2 to seek the most severe punishment for serious homosexual illegal acts (such as sexual intercourse with the same sex under 18 years of age, criminals are human immune defect (HIV) positives) Essence The parliament approved the early version of the bill in March, but Musseau returned it to the legislators to consider his proposal to modify the suggestions. The new file deletes the clauses that are trying to punish only as LGBTQ.</text:p>
      <text:p text:style-name="P4">
The approved law of Museau means that he regards the strong opposition of the Western government, enterprises and human rights activists. Uganda's "Anti -Gay Law" is the world's most stringent anti -homosexuality, bisexual and transgender law (LGBT) law.</text:p>
      <text:p text:style-name="P4">
It is illegal in more than 30 African countries such as Uganda, but the new law of Uganda further targets homosexuality, bisexuals, transgender, and LGBTQ.</text:p>
      <text:p text:style-name="P4">
News Source: <text:a xlink:type="simple" xlink:href="https://www.zaobao.com.sg/realtime/world/story20230529-1399349" text:style-name="Internet_20_link" text:visited-style-name="Visited_20_Internet_20_Link">
https://www.zaobao.com.sg/realtime/world/story20230529-1399349</text:a>
</text:p>
      <!--NEWS-->
      <text:h text:style-name="P10" text:outline-level="1">
<text:span text:style-name="T4">
Jokovic French Open in the first round</text:span>
</text:h>
      <text:p text:style-name="P4">
Publisher: 法新社</text:p>
      <text:p text:style-name="P4">
Published Time: 2023-05-29T16:32:09+00:00</text:p>
      <text:p text:style-name="P4">
Modified Time: 2023-05-29T16:20:03+00:00</text:p>
      <text:p text:style-name="P4">
Description: (Agence France -Presse, Paris, 29th) Serbian tennis star NOVAK DJOKOVIC is passed down in the first round of men's singles in the French Open today, and defeated American player Kirvychi. His goal is to take The Grand Slam men's single 23rd champ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3.617581in" draw:z-index="0">
<draw:image xlink:href="../Images/rficn/2023-05-29T16-32-09-00-00/000000.png" xlink:type="simple" xlink:show="embed" xlink:actuate="onLoad" draw:mime-type="image/png"/>
</draw:frame>
Jokovic faces Aleksandarkovacevic at the Central Stadium. He blocked the opponent's counterattack in the third set, with 6-3, 6 to 2, 7 to 6 to 6 to the end.(7-1) Take the victory.</text:p>
      <text:p text:style-name="P4">
Jokovic will play against Hungarian player Marton Fucsovics in the second round, and Jokovic has played with him 4 degrees.</text:p>
      <text:p text:style-name="P4">
Jokovic, 36, has won two championships in the French Open men's singles. Since the 2006 Australian Open, he has not been in the first round of the game in any Grand Slam.</text:p>
      <text:p text:style-name="P4">
News Source: <text:a xlink:type="simple" xlink:href="https://www.rfi.fr/cn/%E8%BF%90%E5%8A%A8%E5%A4%A9%E5%9C%B0/20230529-%E4%B9%94%E7%A7%91%E7%BB%B4%E5%A5%87%E6%B3%95%E7%BD%91%E9%A6%96%E8%BD%AE%E5%91%8A%E6%8D%B7" text:style-name="Internet_20_link" text:visited-style-name="Visited_20_Internet_20_Link">
https://www.rfi.fr/cn/%E8%BF%90%E5%8A%A8%E5%A4%A9%E5%9C%B0/20230529-%E4%B9%94%E7%A7%91%E7%BB%B4%E5%A5%87%E6%B3%95%E7%BD%91%E9%A6%96%E8%BD%AE%E5%91%8A%E6%8D%B7</text:a>
</text:p>
      <!--NEWS-->
      <text:h text:style-name="P10" text:outline-level="1">
<text:span text:style-name="T4">
"Asia Pacific Report" May 29, 2023 Audio</text:span>
</text:h>
      <text:p text:style-name="P4">
Author: None</text:p>
      <text:p text:style-name="P4">
Publisher: Radio Free Asia (Organization)</text:p>
      <text:p text:style-name="P4">
Published Time: 2023-05-29T16:35:12-04:00</text:p>
      <text:p text:style-name="P4">
Modified Time: 2023-05-29T16:35:12-04:00</text:p>
      <text:p text:style-name="P4">
Description: None</text:p>
      <text:p text:style-name="P4">
Videos: []</text:p>
      <text:p text:style-name="P4">
Audios: ["<text:a xlink:type="simple" xlink:href="https://www.rfa.org/mandarin/apr-audio/yp-0529202314401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4" text:anchor-type="as-char" svg:width="6.9236in" svg:height="3.88615in" draw:z-index="0">
<draw:image xlink:href="../Images/rfamandarin/2023-05-29T16-35-12-04-00/000000.png" xlink:type="simple" xlink:show="embed" xlink:actuate="onLoad" draw:mime-type="image/png"/>
</draw:frame>
 <text:a xlink:type="simple" xlink:href="https://www.rfa.org/mandarin/apr-audio/yp-05292023144019.html/@@images/image" text:style-name="Internet_20_link" text:visited-style-name="Visited_20_Internet_20_Link">
</text:a>
Free Asia Radio Drawing <text:a xlink:type="simple" xlink:href="https://www.rfa.org/mandarin/apr-audio/yp-05292023144019.html/@@stream" text:style-name="Internet_20_link" text:visited-style-name="Visited_20_Internet_20_Link">
Audio-Link: https://www.rfa.org/mandarin/Apr- Audio/YP-05292023144019.html/@@stream</text:a>
The main content of this show:</text:p>
      <text:p text:style-name="P4">
1 . Demolition of the mosque dome in Yunnan triggered the conflict between the military and the police and Muslims. Many people were arrested;</text:p>
      <text:p text:style-name="P4">
2 . Wuhan Finance is urgent, and the Municipal Finance Bureau has reported debt collection;</text:p>
      <text:p text:style-name="P4">
3 . Guangdong recruits civil servants to issue a new recruitment. The applicant must submit a password to the social media and review the online speech;</text:p>
      <text:p text:style-name="P4">
4 . Suspected of violating the National Security Law, Li Zhiying's application for termination of the hearing was rejected;</text:p>
      <text:p text:style-name="P4">
5 . The United States, Canada, Australia and other places held activities to commemorate the 34th anniversary of the June 4th incident.</text:p>
      <text:p text:style-name="P4">
News Source: <text:a xlink:type="simple" xlink:href="https://www.rfa.org/mandarin/apr-audio/yp-05292023144019.html" text:style-name="Internet_20_link" text:visited-style-name="Visited_20_Internet_20_Link">
https://www.rfa.org/mandarin/apr-audio/yp-05292023144019.html</text:a>
</text:p>
      <!--NEWS-->
      <text:h text:style-name="P10" text:outline-level="1">
<text:span text:style-name="T4">
A Chinese ship was suspected of illegally salvage World War II shipping ships in Malaysia</text:span>
</text:h>
      <text:p text:style-name="P4">
Author: None</text:p>
      <text:p text:style-name="P4">
Publisher: Radio Free Asia (Organization)</text:p>
      <text:p text:style-name="P4">
Published Time: 2023-05-29T16:45:00-04:00</text:p>
      <text:p text:style-name="P4">
Modified Time: 2023-05-29T16:55:22-04:00</text:p>
      <text:p text:style-name="P4">
Description: None</text:p>
      <text:p text:style-name="P4">
Videos: []</text:p>
      <text:p text:style-name="P4">
Audios: []</text:p>
      <text:p text:style-name="P4">
Images: []</text:p>
      <!--METADATA-->
      <text:p text:style-name="P4">
News Source: <text:a xlink:type="simple" xlink:href="https://www.rfa.org/mandarin/Xinwen/6-05292023164438.html" text:style-name="Internet_20_link" text:visited-style-name="Visited_20_Internet_20_Link">
https://www.rfa.org/mandarin/Xinwen/6-05292023164438.html</text:a>
</text:p>
      <!--NEWS-->
      <text:h text:style-name="P10" text:outline-level="1">
<text:span text:style-name="T4">
“中国人权观察”前秘书长徐秦看守所感染新冠   申请就医</text:span>
</text:h>
      <text:p text:style-name="P4">
Author: None</text:p>
      <text:p text:style-name="P4">
Publisher: Radio Free Asia (Organization)</text:p>
      <text:p text:style-name="P4">
Published Time: 2023-05-29T16:46:00-04:00</text:p>
      <text:p text:style-name="P4">
Modified Time: 2023-05-29T16:57: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6" text:anchor-type="as-char" svg:width="6.9236in" svg:height="4.120659in" draw:z-index="0">
<draw:image xlink:href="../Images/rfamandarin/2023-05-29T16-46-00-04-00/000000.png" xlink:type="simple" xlink:show="embed" xlink:actuate="onLoad" draw:mime-type="image/png"/>
</draw:frame>
"China Human Rights Observation" former Secretary -General Xu Qin Chen Siming provided/RFA information</text:p>
      <text:p text:style-name="P4">
According to the news released by the Rights Rights Network on May 29, Xu Qin, a defendant of human rights in Jiangsu, was charged with an acting lawyer who was suspected of "inciting the crime of subverting the state power" and learned at the Yangzhou Detention Center on the same day that Xu Qin was infected with the new crown virus and coughed blood and blood silk. , But the detention center only offers simple drugs. After meeting, the lawyer proposed to the detention center that the authorities hope that Xu Qin will go to the hospital for examination to determine the degree of infection.</text:p>
      <text:p text:style-name="P4">
The "Notice of the Extension of Hearing" issued by the Yangzhou Intermediate People's Court in Jiangsu Province shows that Xu Qin was charged with the case of the 9th extension of the case of "inciting subversion of the state power" and was approved by the Supreme People's Court of China. It will be extended from May 3 to 3 months to August 3.</text:p>
      <text:p text:style-name="P4">
According to reports, Xu Qin had a well -known human rights activist in Jiangsu, Qin Yongmin, to build a "China Human Rights Observation" and serve as secretary -general, and was also a member of the "Rose Team" of the private rights protection organization. After Qin Yongmin was arrested and his wife Zhao Suli was "disappeared", she repeatedly went to the streets to support and follow up the case.</text:p>
      <text:p text:style-name="P4">
On February 9, 2018, Xu Qin was taken away by the police on the way from Gaoyou from Yangzhou to Kunshan. Later, Yangzhou Police was sentenced to suspected "provocation", "surveillance and residence in the designated place", and was suspected of "inciting subversion to subvert subversion. Charges of state power ". According to reports, Xu Qin was arrested this time with her for many years to insist on paying attention to human rights issues, as well as activities such as Yu Wensheng, a lawyer in support of rights protection, and Xu Lin, a citizen of rights protection. On November 5, 2021, Xu Qin was suddenly taken away by the police from home, and his previous cases have been in the delay trial.</text:p>
      <text:p text:style-name="P4">
Protection Network previously disclosed that Xu Qin had just finished the heart bridge before being arrested, and suffered from a variety of diseases such as cerebral infarction, myocardial infarction, and hypertension. She has deteriorated sharply in prison, and she was unable to stand due to paralysis.</text:p>
      <text:p text:style-name="P4">
Edit: He Ping</text:p>
      <text:p text:style-name="P4">
News Source: <text:a xlink:type="simple" xlink:href="https://www.rfa.org/mandarin/Xinwen/7-05292023164549.html" text:style-name="Internet_20_link" text:visited-style-name="Visited_20_Internet_20_Link">
https://www.rfa.org/mandarin/Xinwen/7-05292023164549.html</text:a>
</text:p>
      <!--NEWS-->
      <text:h text:style-name="P10" text:outline-level="1">
<text:span text:style-name="T4">
Suspected of impacting 13 people in the Hong Kong Legislative Council in 2019, Sun Xiaolan: Being in prison, but my thoughts are still free</text:span>
</text:h>
      <text:p text:style-name="P4">
Author: chinese@voanews.com (金谷)</text:p>
      <text:p text:style-name="P4">
Publisher: 美国之音中文网 (Type: NewsMediaOrganization)</text:p>
      <text:p text:style-name="P4">
Published Time: 2023-05-29T16:46:24+08:00</text:p>
      <text:p text:style-name="P4">
Modified Time: 2023-05-29 08:46:24Z</text:p>
      <text:p text:style-name="P4">
Description: A court of Hong Kong began to judge 13 people who were suspected of impacting and occupying the Hong Kong Legislative Council Building in 2019. Seven of them acknowledged the crime of riots, including Sun Xiaolan, the president of the former University of Hong Kong.</text:p>
      <text:p text:style-name="P4">
Videos: []</text:p>
      <text:p text:style-name="P4">
Images: []</text:p>
      <text:p text:style-name="P4">
Categories: '港澳'</text:p>
      <text:p text:style-name="P4">
Type: None</text:p>
      <!--METADATA-->
      <text:p text:style-name="P4">
Nonenone</text:p>
      <text:p text:style-name="P4">
News Source: <text:a xlink:type="simple" xlink:href="https://www.voachinese.com/a/thirteen-in-court-over-2019-storming-of-hong-kong-legislature-20230529/7113396.html" text:style-name="Internet_20_link" text:visited-style-name="Visited_20_Internet_20_Link">
https://www.voachinese.com/a/thirteen-in-court-over-2019-storming-of-hong-kong-legislature-20230529/7113396.html</text:a>
</text:p>
      <!--NEWS-->
      <text:h text:style-name="P10" text:outline-level="1">
<text:span text:style-name="T4">
China ’s labor aging is seriously allowed to allow super -aged construction migrant workers to enter the construction site</text:span>
</text:h>
      <text:p text:style-name="P4">
Author: None</text:p>
      <text:p text:style-name="P4">
Publisher: Radio Free Asia (Organization)</text:p>
      <text:p text:style-name="P4">
Published Time: 2023-05-29T16:47:00-04:00</text:p>
      <text:p text:style-name="P4">
Modified Time: 2023-05-29T17:00: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7" text:anchor-type="as-char" svg:width="6.9236in" svg:height="4.612011in" draw:z-index="0">
<draw:image xlink:href="../Images/rfamandarin/2023-05-29T16-47-00-04-00/000000.png" xlink:type="simple" xlink:show="embed" xlink:actuate="onLoad" draw:mime-type="image/png"/>
</draw:frame>
A construction site in Beijing <text:a xlink:type="simple" xlink:href="https://www.rfa.org/mandarin/Xinwen/8-05292023164654.html/@@images/image" text:style-name="Internet_20_link" text:visited-style-name="Visited_20_Internet_20_Link">
</text:a>
Reuters pictures</text:p>
      <text:p text:style-name="P4">
When the birth rate of China's population is declining, the aging of the labor population is becoming increasingly serious. As a result, the measures of the upper limit of the aging of the local governments have attracted public opinion.</text:p>
      <text:p text:style-name="P4">
According to China Caixin.com, the Jiangsu Provincial Department of Housing and Urban -Rural Development recently issued the "Notice on Further Doing the Pilot Application of the" Jian'an Code "System of Construction Construction Persons'" Jian'an Code ", showing that the local government is no longer" one -size -fits -all "to prohibit oversized construction workers from entering the construction site. According to reports, the so -called super -aged construction workers, 60 to 65, and female workers from 55 to 60. Jiangsu Province hopes to control the proportion of super -aged workers by paying codes for construction workers.</text:p>
      <text:p text:style-name="P4">
The report also quoted officials of the Chinese Ministry of Socialist and Social Security that the relevant departments have now adjusted their policies, and all places have relaxed the restrictions on the age of construction workers.</text:p>
      <text:p text:style-name="P4">
In recent years, the aging problem of China's construction industry has gradually intensified. Beijing's "Economic Daily" previously disclosed that according to the current proportion of migrant workers over the age of 50, in the future, 80 million migrant workers may face overtime issues. How to transform aging of aged migrant workers is a realistic topic on the issue of labor resources in China.</text:p>
      <text:p text:style-name="P4">
Responsible: He Ping</text:p>
      <text:p text:style-name="P4">
News Source: <text:a xlink:type="simple" xlink:href="https://www.rfa.org/mandarin/Xinwen/8-05292023164654.html" text:style-name="Internet_20_link" text:visited-style-name="Visited_20_Internet_20_Link">
https://www.rfa.org/mandarin/Xinwen/8-05292023164654.html</text:a>
</text:p>
      <!--NEWS-->
      <text:h text:style-name="P10" text:outline-level="1">
<text:span text:style-name="T4">
Hong Kong's "831" incident: Police prosecuted 16 people with multiple crimes</text:span>
</text:h>
      <text:p text:style-name="P4">
Author: None</text:p>
      <text:p text:style-name="P4">
Publisher: Radio Free Asia (Organization)</text:p>
      <text:p text:style-name="P4">
Published Time: 2023-05-29T16:48:00-04:00</text:p>
      <text:p text:style-name="P4">
Modified Time: 2023-05-29T17:04: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9" text:anchor-type="as-char" svg:width="6.9236in" svg:height="3.88615in" draw:z-index="0">
<draw:image xlink:href="../Images/rfamandarin/2023-05-29T16-48-00-04-00/000000.png" xlink:type="simple" xlink:show="embed" xlink:actuate="onLoad" draw:mime-type="image/png"/>
</draw:frame>
On August 31, 2019, the police attacked protesters at the Hong Kong Prince Metro Station. Associated Press information map</text:p>
      <text:p text:style-name="P4">
According to the Hong Kong "Ming Pao" reported on May 29, the Ministry of Criminal Affairs of the West Kowloon Region in Hong Kong on the same day, the 16 citizens involved in the "831" Prince Station incident in 2019 were prosecuted. The crimes include suspected "illegal imprisonment" , "Obstacles or attacked the police", "criminal destruction", "hidden offensive weapons" and "illegal tubes have radio communication" and so on.</text:p>
      <text:p text:style-name="P4">
According to reports, there are 14 men and 2 women who have prosecuted. At present, all arrested people have been approved for bail, and the case will be tried on Wednesday in the Kowloon City Magistrate Court of Hong Kong.</text:p>
      <text:p text:style-name="P4">
This station previously reported that on the evening of August 31, 2019, a large number of members of the Hong Kong Police Suelong Team dealt with different people in the Hong Kong MTR Prince Station, and suddenly beat a group of suspected participation in the carriage in the compartment with a baton and other people. Sports citizen. After the incident, a large number of citizens presented flowers outside the prince. At that time, the citizen's scene was broken, and someone was crying and crying.</text:p>
      <text:p text:style-name="P4">
It is reported that the Hong Kong District Court has previously ruled that six men have been established for "illegal assembly", "riot" or "offensive weapons", etc., and sentenced to eight months to 5 and a half years.</text:p>
      <text:p text:style-name="P4">
Responsible: He Ping</text:p>
      <text:p text:style-name="P4">
News Source: <text:a xlink:type="simple" xlink:href="https://www.rfa.org/mandarin/Xinwen/9-05292023164759.html" text:style-name="Internet_20_link" text:visited-style-name="Visited_20_Internet_20_Link">
https://www.rfa.org/mandarin/Xinwen/9-05292023164759.html</text:a>
</text:p>
      <!--NEWS-->
      <text:h text:style-name="P10" text:outline-level="1">
<text:span text:style-name="T4">
Japan and South Korea strictly wait for North Korea to put the "satellite" Chinese Ministry of Foreign Affairs:</text:span>
</text:h>
      <text:p text:style-name="P4">
Author: None</text:p>
      <text:p text:style-name="P4">
Publisher: Radio Free Asia (Organization)</text:p>
      <text:p text:style-name="P4">
Published Time: 2023-05-29T16:49:37-04:00</text:p>
      <text:p text:style-name="P4">
Modified Time: 2023-05-29T16:49:37-04:00</text:p>
      <text:p text:style-name="P4">
Description: None</text:p>
      <text:p text:style-name="P4">
Videos: []</text:p>
      <text:p text:style-name="P4">
Audios: []</text:p>
      <text:p text:style-name="P4">
Images: []</text:p>
      <!--METADATA-->
      <text:p text:style-name="P4">
News Source: <text:a xlink:type="simple" xlink:href="https://www.rfa.org/mandarin/Xinwen/10-05292023164857.html" text:style-name="Internet_20_link" text:visited-style-name="Visited_20_Internet_20_Link">
https://www.rfa.org/mandarin/Xinwen/10-05292023164857.html</text:a>
</text:p>
      <!--NEWS-->
      <text:h text:style-name="P10" text:outline-level="1">
<text:span text:style-name="T4">
Comments | He Qinglian: The polls are mixed with &amp; quot; Chinese factors &amp; quot;</text:span>
</text:h>
      <text:p text:style-name="P4">
Author: None</text:p>
      <text:p text:style-name="P4">
Publisher: Radio Free Asia (Organization)</text:p>
      <text:p text:style-name="P4">
Published Time: 2023-05-29T17:28:56-04:00</text:p>
      <text:p text:style-name="P4">
Modified Time: 2023-05-29T17:28: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0" text:anchor-type="as-char" svg:width="6.9236in" svg:height="3.88615in" draw:z-index="0">
<draw:image xlink:href="../Images/rfamandarin/2023-05-29T17-28-56-04-00/000000.png" xlink:type="simple" xlink:show="embed" xlink:actuate="onLoad" draw:mime-type="image/png"/>
</draw:frame>
Global Television Networks of China Global Television Cyber Reuters Pictures of China Grand Promotional Mission</text:p>
      <text:p text:style-name="P4">
Recently, two polls about China, one is a survey by the University of Alberta, Canada. @CGTNOFFICICICIA has launched a vote on Twitter since May 26. It is a network poll on NATO to set up a contact office in Tokyo. The former is a polls in the controlled environment, and the latter is completely unprepared and the Chinese world "anti -thief" "concentration is made for polls. The result is completely dual days.</text:p>
      <text:p text:style-name="P4">
<text:span text:style-name="T4">
 One of the Chinese factors: The investigation agency and the recipient are not free status </text:span>
</text:p>
      <text:p text:style-name="P4">
The public opinion survey of the University of Alberta, Canada collected 2,009 answers from all over China through telephone and the Internet. The interviewees were asked about them. the opinion of.</text:p>
      <text:p text:style-name="P4">
Among the countries around the world, Russia scores the highest score. It is not only the immigration destination of the respondents, but also the most trusted global partner. The average score is 5.4 points (7 points in the full score). , Canada, the European Union, India and the United Kingdom are 3.8 points. In terms of global influence, Russia only lags behind the United States and defeats all other countries, including the European Union. Interviewees said that Russia is the most important country to China. In handling the new crown epidemic, Russia's interviewees ranked first. one.</text:p>
      <text:p text:style-name="P4">
Wang Jia, the director of the Chinese Institute of Alberta at the University of Alberta, said that his personal point of view is deeply influenced by the national media. The obvious tilt of Russia shown by polls. Compared with Chinese citizens, it is easier to obtain visas to Russia, and weak rubles also provide strong purchasing power for those who hold RMB.</text:p>
      <text:p text:style-name="P4">
This result has continuous correlation with the Chinese officials in 2018, 2020, and 2021. Taking 2021 as an example, the China -Russia Friendship, Peace and Development Commission and China Central Radio and Television General Taichung Russia Toutiao Client and Beijing Yipai Data Co., Ltd. commissioned an international sample service agency to conduct investigation in October 2021. : More than 91%of Russian interviewees and more than 98%of Chinese interviewees are confident and expectations for further deepening Sino -Russian relations. 72.6%of Russian interviewees and 87%of Chinese interviewees believe that China and Russia should further strengthen comprehensive strategic collaboration. Interviers interviewees of the two countries generally agree with the cooperation between China and Russia to promote the world's polarization and the democratization of international relations, and 83.3%of Russia interviewees with Russia who are "Sino -Russian cooperation can jointly promote world peace and prosperity". 95.9%.</text:p>
      <text:p text:style-name="P4">
The survey also shows that for the issue of "some countries in the West interfered in the internal affairs of China and Russia and curb the revitalization of the development of the two countries", 90%of Russian respondents and 95%of Chinese interviewees believed that China and Russia should strengthen Collaborate, work together to resolutely defend their own interests. Most interviewees believe that the development of China and Russia will help promote the world's polarization process.</text:p>
      <text:p text:style-name="P4">
The survey is obviously far from the real situation. After the start of the Russia -Ukraine War in 2022, a large number of Chinese accounts were almost overwhelmed by Twitter and Facebook. Most Chinese intellectuals supported Ukraine and NATO. Among them, Russia's terms and criticisms were extremely hostile to Russia.</text:p>
      <text:p text:style-name="P4">
<text:span text:style-name="T4">
 "China -Russia Friendship" poll is the official leading </text:span>
</text:p>
      <text:p text:style-name="P4">
The CCP has been established for more than a hundred years since 1921. It has gone through three states: Russia as a division, the enemy, and the friend of Russia. In the Mao era alone, I have experienced a fierce transformation of "Soviet Big Brother" into "Soviet Amendment-Soviet Social Imperialism". In the early 21st century-2010, I can barely enter the preheating stage of "friendly", but China The regret that the main theme of the propaganda was still in the dilemma of Russia after the collapse of the Soviet Union, and the stage of praise for Putin slightly. Until 2012 Xi Jinping's head of the Communist Party of China proposed that China and Russia reshaped special partnerships and entered the strategic "back to the back" At the stage, the topic of "China -Russia Friendship" was officially appeared. After the Crimean crisis in 2014, Russia's double -headed eagle had to be friendly to China under the pressure and hostility of the West. China -Russia relations were regarded as the strategic "back" state of the current hope of the Communist Party of China.</text:p>
      <text:p text:style-name="P4">
The Sino -Russian relations polls have done a form of sampling surveys from the procedure. For example, the Sino -Russian relations poll in 2021 were the fourth quarter of the year in China and Russia (China: Beijing, Guangzhou, Harbin; Russia: Moscow: Moscow: Moscow: , St. Petersburg, New Siberia, Vladivostak, Harbarovsk, Irkutzk, Chita, and Blagowskosk), through online sampling surveys of ordinary people of the two countries to analyze Based on the data of the sample, the final investigation report is formed, but this survey from the sample extraction, the problem settings to the analysis. The process is strictly controlled. It reflects the public opinion, which reflects the public opinion that the official wants to see.</text:p>
      <text:p text:style-name="P4">
Investigations are not the same in areas (or network areas) controlled by the Chinese government, the results will be different. For example, on May 26th, China International TV News Network (@cgtnoffecial) launched a vote in Twitter to ask netizens if they supported NATO's plans to open a liaison office in Japan. "This news was confirmed by NATO and Japanese officials, which caused enthusiasm for the outside world to be enthusiastically. Discussion, China, Russia, North Korea and other countries have accused NATO offending the tentacles to Asia Pacific, threatening regional security. As of 5:17 pm on May 28th, the Eastern Time, the result was:</text:p>
      <text:p text:style-name="P4">
I Strongly Oppose (I strong opposition), 13.6%</text:p>
      <text:p text:style-name="P4">
I am in favor of this (I support), 86.4%</text:p>
      <text:p text:style-name="P4">
Message from the comment area is rich and ridiculed: "Where did the courage to ask foreigners?", "I not only support NATO to set up points in Japan, but also open a office in Taiwan." "Compared to Japan, Taiwan is an ideal place "," NATO should also be opened in Taiwan, killing you in China ". Some people say: How dare you dare to do this poll all the anti -thieves, and take their own humiliation. "</text:p>
      <text:p text:style-name="P4">
Shortly after I announced the above voting results on Twitter,@CGTNOFFECIAL has deleted the survey, and so far I have not seen the results of this poll on any media.</text:p>
      <text:p text:style-name="P4">
<text:span text:style-name="T4">
 What are the conclusions </text:span>
Second, the "Chinese factor" in all polls is more likely to become a propaganda material.</text:p>
      <text:p text:style-name="P4">
The so -called "Chinese factor" of the so -called polls refers to the various factors related to China, for example: one is a poll that investigates the target of the Chinese people in the Chinese native. For example This is this type of survey; one is a survey of China as the polls, and selects people from some countries in several continents to answer questions related to China. For the investigation of "the people's views on China", in 2016, Americans held a negative evaluation of 55%of China. This proportion in 2022 rose to 82%, which confirmed the changes in Sino -US relations from the side.</text:p>
      <text:p text:style-name="P4">
In short, the various data that appears in the form of polls is completely different from the reference value. The decisive factor depends on the whether the investigation agency and the investigator are under political control. This is the case controlled by the Chinese government.</text:p>
      <text:p text:style-name="P4">
(The article only represents the personal position and point of view of the special commentator)</text:p>
      <text:p text:style-name="P4">
News Source: <text:a xlink:type="simple" xlink:href="https://www.rfa.org/mandarin/pinglun/heqinglian/hql-05292023171544.html" text:style-name="Internet_20_link" text:visited-style-name="Visited_20_Internet_20_Link">
https://www.rfa.org/mandarin/pinglun/heqinglian/hql-05292023171544.html</text:a>
</text:p>
      <!--NEWS-->
      <text:h text:style-name="P10" text:outline-level="1">
<text:span text:style-name="T4">
Local election defeat Spanish Prime Minister announced the early election</text:span>
</text:h>
      <text:p text:style-name="P4">
Author: 联合早报 (Person)</text:p>
      <text:p text:style-name="P4">
Publisher: 联合早报 (Organization)</text:p>
      <text:p text:style-name="P4">
Published Time: 2023-05-29T17:57</text:p>
      <text:p text:style-name="P4">
Modified Time: 2023-05-29T21:00</text:p>
      <text:p text:style-name="P4">
Description: The Spanish Prime Minister Sanchez announced that it will dissolve the parliament after the local election has lost, and will hold a general election in advance on July 23. Comprehensive Reuters and Agence France -Presse reported that Sanchez said on a TV speech on Monday (May 29) that he had informed King Ferpe VI, and he decided to dissolve ...</text:p>
      <text:p text:style-name="P4">
Videos: []</text:p>
      <text:p text:style-name="P4">
Audios: []</text:p>
      <text:p text:style-name="P4">
Images: []</text:p>
      <text:p text:style-name="P4">
Type: NewsArticle</text:p>
      <text:p text:style-name="P4">
Breadcrumbs: ['即时', '国际']</text:p>
      <text:p text:style-name="P4">
Keywords: ['西班牙', '桑切斯', '大选']</text:p>
      <!--METADATA-->
      <text:p text:style-name="P4">
The Spanish Prime Minister Sanchez announced that it will dissolve the parliament after the local election has lost, and will hold a general election in advance on July 23.</text:p>
      <text:p text:style-name="P4">
Comprehensive Reuters and Agence France -Presse reported that Sanchez said on a television speech on Monday (May 29) that he had informed the king Felipe VI and he decided to dissolve the parliament and hold a election. He said: "I made this decision after watching Sunday (28th) election results."</text:p>
      <text:p text:style-name="P4">
Tickets were held on Sunday, Spain, and the mayor was selected in 8131 cities across the country. At the same time, the leaders and members of the 12 regions in 17 regions in Spain were also selected. Among them, 10 are currently governed by the Spanish Workers Socialist Party led by Sanchez. Essence The Socialist Party (PSOE) and the extremely left -wing party "We" are jointly governed.</text:p>
      <text:p text:style-name="P4">
Sanchez's Socialist Party and "we can" lose in local elections, and the conservative People's Party and Right -wing parties "Vox" (VOX) of the conservative competitors performed well.</text:p>
      <text:p text:style-name="P4">
In his speech, Sanchez said: "Although the Sunday election is local and regional, the significance of the voting conveys a message that transcends this scope. This is why, as the secretary -general of the Prime Minister and PSOE, I personally bear this result."</text:p>
      <text:p text:style-name="P4">
News Source: <text:a xlink:type="simple" xlink:href="https://www.zaobao.com.sg/realtime/world/story20230529-1399379" text:style-name="Internet_20_link" text:visited-style-name="Visited_20_Internet_20_Link">
https://www.zaobao.com.sg/realtime/world/story20230529-1399379</text:a>
</text:p>
      <!--NEWS-->
      <text:h text:style-name="P10" text:outline-level="1">
<text:span text:style-name="T4">
Russian air strike Ukraine and Odsa Port</text:span>
</text:h>
      <text:p text:style-name="P4">
Author: 联合早报 (Person)</text:p>
      <text:p text:style-name="P4">
Publisher: 联合早报 (Organization)</text:p>
      <text:p text:style-name="P4">
Published Time: 2023-05-29T18:18</text:p>
      <text:p text:style-name="P4">
Modified Time: 2023-05-29T18:22</text:p>
      <text:p text:style-name="P4">
Description: Ukrainian officials said that Russia's air strike on Monday (May 29) a military facility in western Ukraine, which caused five aircraft to be unavailable, and Odsa, the Black Sea port, caused a fire. Reuters reported that Kiev was attacked intensively for two consecutive nights, but most of them launch to the capital all night ...</text:p>
      <text:p text:style-name="P4">
Videos: []</text:p>
      <text:p text:style-name="P4">
Audios: []</text:p>
      <text:p text:style-name="P4">
Images: []</text:p>
      <text:p text:style-name="P4">
Type: NewsArticle</text:p>
      <text:p text:style-name="P4">
Breadcrumbs: ['即时', '国际']</text:p>
      <text:p text:style-name="P4">
Keywords: ['乌克兰', '俄罗斯', '俄乌战争', '袭击']</text:p>
      <!--METADATA-->
      <text:p text:style-name="P4">
Ukrainian officials said that Russia's air strike on Monday (May 29) a military facility in western Ukraine, which caused five aircraft to be unavailable, and Odsa, the Black Sea port, caused a fire.</text:p>
      <text:p text:style-name="P4">
Reuters reports that Kiev for two consecutive nights <text:a xlink:type="simple" xlink:href="https://www.zaobao.com/realtime/world/story20230528-1398909" text:style-name="Internet_20_link" text:visited-style-name="Visited_20_Internet_20_Link">
dense attack</text:a>
However, most drones and missiles launched to the capital all night were shot down. Kiev was repeatedly attacked on Monday, and the explosion continued, and the citizens of Kiev ran to the refuge at the subway station. Mayor Creinke said in Telegram's application: "The emergency service department responded to a notification near the center of the capital. The attack on Kiev is still continuing. Don't leave the shelter!"</text:p>
      <text:p text:style-name="P4">
Ukraine rarely admits that military targets are damaged, but they did not say that the place where Khmelnitskiy was hit in the west, it only explained that it was trying to restore one runway and five planes were suspended.</text:p>
      <text:p text:style-name="P4">
In addition, the Ukraine said that the Russian attack on Odsa's port has caused fire and infrastructure to be destroyed, but did not show whether the grain export was threatened.</text:p>
      <text:p text:style-name="P4">
On the occasion of Ukraine, Russia said that Kiev has strengthened drones and damage attacks on targets in Russia. Ukraine claims that it has shot down 29 of the 35 drones and 37 of 40 cruise missiles launched by Russia all night.</text:p>
      <text:p text:style-name="P4">
News Source: <text:a xlink:type="simple" xlink:href="https://www.zaobao.com.sg/realtime/world/story20230529-1399386" text:style-name="Internet_20_link" text:visited-style-name="Visited_20_Internet_20_Link">
https://www.zaobao.com.sg/realtime/world/story20230529-1399386</text:a>
</text:p>
      <!--NEWS-->
      <text:h text:style-name="P10" text:outline-level="1">
<text:span text:style-name="T4">
The United States, Japan and the Philippines held the coast Guard exercises in the South China Sea this week</text:span>
</text:h>
      <text:p text:style-name="P4">
Author: 联合早报 (Person)</text:p>
      <text:p text:style-name="P4">
Publisher: 联合早报 (Organization)</text:p>
      <text:p text:style-name="P4">
Published Time: 2023-05-29T18:34</text:p>
      <text:p text:style-name="P4">
Modified Time: 2023-05-29T18:44</text:p>
      <text:p text:style-name="P4">
Description: The United States, Japan, and the Philippine Coast Guard will hold a three -side exercise in the South China Sea this week. This is the first time that such exercises have been conducted between the Three Kingdoms. Reuters reported that the Philippine Coast Guard spokesman Barryo said on Monday (May 29) that from June 1st to 7th ...</text:p>
      <text:p text:style-name="P4">
Videos: []</text:p>
      <text:p text:style-name="P4">
Audios: []</text:p>
      <text:p text:style-name="P4">
Images: []</text:p>
      <text:p text:style-name="P4">
Type: NewsArticle</text:p>
      <text:p text:style-name="P4">
Breadcrumbs: ['即时', '国际']</text:p>
      <text:p text:style-name="P4">
Keywords: ['南中国海', '菲律宾', '中国', '美国', '演习']</text:p>
      <!--METADATA-->
      <text:p text:style-name="P4">
The coast guards in the United States, Japan and the Philippines will be in [South China Sea] this week(https://www.zaobao.com/keywords/nan-zhong-guo-hai)The third -sided maritime exercise is held, which is the first time that such exercises have been conducted between the Three Kingdoms.</text:p>
      <text:p text:style-name="P4">
Reuters reports that the Philippine Coast Guard spokesman Barrylo Monday (May 29) said that the exercise in the waters near Badan from June 1st to 7th is an initiative of the United States and Japan, and Australia will join Essence He said that four Philippine vessels and one of the United States and one of the United States and Japan will participate in the exercise, which aims to improve search and rescue cooperation and law enforcement.</text:p>
      <text:p text:style-name="P4">
A Barilo spokesman said that Japan and the United States held a joint maritime exercise in February with the Philippines <text:a xlink:type="simple" xlink:href="https://www.zaobao.com/realtime/world/story20230227-1367543" text:style-name="Internet_20_link" text:visited-style-name="Visited_20_Internet_20_Link">
contact</text:a>
"This is the usual routine activity between coastal guards." February of the Philippines <text:a xlink:type="simple" xlink:href="https://www.zaobao.com/realtime/world/story20230324-1375827" text:style-name="Internet_20_link" text:visited-style-name="Visited_20_Internet_20_Link">
accusing China of aggression activities in the South China Sea</text:a>
; Beijing claims that the large area of the South China Sea is its territory. The spokesman said: "It is not wrong to hold exercises with you."</text:p>
      <text:p text:style-name="P4">
Japan, Australia, and the United States often condemned China ’s behavior in the South China Sea, and after taking over the president from the hands of Duterte last year, Macco sought closer contact with the American allies Philippines. Under the leadership of Macco, the relationship between the Philippines and the United States has developed, but it has more and more opinion in China, including ["Military -grade Laser" for ships that support naval food supplies.(https://www.zaobao.com/realtime/world/story20230214-1362937)Essence</text:p>
      <text:p text:style-name="P4">
Barry said that the upcoming maritime exercise will include anti -pirate simulation, and there may be ships involving ships carrying large -scale devastating weapons.</text:p>
      <text:p text:style-name="P4">
News Source: <text:a xlink:type="simple" xlink:href="https://www.zaobao.com.sg/realtime/world/story20230529-1399389" text:style-name="Internet_20_link" text:visited-style-name="Visited_20_Internet_20_Link">
https://www.zaobao.com.sg/realtime/world/story20230529-1399389</text:a>
</text:p>
      <!--NEWS-->
      <text:h text:style-name="P10" text:outline-level="1">
<text:span text:style-name="T4">
The scandal entangled in the Japanese Prime Minister Kishida will resign from the post of the Prime Minister Secretary</text:span>
</text:h>
      <text:p text:style-name="P4">
Author: 联合早报 (Person)</text:p>
      <text:p text:style-name="P4">
Publisher: 联合早报 (Organization)</text:p>
      <text:p text:style-name="P4">
Published Time: 2023-05-29T20:09</text:p>
      <text:p text:style-name="P4">
Modified Time: 2023-05-29T20:58</text:p>
      <text:p text:style-name="P4">
Description: Japanese Prime Minister Kishida said that his eldest son Kishida Konataro will resign from the post of Prime Minister Secretary on June 1. Comprehensive Bloomberg and Reuters reported that Kishida Wenxiong told reporters in a live broadcast on Monday (May 29) in the Japanese Broadcasting Association (NHK): "He (Kishida Hyos. ...</text:p>
      <text:p text:style-name="P4">
Videos: []</text:p>
      <text:p text:style-name="P4">
Audios: []</text:p>
      <text:p text:style-name="P4">
Images: []</text:p>
      <text:p text:style-name="P4">
Type: NewsArticle</text:p>
      <text:p text:style-name="P4">
Breadcrumbs: ['即时', '国际']</text:p>
      <text:p text:style-name="P4">
Keywords: ['日本', '岸田文雄']</text:p>
      <!--METADATA-->
      <text:p text:style-name="P4">
Japanese Prime Minister Kishida said that his eldest son Kishida Konataro will resign from the post of Prime Minister Secretary on June 1.</text:p>
      <text:p text:style-name="P4">
Comprehensive Bloomberg and Reuters reported that Kishida Wenxiong told reporters in a live broadcast on Monday (May 29) in the Japanese Broadcasting Association (NHK): "He (Kishida Kosaro) last year on official occasions for a official position on official positions last year. The secretary is inappropriate, so I decided to replace him in order to clear the boundaries. "He added that replacement will take effect from June 1.</text:p>
      <text:p text:style-name="P4">
A photo of Kanada Kanada and his relatives was published on the weekly magazine. They believed that a press conference was held on the podium that is pretending to be on the general standing of Prime Minister Kishida. Recently held in Hiroshima <text:a xlink:type="simple" xlink:href="https://www.zaobao.com/keywords/qi-guo-ji-tuan" text:style-name="Internet_20_link" text:visited-style-name="Visited_20_Internet_20_Link">
Seventh Kingdom Group</text:a>
(G7) <text:a xlink:type="simple" xlink:href="https://www.zaobao.com/news/world/story20230520-1396371" text:style-name="Internet_20_link" text:visited-style-name="Visited_20_Internet_20_Link">
Summit</text:a>
The popularity of Kishida Wenxiong has improved the time for him, and it has been widely criticized for him.</text:p>
      <text:p text:style-name="P4">
Kishida Wenxiong has reprimanded his son on this incident, but a poll conducted by the Asahi Shimbun showed that three -quarters of the interviewees believed that Kishida's behavior was a problem. Another poll of the Nikkei News shows that Kishida's support rate has decreased by five percentage points to 47%.</text:p>
      <text:p text:style-name="P4">
News Source: <text:a xlink:type="simple" xlink:href="https://www.zaobao.com.sg/realtime/world/story20230529-1399408" text:style-name="Internet_20_link" text:visited-style-name="Visited_20_Internet_20_Link">
https://www.zaobao.com.sg/realtime/world/story20230529-1399408</text:a>
</text:p>
      <!--NEWS-->
      <text:h text:style-name="P10" text:outline-level="1">
<text:span text:style-name="T4">
Malaysian Youth Sports Department: The former government race construction plan has never started construction</text:span>
</text:h>
      <text:p text:style-name="P4">
Author: 联合早报 (Person)</text:p>
      <text:p text:style-name="P4">
Publisher: 联合早报 (Organization)</text:p>
      <text:p text:style-name="P4">
Published Time: 2023-05-29T20:27</text:p>
      <text:p text:style-name="P4">
Modified Time: 2023-05-29T20:37</text:p>
      <text:p text:style-name="P4">
Description: Former Malaysian Prime Minister Eismishabi announced last August that he had allocated RM20 million (about S $ 5.88 million) to build racing lots in various states. Nowadays, the racing track has not started, but the coalition government led by Prime Minister Anhua has its own opinions for who cancels the plan. youth...</text:p>
      <text:p text:style-name="P4">
Videos: []</text:p>
      <text:p text:style-name="P4">
Audios: []</text:p>
      <text:p text:style-name="P4">
Images: []</text:p>
      <text:p text:style-name="P4">
Type: NewsArticle</text:p>
      <text:p text:style-name="P4">
Breadcrumbs: ['即时', '国际']</text:p>
      <text:p text:style-name="P4">
Keywords: ['马来西亚', '依斯迈沙比里']</text:p>
      <!--METADATA-->
      <text:p text:style-name="P4">
Former Malaysian Prime Minister Isemishabi announced in August last year that he had allocated RM20 million (about S $ 5.88 million) <text:a xlink:type="simple" xlink:href="https://www.zaobao.com/news/sea/story20220815-1303012" text:style-name="Internet_20_link" text:visited-style-name="Visited_20_Internet_20_Link">
Construction of Ramon in various states</text:a>
Essence Nowadays, the racing track has not started, but the coalition government led by Prime Minister Anhua has its own opinions for who cancels the plan.</text:p>
      <text:p text:style-name="P4">
Yang Qiaoshuang, the Minister of Sports (Ministry of Youth Sports), told Congress on Tuesday (May 23) that the Ministry of Youth Sports did not intend to build a racing lot in various states because the government must bear high maintenance costs. She said that the government will focus on upgrading and maintaining existing facilities such as SiCs and Johor East Lot. Founded in 1986, Johor Brazil's Canton Circuit has been closed since 2015.</text:p>
      <text:p text:style-name="P4">
Esmai's attack on Wednesday (24th) criticized that Yang Qiaoshuang's plan to cancel the construction of the racing lot will allow young people to lose their opportunities to participate in racing activities. He also asked Yang Qiao Shuang to announce the latest progress of the plan.</text:p>
      <text:p text:style-name="P4">
When the Ministry of Qing Dynasty issued a statement on Monday (29th) to refute Esmai, I pointed out that in the fiscal budget of 2023 on October 7 last year, Esmai did proposes to allocate RM20 million plan of. However, Esmai announced the dissolution of Congress on October 10 last year, so the relevant allocation has not been approved in Congress. In other words, this plan has never begun, so there is no problem of "canceling".</text:p>
      <text:p text:style-name="P4">
The Ministry of Qing Dynasty also pointed out that before announced that the plan was announced last year, he had never consulted the Ministry of Qing Dynasty. "It is actually not enough to build a racing lot in each state with RM20 million."</text:p>
      <text:p text:style-name="P4">
News Source: <text:a xlink:type="simple" xlink:href="https://www.zaobao.com.sg/realtime/world/story20230529-1399416" text:style-name="Internet_20_link" text:visited-style-name="Visited_20_Internet_20_Link">
https://www.zaobao.com.sg/realtime/world/story20230529-1399416</text:a>
</text:p>
      <!--NEWS-->
      <text:h text:style-name="P10" text:outline-level="1">
<text:span text:style-name="T4">
United Nations: El Nino phenomenon is close to global fragile countries or is impacted</text:span>
</text:h>
      <text:p text:style-name="P4">
Author: 联合早报 (Person)</text:p>
      <text:p text:style-name="P4">
Publisher: 联合早报 (Organization)</text:p>
      <text:p text:style-name="P4">
Published Time: 2023-05-29T21:08</text:p>
      <text:p text:style-name="P4">
Modified Time: 2023-05-29T21:29</text:p>
      <text:p text:style-name="P4">
Description: A report of the United Nations pointed out that the scale and severity of severe grain unsafe problems in 18 hungry "hotspots" areas covering 18 countries in 22 countries are likely to further deteriorate. The United Nations Food and Agriculture Organization and the United Nations World Food Program jointly released the problem on Monday (May 29) ...</text:p>
      <text:p text:style-name="P4">
Videos: []</text:p>
      <text:p text:style-name="P4">
Audios: []</text:p>
      <text:p text:style-name="P4">
Images: []</text:p>
      <text:p text:style-name="P4">
Type: NewsArticle</text:p>
      <text:p text:style-name="P4">
Breadcrumbs: ['即时', '国际']</text:p>
      <text:p text:style-name="P4">
Keywords: ['联合国', '粮食安全', '厄尔尼诺现象', '气候变化', '高温']</text:p>
      <!--METADATA-->
      <text:p text:style-name="P4">
A report of the United Nations pointed out that the scale and severity of severe grain unsafe problems in 18 hungry "hotspots" areas covering 18 countries in 22 countries are likely to further deteriorate.</text:p>
      <text:p text:style-name="P4">
The report on Monday (May 29), on Monday (May 29) of the Food and Agriculture Organization and the United Nations World Food Program entitled "Hunger: Food and Agriculture Organization and Grain Services Services Services' Severe Food Unsafe and Joint Early Warning". It may also be impacted by extreme climate events.</text:p>
      <text:p text:style-name="P4">
The report emphasizes that many hot areas are facing increasingly serious hunger crisis, mainly concentrated in Africa, the Middle East and America. Conflict, extreme climate and economic shocks have continued to cause more and more communities to fall into crisis.</text:p>
      <text:p text:style-name="P4">
McCain, executive officer of the United Nations World Grain Program, said that the number of hungry people and regions continued to increase, and the degree of hunger was more severe than ever. Action must be taken immediately, and inaction will bring catastrophic consequences.</text:p>
      <text:p text:style-name="P4">
The report also warned that the El Nino phenomenon would cause major risks once it appeared. Meteorologists predict that the probability of 82%of the Elnino phenomenon before the middle of 2023. The expectations of the climate model will have a serious impact on several hotspots. For example, the rainfall in the Central America's arid corridor is lower than the average level; concerns about Sahele and Africa's horn areas have been deepened by the impact of extreme climate events.</text:p>
      <text:p text:style-name="P4">
Economic impact and stress factors have continued to cause severe hunger in almost all hot spots, reflecting the global trend since 2022. Compared with conflicts, economic risks have caused more countries and population to be hungry. The report states that these risks to a large extent with the socio -economic impact brought by the crown disease epidemic and <text:a xlink:type="simple" xlink:href="https://www.zaobao.com/keywords/e-wu-zhan-zheng" text:style-name="Internet_20_link" text:visited-style-name="Visited_20_Internet_20_Link">
Ukrainian War</text:a>
The chain reaction is related.</text:p>
      <text:p text:style-name="P4">
The report predicts that global food prices may still be at a high level compared to historical standards in the next few months, and macroeconomic pressures in medium and low -income countries are difficult to alleviate. This means that the purchasing power has declined, and it will have a negative impact on the grain acquisition of many families in many hot areas in the coming months.</text:p>
      <text:p text:style-name="P4">
News Source: <text:a xlink:type="simple" xlink:href="https://www.zaobao.com.sg/realtime/world/story20230529-1399426" text:style-name="Internet_20_link" text:visited-style-name="Visited_20_Internet_20_Link">
https://www.zaobao.com.sg/realtime/world/story20230529-1399426</text:a>
</text:p>
      <!--NEWS-->
      <text:h text:style-name="P10" text:outline-level="1">
<text:span text:style-name="T4">
Singapore is the largest source of foreign capital in Malaysia in the first season of Malaysia</text:span>
</text:h>
      <text:p text:style-name="P4">
Author: 联合早报 (Person)</text:p>
      <text:p text:style-name="P4">
Publisher: 联合早报 (Organization)</text:p>
      <text:p text:style-name="P4">
Published Time: 2023-05-29T21:21</text:p>
      <text:p text:style-name="P4">
Modified Time: 2023-05-29T22:30</text:p>
      <text:p text:style-name="P4">
Description: In the first quarter of this year, Malaysia received RM37.5 billion (about S $ 11 billion) foreign direct investment (FDI), of which 11.5 billion or about 31%came from Singapore. Singapore has therefore become the largest source of direct foreign investment in Malaysia. Malaysia Investment Development Bureau (MID ...</text:p>
      <text:p text:style-name="P4">
Videos: []</text:p>
      <text:p text:style-name="P4">
Audios: []</text:p>
      <text:p text:style-name="P4">
Images: []</text:p>
      <text:p text:style-name="P4">
Type: NewsArticle</text:p>
      <text:p text:style-name="P4">
Breadcrumbs: ['即时', '国际']</text:p>
      <text:p text:style-name="P4">
Keywords: ['马来西亚', '新加坡', '外资']</text:p>
      <!--METADATA-->
      <text:p text:style-name="P4">
In the first quarter of this year, Malaysia received RM37.5 billion (about S $ 11 billion) foreign direct investment (FDI), of which 11.5 billion or about 31%came from Singapore. Singapore has therefore become the largest source of direct foreign investment in Malaysia.</text:p>
      <text:p text:style-name="P4">
Mida (MIDA) Monday (May 29) issued a statement announced that foreign direct investment sources second only to Singapore include the British Verjing Islands (investment 7.1 billion in investment), and other China (65 RMB risk), Hong Kong (RM2.9 billion) and South Korea (RM2.5 billion).</text:p>
      <text:p text:style-name="P4">
In the first quarter of this year, Malaysia's most attracted foreign capital was Kuala Lumpur (RM 21.8 billion), and the other in turn were Johor (RM10.6 billion), Selangor (RM7.4 billion), Perak (RM.1 billion) and Sabah (RM6.3 billion).</text:p>
      <text:p text:style-name="P4">
News Source: <text:a xlink:type="simple" xlink:href="https://www.zaobao.com.sg/realtime/world/story20230529-1399428" text:style-name="Internet_20_link" text:visited-style-name="Visited_20_Internet_20_Link">
https://www.zaobao.com.sg/realtime/world/story20230529-1399428</text:a>
</text:p>
      <!--NEWS-->
      <text:h text:style-name="P10" text:outline-level="1">
<text:span text:style-name="T4">
The Taiwan government raid eight Chinese -funded enterprises, accusing the latter of suspected theft and illegal digging in Taiwan's high -tech talents</text:span>
</text:h>
      <text:p text:style-name="P4">
Author: chinese@voanews.com (松仁)</text:p>
      <text:p text:style-name="P4">
Publisher: 美国之音中文网 (Type: NewsMediaOrganization)</text:p>
      <text:p text:style-name="P4">
Published Time: 2023-05-29T21:33:39+08:00</text:p>
      <text:p text:style-name="P4">
Modified Time: 2023-05-29 13:33:39Z</text:p>
      <text:p text:style-name="P4">
Description: The Legal Department of the Taiwan Executive Yuan has launched hundreds of synchronized raids on eight Chinese companies or R &amp; D centers in Taiwan or R &amp; D centers in Taiwan to prevent these institutions from digging high -tech talents in Taiwan in Taiwan, so as to maintain the competitive advantage of Taiwan's high -tech industries. Guarding Taiwan's national security.</text:p>
      <text:p text:style-name="P4">
Videos: []</text:p>
      <text:p text:style-name="P4">
Images: []</text:p>
      <text:p text:style-name="P4">
Categories: ['台湾', '中国', '台海两岸关系']</text:p>
      <text:p text:style-name="P4">
Type: None</text:p>
      <!--METADATA-->
      <text:p text:style-name="P4">
Nonenone</text:p>
      <text:p text:style-name="P4">
News Source: <text:a xlink:type="simple" xlink:href="https://www.voachinese.com/a/taiwan-raids-8-chinese-companies-for-alleged-tech-espionage-20230529/7113494.html" text:style-name="Internet_20_link" text:visited-style-name="Visited_20_Internet_20_Link">
https://www.voachinese.com/a/taiwan-raids-8-chinese-companies-for-alleged-tech-espionage-20230529/7113494.html</text:a>
</text:p>
      <!--NEWS-->
      <text:h text:style-name="P10" text:outline-level="1">
<text:span text:style-name="T4">
Chinese cargo ships participated in the robbery of World War II British Navy sinking warship relics? Malaysian seizure survey</text:span>
</text:h>
      <text:p text:style-name="P4">
Author: chinese@voanews.com (美国之音)</text:p>
      <text:p text:style-name="P4">
Publisher: 美国之音中文网 (Type: NewsMediaOrganization)</text:p>
      <text:p text:style-name="P4">
Published Time: 2023-05-29T21:46:38+08:00</text:p>
      <text:p text:style-name="P4">
Modified Time: 2023-05-29 13:47:59Z</text:p>
      <text:p text:style-name="P4">
Description: Malaysian Maritime Authority said on Monday (May 29) that it was found on a Chinese -registered bulk cargo ship that was believed to be a artillery shell during World War II and whether the Chinese bulk cargo ship involved two of the two ships in the South China Sea. The Royal Navy's remains in the United Kingdom carried out salvage and launched an investigation. The Chinese cargo ship was detained on the weekend due to anchor in the Malaysian waters on the weekend.</text:p>
      <text:p text:style-name="P4">
Videos: []</text:p>
      <text:p text:style-name="P4">
Images: []</text:p>
      <text:p text:style-name="P4">
Categories: ['亚太', '中国', '南中国海争端']</text:p>
      <text:p text:style-name="P4">
Type: None</text:p>
      <!--METADATA-->
      <text:p text:style-name="P4">
Nonenone</text:p>
      <text:p text:style-name="P4">
News Source: <text:a xlink:type="simple" xlink:href="https://www.voachinese.com/a/malaysia-detains-chinese-barge-on-suspicion-of-looting-wwii-british-warship-wrecks-20230529/7113503.html" text:style-name="Internet_20_link" text:visited-style-name="Visited_20_Internet_20_Link">
https://www.voachinese.com/a/malaysia-detains-chinese-barge-on-suspicion-of-looting-wwii-british-warship-wrecks-20230529/7113503.html</text:a>
</text:p>
      <!--NEWS-->
      <text:h text:style-name="P10" text:outline-level="1">
<text:span text:style-name="T4">
The US House Rules Committee will discuss the debt upper limit bill</text:span>
</text:h>
      <text:p text:style-name="P4">
Author: 联合早报 (Person)</text:p>
      <text:p text:style-name="P4">
Publisher: 联合早报 (Organization)</text:p>
      <text:p text:style-name="P4">
Published Time: 2023-05-29T21:48</text:p>
      <text:p text:style-name="P4">
Modified Time: 2023-05-29T21:57</text:p>
      <text:p text:style-name="P4">
Description: The US House of Representatives Rules Committee said on Monday (May 29) that it would meet on Tuesday (30) to discuss the debt limit bill in the afternoon. Reuters reported that the US President Biden on Sunday (28th) said he had reached the final agreement of the US federal debt with McCarthy, the Speaker of the House of Representatives ...</text:p>
      <text:p text:style-name="P4">
Videos: []</text:p>
      <text:p text:style-name="P4">
Audios: []</text:p>
      <text:p text:style-name="P4">
Images: []</text:p>
      <text:p text:style-name="P4">
Type: NewsArticle</text:p>
      <text:p text:style-name="P4">
Breadcrumbs: ['即时', '国际']</text:p>
      <text:p text:style-name="P4">
Keywords: ['美国', '债务', '麦卡锡', '拜登']</text:p>
      <!--METADATA-->
      <text:p text:style-name="P4">
The US House of Representatives Rules Committee said on Monday (May 29) that it would meet on Tuesday (30) to discuss the debt limit bill in the afternoon.</text:p>
      <text:p text:style-name="P4">
Reuters reported that US President Bayeng Sunday (28th) said that he had been with the House of Representatives McCarthy <text:a xlink:type="simple" xlink:href="https://www.zaobao.com/realtime/world/story20230529-1399152" text:style-name="Internet_20_link" text:visited-style-name="Visited_20_Internet_20_Link">
reached the final agreement of the US federal debt</text:a>
, Suspended US $ 3.14 trillion (about $ 42.4 trillion) debt limit. This final agreement has been prepared to submit the national meeting for voting.</text:p>
      <text:p text:style-name="P4">
Biden urged the two houses of Congress to pass the legislation. Both Biden and McCarthy have to persuade their party colleagues to support their finalized agreements. McCarthy is optimistic about the prospect of Congress by the agreement, but he also acknowledged that the agreement "cannot satisfy everyone."</text:p>
      <text:p text:style-name="P4">
Although Biden and McCarthy have reached an agreement, time is still waiting. Minister of Finance Yellen warned last Friday (26th) that the upper limit of the government's loan must be <text:a xlink:type="simple" xlink:href="https://www.zaobao.com/news/world/story20230528-1398879" text:style-name="Internet_20_link" text:visited-style-name="Visited_20_Internet_20_Link">
June 5</text:a>
Prolonged before to avoid debt defaults.</text:p>
      <text:p text:style-name="P4">
Bayon praised McCarthy to keep his promise in the negotiations, but he didn't know if McCarthy had enough votes to pass this agreement in the House of Representatives.</text:p>
      <text:p text:style-name="P4">
News Source: <text:a xlink:type="simple" xlink:href="https://www.zaobao.com.sg/realtime/world/story20230529-1399434" text:style-name="Internet_20_link" text:visited-style-name="Visited_20_Internet_20_Link">
https://www.zaobao.com.sg/realtime/world/story20230529-1399434</text:a>
</text:p>
      <!--NEWS-->
      <text:h text:style-name="P10" text:outline-level="1">
<text:span text:style-name="T4">
Iranian Party: The Anwar camp has indeed invited to join</text:span>
</text:h>
      <text:p text:style-name="P4">
Author: 联合早报 (Person)</text:p>
      <text:p text:style-name="P4">
Publisher: 联合早报 (Organization)</text:p>
      <text:p text:style-name="P4">
Published Time: 2023-05-29T21:55</text:p>
      <text:p text:style-name="P4">
Modified Time: 2023-05-29T21:55</text:p>
      <text:p text:style-name="P4">
Description: Hadi Awang, chairman of the Malaysian opposition party, claimed that the unity government led by Prime Minister Anhua invited the Iraqi Party to join, and was ridiculed by the ruling camp. Hadi Awang last Saturday (May 27) ...</text:p>
      <text:p text:style-name="P4">
Videos: []</text:p>
      <text:p text:style-name="P4">
Audios: []</text:p>
      <text:p text:style-name="P4">
Images: []</text:p>
      <text:p text:style-name="P4">
Type: NewsArticle</text:p>
      <text:p text:style-name="P4">
Breadcrumbs: ['即时', '国际']</text:p>
      <text:p text:style-name="P4">
Keywords: ['安华', '伊斯兰党', '马来西亚']</text:p>
      <!--METADATA-->
      <text:p text:style-name="P4">
Hadi Awang, chairman of the Malaysian opposition party, claims that the Prime Minister Anhua leads <text:a xlink:type="simple" xlink:href="https://www.zaobao.com/realtime/world/story20230528-1398920" text:style-name="Internet_20_link" text:visited-style-name="Visited_20_Internet_20_Link">
Unity Government invited the Iraqi Party to join</text:a>
The statement was ridiculed by the ruling camp, but the Acting Chairman of the Iraqi Party, Duan Yi Bulaxin, pointed out that Hada Awang was true.</text:p>
      <text:p text:style-name="P4">
Hadi Awang told the media last Saturday (May 27): "Someone contacts me, invited me to meet, and suggested that the Iraqi party join the unity government." He said that this was because the Pakatan Harapan knew that the Malay constituency he won There are so many parties. He emphasized that once the Iraqi Party joined, the new government must be led by the Iraqi Party because the Iraqi Party is the largest party of Congress.</text:p>
      <text:p text:style-name="P4">
Hadi Awang's statement caused the UMNO and the Pakatan Harapan party. However, the Acting Chairman of the Iraqi Party, Duan Yi Blaoshim on Monday (29th), told "Daily News": "First of all, I confirmed the chairman (Hadi Awang), and they (united government representatives) also met with me And I suggest (Iraqi Party joined the unity government). "</text:p>
      <text:p text:style-name="P4">
Duan Yi Bulasin said that the Iraqi Party's position is the promise of the Iraqi Party insisted on obeying before the election, that is, staying in the National League.</text:p>
      <text:p text:style-name="P4">
News Source: <text:a xlink:type="simple" xlink:href="https://www.zaobao.com.sg/realtime/world/story20230529-1399438" text:style-name="Internet_20_link" text:visited-style-name="Visited_20_Internet_20_Link">
https://www.zaobao.com.sg/realtime/world/story20230529-1399438</text:a>
</text:p>
      <!--NEWS-->
      <text:h text:style-name="P10" text:outline-level="1">
<text:span text:style-name="T4">
Hong Kong National Security Law designated judges rejected Li Zhi British security case permanent termination hearing application</text:span>
</text:h>
      <text:p text:style-name="P4">
Author: VOA</text:p>
      <text:p text:style-name="P4">
Publisher: 美国之音中文网 (Type: NewsMediaOrganization)</text:p>
      <text:p text:style-name="P4">
Published Time: 2023-05-29T22:53:15+08:00</text:p>
      <text:p text:style-name="P4">
Modified Time: 2023-05-29 17:14:13Z</text:p>
      <text:p text:style-name="P4">
Description: The three National Security Law designated judges of the Hong Kong Law announced on Monday (May 29) to publish written verdicts and rejected the application for the permanent termination hearing of Yizhi and Apple Daily founder Jimmy Lai. Li Zhiying, who is 75 years old and has always been firmly supported by Hong Kong's democracy, is charged with the "conspiracy collusion foreign forces" case under the Hong Kong version of the National Security Law. Once he was convicted, he might be imprisoned for life. This case that caused widespread and international concern was regarded as part of the Beijing suppression of the Hong Kong democratic movement.</text:p>
      <text:p text:style-name="P4">
Videos: []</text:p>
      <text:p text:style-name="P4">
Images: []</text:p>
      <text:p text:style-name="P4">
Categories: ['港澳', '人权', '法律']</text:p>
      <text:p text:style-name="P4">
Type: None</text:p>
      <!--METADATA-->
      <text:p text:style-name="P4">
Nonenone</text:p>
      <text:p text:style-name="P4">
News Source: <text:a xlink:type="simple" xlink:href="https://www.voachinese.com/a/hong-kong-court-rejects-publisher-jimmy-lai-s-bid-to-terminate-his-national-security-trial-20230529/7113508.html" text:style-name="Internet_20_link" text:visited-style-name="Visited_20_Internet_20_Link">
https://www.voachinese.com/a/hong-kong-court-rejects-publisher-jimmy-lai-s-bid-to-terminate-his-national-security-trial-20230529/7113508.html</text:a>
</text:p>
      <!--NEWS-->
      <text:h text:style-name="P10" text:outline-level="1">
<text:span text:style-name="T4">
Putin signed Russia to withdraw from the "Treaty of the European Routine Armed Forces" Act</text:span>
</text:h>
      <text:p text:style-name="P4">
Author: 联合早报 (Person)</text:p>
      <text:p text:style-name="P4">
Publisher: 联合早报 (Organization)</text:p>
      <text:p text:style-name="P4">
Published Time: 2023-05-29T22:55</text:p>
      <text:p text:style-name="P4">
Modified Time: 2023-05-29T22:55</text:p>
      <text:p text:style-name="P4">
Description: Russian President Putin signed a law on the withdrawal of the Treaty of Routine Armed Forces in Europe. Russia posted relevant documents on the official legal information website on Monday (May 29). In early May, Putin appointed Russian Deputy Minister of Foreign Affairs, Ria Bukov, and was responsible for assisting the parliament ...</text:p>
      <text:p text:style-name="P4">
Videos: []</text:p>
      <text:p text:style-name="P4">
Audios: []</text:p>
      <text:p text:style-name="P4">
Images: []</text:p>
      <text:p text:style-name="P4">
Type: NewsArticle</text:p>
      <text:p text:style-name="P4">
Breadcrumbs: ['即时', '国际']</text:p>
      <text:p text:style-name="P4">
Keywords: ['俄罗斯', '普京', '俄乌战争', '北约', '欧洲']</text:p>
      <!--METADATA-->
      <text:p text:style-name="P4">
Russian President Putin signed a law on the withdrawal of the Treaty of Routine Armed Forces in Europe.</text:p>
      <text:p text:style-name="P4">
Russia posted relevant documents on the official legal information website on Monday (May 29).</text:p>
      <text:p text:style-name="P4">
In early May, Putin appointed Russian Deputy Minister of Foreign Affairs, Riabkov, and was responsible for assisting Parliament to review the relevant matters of Russia's abolition of the European Routine Armed Forces Treaty.</text:p>
      <text:p text:style-name="P4">
Riabakov said that in the case of the European military political situation deteriorated due to the action of western countries, the treaty has "outdated out of treatment and became a statement."</text:p>
      <text:p text:style-name="P4">
The Russian Federal Council approved the relevant laws of Russia abolished this treaty at a plenary conference on Wednesday (24th).</text:p>
      <text:p text:style-name="P4">
According to public information, the "European Routine Armed Forces Treaty" was signed by the NATO and Warsaw Treaty Organization in 1990 to regulate the total number of general weapons, regional limits, national limits, and verification methods of the two major military groups.</text:p>
      <text:p text:style-name="P4">
In 1999, the European Safety and Cooperation Organization Summit passed the "Amendment Agreement of the European Routine Armed Forces Treaty". The revised treaty received only four countries: Russia, White Ross, Kazakhstan and Ukraine, but there is no NATO so far The state approves the agreement. As NATO continued to expand east, Russia decided to suspend the implementation of the "European Routine Armed Forces Treaty" in 2007.</text:p>
      <text:p text:style-name="P4">
News Source: <text:a xlink:type="simple" xlink:href="https://www.zaobao.com.sg/realtime/world/story20230529-1399456" text:style-name="Internet_20_link" text:visited-style-name="Visited_20_Internet_20_Link">
https://www.zaobao.com.sg/realtime/world/story20230529-1399456</text:a>
</text:p>
      <!--NEWS-->
      <text:h text:style-name="P10" text:outline-level="1">
<text:span text:style-name="T4">
近: Under Xi Jinping, the return of the revolutionary words under the rule of Xi Jinping</text:span>
</text:h>
      <text:p text:style-name="P4">
Author: chinese@voanews.com (邓聿文)</text:p>
      <text:p text:style-name="P4">
Publisher: 美国之音中文网 (Type: NewsMediaOrganization)</text:p>
      <text:p text:style-name="P4">
Published Time: 2023-05-29T23:48:29+08:00</text:p>
      <text:p text:style-name="P4">
Modified Time: 2023-05-29 15:58:36Z</text:p>
      <text:p text:style-name="P4">
Description: China is a society with a slogan governing the country. This is not a unique phenomenon in China, but a common feature of the Communist Party. But after Xi Jinping came to power, he was better than his predecessor in the slogan, except Mao Zedong. He created a large number of political "new words" into China's political life, becoming part of the party's political culture, and far -reaching influence.</text:p>
      <text:p text:style-name="P4">
Videos: []</text:p>
      <text:p text:style-name="P4">
Images: []</text:p>
      <text:p text:style-name="P4">
Categories: ['特约时评', '中国']</text:p>
      <text:p text:style-name="P4">
Type: None</text:p>
      <!--METADATA-->
      <text:p text:style-name="P4">
Nonenone</text:p>
      <text:p text:style-name="P4">
News Source: <text:a xlink:type="simple" xlink:href="https://www.voachinese.com/a/deng-yuwen-on-xi-s-newly-created-political-slogans-20230529/7113924.html" text:style-name="Internet_20_link" text:visited-style-name="Visited_20_Internet_20_Link">
https://www.voachinese.com/a/deng-yuwen-on-xi-s-newly-created-political-slogans-20230529/7113924.html</text:a>
</text:p>
      <!--NEWS-->
      <text:h text:style-name="P10" text:outline-level="1">
<text:span text:style-name="T4">
Local election defeat Spanish Prime Minister announced the 7/23 advance election</text:span>
</text:h>
      <text:p text:style-name="P4">
Publisher: 法新社</text:p>
      <text:p text:style-name="P4">
Published Time: 2023-05-29T5:02:09+00:00</text:p>
      <text:p text:style-name="P4">
Modified Time: 2023-05-29T13:35:03+00:00</text:p>
      <text:p text:style-name="P4">
Description: (Agence France -Presse Madrid, 29th) Spanish Prime Minister Sanjes unexpectedly announced the dissolution of Congress today and held a general election on July 23. Spain held a local and regional elections yesterday, and the Social Labor Party (PSOE) led by Sanjes was defeat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1" text:anchor-type="as-char" svg:width="6.9236in" svg:height="3.617581in" draw:z-index="0">
<draw:image xlink:href="../Images/rficn/2023-05-29T5-02-09-00-00/000000.png" xlink:type="simple" xlink:show="embed" xlink:actuate="onLoad" draw:mime-type="image/png"/>
</draw:frame>
Spain was originally scheduled to hold Congress re -election at the end of this year, so yesterday's elections are generally regarded as the outpost of the election. As a result, the PopularParty, the largest conservative party, not only included the most votes in local elections, but also a lot of regional elections. Six areas that were originally governed by the Social Labor Party.</text:p>
      <text:p text:style-name="P4">
Pedro Sanchez made a TV speech today, saying that he had told the king of Felipevi, he made a decision to dissolve Congress and held a general election on July 23. He said, "In view of the results of yesterday's elections, I made this decision."</text:p>
      <text:p text:style-name="P4">
Sanjes also said: "As a government and social Labor Party leader, I have to take responsibility for the results of the election. I think it is necessary to respond to let the people's will determine our democratic authorization."</text:p>
      <text:p text:style-name="P4">
The date on which Sanjes proposed in advance will be that Spanish will take over the European Union (EU) rotating chairman country on July 1.</text:p>
      <text:p text:style-name="P4">
Sanjes, who came to power in 2018, faced several difficulties during this period, including voters' unsightly, high inflations of voters, and high inflation, and the purchasing power of the people in Spain, Europe's fourth -largest economy in Europe, continued to decline.</text:p>
      <text:p text:style-name="P4">
In addition, the Social Labor Party and the Tough Left Alliance Party "we can" have repeatedly occurred in crisis, and Sanjes has always been difficult to control relevant impacts.</text:p>
      <text:p text:style-name="P4">
The People's Party won more than 7 million votes in the Spanish municipal election yesterday, with a voting rate of 31.52%; the Social Labor Party only won nearly 6.3 million votes, with a voting rate of 28.11%.</text:p>
      <text:p text:style-name="P4">
However, the People's Party may not be in power with the support of the Right -Right Voice Party (VOX). The Folk Sound Party is currently the third largest party in the Spanish Parliament and the winner of the election yesterday. It hopes that in addition to the regional election, it can also become an indispensable partner for the People's Party in the national election. (Translator: Zhang Zhengyu/Calculation: Chen Zhengyi)</text:p>
      <text:p text:style-name="P4">
News Source: <text:a xlink:type="simple" xlink:href="https://www.rfi.fr/cn/%E5%9B%BD%E9%99%85%E6%8A%A5%E9%81%93/20230529-%E5%9C%B0%E6%96%B9%E9%80%89%E4%B8%BE%E6%BA%83%E8%B4%A5-%E8%A5%BF%E7%8F%AD%E7%89%99%E6%80%BB%E7%90%86%E5%AE%A3%E5%B8%837-23%E6%8F%90%E5%89%8D%E5%A4%A7%E9%80%89" text:style-name="Internet_20_link" text:visited-style-name="Visited_20_Internet_20_Link">
https://www.rfi.fr/cn/%E5%9B%BD%E9%99%85%E6%8A%A5%E9%81%93/20230529-%E5%9C%B0%E6%96%B9%E9%80%89%E4%B8%BE%E6%BA%83%E8%B4%A5-%E8%A5%BF%E7%8F%AD%E7%89%99%E6%80%BB%E7%90%86%E5%AE%A3%E5%B8%837-23%E6%8F%90%E5%89%8D%E5%A4%A7%E9%80%89</text:a>
</text:p>
      <!--NEWS-->
      <text:h text:style-name="P10" text:outline-level="1">
<text:span text:style-name="T4">
FREE VERSION for the first time in 17 years (Free Version) held by the Bank of Japan</text:span>
</text:h>
      <text:p text:style-name="P4">
Author: Megumi Fujikawa</text:p>
      <text:p text:style-name="P4">
Publisher: 华尔街日报中文网</text:p>
      <text:p text:style-name="P4">
Published Time: 2023-05-29T5:25:00.000Z</text:p>
      <text:p text:style-name="P4">
Modified Time: 2023-05-29T09:25:00.000Z</text:p>
      <text:p text:style-name="P4">
Created Time: 2023-05-29T08:17:00.000Z</text:p>
      <text:p text:style-name="P4">
Description: The Bank of Japan announced that the bank's government bonds have not achieved losses. For the first time in 17 years, it is mainly affected by the rise in global bond yields.</text:p>
      <text:p text:style-name="P4">
Images: []</text:p>
      <text:p text:style-name="P4">
Categories: ['金融市场']</text:p>
      <text:p text:style-name="P4">
Keywords: SYND</text:p>
      <text:p text:style-name="P4">
Type: Article</text:p>
      <!--METADATA-->
      <text:p text:style-name="P4">
The Bank of Japan announced that the bank's government bonds have not achieved losses. For the first time in 17 years, it is mainly affected by the rise in global bond yields.</text:p>
      <text:p text:style-name="P4">
News Source: <text:a xlink:type="simple" xlink:href="https://cn.wsj.com/articles/%E6%97%A5%E6%9C%AC%E5%A4%AE%E8%A1%8C%E6%89%80%E6%8C%81%E5%9B%BD%E5%80%BA17%E5%B9%B4%E6%9D%A5%E9%A6%96%E6%AC%A1%E5%8F%91%E7%94%9F%E4%BA%8F%E6%8D%9F-af85a0d2" text:style-name="Internet_20_link" text:visited-style-name="Visited_20_Internet_20_Link">
https://cn.wsj.com/articles/%E6%97%A5%E6%9C%AC%E5%A4%AE%E8%A1%8C%E6%89%80%E6%8C%81%E5%9B%BD%E5%80%BA17%E5%B9%B4%E6%9D%A5%E9%A6%96%E6%AC%A1%E5%8F%91%E7%94%9F%E4%BA%8F%E6%8D%9F-af85a0d2</text:a>
</text:p>
      <!--NEWS-->
      <text:h text:style-name="P10" text:outline-level="1">
<text:span text:style-name="T4">
Israel's night air strike Damascus Human Rights Organization called 5 injuries</text:span>
</text:h>
      <text:p text:style-name="P4">
Publisher: 法新社</text:p>
      <text:p text:style-name="P4">
Published Time: 2023-05-29T9:02:09+00:00</text:p>
      <text:p text:style-name="P4">
Modified Time: 2023-05-29T14:50:01+00:00</text:p>
      <text:p text:style-name="P4">
Description: (Agence France -Presse Berut, 29th) The Syrian Ministry of Defense said that Israel launched an air strike on the Damascus area last night. The Syrian human rights tissue organization said that the attack on air defense facilities was injured by five people. The attacked place is also the place of the Warrior Warrio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2" text:anchor-type="as-char" svg:width="6.9236in" svg:height="3.617581in" draw:z-index="0">
<draw:image xlink:href="../Images/rficn/2023-05-29T9-02-09-00-00/000000.png" xlink:type="simple" xlink:show="embed" xlink:actuate="onLoad" draw:mime-type="image/png"/>
</draw:frame>
The Syrian Ministry of Defense said: "At about 11:45 in the evening, the Israeli enemy forces launched an air strike." He also pointed out that the Israeli Army aimed at "some positions around Damascus", but the air defense system responded and shot down several missiles.</text:p>
      <text:p text:style-name="P4">
Official media quoted sources from the Syrian Asian military reported that missiles from the Golan Heights of Israel's occupation site attacked several targets, but did not specify which location.</text:p>
      <text:p text:style-name="P4">
The Israeli military refused to comment.</text:p>
      <text:p text:style-name="P4">
The Syrian Ministry of Defense claimed that the attack caused material losses, but no casualties were caused.</text:p>
      <text:p text:style-name="P4">
A Agence France -Presse reporter at Damascus, a Syrian capital, heard an explosion sound before midnight local time.</text:p>
      <text:p text:style-name="P4">
Syrian Human Rights Syrian ObserVatory for Humanrights said government air defense facilities located near Damascus became the goal. The region is the stronghold of Hezbollah supported by Iran.</text:p>
      <text:p text:style-name="P4">
According to Syrian human rights, a lookout of the telescope, an air defense facility in the north of the capital was about 10 kilometers away from the Lebanon border, and said that 5 people were injured.</text:p>
      <text:p text:style-name="P4">
The Terrace Organization, headquartered in the UK, also mentioned that another place in the Sayedazeinab area in the Aleppo Airport and the southeast of the capital Target. The organization has a wide range of ground message networks in Syria.</text:p>
      <text:p text:style-name="P4">
Israel Cabinet official ISRAEL KATZ told the Israeli Military Radio (Armyradio): "We have a clear policy that is to prevent Iran's infrastructure in Syria and prevent Iran from building threats to Israel. The tranquil Gelan high ground border has transformed into a war border. "</text:p>
      <text:p text:style-name="P4">
News Source: <text:a xlink:type="simple" xlink:href="https://www.rfi.fr/cn/%E5%9B%BD%E9%99%85%E6%8A%A5%E9%81%93/20230529-%E4%BB%A5%E8%89%B2%E5%88%97%E5%A4%9C%E9%97%B4%E7%A9%BA%E8%A2%AD%E5%A4%A7%E9%A9%AC%E5%A3%AB%E9%9D%A9-%E4%BA%BA%E6%9D%83%E7%BB%84%E7%BB%87%E7%A7%B05%E4%BC%A4" text:style-name="Internet_20_link" text:visited-style-name="Visited_20_Internet_20_Link">
https://www.rfi.fr/cn/%E5%9B%BD%E9%99%85%E6%8A%A5%E9%81%93/20230529-%E4%BB%A5%E8%89%B2%E5%88%97%E5%A4%9C%E9%97%B4%E7%A9%BA%E8%A2%AD%E5%A4%A7%E9%A9%AC%E5%A3%AB%E9%9D%A9-%E4%BA%BA%E6%9D%83%E7%BB%84%E7%BB%87%E7%A7%B05%E4%BC%A4</text:a>
</text:p>
      <!--NEWS-->
      <text:h text:style-name="P10" text:outline-level="1">
<text:span text:style-name="T4">
Police -civilian conflicts broke out in Yunnan, and the Hui people protested by the authorities to force the demolition of the mosque dome</text:span>
</text:h>
      <text:p text:style-name="P4">
Author: chinese@voanews.com (松仁)</text:p>
      <text:p text:style-name="P4">
Publisher: 美国之音中文网 (Type: NewsMediaOrganization)</text:p>
      <text:p text:style-name="P4">
Published Time: 2023-05-30T01:07:40+08:00</text:p>
      <text:p text:style-name="P4">
Modified Time: 2023-05-29 17:07:40Z</text:p>
      <text:p text:style-name="P4">
Description: Police -civilian conflicts burst out of the weekend outside of a mosque in a township of a township in Yunnan Province in southwest China.</text:p>
      <text:p text:style-name="P4">
Videos: []</text:p>
      <text:p text:style-name="P4">
Images: []</text:p>
      <text:p text:style-name="P4">
Categories: ['中国', '人权', '法律', '宗教']</text:p>
      <text:p text:style-name="P4">
Type: None</text:p>
      <!--METADATA-->
      <text:p text:style-name="P4">
Nonenone</text:p>
      <text:p text:style-name="P4">
News Source: <text:a xlink:type="simple" xlink:href="https://www.voachinese.com/a/chinese-police-clash-with-protesters-over-plans-to-demolish-mosque-20230529/7113759.html" text:style-name="Internet_20_link" text:visited-style-name="Visited_20_Internet_20_Link">
https://www.voachinese.com/a/chinese-police-clash-with-protesters-over-plans-to-demolish-mosque-20230529/7113759.html</text:a>
</text:p>
      <!--NEWS-->
      <text:h text:style-name="P10" text:outline-level="1">
<text:span text:style-name="T4">
Russia issued an arrest warrant for American Senator Graham</text:span>
</text:h>
      <text:p text:style-name="P4">
Author: chinese@voanews.com (美国之音)</text:p>
      <text:p text:style-name="P4">
Publisher: 美国之音中文网 (Type: NewsMediaOrganization)</text:p>
      <text:p text:style-name="P4">
Published Time: 2023-05-30T03:54:25+08:00</text:p>
      <text:p text:style-name="P4">
Modified Time: 2023-05-29 19:54:25Z</text:p>
      <text:p text:style-name="P4">
Description: The Russian Ministry of the Interior issued a arrest warrant on Monday, a US senator Lindsey Graham, who previously commented on the Ukraine War.</text:p>
      <text:p text:style-name="P4">
Videos: []</text:p>
      <text:p text:style-name="P4">
Images: []</text:p>
      <text:p text:style-name="P4">
Categories: ['乌克兰局势', '美国', '欧洲']</text:p>
      <text:p text:style-name="P4">
Type: None</text:p>
      <!--METADATA-->
      <text:p text:style-name="P4">
Nonenone</text:p>
      <text:p text:style-name="P4">
News Source: <text:a xlink:type="simple" xlink:href="https://www.voachinese.com/a/russia-issued-warrant-for-us-senator-graham-20230529/7114255.html" text:style-name="Internet_20_link" text:visited-style-name="Visited_20_Internet_20_Link">
https://www.voachinese.com/a/russia-issued-warrant-for-us-senator-graham-20230529/7114255.html</text:a>
</text:p>
      <!--NEWS-->
      <text:h text:style-name="P10" text:outline-level="1">
<text:span text:style-name="T4">
Source: Musk expects to visit China this week and meet with officials</text:span>
</text:h>
      <text:p text:style-name="P4">
Author: chinese@voanews.com (美国之音)</text:p>
      <text:p text:style-name="P4">
Publisher: 美国之音中文网 (Type: NewsMediaOrganization)</text:p>
      <text:p text:style-name="P4">
Published Time: 2023-05-30T04:14:40+08:00</text:p>
      <text:p text:style-name="P4">
Modified Time: 2023-05-29 20:14:40Z</text:p>
      <text:p text:style-name="P4">
Description: Three people familiar with the matter said that Tesla CEO Elon Musk is expected to visit China this week, which will be the first time he has visited China for three years.</text:p>
      <text:p text:style-name="P4">
Videos: []</text:p>
      <text:p text:style-name="P4">
Images: []</text:p>
      <text:p text:style-name="P4">
Categories: ['美国', '经济·金融·贸易', '中国', '科技', '美中关系', '美中贸易']</text:p>
      <text:p text:style-name="P4">
Type: None</text:p>
      <!--METADATA-->
      <text:p text:style-name="P4">
Nonenone</text:p>
      <text:p text:style-name="P4">
News Source: <text:a xlink:type="simple" xlink:href="https://www.voachinese.com/a/musk-expected-to-visit-china-this-week-meet-officials-sources-20230529/7114323.html" text:style-name="Internet_20_link" text:visited-style-name="Visited_20_Internet_20_Link">
https://www.voachinese.com/a/musk-expected-to-visit-china-this-week-meet-officials-sources-20230529/7114323.html</text:a>
</text:p>
      <!--NEWS-->
      <text:h text:style-name="P10" text:outline-level="1">
<text:span text:style-name="T4">
The reason for the cancellation of the venue of the "Yangcun" activity venue in the British and Hong Kong people is suspected to be distracted by political factors</text:span>
</text:h>
      <text:p text:style-name="P4">
Author: chinese@voanews.com (郑乐捷)</text:p>
      <text:p text:style-name="P4">
Publisher: 美国之音中文网 (Type: NewsMediaOrganization)</text:p>
      <text:p text:style-name="P4">
Published Time: 2023-05-30T05:03:58+08:00</text:p>
      <text:p text:style-name="P4">
Modified Time: 2023-05-29 21:03:58Z</text:p>
      <text:p text:style-name="P4">
Description: The "Yangcun" series of books is considered a sensitive matters in Hong Kong, causing many people to be arrested and charged. Hong Kong people who moved to the UK in the local area tried to organize activities in the "Yangcun" books, and they all encountered difficulties.</text:p>
      <text:p text:style-name="P4">
Videos: []</text:p>
      <text:p text:style-name="P4">
Images: []</text:p>
      <text:p text:style-name="P4">
Categories: ['港澳', '文化']</text:p>
      <text:p text:style-name="P4">
Type: None</text:p>
      <!--METADATA-->
      <text:p text:style-name="P4">
Nonenone</text:p>
      <text:p text:style-name="P4">
News Source: <text:a xlink:type="simple" xlink:href="https://www.voachinese.com/a/hongkongers-in-uks-sheep-village-event-cancelled-sparks-political-censorship-concerns-20230529/7114296.html" text:style-name="Internet_20_link" text:visited-style-name="Visited_20_Internet_20_Link">
https://www.voachinese.com/a/hongkongers-in-uks-sheep-village-event-cancelled-sparks-political-censorship-concerns-20230529/7114296.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